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ungsuh" svg:font-family="Gungsuh" style:font-family-generic="roman" svg:panose-1="2 3 6 0 0 1 1 1 1 1"/>
    <style:font-face style:name="MS Mincho" svg:font-family="MS Mincho" style:font-family-generic="modern" style:font-pitch="fixed" svg:panose-1="2 2 6 9 4 2 5 8 3 4"/>
    <style:font-face style:name="PMingLiU" svg:font-family="PMingLiU" style:font-family-generic="roman" style:font-pitch="variable" svg:panose-1="2 2 5 0 0 0 0 0 0 0"/>
    <style:font-face style:name="Kalinga" svg:font-family="Kalinga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widows="0" fo:orphans="0" style:text-autospace="none" fo:margin-bottom="0in" fo:line-height="100%"/>
    </style:style>
    <style:style style:name="T1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9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49" style:parent-style-name="Normal" style:family="paragraph">
      <style:paragraph-properties fo:widows="0" fo:orphans="0" style:text-autospace="none" fo:margin-bottom="0in" fo:line-height="100%"/>
    </style:style>
    <style:style style:name="T205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51" style:parent-style-name="Fonteparág.padrão" style:family="text">
      <style:text-properties style:font-name="Tahoma" style:font-name-complex="Tahoma" fo:font-size="12pt" style:font-size-asian="12pt" style:font-size-complex="12pt"/>
    </style:style>
    <style:style style:name="P20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0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4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5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6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01" style:parent-style-name="Normal" style:family="paragraph">
      <style:paragraph-properties fo:widows="0" fo:orphans="0" style:text-autospace="none" fo:margin-bottom="0in" fo:line-height="100%"/>
    </style:style>
    <style:style style:name="T300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003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0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0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0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0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72" style:parent-style-name="Normal" style:family="paragraph">
      <style:paragraph-properties fo:widows="0" fo:orphans="0" style:text-autospace="none" fo:margin-bottom="0in" fo:line-height="100%"/>
    </style:style>
    <style:style style:name="T307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07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0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0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085" style:parent-style-name="Normal" style:family="paragraph">
      <style:paragraph-properties fo:widows="0" fo:orphans="0" style:text-autospace="none" fo:margin-bottom="0in" fo:line-height="100%"/>
    </style:style>
    <style:style style:name="T308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8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0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08" style:parent-style-name="Normal" style:family="paragraph">
      <style:paragraph-properties fo:widows="0" fo:orphans="0" style:text-autospace="none" fo:margin-bottom="0in" fo:line-height="100%"/>
    </style:style>
    <style:style style:name="T31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11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1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113" style:parent-style-name="Normal" style:family="paragraph">
      <style:paragraph-properties fo:widows="0" fo:orphans="0" style:text-autospace="none" fo:margin-bottom="0in" fo:line-height="100%"/>
    </style:style>
    <style:style style:name="T311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1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1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1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1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126" style:parent-style-name="Normal" style:family="paragraph">
      <style:paragraph-properties fo:widows="0" fo:orphans="0" style:text-autospace="none" fo:margin-bottom="0in" fo:line-height="100%"/>
    </style:style>
    <style:style style:name="T312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2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1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1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1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1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24" style:parent-style-name="Normal" style:family="paragraph">
      <style:paragraph-properties fo:widows="0" fo:orphans="0" style:text-autospace="none" fo:margin-bottom="0in" fo:line-height="100%"/>
    </style:style>
    <style:style style:name="T322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22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29" style:parent-style-name="Normal" style:family="paragraph">
      <style:paragraph-properties fo:widows="0" fo:orphans="0" style:text-autospace="none" fo:margin-bottom="0in" fo:line-height="100%"/>
    </style:style>
    <style:style style:name="T323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3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2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72" style:parent-style-name="Normal" style:family="paragraph">
      <style:paragraph-properties fo:widows="0" fo:orphans="0" style:text-autospace="none" fo:margin-bottom="0in" fo:line-height="100%"/>
    </style:style>
    <style:style style:name="T3273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7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2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295" style:parent-style-name="Normal" style:family="paragraph">
      <style:paragraph-properties fo:widows="0" fo:orphans="0" style:text-autospace="none" fo:margin-bottom="0in" fo:line-height="100%"/>
    </style:style>
    <style:style style:name="T329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9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2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8" style:parent-style-name="Normal" style:family="paragraph">
      <style:paragraph-properties fo:widows="0" fo:orphans="0" style:text-autospace="none" fo:margin-bottom="0in" fo:line-height="100%"/>
    </style:style>
    <style:style style:name="T33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31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3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3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3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3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15" style:parent-style-name="Normal" style:family="paragraph">
      <style:paragraph-properties fo:widows="0" fo:orphans="0" style:text-autospace="none" fo:margin-bottom="0in" fo:line-height="100%"/>
    </style:style>
    <style:style style:name="T341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1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4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43" style:parent-style-name="Normal" style:family="paragraph">
      <style:paragraph-properties fo:widows="0" fo:orphans="0" style:text-autospace="none" fo:margin-bottom="0in" fo:line-height="100%"/>
    </style:style>
    <style:style style:name="T344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44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4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53" style:parent-style-name="Normal" style:family="paragraph">
      <style:paragraph-properties fo:widows="0" fo:orphans="0" style:text-autospace="none" fo:margin-bottom="0in" fo:line-height="100%"/>
    </style:style>
    <style:style style:name="T345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4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72" style:parent-style-name="Normal" style:family="paragraph">
      <style:paragraph-properties fo:widows="0" fo:orphans="0" style:text-autospace="none" fo:margin-bottom="0in" fo:line-height="100%"/>
    </style:style>
    <style:style style:name="T347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47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4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4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19" style:parent-style-name="Normal" style:family="paragraph">
      <style:paragraph-properties fo:widows="0" fo:orphans="0" style:text-autospace="none" fo:margin-bottom="0in" fo:line-height="100%"/>
    </style:style>
    <style:style style:name="T352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52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5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28" style:parent-style-name="Normal" style:family="paragraph">
      <style:paragraph-properties fo:widows="0" fo:orphans="0" style:text-autospace="none" fo:margin-bottom="0in" fo:line-height="100%"/>
    </style:style>
    <style:style style:name="T352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3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5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56" style:parent-style-name="Normal" style:family="paragraph">
      <style:paragraph-properties fo:widows="0" fo:orphans="0" style:text-autospace="none" fo:margin-bottom="0in" fo:line-height="100%"/>
    </style:style>
    <style:style style:name="T355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5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5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74" style:parent-style-name="Normal" style:family="paragraph">
      <style:paragraph-properties fo:widows="0" fo:orphans="0" style:text-autospace="none" fo:margin-bottom="0in" fo:line-height="100%"/>
    </style:style>
    <style:style style:name="T357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7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5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84" style:parent-style-name="Normal" style:family="paragraph">
      <style:paragraph-properties fo:widows="0" fo:orphans="0" style:text-autospace="none" fo:margin-bottom="0in" fo:line-height="100%"/>
    </style:style>
    <style:style style:name="T35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58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5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90" style:parent-style-name="Normal" style:family="paragraph">
      <style:paragraph-properties fo:widows="0" fo:orphans="0" style:text-autospace="none" fo:margin-bottom="0in" fo:line-height="100%"/>
    </style:style>
    <style:style style:name="T359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9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5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36" style:parent-style-name="Normal" style:family="paragraph">
      <style:paragraph-properties fo:widows="0" fo:orphans="0" style:text-autospace="none" fo:margin-bottom="0in" fo:line-height="100%"/>
    </style:style>
    <style:style style:name="T363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63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6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53" style:parent-style-name="Normal" style:family="paragraph">
      <style:paragraph-properties fo:widows="0" fo:orphans="0" style:text-autospace="none" fo:margin-bottom="0in" fo:line-height="100%"/>
    </style:style>
    <style:style style:name="T365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6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78" style:parent-style-name="Normal" style:family="paragraph">
      <style:paragraph-properties fo:widows="0" fo:orphans="0" style:text-autospace="none" fo:margin-bottom="0in" fo:line-height="100%"/>
    </style:style>
    <style:style style:name="T367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68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6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83" style:parent-style-name="Normal" style:family="paragraph">
      <style:paragraph-properties fo:widows="0" fo:orphans="0" style:text-autospace="none" fo:margin-bottom="0in" fo:line-height="100%"/>
    </style:style>
    <style:style style:name="T368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6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89" style:parent-style-name="Normal" style:family="paragraph">
      <style:paragraph-properties fo:widows="0" fo:orphans="0" style:text-autospace="none" fo:margin-bottom="0in" fo:line-height="100%"/>
    </style:style>
    <style:style style:name="T369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69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6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694" style:parent-style-name="Normal" style:family="paragraph">
      <style:paragraph-properties fo:widows="0" fo:orphans="0" style:text-autospace="none" fo:margin-bottom="0in" fo:line-height="100%"/>
    </style:style>
    <style:style style:name="T369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9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6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99" style:parent-style-name="Normal" style:family="paragraph">
      <style:paragraph-properties fo:widows="0" fo:orphans="0" style:text-autospace="none" fo:margin-bottom="0in" fo:line-height="100%"/>
    </style:style>
    <style:style style:name="T370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70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7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05" style:parent-style-name="Normal" style:family="paragraph">
      <style:paragraph-properties fo:widows="0" fo:orphans="0" style:text-autospace="none" fo:margin-bottom="0in" fo:line-height="100%"/>
    </style:style>
    <style:style style:name="T370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0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7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35" style:parent-style-name="Normal" style:family="paragraph">
      <style:paragraph-properties fo:widows="0" fo:orphans="0" style:text-autospace="none" fo:margin-bottom="0in" fo:line-height="100%"/>
    </style:style>
    <style:style style:name="T373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3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7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58" style:parent-style-name="Normal" style:family="paragraph">
      <style:paragraph-properties fo:widows="0" fo:orphans="0" style:text-autospace="none" fo:margin-bottom="0in" fo:line-height="100%"/>
    </style:style>
    <style:style style:name="T375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76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7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68" style:parent-style-name="Normal" style:family="paragraph">
      <style:paragraph-properties fo:widows="0" fo:orphans="0" style:text-autospace="none" fo:margin-bottom="0in" fo:line-height="100%"/>
    </style:style>
    <style:style style:name="T376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7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7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80" style:parent-style-name="Normal" style:family="paragraph">
      <style:paragraph-properties fo:widows="0" fo:orphans="0" style:text-autospace="none" fo:margin-bottom="0in" fo:line-height="100%"/>
    </style:style>
    <style:style style:name="T378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8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7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89" style:parent-style-name="Normal" style:family="paragraph">
      <style:paragraph-properties fo:widows="0" fo:orphans="0" style:text-autospace="none" fo:margin-bottom="0in" fo:line-height="100%"/>
    </style:style>
    <style:style style:name="T379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7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01" style:parent-style-name="Normal" style:family="paragraph">
      <style:paragraph-properties fo:widows="0" fo:orphans="0" style:text-autospace="none" fo:margin-bottom="0in" fo:line-height="100%"/>
    </style:style>
    <style:style style:name="T3802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0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8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14" style:parent-style-name="Normal" style:family="paragraph">
      <style:paragraph-properties fo:widows="0" fo:orphans="0" style:text-autospace="none" fo:margin-bottom="0in" fo:line-height="100%"/>
    </style:style>
    <style:style style:name="T381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81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34" style:parent-style-name="Normal" style:family="paragraph">
      <style:paragraph-properties fo:widows="0" fo:orphans="0" style:text-autospace="none" fo:margin-bottom="0in" fo:line-height="100%"/>
    </style:style>
    <style:style style:name="T383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3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8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51" style:parent-style-name="Normal" style:family="paragraph">
      <style:paragraph-properties fo:widows="0" fo:orphans="0" style:text-autospace="none" fo:margin-bottom="0in" fo:line-height="100%"/>
    </style:style>
    <style:style style:name="T385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853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85" style:parent-style-name="Normal" style:family="paragraph">
      <style:paragraph-properties fo:widows="0" fo:orphans="0" style:text-autospace="none" fo:margin-bottom="0in" fo:line-height="100%"/>
    </style:style>
    <style:style style:name="T388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88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890" style:parent-style-name="Normal" style:family="paragraph">
      <style:paragraph-properties fo:widows="0" fo:orphans="0" style:text-autospace="none" fo:margin-bottom="0in" fo:line-height="100%"/>
    </style:style>
    <style:style style:name="T389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9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8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04" style:parent-style-name="Normal" style:family="paragraph">
      <style:paragraph-properties fo:widows="0" fo:orphans="0" style:text-autospace="none" fo:margin-bottom="0in" fo:line-height="100%"/>
    </style:style>
    <style:style style:name="T390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9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24" style:parent-style-name="Normal" style:family="paragraph">
      <style:paragraph-properties fo:widows="0" fo:orphans="0" style:text-autospace="none" fo:margin-bottom="0in" fo:line-height="100%"/>
    </style:style>
    <style:style style:name="T392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92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32" style:parent-style-name="Normal" style:family="paragraph">
      <style:paragraph-properties fo:widows="0" fo:orphans="0" style:text-autospace="none" fo:margin-bottom="0in" fo:line-height="100%"/>
    </style:style>
    <style:style style:name="T3933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3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9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38" style:parent-style-name="Normal" style:family="paragraph">
      <style:paragraph-properties fo:widows="0" fo:orphans="0" style:text-autospace="none" fo:margin-bottom="0in" fo:line-height="100%"/>
    </style:style>
    <style:style style:name="T393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9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60" style:parent-style-name="Normal" style:family="paragraph">
      <style:paragraph-properties fo:widows="0" fo:orphans="0" style:text-autospace="none" fo:margin-bottom="0in" fo:line-height="100%"/>
    </style:style>
    <style:style style:name="T39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3962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999" style:parent-style-name="Normal" style:family="paragraph">
      <style:paragraph-properties fo:widows="0" fo:orphans="0" style:text-autospace="none" fo:margin-bottom="0in" fo:line-height="100%"/>
    </style:style>
    <style:style style:name="T400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0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0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49" style:parent-style-name="Normal" style:family="paragraph">
      <style:paragraph-properties fo:widows="0" fo:orphans="0" style:text-autospace="none" fo:margin-bottom="0in" fo:line-height="100%"/>
    </style:style>
    <style:style style:name="T405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05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0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59" style:parent-style-name="Normal" style:family="paragraph">
      <style:paragraph-properties fo:widows="0" fo:orphans="0" style:text-autospace="none" fo:margin-bottom="0in" fo:line-height="100%"/>
    </style:style>
    <style:style style:name="T406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0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65" style:parent-style-name="Normal" style:family="paragraph">
      <style:paragraph-properties fo:widows="0" fo:orphans="0" style:text-autospace="none" fo:margin-bottom="0in" fo:line-height="100%"/>
    </style:style>
    <style:style style:name="T406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06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0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74" style:parent-style-name="Normal" style:family="paragraph">
      <style:paragraph-properties fo:widows="0" fo:orphans="0" style:text-autospace="none" fo:margin-bottom="0in" fo:line-height="100%"/>
    </style:style>
    <style:style style:name="T407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7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0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080" style:parent-style-name="Normal" style:family="paragraph">
      <style:paragraph-properties fo:widows="0" fo:orphans="0" style:text-autospace="none" fo:margin-bottom="0in" fo:line-height="100%"/>
    </style:style>
    <style:style style:name="T408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8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0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11" style:parent-style-name="Normal" style:family="paragraph">
      <style:paragraph-properties fo:widows="0" fo:orphans="0" style:text-autospace="none" fo:margin-bottom="0in" fo:line-height="100%"/>
    </style:style>
    <style:style style:name="T41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113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29" style:parent-style-name="Normal" style:family="paragraph">
      <style:paragraph-properties fo:widows="0" fo:orphans="0" style:text-autospace="none" fo:margin-bottom="0in" fo:line-height="100%"/>
    </style:style>
    <style:style style:name="T413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3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48" style:parent-style-name="Normal" style:family="paragraph">
      <style:paragraph-properties fo:widows="0" fo:orphans="0" style:text-autospace="none" fo:margin-bottom="0in" fo:line-height="100%"/>
    </style:style>
    <style:style style:name="T414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15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173" style:parent-style-name="Normal" style:family="paragraph">
      <style:paragraph-properties fo:widows="0" fo:orphans="0" style:text-autospace="none" fo:margin-bottom="0in" fo:line-height="100%"/>
    </style:style>
    <style:style style:name="T417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7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2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217" style:parent-style-name="Normal" style:family="paragraph">
      <style:paragraph-properties fo:widows="0" fo:orphans="0" style:text-autospace="none" fo:margin-bottom="0in" fo:line-height="100%"/>
    </style:style>
    <style:style style:name="T421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1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2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2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8" style:parent-style-name="Normal" style:family="paragraph">
      <style:paragraph-properties fo:widows="0" fo:orphans="0" style:text-autospace="none" fo:margin-bottom="0in" fo:line-height="100%"/>
    </style:style>
    <style:style style:name="T424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25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2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2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254" style:parent-style-name="Normal" style:family="paragraph">
      <style:paragraph-properties fo:widows="0" fo:orphans="0" style:text-autospace="none" fo:margin-bottom="0in" fo:line-height="100%"/>
    </style:style>
    <style:style style:name="T425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2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2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15" style:parent-style-name="Normal" style:family="paragraph">
      <style:paragraph-properties fo:widows="0" fo:orphans="0" style:text-autospace="none" fo:margin-bottom="0in" fo:line-height="100%"/>
    </style:style>
    <style:style style:name="T431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1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39" style:parent-style-name="Normal" style:family="paragraph">
      <style:paragraph-properties fo:widows="0" fo:orphans="0" style:text-autospace="none" fo:margin-bottom="0in" fo:line-height="100%"/>
    </style:style>
    <style:style style:name="T434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4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80" style:parent-style-name="Normal" style:family="paragraph">
      <style:paragraph-properties fo:widows="0" fo:orphans="0" style:text-autospace="none" fo:margin-bottom="0in" fo:line-height="100%"/>
    </style:style>
    <style:style style:name="T43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382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3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390" style:parent-style-name="Normal" style:family="paragraph">
      <style:paragraph-properties fo:widows="0" fo:orphans="0" style:text-autospace="none" fo:margin-bottom="0in" fo:line-height="100%"/>
    </style:style>
    <style:style style:name="T43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392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3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3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70" style:parent-style-name="Normal" style:family="paragraph">
      <style:paragraph-properties fo:widows="0" fo:orphans="0" style:text-autospace="none" fo:margin-bottom="0in" fo:line-height="100%"/>
    </style:style>
    <style:style style:name="T447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472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80" style:parent-style-name="Normal" style:family="paragraph">
      <style:paragraph-properties fo:widows="0" fo:orphans="0" style:text-autospace="none" fo:margin-bottom="0in" fo:line-height="100%"/>
    </style:style>
    <style:style style:name="T448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8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4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90" style:parent-style-name="Normal" style:family="paragraph">
      <style:paragraph-properties fo:widows="0" fo:orphans="0" style:text-autospace="none" fo:margin-bottom="0in" fo:line-height="100%"/>
    </style:style>
    <style:style style:name="T44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492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4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5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5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5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5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5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569" style:parent-style-name="Normal" style:family="paragraph">
      <style:paragraph-properties fo:widows="0" fo:orphans="0" style:text-autospace="none" fo:margin-bottom="0in" fo:line-height="100%"/>
    </style:style>
    <style:style style:name="T457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7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5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6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616" style:parent-style-name="Normal" style:family="paragraph">
      <style:paragraph-properties fo:widows="0" fo:orphans="0" style:text-autospace="none" fo:margin-bottom="0in" fo:line-height="100%"/>
    </style:style>
    <style:style style:name="T461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1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6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95" style:parent-style-name="Normal" style:family="paragraph">
      <style:paragraph-properties fo:widows="0" fo:orphans="0" style:text-autospace="none" fo:margin-bottom="0in" fo:line-height="100%"/>
    </style:style>
    <style:style style:name="T469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9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6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7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7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7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66" style:parent-style-name="Normal" style:family="paragraph">
      <style:paragraph-properties fo:widows="0" fo:orphans="0" style:text-autospace="none" fo:margin-bottom="0in" fo:line-height="100%"/>
    </style:style>
    <style:style style:name="T476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76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7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7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779" style:parent-style-name="Normal" style:family="paragraph">
      <style:paragraph-properties fo:widows="0" fo:orphans="0" style:text-autospace="none" fo:margin-bottom="0in" fo:line-height="100%"/>
    </style:style>
    <style:style style:name="T478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7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02" style:parent-style-name="Normal" style:family="paragraph">
      <style:paragraph-properties fo:widows="0" fo:orphans="0" style:text-autospace="none" fo:margin-bottom="0in" fo:line-height="100%"/>
    </style:style>
    <style:style style:name="T480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80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07" style:parent-style-name="Normal" style:family="paragraph">
      <style:paragraph-properties fo:widows="0" fo:orphans="0" style:text-autospace="none" fo:margin-bottom="0in" fo:line-height="100%"/>
    </style:style>
    <style:style style:name="T480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8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20" style:parent-style-name="Normal" style:family="paragraph">
      <style:paragraph-properties fo:widows="0" fo:orphans="0" style:text-autospace="none" fo:margin-bottom="0in" fo:line-height="100%"/>
    </style:style>
    <style:style style:name="T482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2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8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8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18" style:parent-style-name="Normal" style:family="paragraph">
      <style:paragraph-properties fo:widows="0" fo:orphans="0" style:text-autospace="none" fo:margin-bottom="0in" fo:line-height="100%"/>
    </style:style>
    <style:style style:name="T491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92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23" style:parent-style-name="Normal" style:family="paragraph">
      <style:paragraph-properties fo:widows="0" fo:orphans="0" style:text-autospace="none" fo:margin-bottom="0in" fo:line-height="100%"/>
    </style:style>
    <style:style style:name="T492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2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9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66" style:parent-style-name="Normal" style:family="paragraph">
      <style:paragraph-properties fo:widows="0" fo:orphans="0" style:text-autospace="none" fo:margin-bottom="0in" fo:line-height="100%"/>
    </style:style>
    <style:style style:name="T496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6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9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989" style:parent-style-name="Normal" style:family="paragraph">
      <style:paragraph-properties fo:widows="0" fo:orphans="0" style:text-autospace="none" fo:margin-bottom="0in" fo:line-height="100%"/>
    </style:style>
    <style:style style:name="T499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9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9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02" style:parent-style-name="Normal" style:family="paragraph">
      <style:paragraph-properties fo:widows="0" fo:orphans="0" style:text-autospace="none" fo:margin-bottom="0in" fo:line-height="100%"/>
    </style:style>
    <style:style style:name="T500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00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0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0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0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0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0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09" style:parent-style-name="Normal" style:family="paragraph">
      <style:paragraph-properties fo:widows="0" fo:orphans="0" style:text-autospace="none" fo:margin-bottom="0in" fo:line-height="100%"/>
    </style:style>
    <style:style style:name="T511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1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1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37" style:parent-style-name="Normal" style:family="paragraph">
      <style:paragraph-properties fo:widows="0" fo:orphans="0" style:text-autospace="none" fo:margin-bottom="0in" fo:line-height="100%"/>
    </style:style>
    <style:style style:name="T513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13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47" style:parent-style-name="Normal" style:family="paragraph">
      <style:paragraph-properties fo:widows="0" fo:orphans="0" style:text-autospace="none" fo:margin-bottom="0in" fo:line-height="100%"/>
    </style:style>
    <style:style style:name="T514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4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1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66" style:parent-style-name="Normal" style:family="paragraph">
      <style:paragraph-properties fo:widows="0" fo:orphans="0" style:text-autospace="none" fo:margin-bottom="0in" fo:line-height="100%"/>
    </style:style>
    <style:style style:name="T516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16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1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1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13" style:parent-style-name="Normal" style:family="paragraph">
      <style:paragraph-properties fo:widows="0" fo:orphans="0" style:text-autospace="none" fo:margin-bottom="0in" fo:line-height="100%"/>
    </style:style>
    <style:style style:name="T521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21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22" style:parent-style-name="Normal" style:family="paragraph">
      <style:paragraph-properties fo:widows="0" fo:orphans="0" style:text-autospace="none" fo:margin-bottom="0in" fo:line-height="100%"/>
    </style:style>
    <style:style style:name="T5223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2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2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50" style:parent-style-name="Normal" style:family="paragraph">
      <style:paragraph-properties fo:widows="0" fo:orphans="0" style:text-autospace="none" fo:margin-bottom="0in" fo:line-height="100%"/>
    </style:style>
    <style:style style:name="T525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5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2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68" style:parent-style-name="Normal" style:family="paragraph">
      <style:paragraph-properties fo:widows="0" fo:orphans="0" style:text-autospace="none" fo:margin-bottom="0in" fo:line-height="100%"/>
    </style:style>
    <style:style style:name="T526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7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2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78" style:parent-style-name="Normal" style:family="paragraph">
      <style:paragraph-properties fo:widows="0" fo:orphans="0" style:text-autospace="none" fo:margin-bottom="0in" fo:line-height="100%"/>
    </style:style>
    <style:style style:name="T527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28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284" style:parent-style-name="Normal" style:family="paragraph">
      <style:paragraph-properties fo:widows="0" fo:orphans="0" style:text-autospace="none" fo:margin-bottom="0in" fo:line-height="100%"/>
    </style:style>
    <style:style style:name="T528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8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2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2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30" style:parent-style-name="Normal" style:family="paragraph">
      <style:paragraph-properties fo:widows="0" fo:orphans="0" style:text-autospace="none" fo:margin-bottom="0in" fo:line-height="100%"/>
    </style:style>
    <style:style style:name="T533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332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47" style:parent-style-name="Normal" style:family="paragraph">
      <style:paragraph-properties fo:widows="0" fo:orphans="0" style:text-autospace="none" fo:margin-bottom="0in" fo:line-height="100%"/>
    </style:style>
    <style:style style:name="T534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4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3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72" style:parent-style-name="Normal" style:family="paragraph">
      <style:paragraph-properties fo:widows="0" fo:orphans="0" style:text-autospace="none" fo:margin-bottom="0in" fo:line-height="100%"/>
    </style:style>
    <style:style style:name="T537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37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77" style:parent-style-name="Normal" style:family="paragraph">
      <style:paragraph-properties fo:widows="0" fo:orphans="0" style:text-autospace="none" fo:margin-bottom="0in" fo:line-height="100%"/>
    </style:style>
    <style:style style:name="T537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7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3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83" style:parent-style-name="Normal" style:family="paragraph">
      <style:paragraph-properties fo:widows="0" fo:orphans="0" style:text-autospace="none" fo:margin-bottom="0in" fo:line-height="100%"/>
    </style:style>
    <style:style style:name="T538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38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88" style:parent-style-name="Normal" style:family="paragraph">
      <style:paragraph-properties fo:widows="0" fo:orphans="0" style:text-autospace="none" fo:margin-bottom="0in" fo:line-height="100%"/>
    </style:style>
    <style:style style:name="T538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9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3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93" style:parent-style-name="Normal" style:family="paragraph">
      <style:paragraph-properties fo:widows="0" fo:orphans="0" style:text-autospace="none" fo:margin-bottom="0in" fo:line-height="100%"/>
    </style:style>
    <style:style style:name="T539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39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99" style:parent-style-name="Normal" style:family="paragraph">
      <style:paragraph-properties fo:widows="0" fo:orphans="0" style:text-autospace="none" fo:margin-bottom="0in" fo:line-height="100%"/>
    </style:style>
    <style:style style:name="T540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0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4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29" style:parent-style-name="Normal" style:family="paragraph">
      <style:paragraph-properties fo:widows="0" fo:orphans="0" style:text-autospace="none" fo:margin-bottom="0in" fo:line-height="100%"/>
    </style:style>
    <style:style style:name="T543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3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4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52" style:parent-style-name="Normal" style:family="paragraph">
      <style:paragraph-properties fo:widows="0" fo:orphans="0" style:text-autospace="none" fo:margin-bottom="0in" fo:line-height="100%"/>
    </style:style>
    <style:style style:name="T545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45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62" style:parent-style-name="Normal" style:family="paragraph">
      <style:paragraph-properties fo:widows="0" fo:orphans="0" style:text-autospace="none" fo:margin-bottom="0in" fo:line-height="100%"/>
    </style:style>
    <style:style style:name="T5463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6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4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74" style:parent-style-name="Normal" style:family="paragraph">
      <style:paragraph-properties fo:widows="0" fo:orphans="0" style:text-autospace="none" fo:margin-bottom="0in" fo:line-height="100%"/>
    </style:style>
    <style:style style:name="T547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7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4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83" style:parent-style-name="Normal" style:family="paragraph">
      <style:paragraph-properties fo:widows="0" fo:orphans="0" style:text-autospace="none" fo:margin-bottom="0in" fo:line-height="100%"/>
    </style:style>
    <style:style style:name="T548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4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495" style:parent-style-name="Normal" style:family="paragraph">
      <style:paragraph-properties fo:widows="0" fo:orphans="0" style:text-autospace="none" fo:margin-bottom="0in" fo:line-height="100%"/>
    </style:style>
    <style:style style:name="T549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9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4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8" style:parent-style-name="Normal" style:family="paragraph">
      <style:paragraph-properties fo:widows="0" fo:orphans="0" style:text-autospace="none" fo:margin-bottom="0in" fo:line-height="100%"/>
    </style:style>
    <style:style style:name="T55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51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28" style:parent-style-name="Normal" style:family="paragraph">
      <style:paragraph-properties fo:widows="0" fo:orphans="0" style:text-autospace="none" fo:margin-bottom="0in" fo:line-height="100%"/>
    </style:style>
    <style:style style:name="T552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3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5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45" style:parent-style-name="Normal" style:family="paragraph">
      <style:paragraph-properties fo:widows="0" fo:orphans="0" style:text-autospace="none" fo:margin-bottom="0in" fo:line-height="100%"/>
    </style:style>
    <style:style style:name="T55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54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79" style:parent-style-name="Normal" style:family="paragraph">
      <style:paragraph-properties fo:widows="0" fo:orphans="0" style:text-autospace="none" fo:margin-bottom="0in" fo:line-height="100%"/>
    </style:style>
    <style:style style:name="T558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58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84" style:parent-style-name="Normal" style:family="paragraph">
      <style:paragraph-properties fo:widows="0" fo:orphans="0" style:text-autospace="none" fo:margin-bottom="0in" fo:line-height="100%"/>
    </style:style>
    <style:style style:name="T558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8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5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598" style:parent-style-name="Normal" style:family="paragraph">
      <style:paragraph-properties fo:widows="0" fo:orphans="0" style:text-autospace="none" fo:margin-bottom="0in" fo:line-height="100%"/>
    </style:style>
    <style:style style:name="T559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0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6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18" style:parent-style-name="Normal" style:family="paragraph">
      <style:paragraph-properties fo:widows="0" fo:orphans="0" style:text-autospace="none" fo:margin-bottom="0in" fo:line-height="100%"/>
    </style:style>
    <style:style style:name="T561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62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26" style:parent-style-name="Normal" style:family="paragraph">
      <style:paragraph-properties fo:widows="0" fo:orphans="0" style:text-autospace="none" fo:margin-bottom="0in" fo:line-height="100%"/>
    </style:style>
    <style:style style:name="T562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2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6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32" style:parent-style-name="Normal" style:family="paragraph">
      <style:paragraph-properties fo:widows="0" fo:orphans="0" style:text-autospace="none" fo:margin-bottom="0in" fo:line-height="100%"/>
    </style:style>
    <style:style style:name="T5633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3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6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54" style:parent-style-name="Normal" style:family="paragraph">
      <style:paragraph-properties fo:widows="0" fo:orphans="0" style:text-autospace="none" fo:margin-bottom="0in" fo:line-height="100%"/>
    </style:style>
    <style:style style:name="T56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65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693" style:parent-style-name="Normal" style:family="paragraph">
      <style:paragraph-properties fo:widows="0" fo:orphans="0" style:text-autospace="none" fo:margin-bottom="0in" fo:line-height="100%"/>
    </style:style>
    <style:style style:name="T569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9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6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43" style:parent-style-name="Normal" style:family="paragraph">
      <style:paragraph-properties fo:widows="0" fo:orphans="0" style:text-autospace="none" fo:margin-bottom="0in" fo:line-height="100%"/>
    </style:style>
    <style:style style:name="T574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74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53" style:parent-style-name="Normal" style:family="paragraph">
      <style:paragraph-properties fo:widows="0" fo:orphans="0" style:text-autospace="none" fo:margin-bottom="0in" fo:line-height="100%"/>
    </style:style>
    <style:style style:name="T575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7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59" style:parent-style-name="Normal" style:family="paragraph">
      <style:paragraph-properties fo:widows="0" fo:orphans="0" style:text-autospace="none" fo:margin-bottom="0in" fo:line-height="100%"/>
    </style:style>
    <style:style style:name="T576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76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68" style:parent-style-name="Normal" style:family="paragraph">
      <style:paragraph-properties fo:widows="0" fo:orphans="0" style:text-autospace="none" fo:margin-bottom="0in" fo:line-height="100%"/>
    </style:style>
    <style:style style:name="T576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7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7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774" style:parent-style-name="Normal" style:family="paragraph">
      <style:paragraph-properties fo:widows="0" fo:orphans="0" style:text-autospace="none" fo:margin-bottom="0in" fo:line-height="100%"/>
    </style:style>
    <style:style style:name="T577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7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7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05" style:parent-style-name="Normal" style:family="paragraph">
      <style:paragraph-properties fo:widows="0" fo:orphans="0" style:text-autospace="none" fo:margin-bottom="0in" fo:line-height="100%"/>
    </style:style>
    <style:style style:name="T58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807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23" style:parent-style-name="Normal" style:family="paragraph">
      <style:paragraph-properties fo:widows="0" fo:orphans="0" style:text-autospace="none" fo:margin-bottom="0in" fo:line-height="100%"/>
    </style:style>
    <style:style style:name="T582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2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8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42" style:parent-style-name="Normal" style:family="paragraph">
      <style:paragraph-properties fo:widows="0" fo:orphans="0" style:text-autospace="none" fo:margin-bottom="0in" fo:line-height="100%"/>
    </style:style>
    <style:style style:name="T584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84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867" style:parent-style-name="Normal" style:family="paragraph">
      <style:paragraph-properties fo:widows="0" fo:orphans="0" style:text-autospace="none" fo:margin-bottom="0in" fo:line-height="100%"/>
    </style:style>
    <style:style style:name="T5868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6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8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11" style:parent-style-name="Normal" style:family="paragraph">
      <style:paragraph-properties fo:widows="0" fo:orphans="0" style:text-autospace="none" fo:margin-bottom="0in" fo:line-height="100%"/>
    </style:style>
    <style:style style:name="T5912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1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9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42" style:parent-style-name="Normal" style:family="paragraph">
      <style:paragraph-properties fo:widows="0" fo:orphans="0" style:text-autospace="none" fo:margin-bottom="0in" fo:line-height="100%"/>
    </style:style>
    <style:style style:name="T594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94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48" style:parent-style-name="Normal" style:family="paragraph">
      <style:paragraph-properties fo:widows="0" fo:orphans="0" style:text-autospace="none" fo:margin-bottom="0in" fo:line-height="100%"/>
    </style:style>
    <style:style style:name="T5949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5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9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9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09" style:parent-style-name="Normal" style:family="paragraph">
      <style:paragraph-properties fo:widows="0" fo:orphans="0" style:text-autospace="none" fo:margin-bottom="0in" fo:line-height="100%"/>
    </style:style>
    <style:style style:name="T6010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1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0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33" style:parent-style-name="Normal" style:family="paragraph">
      <style:paragraph-properties fo:widows="0" fo:orphans="0" style:text-autospace="none" fo:margin-bottom="0in" fo:line-height="100%"/>
    </style:style>
    <style:style style:name="T603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3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0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74" style:parent-style-name="Normal" style:family="paragraph">
      <style:paragraph-properties fo:widows="0" fo:orphans="0" style:text-autospace="none" fo:margin-bottom="0in" fo:line-height="100%"/>
    </style:style>
    <style:style style:name="T607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07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84" style:parent-style-name="Normal" style:family="paragraph">
      <style:paragraph-properties fo:widows="0" fo:orphans="0" style:text-autospace="none" fo:margin-bottom="0in" fo:line-height="100%"/>
    </style:style>
    <style:style style:name="T60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08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64" style:parent-style-name="Normal" style:family="paragraph">
      <style:paragraph-properties fo:widows="0" fo:orphans="0" style:text-autospace="none" fo:margin-bottom="0in" fo:line-height="100%"/>
    </style:style>
    <style:style style:name="T61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16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74" style:parent-style-name="Normal" style:family="paragraph">
      <style:paragraph-properties fo:widows="0" fo:orphans="0" style:text-autospace="none" fo:margin-bottom="0in" fo:line-height="100%"/>
    </style:style>
    <style:style style:name="T6175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7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1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84" style:parent-style-name="Normal" style:family="paragraph">
      <style:paragraph-properties fo:widows="0" fo:orphans="0" style:text-autospace="none" fo:margin-bottom="0in" fo:line-height="100%"/>
    </style:style>
    <style:style style:name="T61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186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2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2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2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2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26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263" style:parent-style-name="Normal" style:family="paragraph">
      <style:paragraph-properties fo:widows="0" fo:orphans="0" style:text-autospace="none" fo:margin-bottom="0in" fo:line-height="100%"/>
    </style:style>
    <style:style style:name="T6264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2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3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310" style:parent-style-name="Normal" style:family="paragraph">
      <style:paragraph-properties fo:widows="0" fo:orphans="0" style:text-autospace="none" fo:margin-bottom="0in" fo:line-height="100%"/>
    </style:style>
    <style:style style:name="T6311" style:parent-style-name="Fonteparág.padrão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3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23" style:parent-style-name="Normal" style:family="paragraph">
      <style:paragraph-properties fo:widows="0" fo:orphans="0" style:text-autospace="none" fo:margin-bottom="0in" fo:line-height="100%"/>
    </style:style>
    <style:style style:name="T632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25" style:parent-style-name="Fonteparág.padrão" style:family="text">
      <style:text-properties style:font-name="Gungsuh" style:font-name-complex="Gungsuh" fo:font-size="12pt" style:font-size-asian="12pt" style:font-size-complex="12pt"/>
    </style:style>
    <style:style style:name="T632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27" style:parent-style-name="Fonteparág.padrão" style:family="text">
      <style:text-properties style:font-name="Gungsuh" style:font-name-complex="Gungsuh" fo:font-size="12pt" style:font-size-asian="12pt" style:font-size-complex="12pt"/>
    </style:style>
    <style:style style:name="T632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29" style:parent-style-name="Fonteparág.padrão" style:family="text">
      <style:text-properties style:font-name="Gungsuh" style:font-name-complex="Gungsuh" fo:font-size="12pt" style:font-size-asian="12pt" style:font-size-complex="12pt"/>
    </style:style>
    <style:style style:name="T633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31" style:parent-style-name="Fonteparág.padrão" style:family="text">
      <style:text-properties style:font-name="Gungsuh" style:font-name-complex="Gungsuh" fo:font-size="12pt" style:font-size-asian="12pt" style:font-size-complex="12pt"/>
    </style:style>
    <style:style style:name="T633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33" style:parent-style-name="Fonteparág.padrão" style:family="text">
      <style:text-properties style:font-name="Gungsuh" style:font-name-complex="Gungsuh" fo:font-size="12pt" style:font-size-asian="12pt" style:font-size-complex="12pt"/>
    </style:style>
    <style:style style:name="T633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35" style:parent-style-name="Fonteparág.padrão" style:family="text">
      <style:text-properties style:font-name="Gungsuh" style:font-name-complex="Gungsuh" fo:font-size="12pt" style:font-size-asian="12pt" style:font-size-complex="12pt"/>
    </style:style>
    <style:style style:name="T633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3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41" style:parent-style-name="Normal" style:family="paragraph">
      <style:paragraph-properties fo:widows="0" fo:orphans="0" style:text-autospace="none" fo:margin-bottom="0in" fo:line-height="100%"/>
    </style:style>
    <style:style style:name="T63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43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34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3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58" style:parent-style-name="Normal" style:family="paragraph">
      <style:paragraph-properties fo:widows="0" fo:orphans="0" style:text-autospace="none" fo:margin-bottom="0in" fo:line-height="100%"/>
    </style:style>
    <style:style style:name="T635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60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62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6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64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66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6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68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6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3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72" style:parent-style-name="Normal" style:family="paragraph">
      <style:paragraph-properties fo:widows="0" fo:orphans="0" style:text-autospace="none" fo:margin-bottom="0in" fo:line-height="100%"/>
    </style:style>
    <style:style style:name="T637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74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37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76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37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78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37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80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3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82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38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84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3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86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8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88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8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90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92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9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94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9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96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9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98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39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4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04" style:parent-style-name="Normal" style:family="paragraph">
      <style:paragraph-properties fo:widows="0" fo:orphans="0" style:text-autospace="none" fo:margin-bottom="0in" fo:line-height="100%"/>
    </style:style>
    <style:style style:name="T640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06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0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08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10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1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4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28" style:parent-style-name="Normal" style:family="paragraph">
      <style:paragraph-properties fo:widows="0" fo:orphans="0" style:text-autospace="none" fo:margin-bottom="0in" fo:line-height="100%"/>
    </style:style>
    <style:style style:name="T642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30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3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32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3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34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43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36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43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4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60" style:parent-style-name="Normal" style:family="paragraph">
      <style:paragraph-properties fo:widows="0" fo:orphans="0" style:text-autospace="none" fo:margin-bottom="0in" fo:line-height="100%"/>
    </style:style>
    <style:style style:name="T64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62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6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64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66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6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68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6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70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7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4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73" style:parent-style-name="Normal" style:family="paragraph">
      <style:paragraph-properties fo:widows="0" fo:orphans="0" style:text-autospace="none" fo:margin-bottom="0in" fo:line-height="100%"/>
    </style:style>
    <style:style style:name="T647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75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47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4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80" style:parent-style-name="Normal" style:family="paragraph">
      <style:paragraph-properties fo:widows="0" fo:orphans="0" style:text-autospace="none" fo:margin-bottom="0in" fo:line-height="100%"/>
    </style:style>
    <style:style style:name="T64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82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8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84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4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4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03" style:parent-style-name="Normal" style:family="paragraph">
      <style:paragraph-properties fo:widows="0" fo:orphans="0" style:text-autospace="none" fo:margin-bottom="0in" fo:line-height="100%"/>
    </style:style>
    <style:style style:name="T650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05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07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09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11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5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39" style:parent-style-name="Normal" style:family="paragraph">
      <style:paragraph-properties fo:widows="0" fo:orphans="0" style:text-autospace="none" fo:margin-bottom="0in" fo:line-height="100%"/>
    </style:style>
    <style:style style:name="T65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41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43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4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45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5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51" style:parent-style-name="Normal" style:family="paragraph">
      <style:paragraph-properties fo:widows="0" fo:orphans="0" style:text-autospace="none" fo:margin-bottom="0in" fo:line-height="100%"/>
    </style:style>
    <style:style style:name="T655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53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5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55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57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5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59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6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61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56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5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68" style:parent-style-name="Normal" style:family="paragraph">
      <style:paragraph-properties fo:widows="0" fo:orphans="0" style:text-autospace="none" fo:margin-bottom="0in" fo:line-height="100%"/>
    </style:style>
    <style:style style:name="T656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70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7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72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7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74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7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76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7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78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7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80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82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8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84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86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8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5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92" style:parent-style-name="Normal" style:family="paragraph">
      <style:paragraph-properties fo:widows="0" fo:orphans="0" style:text-autospace="none" fo:margin-bottom="0in" fo:line-height="100%"/>
    </style:style>
    <style:style style:name="T659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94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59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5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01" style:parent-style-name="Normal" style:family="paragraph">
      <style:paragraph-properties fo:widows="0" fo:orphans="0" style:text-autospace="none" fo:margin-bottom="0in" fo:line-height="100%"/>
    </style:style>
    <style:style style:name="T660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03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0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05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07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09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11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13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1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15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1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17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1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19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2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21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2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23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2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25" style:parent-style-name="Fonteparág.padrão" style:family="text">
      <style:text-properties style:font-name="PMingLiU" style:font-name-asian="PMingLiU" style:font-name-complex="PMingLiU" fo:font-size="12pt" style:font-size-asian="12pt" style:font-size-complex="12pt"/>
    </style:style>
    <style:style style:name="T662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27" style:parent-style-name="Fonteparág.padrão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662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6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55" style:parent-style-name="Normal" style:family="paragraph">
      <style:paragraph-properties fo:widows="0" fo:orphans="0" style:text-autospace="none" fo:margin-bottom="0in" fo:line-height="100%"/>
    </style:style>
    <style:style style:name="T66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57" style:parent-style-name="Fonteparág.padrão" style:family="text">
      <style:text-properties style:font-name="Kalinga" style:font-name-complex="Kalinga" fo:font-size="12pt" style:font-size-asian="12pt" style:font-size-complex="12pt"/>
    </style:style>
    <style:style style:name="T665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59" style:parent-style-name="Fonteparág.padrão" style:family="text">
      <style:text-properties style:font-name="Kalinga" style:font-name-complex="Kalinga" fo:font-size="12pt" style:font-size-asian="12pt" style:font-size-complex="12pt"/>
    </style:style>
    <style:style style:name="T666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61" style:parent-style-name="Fonteparág.padrão" style:family="text">
      <style:text-properties style:font-name="Kalinga" style:font-name-complex="Kalinga" fo:font-size="12pt" style:font-size-asian="12pt" style:font-size-complex="12pt"/>
    </style:style>
    <style:style style:name="T666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66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6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6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6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6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6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6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7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7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7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7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7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7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7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7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7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7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8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9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1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2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3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4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4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2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3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4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5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6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7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8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59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60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61" style:parent-style-name="Normal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62" style:parent-style-name="Normal" style:family="paragraph">
      <style:paragraph-properties fo:widows="0" fo:orphans="0" style:text-autospace="none" fo:margin-bottom="0in" fo:line-height="100%"/>
    </style:style>
    <style:style style:name="T6763" style:parent-style-name="Fonteparág.padrão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Root Entry</text:p>
      <text:p text:style-name="P2">Root Entry</text:p>
      <text:p text:style-name="P3">Microsoft Word-Dokument</text:p>
      <text:p text:style-name="P4">MSWordDoc</text:p>
      <text:p text:style-name="P5">Word.Document.8</text:p>
      <text:p text:style-name="P6">Normal</text:p>
      <text:p text:style-name="P7">Normal</text:p>
      <text:p text:style-name="P8">Police par défaut</text:p>
      <text:p text:style-name="P9">Police par défaut</text:p>
      <text:p text:style-name="P10"><text:span text:style-name="T11">Título</text:span></text:p>
      <text:p text:style-name="P12">Título</text:p>
      <text:p text:style-name="P13">Corpo de texto</text:p>
      <text:p text:style-name="P14">Corpo de texto</text:p>
      <text:p text:style-name="P15">Legenda</text:p>
      <text:p text:style-name="P16">Legenda</text:p>
      <text:p text:style-name="P17">Índice</text:p>
      <text:p text:style-name="P18">Índice</text:p>
      <text:p text:style-name="P19">Texte brut</text:p>
      <text:p text:style-name="P20">Texte brut</text:p>
      <text:p text:style-name="P21">QabGHe'’</text:p>
      <text:p text:style-name="P22">Times New Roman</text:p>
      <text:p text:style-name="P23">Times New Roman</text:p>
      <text:p text:style-name="P24">Symbol</text:p>
      <text:p text:style-name="P25">Symbol</text:p>
      <text:p text:style-name="P26">Liberation Serif</text:p>
      <text:p text:style-name="P27">Liberation Serif</text:p>
      <text:p text:style-name="P28">Times New Roman</text:p>
      <text:p text:style-name="P29">Times New Roman</text:p>
      <text:p text:style-name="P30">DejaVu Sans Mono</text:p>
      <text:p text:style-name="P31">DejaVu Sans Mono</text:p>
      <text:p text:style-name="P32">Liberation Sans</text:p>
      <text:p text:style-name="P33">Liberation Sans</text:p>
      <text:p text:style-name="P34">Microsoft YaHei</text:p>
      <text:p text:style-name="P35">Microsoft YaHei</text:p>
      <text:p text:style-name="P36">Mangal</text:p>
      <text:p text:style-name="P37">Mangal</text:p>
      <text:p text:style-name="P38">Mangal</text:p>
      <text:p text:style-name="P39">Mangal</text:p>
      <text:p text:style-name="P40">Courier New</text:p>
      <text:p text:style-name="P41">Courier New</text:p>
      <text:p text:style-name="P42">Normal.dot</text:p>
      <text:p text:style-name="P43">Caolan80</text:p>
      <text:p text:style-name="P44"><text:s text:c="3"/>1: 10:00:03.06 10:00:06.03 <text:s/>Durée 00:00:02.22 <text:s/>Lisibilité 43</text:p>
      <text:p text:style-name="P45">O Ponto</text:p>
      <text:p text:style-name="P46"/>
      <text:p text:style-name="P47"><text:s text:c="3"/>2: 10:00:08.09 10:00:09.15 <text:s/>Durée 00:00:01.06 <text:s/>Lisibilité 19</text:p>
      <text:p text:style-name="P48">Esta semana</text:p>
      <text:soft-page-break/>
      <text:p text:style-name="P49">em# O Ponto,#</text:p>
      <text:p text:style-name="P50"/>
      <text:p text:style-name="P51"><text:s text:c="3"/>3: 10:00:10.16 10:00:13.03 <text:s/>Durée 00:00:02.12 <text:s/>Lisibilité 37</text:p>
      <text:p text:style-name="P52">o carro autônomo,</text:p>
      <text:p text:style-name="P53">um projeto realizável</text:p>
      <text:p text:style-name="P54"/>
      <text:p text:style-name="P55"><text:s text:c="3"/>4: 10:00:13.08 10:00:14.15 <text:s/>Durée 00:00:01.07 <text:s/>Lisibilité 19</text:p>
      <text:p text:style-name="P56">ou um sonho perigoso?</text:p>
      <text:p text:style-name="P57"/>
      <text:p text:style-name="P58"><text:s text:c="3"/>5: 10:00:15.15 10:00:16.23 <text:s/>Durée 00:00:01.08 <text:s/>Lisibilité 20</text:p>
      <text:p text:style-name="P59">E empresas que usam</text:p>
      <text:p text:style-name="P60"/>
      <text:p text:style-name="P61"><text:s text:c="3"/>6: 10:00:17.03 10:00:19.20 <text:s/>Durée 00:00:02.17 <text:s/>Lisibilité 40</text:p>
      <text:p text:style-name="P62">o Airbnb para alugar apartamentos</text:p>
      <text:p text:style-name="P63">ilegalmente.</text:p>
      <text:p text:style-name="P64"/>
      <text:p text:style-name="P65"><text:s text:c="3"/>7: 10:00:23.23 10:00:26.02 <text:s/>Durée 00:00:02.04 <text:s/>Lisibilité 32</text:p>
      <text:p text:style-name="P66">Olá.</text:p>
      <text:p text:style-name="P67">Sou Azeb Wolde-Giorghis.</text:p>
      <text:p text:style-name="P68"/>
      <text:p text:style-name="P69"><text:s text:c="3"/>8: 10:00:26.06 10:00:27.15 <text:s/>Durée 00:00:01.09 <text:s/>Lisibilité 20</text:p>
      <text:p text:style-name="P70">Bem-vindo a# O Ponto.#</text:p>
      <text:p text:style-name="P71"/>
      <text:p text:style-name="P72"><text:s text:c="3"/>9: 10:00:27.19 10:00:30.08 <text:s/>Durée 00:00:02.14 <text:s/>Lisibilité 38</text:p>
      <text:p text:style-name="P73">O carro autônomo</text:p>
      <text:p text:style-name="P74">está cada vez mais presente.</text:p>
      <text:p text:style-name="P75"/>
      <text:p text:style-name="P76"><text:s text:c="2"/>10: 10:00:30.12 10:00:32.05 <text:s/>Durée 00:00:01.18 <text:s/>Lisibilité 26</text:p>
      <text:p text:style-name="P77">Alguns já estão rodando.</text:p>
      <text:p text:style-name="P78"/>
      <text:p text:style-name="P79"><text:s text:c="2"/>11: 10:00:32.09 10:00:35.03 <text:s/>Durée 00:00:02.19 <text:s/>Lisibilité 41</text:p>
      <text:p text:style-name="P80">Ainda não podem substituir</text:p>
      <text:p text:style-name="P81">um condutor humano,</text:p>
      <text:p text:style-name="P82"/>
      <text:p text:style-name="P83"><text:s text:c="2"/>12: 10:00:35.07 10:00:39.00 <text:s/>Durée 00:00:03.18 <text:s/>Lisibilité 56</text:p>
      <text:p text:style-name="P84">mas já dão uma ideia</text:p>
      <text:p text:style-name="P85">do que poderá ser uma revolução.</text:p>
      <text:p text:style-name="P86"/>
      <text:p text:style-name="P87"><text:s text:c="2"/>13: 10:00:39.04 10:00:40.15 <text:s/>Durée 00:00:01.11 <text:s/>Lisibilité 22</text:p>
      <text:p text:style-name="P88">O carro sem condutor,</text:p>
      <text:p text:style-name="P89"/>
      <text:p text:style-name="P90"><text:s text:c="2"/>14: 10:00:40.19 10:00:43.05 <text:s/>Durée 00:00:02.11 <text:s/>Lisibilité 37</text:p>
      <text:p text:style-name="P91">um projeto realizável</text:p>
      <text:p text:style-name="P92">ou um sonho perigoso?</text:p>
      <text:p text:style-name="P93"/>
      <text:p text:style-name="P94"><text:s text:c="2"/>15: 10:00:43.09 10:00:46.00 <text:s/>Durée 00:00:02.16 <text:s/>Lisibilité 40</text:p>
      <text:p text:style-name="P95">Uma equipe do# Découverte#</text:p>
      <text:soft-page-break/>
      <text:p text:style-name="P96">examinou a questão.</text:p>
      <text:p text:style-name="P97"/>
      <text:p text:style-name="P98"><text:s text:c="2"/>16: 10:00:46.05 10:00:49.10 <text:s/>Durée 00:00:03.05 <text:s/>Lisibilité 48</text:p>
      <text:p text:style-name="P99">Veículo sem condutor</text:p>
      <text:p text:style-name="P100"/>
      <text:p text:style-name="P101"><text:s text:c="2"/>17: 10:00:56.22 10:00:58.05 <text:s/>Durée 00:00:01.08 <text:s/>Lisibilité 20</text:p>
      <text:p text:style-name="P102">#A corrida começou.#</text:p>
      <text:p text:style-name="P103"/>
      <text:p text:style-name="P104"><text:s text:c="2"/>18: 10:01:01.08 10:01:04.07 <text:s/>Durée 00:00:02.24 <text:s/>Lisibilité 44</text:p>
      <text:p text:style-name="P105">#Os carros autônomos</text:p>
      <text:p text:style-name="P106">percorrem as ruas dos EUA,#</text:p>
      <text:p text:style-name="P107"/>
      <text:p text:style-name="P108"><text:s text:c="2"/>19: 10:01:04.12 10:01:07.07 <text:s/>Durée 00:00:02.20 <text:s/>Lisibilité 42</text:p>
      <text:p text:style-name="P109">#do Canadá, da Ásia e da Europa.#</text:p>
      <text:p text:style-name="P110"/>
      <text:p text:style-name="P111"><text:s text:c="2"/>20: 10:01:08.21 10:01:10.21 <text:s/>Durée 00:00:02.00 <text:s/>Lisibilité 30</text:p>
      <text:p text:style-name="P112">#Bilhões de dólares</text:p>
      <text:p text:style-name="P113">estão em jogo.#</text:p>
      <text:p text:style-name="P114"/>
      <text:p text:style-name="P115"><text:s text:c="2"/>21: 10:01:12.12 10:01:16.06 <text:s/>Durée 00:00:03.19 <text:s/>Lisibilité 56</text:p>
      <text:p text:style-name="P116">#O Google Car, hoje Waymo,</text:p>
      <text:p text:style-name="P117">teve um efeito catalisador.#</text:p>
      <text:p text:style-name="P118"/>
      <text:p text:style-name="P119"><text:s text:c="2"/>22: 10:01:18.18 10:01:22.01 <text:s/>Durée 00:00:03.08 <text:s/>Lisibilité 50</text:p>
      <text:p text:style-name="P120">#Lançados em 2009,</text:p>
      <text:p text:style-name="P121">seus carros-teste já percorreram#</text:p>
      <text:p text:style-name="P122"/>
      <text:p text:style-name="P123"><text:s text:c="2"/>23: 10:01:22.06 10:01:24.09 <text:s/>Durée 00:00:02.03 <text:s/>Lisibilité 32</text:p>
      <text:p text:style-name="P124">#mais de 5 milhões de quilômetros.#</text:p>
      <text:p text:style-name="P125"/>
      <text:p text:style-name="P126"><text:s text:c="2"/>24: 10:01:26.20 10:01:28.23 <text:s/>Durée 00:00:02.03 <text:s/>Lisibilité 32</text:p>
      <text:p text:style-name="P127">#John Krafcik, o CEO da Waymo,#</text:p>
      <text:p text:style-name="P128"/>
      <text:p text:style-name="P129"><text:s text:c="2"/>25: 10:01:29.02 10:01:32.06 <text:s/>Durée 00:00:03.04 <text:s/>Lisibilité 47</text:p>
      <text:p text:style-name="P130">#não deixa dúvidas sobre a ambição</text:p>
      <text:p text:style-name="P131">das montadoras.#</text:p>
      <text:p text:style-name="P132"/>
      <text:p text:style-name="P133"><text:s text:c="2"/>26: 10:01:32.11 10:01:34.19 <text:s/>Durée 00:00:02.08 <text:s/>Lisibilité 35</text:p>
      <text:p text:style-name="P134">Nossa meta é criar</text:p>
      <text:p text:style-name="P135">um melhor condutor.</text:p>
      <text:p text:style-name="P136"/>
      <text:p text:style-name="P137"><text:s text:c="2"/>27: 10:01:39.21 10:01:43.17 <text:s/>Durée 00:00:03.21 <text:s/>Lisibilité 58</text:p>
      <text:p text:style-name="P138">#Essa pretensão de construir</text:p>
      <text:p text:style-name="P139">"um melhor condutor" baseia-se#</text:p>
      <text:p text:style-name="P140"/>
      <text:p text:style-name="P141"><text:s text:c="2"/>28: 10:01:43.22 10:01:45.13 <text:s/>Durée 00:00:01.16 <text:s/>Lisibilité 25</text:p>
      <text:p text:style-name="P142">#no fato de que a cada ano#</text:p>
      <text:p text:style-name="P143"/>
      <text:p text:style-name="P144"><text:s text:c="2"/>29: 10:01:45.17 10:01:48.07 <text:s/>Durée 00:00:02.15 <text:s/>Lisibilité 39</text:p>
      <text:p text:style-name="P145">#mais de 1,2 milhão de pessoas</text:p>
      <text:p text:style-name="P146">morrem nas ruas.#</text:p>
      <text:p text:style-name="P147"/>
      <text:p text:style-name="P148"><text:s text:c="2"/>30: 10:01:48.12 10:01:52.01 <text:s/>Durée 00:00:03.14 <text:s/>Lisibilité 53</text:p>
      <text:p text:style-name="P149">#E a principal causa</text:p>
      <text:p text:style-name="P150">desses acidentes é o erro humano.#</text:p>
      <text:p text:style-name="P151"/>
      <text:p text:style-name="P152"><text:s text:c="2"/>31: 10:01:53.09 10:01:56.07 <text:s/>Durée 00:00:02.23 <text:s/>Lisibilité 44</text:p>
      <text:p text:style-name="P153">#Mensagens de texto,</text:p>
      <text:p text:style-name="P154">distração, cansaço,#</text:p>
      <text:p text:style-name="P155"/>
      <text:p text:style-name="P156"><text:s text:c="2"/>32: 10:01:56.11 10:01:59.03 <text:s/>Durée 00:00:02.17 <text:s/>Lisibilité 40</text:p>
      <text:p text:style-name="P157">#imprudência,</text:p>
      <text:p text:style-name="P158">faculdades debilitadas,#</text:p>
      <text:p text:style-name="P159"/>
      <text:p text:style-name="P160"><text:s text:c="2"/>33: 10:01:59.08 10:02:01.05 <text:s/>Durée 00:00:01.22 <text:s/>Lisibilité 28</text:p>
      <text:p text:style-name="P161">#comportamentos</text:p>
      <text:p text:style-name="P162">que os fabricantes#</text:p>
      <text:p text:style-name="P163"/>
      <text:p text:style-name="P164"><text:s text:c="2"/>34: 10:02:01.09 10:02:04.02 <text:s/>Durée 00:00:02.18 <text:s/>Lisibilité 41</text:p>
      <text:p text:style-name="P165">#prometem eliminar</text:p>
      <text:p text:style-name="P166">com o carro autônomo.#</text:p>
      <text:p text:style-name="P167"/>
      <text:p text:style-name="P168"><text:s text:c="2"/>35: 10:02:05.09 10:02:08.04 <text:s/>Durée 00:00:02.20 <text:s/>Lisibilité 42</text:p>
      <text:p text:style-name="P169">#Brandon Schoettleé pesquisador</text:p>
      <text:p text:style-name="P170">na Univ. do Michigan,#</text:p>
      <text:p text:style-name="P171"/>
      <text:p text:style-name="P172"><text:s text:c="2"/>36: 10:02:08.09 10:02:09.10 <text:s/>Durée 00:00:01.01 <text:s/>Lisibilité 16</text:p>
      <text:p text:style-name="P173">#nos EUA.#</text:p>
      <text:p text:style-name="P174"/>
      <text:p text:style-name="P175"><text:s text:c="2"/>37: 10:02:09.14 10:02:13.03 <text:s/>Durée 00:00:03.14 <text:s/>Lisibilité 53</text:p>
      <text:p text:style-name="P176">#Ele estuda a dimensão humana</text:p>
      <text:p text:style-name="P177">na condução de veículos.#</text:p>
      <text:p text:style-name="P178"/>
      <text:p text:style-name="P179"><text:s text:c="2"/>38: 10:02:15.12 10:02:19.07 <text:s/>Durée 00:00:03.20 <text:s/>Lisibilité 57</text:p>
      <text:p text:style-name="P180">Esse tipo de erro pode ser eliminado</text:p>
      <text:p text:style-name="P181">pela condução autônoma.</text:p>
      <text:p text:style-name="P182"/>
      <text:p text:style-name="P183"><text:s text:c="2"/>39: 10:02:19.11 10:02:22.21 <text:s/>Durée 00:00:03.10 <text:s/>Lisibilité 51</text:p>
      <text:p text:style-name="P184">E mesmo ainda não sabendo</text:p>
      <text:p text:style-name="P185">o que é um condutor perfeito,</text:p>
      <text:p text:style-name="P186"/>
      <text:p text:style-name="P187"><text:s text:c="2"/>40: 10:02:23.00 10:02:25.19 <text:s/>Durée 00:00:02.19 <text:s/>Lisibilité 41</text:p>
      <text:p text:style-name="P188">não há dúvida</text:p>
      <text:p text:style-name="P189">que podemos programar um veículo</text:p>
      <text:p text:style-name="P190"/>
      <text:p text:style-name="P191"><text:s text:c="2"/>41: 10:02:25.23 10:02:29.22 <text:s/>Durée 00:00:03.24 <text:s/>Lisibilité 59</text:p>
      <text:p text:style-name="P192">para obedecer às leis</text:p>
      <text:p text:style-name="P193">sem multiplicar esses erros humanos.</text:p>
      <text:p text:style-name="P194"/>
      <text:p text:style-name="P195"><text:s text:c="2"/>42: 10:02:35.09 10:02:37.15 <text:s/>Durée 00:00:02.06 <text:s/>Lisibilité 34</text:p>
      <text:p text:style-name="P196">#Para preencher nossas lacunas,</text:p>
      <text:p text:style-name="P197">os carros já#</text:p>
      <text:p text:style-name="P198"/>
      <text:p text:style-name="P199"><text:s text:c="2"/>43: 10:02:37.20 10:02:40.02 <text:s/>Durée 00:00:02.07 <text:s/>Lisibilité 34</text:p>
      <text:p text:style-name="P200">#começaram a integrar,</text:p>
      <text:p text:style-name="P201">em 10 anos,#</text:p>
      <text:p text:style-name="P202"/>
      <text:p text:style-name="P203"><text:s text:c="2"/>44: 10:02:40.07 10:02:42.12 <text:s/>Durée 00:00:02.05 <text:s/>Lisibilité 33</text:p>
      <text:p text:style-name="P204">#sistemas de auxílio à condução.#</text:p>
      <text:p text:style-name="P205"/>
      <text:p text:style-name="P206"><text:s text:c="2"/>45: 10:02:43.23 10:02:45.06 <text:s/>Durée 00:00:01.08 <text:s/>Lisibilité 20</text:p>
      <text:p text:style-name="P207">#Câmera de ré.#</text:p>
      <text:p text:style-name="P208"/>
      <text:p text:style-name="P209"><text:s text:c="2"/>46: 10:02:46.10 10:02:47.17 <text:s/>Durée 00:00:01.07 <text:s/>Lisibilité 19</text:p>
      <text:p text:style-name="P210">#Freios antibloqueio.#</text:p>
      <text:p text:style-name="P211"/>
      <text:p text:style-name="P212"><text:s text:c="2"/>47: 10:02:48.18 10:02:50.05 <text:s/>Durée 00:00:01.12 <text:s/>Lisibilité 22</text:p>
      <text:p text:style-name="P213">#Detector de ângulos mortos.#</text:p>
      <text:p text:style-name="P214"/>
      <text:p text:style-name="P215"><text:s text:c="2"/>48: 10:02:51.09 10:02:53.15 <text:s/>Durée 00:00:02.06 <text:s/>Lisibilité 34</text:p>
      <text:p text:style-name="P216">#Regulador de velocidade.#</text:p>
      <text:p text:style-name="P217"/>
      <text:p text:style-name="P218"><text:s text:c="2"/>49: 10:02:54.19 10:02:56.14 <text:s/>Durée 00:00:01.20 <text:s/>Lisibilité 27</text:p>
      <text:p text:style-name="P219">#Assistente</text:p>
      <text:p text:style-name="P220">de faixa de rodagem.#</text:p>
      <text:p text:style-name="P221"/>
      <text:p text:style-name="P222"><text:s text:c="2"/>50: 10:02:56.19 10:02:59.19 <text:s/>Durée 00:00:03.00 <text:s/>Lisibilité 45</text:p>
      <text:p text:style-name="P223">#São os primeiros passos</text:p>
      <text:p text:style-name="P224">para o carro autônomo.#</text:p>
      <text:p text:style-name="P225"/>
      <text:p text:style-name="P226"><text:s text:c="2"/>51: 10:03:01.24 10:03:03.11 <text:s/>Durée 00:00:01.12 <text:s/>Lisibilité 22</text:p>
      <text:p text:style-name="P227">#Denis Gingras é professor#</text:p>
      <text:p text:style-name="P228"/>
      <text:p text:style-name="P229"><text:s text:c="2"/>52: 10:03:03.16 10:03:05.22 <text:s/>Durée 00:00:02.06 <text:s/>Lisibilité 34</text:p>
      <text:p text:style-name="P230">#e pesquisador</text:p>
      <text:p text:style-name="P231">na Univ. de Sherbrooke.#</text:p>
      <text:p text:style-name="P232"/>
      <text:p text:style-name="P233"><text:s text:c="2"/>53: 10:03:06.02 10:03:09.03 <text:s/>Durée 00:00:03.01 <text:s/>Lisibilité 46</text:p>
      <text:p text:style-name="P234">#Ele observa o desenvolvimento</text:p>
      <text:p text:style-name="P235">da indústria desde o início.#</text:p>
      <text:p text:style-name="P236"/>
      <text:soft-page-break/>
      <text:p text:style-name="P237"><text:s text:c="2"/>54: 10:03:10.13 10:03:13.08 <text:s/>Durée 00:00:02.20 <text:s/>Lisibilité 42</text:p>
      <text:p text:style-name="P238">Há uma convergência</text:p>
      <text:p text:style-name="P239">que agora nos faz poder</text:p>
      <text:p text:style-name="P240"/>
      <text:p text:style-name="P241"><text:s text:c="2"/>55: 10:03:13.12 10:03:15.15 <text:s/>Durée 00:00:02.03 <text:s/>Lisibilité 32</text:p>
      <text:p text:style-name="P242">desenvolver sistemas complexos</text:p>
      <text:p text:style-name="P243"/>
      <text:p text:style-name="P244"><text:s text:c="2"/>56: 10:03:15.19 10:03:17.12 <text:s/>Durée 00:00:01.18 <text:s/>Lisibilité 26</text:p>
      <text:p text:style-name="P245">embarcados nos veículos</text:p>
      <text:p text:style-name="P246"/>
      <text:p text:style-name="P247"><text:s text:c="2"/>57: 10:03:17.16 10:03:22.00 <text:s/>Durée 00:00:04.09 <text:s/>Lisibilité 65</text:p>
      <text:p text:style-name="P248">e que permitem tratar</text:p>
      <text:p text:style-name="P249">em tempo real as informações</text:p>
      <text:p text:style-name="P250"/>
      <text:p text:style-name="P251"><text:s text:c="2"/>58: 10:03:22.04 10:03:25.22 <text:s/>Durée 00:00:03.18 <text:s/>Lisibilité 56</text:p>
      <text:p text:style-name="P252">nesse tipo de aplicação que é,</text:p>
      <text:p text:style-name="P253">na verdade, bem dinâmica.</text:p>
      <text:p text:style-name="P254"/>
      <text:p text:style-name="P255"><text:s text:c="2"/>59: 10:03:28.19 10:03:32.07 <text:s/>Durée 00:00:03.13 <text:s/>Lisibilité 53</text:p>
      <text:p text:style-name="P256">#Hoje, um carro autônomo</text:p>
      <text:p text:style-name="P257">é um computador sobre 4 rodas.#</text:p>
      <text:p text:style-name="P258"/>
      <text:p text:style-name="P259"><text:s text:c="2"/>60: 10:03:32.23 10:03:35.09 <text:s/>Durée 00:00:02.11 <text:s/>Lisibilité 37</text:p>
      <text:p text:style-name="P260">#Em geral ele é equipado de GPS#</text:p>
      <text:p text:style-name="P261"/>
      <text:p text:style-name="P262"><text:s text:c="2"/>61: 10:03:35.13 10:03:36.19 <text:s/>Durée 00:00:01.06 <text:s/>Lisibilité 19</text:p>
      <text:p text:style-name="P263">#para se posicionar,#</text:p>
      <text:p text:style-name="P264"/>
      <text:p text:style-name="P265"><text:s text:c="2"/>62: 10:03:37.12 10:03:39.11 <text:s/>Durée 00:00:01.24 <text:s/>Lisibilité 29</text:p>
      <text:p text:style-name="P266">#de radares e ultrassom#</text:p>
      <text:p text:style-name="P267"/>
      <text:p text:style-name="P268"><text:s text:c="2"/>63: 10:03:39.15 10:03:41.18 <text:s/>Durée 00:00:02.03 <text:s/>Lisibilité 32</text:p>
      <text:p text:style-name="P269">#para avaliar</text:p>
      <text:p text:style-name="P270">distâncias dos objetos,#</text:p>
      <text:p text:style-name="P271"/>
      <text:p text:style-name="P272"><text:s text:c="2"/>64: 10:03:42.10 10:03:45.05 <text:s/>Durée 00:00:02.20 <text:s/>Lisibilité 42</text:p>
      <text:p text:style-name="P273">#de câmeras para ver a rua</text:p>
      <text:p text:style-name="P274">e o que está nela,#</text:p>
      <text:p text:style-name="P275"/>
      <text:p text:style-name="P276"><text:s text:c="2"/>65: 10:03:46.05 10:03:50.01 <text:s/>Durée 00:00:03.21 <text:s/>Lisibilité 58</text:p>
      <text:p text:style-name="P277">#de LIDAR para captar com precisão</text:p>
      <text:p text:style-name="P278">e reconstituir em 3D#</text:p>
      <text:p text:style-name="P279"/>
      <text:p text:style-name="P280"><text:s text:c="2"/>66: 10:03:50.05 10:03:51.07 <text:s/>Durée 00:00:01.02 <text:s/>Lisibilité 16</text:p>
      <text:p text:style-name="P281">#o que o cerca,#</text:p>
      <text:p text:style-name="P282"/>
      <text:p text:style-name="P283"><text:s text:c="2"/>67: 10:03:52.05 10:03:56.04 <text:s/>Durée 00:00:03.24 <text:s/>Lisibilité 59</text:p>
      <text:soft-page-break/>
      <text:p text:style-name="P284">#e, é claro, de sistemas</text:p>
      <text:p text:style-name="P285">digitais para controlar a condução.#</text:p>
      <text:p text:style-name="P286"/>
      <text:p text:style-name="P287"><text:s text:c="2"/>68: 10:03:58.09 10:04:01.17 <text:s/>Durée 00:00:03.08 <text:s/>Lisibilité 50</text:p>
      <text:p text:style-name="P288">#Esses equipamentos são os olhos</text:p>
      <text:p text:style-name="P289">e os ouvidos do carro,#</text:p>
      <text:p text:style-name="P290"/>
      <text:p text:style-name="P291"><text:s text:c="2"/>69: 10:04:01.22 10:04:04.14 <text:s/>Durée 00:00:02.17 <text:s/>Lisibilité 40</text:p>
      <text:p text:style-name="P292">#o que lhe permite</text:p>
      <text:p text:style-name="P293">perceber seu ambiente.#</text:p>
      <text:p text:style-name="P294"/>
      <text:p text:style-name="P295"><text:s text:c="2"/>70: 10:04:05.15 10:04:08.17 <text:s/>Durée 00:00:03.02 <text:s/>Lisibilité 46</text:p>
      <text:p text:style-name="P296">#Classificar os objetos no caminho</text:p>
      <text:p text:style-name="P297">é um desafio,#</text:p>
      <text:p text:style-name="P298"/>
      <text:p text:style-name="P299"><text:s text:c="2"/>71: 10:04:09.03 10:04:10.04 <text:s/>Durée 00:00:01.01 <text:s/>Lisibilité 16</text:p>
      <text:p text:style-name="P300">#mas não o único.#</text:p>
      <text:p text:style-name="P301"/>
      <text:p text:style-name="P302"><text:s text:c="2"/>72: 10:04:11.12 10:04:14.18 <text:s/>Durée 00:00:03.06 <text:s/>Lisibilité 49</text:p>
      <text:p text:style-name="P303">Eu diria que o maior desafio</text:p>
      <text:p text:style-name="P304">no momento</text:p>
      <text:p text:style-name="P305"/>
      <text:p text:style-name="P306"><text:s text:c="2"/>73: 10:04:14.22 10:04:17.09 <text:s/>Durée 00:00:02.12 <text:s/>Lisibilité 37</text:p>
      <text:p text:style-name="P307">é a inteligência artificial</text:p>
      <text:p text:style-name="P308">a bordo.</text:p>
      <text:p text:style-name="P309"/>
      <text:p text:style-name="P310"><text:s text:c="2"/>74: 10:04:17.14 10:04:21.05 <text:s/>Durée 00:00:03.16 <text:s/>Lisibilité 55</text:p>
      <text:p text:style-name="P311">É realmente no âmbito</text:p>
      <text:p text:style-name="P312">da tomada de decisão,</text:p>
      <text:p text:style-name="P313"/>
      <text:p text:style-name="P314"><text:s text:c="2"/>75: 10:04:21.10 10:04:24.10 <text:s/>Durée 00:00:03.00 <text:s/>Lisibilité 45</text:p>
      <text:p text:style-name="P315">do cálculo de risco em tempo real.</text:p>
      <text:p text:style-name="P316"/>
      <text:p text:style-name="P317"><text:s text:c="2"/>76: 10:04:26.21 10:04:29.17 <text:s/>Durée 00:00:02.21 <text:s/>Lisibilité 43</text:p>
      <text:p text:style-name="P318">E há aspectos</text:p>
      <text:p text:style-name="P319">da inteligência humana</text:p>
      <text:p text:style-name="P320"/>
      <text:p text:style-name="P321"><text:s text:c="2"/>77: 10:04:29.21 10:04:33.13 <text:s/>Durée 00:00:03.17 <text:s/>Lisibilité 55</text:p>
      <text:p text:style-name="P322">que temos mais dificuldades</text:p>
      <text:p text:style-name="P323">para realizar de modo artificial.</text:p>
      <text:p text:style-name="P324"/>
      <text:p text:style-name="P325"><text:s text:c="2"/>78: 10:04:36.16 10:04:39.20 <text:s/>Durée 00:00:03.04 <text:s/>Lisibilité 47</text:p>
      <text:p text:style-name="P326">#Para entender os desafios</text:p>
      <text:p text:style-name="P327">que as montadoras enfrentam,#</text:p>
      <text:p text:style-name="P328"/>
      <text:p text:style-name="P329"><text:s text:c="2"/>79: 10:04:40.00 10:04:43.06 <text:s/>Durée 00:00:03.06 <text:s/>Lisibilité 49</text:p>
      <text:p text:style-name="P330">#fomos a Dearborn,</text:p>
      <text:soft-page-break/>
      <text:p text:style-name="P331">perto de Detroit, à Ford,#</text:p>
      <text:p text:style-name="P332"/>
      <text:p text:style-name="P333"><text:s text:c="2"/>80: 10:04:43.21 10:04:46.04 <text:s/>Durée 00:00:02.08 <text:s/>Lisibilité 35</text:p>
      <text:p text:style-name="P334">#para conversar com James McBride.#</text:p>
      <text:p text:style-name="P335"/>
      <text:p text:style-name="P336"><text:s text:c="2"/>81: 10:04:46.13 10:04:49.14 <text:s/>Durée 00:00:03.01 <text:s/>Lisibilité 46</text:p>
      <text:p text:style-name="P337">#Ele pilota o desenvolvimento técnico</text:p>
      <text:p text:style-name="P338">do carro autônomo.#</text:p>
      <text:p text:style-name="P339"/>
      <text:p text:style-name="P340"><text:s text:c="2"/>82: 10:04:52.12 10:04:55.04 <text:s/>Durée 00:00:02.17 <text:s/>Lisibilité 40</text:p>
      <text:p text:style-name="P341">#A Ford entrou na corrida</text:p>
      <text:p text:style-name="P342">há alguns anos.#</text:p>
      <text:p text:style-name="P343"/>
      <text:p text:style-name="P344"><text:s text:c="2"/>83: 10:04:55.08 10:04:56.14 <text:s/>Durée 00:00:01.06 <text:s/>Lisibilité 19</text:p>
      <text:p text:style-name="P345">#Seus carros</text:p>
      <text:p text:style-name="P346">são testados#</text:p>
      <text:p text:style-name="P347"/>
      <text:p text:style-name="P348"><text:s text:c="2"/>84: 10:04:56.18 10:04:59.05 <text:s/>Durée 00:00:02.12 <text:s/>Lisibilité 37</text:p>
      <text:p text:style-name="P349">#em diversas pistas</text:p>
      <text:p text:style-name="P350">e estradas dos EUA.#</text:p>
      <text:p text:style-name="P351"/>
      <text:p text:style-name="P352"><text:s text:c="2"/>85: 10:05:00.11 10:05:03.07 <text:s/>Durée 00:00:02.21 <text:s/>Lisibilité 43</text:p>
      <text:p text:style-name="P353">#Seus carros são capazes</text:p>
      <text:p text:style-name="P354">de perceber o ambiente,#</text:p>
      <text:p text:style-name="P355"/>
      <text:p text:style-name="P356"><text:s text:c="2"/>86: 10:05:03.11 10:05:06.12 <text:s/>Durée 00:00:03.01 <text:s/>Lisibilité 46</text:p>
      <text:p text:style-name="P357">#de se manter na faixa</text:p>
      <text:p text:style-name="P358">e de parar nos cruzamentos.#</text:p>
      <text:p text:style-name="P359"/>
      <text:p text:style-name="P360"><text:s text:c="2"/>87: 10:05:06.16 10:05:09.00 <text:s/>Durée 00:00:02.09 <text:s/>Lisibilité 35</text:p>
      <text:p text:style-name="P361">#Mas há outras situações,</text:p>
      <text:p text:style-name="P362">em aparência simples,#</text:p>
      <text:p text:style-name="P363"/>
      <text:p text:style-name="P364"><text:s text:c="2"/>88: 10:05:09.04 10:05:12.19 <text:s/>Durée 00:00:03.15 <text:s/>Lisibilité 54</text:p>
      <text:p text:style-name="P365">#bem mais difíceis de controlar</text:p>
      <text:p text:style-name="P366">para um carro autônomo.#</text:p>
      <text:p text:style-name="P367"/>
      <text:p text:style-name="P368"><text:s text:c="2"/>89: 10:05:14.10 10:05:17.21 <text:s/>Durée 00:00:03.11 <text:s/>Lisibilité 52</text:p>
      <text:p text:style-name="P369">Se me perguntar que tipo de desafio</text:p>
      <text:p text:style-name="P370">noa resta a superar,</text:p>
      <text:p text:style-name="P371"/>
      <text:p text:style-name="P372"><text:s text:c="2"/>90: 10:05:18.00 10:05:21.04 <text:s/>Durée 00:00:03.04 <text:s/>Lisibilité 47</text:p>
      <text:p text:style-name="P373">eu diria os detritos da via</text:p>
      <text:p text:style-name="P374">em grande velocidade.</text:p>
      <text:p text:style-name="P375"/>
      <text:p text:style-name="P376"><text:s text:c="2"/>91: 10:05:23.24 10:05:26.10 <text:s/>Durée 00:00:02.11 <text:s/>Lisibilité 37</text:p>
      <text:p text:style-name="P377">Nós passamos tranquilamente</text:p>
      <text:soft-page-break/>
      <text:p text:style-name="P378">sobre um saco,</text:p>
      <text:p text:style-name="P379"/>
      <text:p text:style-name="P380"><text:s text:c="2"/>92: 10:05:26.14 10:05:28.12 <text:s/>Durée 00:00:01.23 <text:s/>Lisibilité 29</text:p>
      <text:p text:style-name="P381">mas certamente não um tijolo.</text:p>
      <text:p text:style-name="P382"/>
      <text:p text:style-name="P383"><text:s text:c="2"/>93: 10:05:30.07 10:05:32.16 <text:s/>Durée 00:00:02.09 <text:s/>Lisibilité 35</text:p>
      <text:p text:style-name="P384">Diferenciar um objeto duro</text:p>
      <text:p text:style-name="P385">de um mole<text:s/></text:p>
      <text:p text:style-name="P386"/>
      <text:p text:style-name="P387"><text:s text:c="2"/>94: 10:05:32.20 10:05:34.14 <text:s/>Durée 00:00:01.19 <text:s/>Lisibilité 26</text:p>
      <text:p text:style-name="P388">ainda é um desafio.</text:p>
      <text:p text:style-name="P389"/>
      <text:p text:style-name="P390"><text:s text:c="2"/>95: 10:05:39.10 10:05:41.14 <text:s/>Durée 00:00:02.04 <text:s/>Lisibilité 32</text:p>
      <text:p text:style-name="P391">#Um humano sabe por experiência#</text:p>
      <text:p text:style-name="P392"/>
      <text:p text:style-name="P393"><text:s text:c="2"/>96: 10:05:41.18 10:05:44.11 <text:s/>Durée 00:00:02.18 <text:s/>Lisibilité 41</text:p>
      <text:p text:style-name="P394">#que um saco não põe</text:p>
      <text:p text:style-name="P395">sua segurança em perigo,#</text:p>
      <text:p text:style-name="P396"/>
      <text:p text:style-name="P397"><text:s text:c="2"/>97: 10:05:44.16 10:05:48.04 <text:s/>Durée 00:00:03.13 <text:s/>Lisibilité 53</text:p>
      <text:p text:style-name="P398">#que um pássaro no caminho</text:p>
      <text:p text:style-name="P399">voa quando nos aproximamos.#</text:p>
      <text:p text:style-name="P400"/>
      <text:p text:style-name="P401"><text:s text:c="2"/>98: 10:05:48.16 10:05:50.18 <text:s/>Durée 00:00:02.02 <text:s/>Lisibilité 31</text:p>
      <text:p text:style-name="P402">#Para o carro, não é óbvio.#</text:p>
      <text:p text:style-name="P403"/>
      <text:p text:style-name="P404"><text:s text:c="2"/>99: 10:05:50.22 10:05:52.09 <text:s/>Durée 00:00:01.12 <text:s/>Lisibilité 22</text:p>
      <text:p text:style-name="P405">#Temos de lhe ensinar.#</text:p>
      <text:p text:style-name="P406"/>
      <text:p text:style-name="P407"><text:s/>100: 10:05:54.13 10:05:56.14 <text:s/>Durée 00:00:02.01 <text:s/>Lisibilité 31</text:p>
      <text:p text:style-name="P408">Quanto melhor for</text:p>
      <text:p text:style-name="P409">em classificar objetos</text:p>
      <text:p text:style-name="P410"/>
      <text:p text:style-name="P411"><text:s/>101: 10:05:56.18 10:05:58.16 <text:s/>Durée 00:00:01.23 <text:s/>Lisibilité 29</text:p>
      <text:p text:style-name="P412">e entender o contexto da cena,</text:p>
      <text:p text:style-name="P413"/>
      <text:p text:style-name="P414"><text:s/>102: 10:05:58.20 10:06:01.14 <text:s/>Durée 00:00:02.19 <text:s/>Lisibilité 41</text:p>
      <text:p text:style-name="P415">mais você se aproxima</text:p>
      <text:p text:style-name="P416">da condução humana.</text:p>
      <text:p text:style-name="P417"/>
      <text:p text:style-name="P418"><text:s/>103: 10:06:03.16 10:06:07.22 <text:s/>Durée 00:00:04.06 <text:s/>Lisibilité 64</text:p>
      <text:p text:style-name="P419">Mas atualmente, paramos</text:p>
      <text:p text:style-name="P420">diante de quase tudo no caminho.</text:p>
      <text:p text:style-name="P421"/>
      <text:p text:style-name="P422"><text:s/>104: 10:06:10.02 10:06:12.07 <text:s/>Durée 00:00:02.05 <text:s/>Lisibilité 33</text:p>
      <text:p text:style-name="P423">#É preciso também ensinar o carro#</text:p>
      <text:p text:style-name="P424"/>
      <text:soft-page-break/>
      <text:p text:style-name="P425"><text:s/>105: 10:06:12.12 10:06:14.08 <text:s/>Durée 00:00:01.21 <text:s/>Lisibilité 28</text:p>
      <text:p text:style-name="P426">#a administrar situações raras,#</text:p>
      <text:p text:style-name="P427"/>
      <text:p text:style-name="P428"><text:s/>106: 10:06:14.12 10:06:17.01 <text:s/>Durée 00:00:02.14 <text:s/>Lisibilité 38</text:p>
      <text:p text:style-name="P429">#as que só surgem</text:p>
      <text:p text:style-name="P430">de vez em quando.#</text:p>
      <text:p text:style-name="P431"/>
      <text:p text:style-name="P432"><text:s/>107: 10:06:18.14 10:06:20.08 <text:s/>Durée 00:00:01.19 <text:s/>Lisibilité 26</text:p>
      <text:p text:style-name="P433">#Como reagir, por exemplo,#</text:p>
      <text:p text:style-name="P434"/>
      <text:p text:style-name="P435"><text:s/>108: 10:06:20.12 10:06:23.04 <text:s/>Durée 00:00:02.17 <text:s/>Lisibilité 40</text:p>
      <text:p text:style-name="P436">#numa situação</text:p>
      <text:p text:style-name="P437">onde há um policial na rua#</text:p>
      <text:p text:style-name="P438"/>
      <text:p text:style-name="P439"><text:s/>109: 10:06:23.08 10:06:26.04 <text:s/>Durée 00:00:02.21 <text:s/>Lisibilité 43</text:p>
      <text:p text:style-name="P440">#diante de um sinal verde</text:p>
      <text:p text:style-name="P441">mandando você parar?#</text:p>
      <text:p text:style-name="P442"/>
      <text:p text:style-name="P443"><text:s/>110: 10:06:27.08 10:06:29.04 <text:s/>Durée 00:00:01.21 <text:s/>Lisibilité 28</text:p>
      <text:p text:style-name="P444">#Michael James desenvolve#</text:p>
      <text:p text:style-name="P445"/>
      <text:p text:style-name="P446"><text:s/>111: 10:06:29.08 10:06:31.10 <text:s/>Durée 00:00:02.02 <text:s/>Lisibilité 31</text:p>
      <text:p text:style-name="P447">#o carro autônomo da Toyota.#</text:p>
      <text:p text:style-name="P448"/>
      <text:p text:style-name="P449"><text:s/>112: 10:06:32.19 10:06:34.23 <text:s/>Durée 00:00:02.04 <text:s/>Lisibilité 32</text:p>
      <text:p text:style-name="P450">O sinal do policial contradiz</text:p>
      <text:p text:style-name="P451"/>
      <text:p text:style-name="P452"><text:s/>113: 10:06:35.02 10:06:37.05 <text:s/>Durée 00:00:02.03 <text:s/>Lisibilité 32</text:p>
      <text:p text:style-name="P453">o que o sinal de tráfego indica.</text:p>
      <text:p text:style-name="P454"/>
      <text:p text:style-name="P455"><text:s/>114: 10:06:37.09 10:06:40.07 <text:s/>Durée 00:00:02.23 <text:s/>Lisibilité 44</text:p>
      <text:p text:style-name="P456">É uma situação ambígua</text:p>
      <text:p text:style-name="P457">para um carro autônomo.</text:p>
      <text:p text:style-name="P458"/>
      <text:p text:style-name="P459"><text:s/>115: 10:06:41.16 10:06:43.12 <text:s/>Durée 00:00:01.21 <text:s/>Lisibilité 28</text:p>
      <text:p text:style-name="P460">Qual dos dois é prioritário?</text:p>
      <text:p text:style-name="P461"/>
      <text:p text:style-name="P462"><text:s/>116: 10:06:43.16 10:06:45.19 <text:s/>Durée 00:00:02.03 <text:s/>Lisibilité 32</text:p>
      <text:p text:style-name="P463">A quem devo dirigir</text:p>
      <text:p text:style-name="P464">minha atenção?</text:p>
      <text:p text:style-name="P465"/>
      <text:p text:style-name="P466"><text:s/>117: 10:06:45.23 10:06:48.06 <text:s/>Durée 00:00:02.08 <text:s/>Lisibilité 35</text:p>
      <text:p text:style-name="P467">Como programar o carro</text:p>
      <text:p text:style-name="P468">para entender a cena</text:p>
      <text:p text:style-name="P469"/>
      <text:p text:style-name="P470"><text:s/>118: 10:06:48.10 10:06:49.19 <text:s/>Durée 00:00:01.09 <text:s/>Lisibilité 20</text:p>
      <text:p text:style-name="P471">e decidir o certo?</text:p>
      <text:p text:style-name="P472"/>
      <text:p text:style-name="P473"><text:s/>119: 10:06:49.23 10:06:51.11 <text:s/>Durée 00:00:01.13 <text:s/>Lisibilité 23</text:p>
      <text:p text:style-name="P474">É um grande desafio.</text:p>
      <text:p text:style-name="P475"/>
      <text:p text:style-name="P476"><text:s/>120: 10:06:51.16 10:06:54.02 <text:s/>Durée 00:00:02.11 <text:s/>Lisibilité 37</text:p>
      <text:p text:style-name="P477">OK, Delphine.</text:p>
      <text:p text:style-name="P478">Vou lhe dar óculos</text:p>
      <text:p text:style-name="P479"/>
      <text:p text:style-name="P480"><text:s/>121: 10:06:54.06 10:06:56.01 <text:s/>Durée 00:00:01.20 <text:s/>Lisibilité 27</text:p>
      <text:p text:style-name="P481">com que seguiremos seu olhar.</text:p>
      <text:p text:style-name="P482"/>
      <text:p text:style-name="P483"><text:s/>122: 10:06:56.05 10:06:59.02 <text:s/>Durée 00:00:02.22 <text:s/>Lisibilité 43</text:p>
      <text:p text:style-name="P484">#Para resolver esse problema,</text:p>
      <text:p text:style-name="P485">é preciso entender#</text:p>
      <text:p text:style-name="P486"/>
      <text:p text:style-name="P487"><text:s/>123: 10:06:59.06 10:07:02.17 <text:s/>Durée 00:00:03.11 <text:s/>Lisibilité 52</text:p>
      <text:p text:style-name="P488">#como o cérebro do condutor</text:p>
      <text:p text:style-name="P489">administra essas situações.#</text:p>
      <text:p text:style-name="P490"/>
      <text:p text:style-name="P491"><text:s/>124: 10:07:02.21 10:07:05.01 <text:s/>Durée 00:00:02.05 <text:s/>Lisibilité 33</text:p>
      <text:p text:style-name="P492">#Delphine vai pegar no volante.#</text:p>
      <text:p text:style-name="P493"/>
      <text:p text:style-name="P494"><text:s/>125: 10:07:05.05 10:07:08.11 <text:s/>Durée 00:00:03.06 <text:s/>Lisibilité 49</text:p>
      <text:p text:style-name="P495">Queremos que você dirija</text:p>
      <text:p text:style-name="P496">como faria normalmente,</text:p>
      <text:p text:style-name="P497"/>
      <text:p text:style-name="P498"><text:s/>126: 10:07:08.15 10:07:10.12 <text:s/>Durée 00:00:01.22 <text:s/>Lisibilité 28</text:p>
      <text:p text:style-name="P499">respeitando</text:p>
      <text:p text:style-name="P500">o limite de velocidade.</text:p>
      <text:p text:style-name="P501"/>
      <text:p text:style-name="P502"><text:s/>127: 10:07:14.22 10:07:18.01 <text:s/>Durée 00:00:03.04 <text:s/>Lisibilité 47</text:p>
      <text:p text:style-name="P503">#Romain Chaumillon estuda</text:p>
      <text:p text:style-name="P504">a carga cognitiva dos condutores#</text:p>
      <text:p text:style-name="P505"/>
      <text:p text:style-name="P506"><text:s/>128: 10:07:18.05 10:07:21.04 <text:s/>Durée 00:00:02.24 <text:s/>Lisibilité 44</text:p>
      <text:p text:style-name="P507">#no Laboratório de Psicofísica</text:p>
      <text:p text:style-name="P508">e Percepção Visual#</text:p>
      <text:p text:style-name="P509"/>
      <text:p text:style-name="P510"><text:s/>129: 10:07:21.08 10:07:23.03 <text:s/>Durée 00:00:01.20 <text:s/>Lisibilité 27</text:p>
      <text:p text:style-name="P511">#da Universidade de Montreal.#</text:p>
      <text:p text:style-name="P512"/>
      <text:p text:style-name="P513"><text:s/>130: 10:07:28.16 10:07:30.20 <text:s/>Durée 00:00:02.04 <text:s/>Lisibilité 32</text:p>
      <text:p text:style-name="P514">#Cada participante do teste</text:p>
      <text:p text:style-name="P515">submete-se#</text:p>
      <text:p text:style-name="P516"/>
      <text:p text:style-name="P517"><text:s/>131: 10:07:30.24 10:07:33.03 <text:s/>Durée 00:00:02.04 <text:s/>Lisibilité 32</text:p>
      <text:p text:style-name="P518">#a eventos inesperados</text:p>
      <text:soft-page-break/>
      <text:p text:style-name="P519">no caminho.#</text:p>
      <text:p text:style-name="P520"/>
      <text:p text:style-name="P521"><text:s/>132: 10:07:35.24 10:07:39.00 <text:s/>Durée 00:00:03.01 <text:s/>Lisibilité 46</text:p>
      <text:p text:style-name="P522">#Câmeras captam</text:p>
      <text:p text:style-name="P523">a direção do olhar de Delphine.#</text:p>
      <text:p text:style-name="P524"/>
      <text:p text:style-name="P525"><text:s/>133: 10:07:40.06 10:07:43.16 <text:s/>Durée 00:00:03.10 <text:s/>Lisibilité 51</text:p>
      <text:p text:style-name="P526">#O ponto laranja indica as zonas</text:p>
      <text:p text:style-name="P527">a que ela dá atenção.#</text:p>
      <text:p text:style-name="P528"/>
      <text:p text:style-name="P529"><text:s/>134: 10:07:45.12 10:07:49.06 <text:s/>Durée 00:00:03.19 <text:s/>Lisibilité 56</text:p>
      <text:p text:style-name="P530">#Durante sua rota, Delphine</text:p>
      <text:p text:style-name="P531">toma mil e uma decisões.#</text:p>
      <text:p text:style-name="P532"/>
      <text:p text:style-name="P533"><text:s/>135: 10:07:50.21 10:07:52.03 <text:s/>Durée 00:00:01.07 <text:s/>Lisibilité 19</text:p>
      <text:p text:style-name="P534">Notamos que de fato</text:p>
      <text:p text:style-name="P535"/>
      <text:p text:style-name="P536"><text:s/>136: 10:07:52.08 10:07:54.14 <text:s/>Durée 00:00:02.06 <text:s/>Lisibilité 34</text:p>
      <text:p text:style-name="P537">a condução veicular é multitarefas</text:p>
      <text:p text:style-name="P538"/>
      <text:p text:style-name="P539"><text:s/>137: 10:07:54.18 10:07:58.03 <text:s/>Durée 00:00:03.10 <text:s/>Lisibilité 51</text:p>
      <text:p text:style-name="P540">e recorre a muitas funções cognitivas</text:p>
      <text:p text:style-name="P541">de alto nível.</text:p>
      <text:p text:style-name="P542"/>
      <text:p text:style-name="P543"><text:s/>138: 10:07:58.08 10:07:59.24 <text:s/>Durée 00:00:01.16 <text:s/>Lisibilité 25</text:p>
      <text:p text:style-name="P544">As funções cognitivas</text:p>
      <text:p text:style-name="P545">de alto nível</text:p>
      <text:p text:style-name="P546"/>
      <text:p text:style-name="P547"><text:s/>139: 10:08:00.03 10:08:03.02 <text:s/>Durée 00:00:02.24 <text:s/>Lisibilité 44</text:p>
      <text:p text:style-name="P548">são funções mais ligadas</text:p>
      <text:p text:style-name="P549">a antecipação,</text:p>
      <text:p text:style-name="P550"/>
      <text:p text:style-name="P551"><text:s/>140: 10:08:03.06 10:08:06.06 <text:s/>Durée 00:00:03.00 <text:s/>Lisibilité 45</text:p>
      <text:p text:style-name="P552">à tomada de decisões,</text:p>
      <text:p text:style-name="P553">à inibição de certas ações,</text:p>
      <text:p text:style-name="P554"/>
      <text:p text:style-name="P555"><text:s/>141: 10:08:06.11 10:08:09.14 <text:s/>Durée 00:00:03.03 <text:s/>Lisibilité 47</text:p>
      <text:p text:style-name="P556">que são funções próprias</text:p>
      <text:p text:style-name="P557">ao ser humano.</text:p>
      <text:p text:style-name="P558"/>
      <text:p text:style-name="P559"><text:s/>142: 10:08:12.09 10:08:13.23 <text:s/>Durée 00:00:01.14 <text:s/>Lisibilité 23</text:p>
      <text:p text:style-name="P560">#Também é próprio ao homem#</text:p>
      <text:p text:style-name="P561"/>
      <text:p text:style-name="P562"><text:s/>143: 10:08:14.02 10:08:17.12 <text:s/>Durée 00:00:03.10 <text:s/>Lisibilité 51</text:p>
      <text:p text:style-name="P563">#a rapidez em decodificar</text:p>
      <text:p text:style-name="P564">o que acontece no trajeto#</text:p>
      <text:p text:style-name="P565"/>
      <text:soft-page-break/>
      <text:p text:style-name="P566"><text:s/>144: 10:08:17.17 10:08:20.17 <text:s/>Durée 00:00:03.00 <text:s/>Lisibilité 45</text:p>
      <text:p text:style-name="P567">#e em tomar decisões</text:p>
      <text:p text:style-name="P568">baseadas na sua experiência.#</text:p>
      <text:p text:style-name="P569"/>
      <text:p text:style-name="P570"><text:s/>145: 10:08:21.17 10:08:24.10 <text:s/>Durée 00:00:02.18 <text:s/>Lisibilité 41</text:p>
      <text:p text:style-name="P571">É justamente uma</text:p>
      <text:p text:style-name="P572">das grandes dificuldades.</text:p>
      <text:p text:style-name="P573"/>
      <text:p text:style-name="P574"><text:s/>146: 10:08:24.14 10:08:26.13 <text:s/>Durée 00:00:01.24 <text:s/>Lisibilité 29</text:p>
      <text:p text:style-name="P575">A experiência nos constrói.</text:p>
      <text:p text:style-name="P576"/>
      <text:p text:style-name="P577"><text:s/>147: 10:08:26.17 10:08:29.20 <text:s/>Durée 00:00:03.03 <text:s/>Lisibilité 47</text:p>
      <text:p text:style-name="P578">A experiência nos permite</text:p>
      <text:p text:style-name="P579">desenvolver uma capacidade</text:p>
      <text:p text:style-name="P580"/>
      <text:p text:style-name="P581"><text:s/>148: 10:08:30.00 10:08:32.06 <text:s/>Durée 00:00:02.06 <text:s/>Lisibilité 34</text:p>
      <text:p text:style-name="P582">de leitura cognitiva,</text:p>
      <text:p text:style-name="P583"/>
      <text:p text:style-name="P584"><text:s/>149: 10:08:32.10 10:08:35.07 <text:s/>Durée 00:00:02.22 <text:s/>Lisibilité 43</text:p>
      <text:p text:style-name="P585">ou seja, a capacidade</text:p>
      <text:p text:style-name="P586">de prever eventos</text:p>
      <text:p text:style-name="P587"/>
      <text:p text:style-name="P588"><text:s/>150: 10:08:35.11 10:08:38.05 <text:s/>Durée 00:00:02.19 <text:s/>Lisibilité 41</text:p>
      <text:p text:style-name="P589">em função de situações</text:p>
      <text:p text:style-name="P590">conhecidas e memorizadas.</text:p>
      <text:p text:style-name="P591"/>
      <text:p text:style-name="P592"><text:s/>151: 10:08:38.10 10:08:41.10 <text:s/>Durée 00:00:03.00 <text:s/>Lisibilité 45</text:p>
      <text:p text:style-name="P593">Será dificilmente transferível</text:p>
      <text:p text:style-name="P594">ao carro autônomo.<text:s/></text:p>
      <text:p text:style-name="P595"/>
      <text:p text:style-name="P596"><text:s/>152: 10:08:41.14 10:08:43.00 <text:s/>Durée 00:00:01.11 <text:s/>Lisibilité 22</text:p>
      <text:p text:style-name="P597">Será um desafio</text:p>
      <text:p text:style-name="P598">bem maior.</text:p>
      <text:p text:style-name="P599"/>
      <text:p text:style-name="P600"><text:s/>153: 10:08:46.14 10:08:50.04 <text:s/>Durée 00:00:03.15 <text:s/>Lisibilité 54</text:p>
      <text:p text:style-name="P601">#Para ensinar os carros</text:p>
      <text:p text:style-name="P602">a resolver esse tipo de problema,#</text:p>
      <text:p text:style-name="P603"/>
      <text:p text:style-name="P604"><text:s/>154: 10:08:50.08 10:08:52.04 <text:s/>Durée 00:00:01.21 <text:s/>Lisibilité 28</text:p>
      <text:p text:style-name="P605">#as montadoras vão a Ann Arbor,#</text:p>
      <text:p text:style-name="P606"/>
      <text:p text:style-name="P607"><text:s/>155: 10:08:52.09 10:08:53.17 <text:s/>Durée 00:00:01.08 <text:s/>Lisibilité 20</text:p>
      <text:p text:style-name="P608">#a uma hora de Detroit.#</text:p>
      <text:p text:style-name="P609"/>
      <text:p text:style-name="P610"><text:s/>156: 10:08:54.06 10:08:56.08 <text:s/>Durée 00:00:02.02 <text:s/>Lisibilité 31</text:p>
      <text:p text:style-name="P611">#Aqui foi aberto em 2015#</text:p>
      <text:p text:style-name="P612"/>
      <text:soft-page-break/>
      <text:p text:style-name="P613"><text:s/>157: 10:08:56.12 10:09:00.02 <text:s/>Durée 00:00:03.15 <text:s/>Lisibilité 54</text:p>
      <text:p text:style-name="P614">#o 1º laboratório ao ar livre</text:p>
      <text:p text:style-name="P615">de teste de veículos autônomos.#</text:p>
      <text:p text:style-name="P616"/>
      <text:p text:style-name="P617"><text:s/>158: 10:09:01.12 10:09:04.09 <text:s/>Durée 00:00:02.22 <text:s/>Lisibilité 43</text:p>
      <text:p text:style-name="P618">#Mcity, como é chamado,</text:p>
      <text:p text:style-name="P619">é uma cidade falsa#</text:p>
      <text:p text:style-name="P620"/>
      <text:p text:style-name="P621"><text:s/>159: 10:09:04.13 10:09:06.24 <text:s/>Durée 00:00:02.11 <text:s/>Lisibilité 37</text:p>
      <text:p text:style-name="P622">#em pleno campus</text:p>
      <text:p text:style-name="P623">da Univ. do Michigan.#</text:p>
      <text:p text:style-name="P624"/>
      <text:p text:style-name="P625"><text:s/>160: 10:09:09.00 10:09:10.00 <text:s/>Durée 00:00:01.00 <text:s/>Lisibilité 15</text:p>
      <text:p text:style-name="P626">#Um circuito fechado#</text:p>
      <text:p text:style-name="P627"/>
      <text:p text:style-name="P628"><text:s/>161: 10:09:10.05 10:09:12.15 <text:s/>Durée 00:00:02.10 <text:s/>Lisibilité 36</text:p>
      <text:p text:style-name="P629">#que reproduz o que há</text:p>
      <text:p text:style-name="P630">numa cidade real:#</text:p>
      <text:p text:style-name="P631"/>
      <text:p text:style-name="P632"><text:s/>162: 10:09:13.04 10:09:16.03 <text:s/>Durée 00:00:02.24 <text:s/>Lisibilité 44</text:p>
      <text:p text:style-name="P633">#cruzamentos,</text:p>
      <text:p text:style-name="P634">uma passagem de nível,#</text:p>
      <text:p text:style-name="P635"/>
      <text:p text:style-name="P636"><text:s/>163: 10:09:16.08 10:09:18.18 <text:s/>Durée 00:00:02.10 <text:s/>Lisibilité 36</text:p>
      <text:p text:style-name="P637">#um túnel onde se perde</text:p>
      <text:p text:style-name="P638">o sinal GPS, #</text:p>
      <text:p text:style-name="P639"/>
      <text:p text:style-name="P640"><text:s/>164: 10:09:19.04 10:09:21.16 <text:s/>Durée 00:00:02.12 <text:s/>Lisibilité 37</text:p>
      <text:p text:style-name="P641">#entradas e saídas de estradas,#</text:p>
      <text:p text:style-name="P642"/>
      <text:p text:style-name="P643"><text:s/>165: 10:09:21.21 10:09:23.03 <text:s/>Durée 00:00:01.07 <text:s/>Lisibilité 19</text:p>
      <text:p text:style-name="P644">#sinais de trânsito.#</text:p>
      <text:p text:style-name="P645"/>
      <text:p text:style-name="P646"><text:s/>166: 10:09:25.20 10:09:29.09 <text:s/>Durée 00:00:03.14 <text:s/>Lisibilité 53</text:p>
      <text:p text:style-name="P647">#A engenheira Carrie Morton</text:p>
      <text:p text:style-name="P648">é diretora adjunta do Mcity.#</text:p>
      <text:p text:style-name="P649"/>
      <text:p text:style-name="P650"><text:s/>167: 10:09:32.11 10:09:34.20 <text:s/>Durée 00:00:02.09 <text:s/>Lisibilité 35</text:p>
      <text:p text:style-name="P651">O fato de estar fora</text:p>
      <text:p text:style-name="P652">de ruas públicas</text:p>
      <text:p text:style-name="P653"/>
      <text:p text:style-name="P654"><text:s/>168: 10:09:34.24 10:09:38.01 <text:s/>Durée 00:00:03.02 <text:s/>Lisibilité 46</text:p>
      <text:p text:style-name="P655">permite reproduzir</text:p>
      <text:p text:style-name="P656">situações específicas</text:p>
      <text:p text:style-name="P657"/>
      <text:p text:style-name="P658"><text:s/>169: 10:09:38.05 10:09:41.00 <text:s/>Durée 00:00:02.20 <text:s/>Lisibilité 42</text:p>
      <text:p text:style-name="P659">que vão realmente</text:p>
      <text:soft-page-break/>
      <text:p text:style-name="P660">pôr os carros à prova.</text:p>
      <text:p text:style-name="P661"/>
      <text:p text:style-name="P662"><text:s/>170: 10:09:45.01 10:09:46.08 <text:s/>Durée 00:00:01.07 <text:s/>Lisibilité 19</text:p>
      <text:p text:style-name="P663">#O interesse do circuito#</text:p>
      <text:p text:style-name="P664"/>
      <text:p text:style-name="P665"><text:s/>171: 10:09:46.13 10:09:48.18 <text:s/>Durée 00:00:02.05 <text:s/>Lisibilité 33</text:p>
      <text:p text:style-name="P666">#é poder repetir</text:p>
      <text:p text:style-name="P667">a mesma experiência#</text:p>
      <text:p text:style-name="P668"/>
      <text:p text:style-name="P669"><text:s/>172: 10:09:48.23 10:09:50.12 <text:s/>Durée 00:00:01.14 <text:s/>Lisibilité 23</text:p>
      <text:p text:style-name="P670">#quantas vezes quiserem#</text:p>
      <text:p text:style-name="P671"/>
      <text:p text:style-name="P672"><text:s/>173: 10:09:50.17 10:09:52.17 <text:s/>Durée 00:00:02.00 <text:s/>Lisibilité 30</text:p>
      <text:p text:style-name="P673">#para comparar o desempenho</text:p>
      <text:p text:style-name="P674">dos sensores#</text:p>
      <text:p text:style-name="P675"/>
      <text:p text:style-name="P676"><text:s/>174: 10:09:52.22 10:09:54.18 <text:s/>Durée 00:00:01.21 <text:s/>Lisibilité 28</text:p>
      <text:p text:style-name="P677">#ou de certos algoritmos.#</text:p>
      <text:p text:style-name="P678"/>
      <text:p text:style-name="P679"><text:s/>175: 10:09:56.00 10:09:58.02 <text:s/>Durée 00:00:02.02 <text:s/>Lisibilité 31</text:p>
      <text:p text:style-name="P680">#E estudar</text:p>
      <text:p text:style-name="P681">vários tipos de veículos#</text:p>
      <text:p text:style-name="P682"/>
      <text:p text:style-name="P683"><text:s/>176: 10:09:58.06 10:09:59.09 <text:s/>Durée 00:00:01.03 <text:s/>Lisibilité 17</text:p>
      <text:p text:style-name="P684">#e de condições,#</text:p>
      <text:p text:style-name="P685"/>
      <text:p text:style-name="P686"><text:s/>177: 10:09:59.14 10:10:02.09 <text:s/>Durée 00:00:02.20 <text:s/>Lisibilité 42</text:p>
      <text:p text:style-name="P687">#como esse micro-ônibus</text:p>
      <text:p text:style-name="P688">da francesa Navya.#</text:p>
      <text:p text:style-name="P689"/>
      <text:p text:style-name="P690"><text:s/>178: 10:10:04.03 10:10:07.14 <text:s/>Durée 00:00:03.11 <text:s/>Lisibilité 52</text:p>
      <text:p text:style-name="P691">#Testar também os veículos</text:p>
      <text:p text:style-name="P692">em diversas condições de clima.#</text:p>
      <text:p text:style-name="P693"/>
      <text:p text:style-name="P694"><text:s/>179: 10:10:10.05 10:10:12.10 <text:s/>Durée 00:00:02.05 <text:s/>Lisibilité 33</text:p>
      <text:p text:style-name="P695">#Outro desafio</text:p>
      <text:p text:style-name="P696">para o carro autônomo.#</text:p>
      <text:p text:style-name="P697"/>
      <text:p text:style-name="P698"><text:s/>180: 10:10:13.08 10:10:16.00 <text:s/>Durée 00:00:02.17 <text:s/>Lisibilité 40</text:p>
      <text:p text:style-name="P699">#Huei Peng é diretor do Mcity.#</text:p>
      <text:p text:style-name="P700"/>
      <text:p text:style-name="P701"><text:s/>181: 10:10:18.13 10:10:21.19 <text:s/>Durée 00:00:03.06 <text:s/>Lisibilité 49</text:p>
      <text:p text:style-name="P702">As condições climáticas</text:p>
      <text:p text:style-name="P703">e a intensidade da luz</text:p>
      <text:p text:style-name="P704"/>
      <text:p text:style-name="P705"><text:s/>182: 10:10:21.23 10:10:23.02 <text:s/>Durée 00:00:01.04 <text:s/>Lisibilité 17</text:p>
      <text:p text:style-name="P706">podem afetar muito</text:p>
      <text:p text:style-name="P707"/>
      <text:p text:style-name="P708"><text:s/>183: 10:10:23.06 10:10:27.11 <text:s/>Durée 00:00:04.05 <text:s/>Lisibilité 63</text:p>
      <text:p text:style-name="P709">o funcionamento dos sensores</text:p>
      <text:p text:style-name="P710">das câmeras, do LIDAR ou do radar.</text:p>
      <text:p text:style-name="P711"/>
      <text:p text:style-name="P712"><text:s/>184: 10:10:31.16 10:10:34.01 <text:s/>Durée 00:00:02.10 <text:s/>Lisibilité 36</text:p>
      <text:p text:style-name="P713">E se essas condições</text:p>
      <text:p text:style-name="P714">não são adequadas,</text:p>
      <text:p text:style-name="P715"/>
      <text:p text:style-name="P716"><text:s/>185: 10:10:34.06 10:10:37.08 <text:s/>Durée 00:00:03.02 <text:s/>Lisibilité 46</text:p>
      <text:p text:style-name="P717">podem limitar muito</text:p>
      <text:p text:style-name="P718">a condução do veículo.</text:p>
      <text:p text:style-name="P719"/>
      <text:p text:style-name="P720"><text:s/>186: 10:10:42.17 10:10:45.07 <text:s/>Durée 00:00:02.15 <text:s/>Lisibilité 39</text:p>
      <text:p text:style-name="P721">#Com chuva,</text:p>
      <text:p text:style-name="P722">o veículo autônomo pode frear#</text:p>
      <text:p text:style-name="P723"/>
      <text:p text:style-name="P724"><text:s/>187: 10:10:45.12 10:10:49.01 <text:s/>Durée 00:00:03.14 <text:s/>Lisibilité 53</text:p>
      <text:p text:style-name="P725">#ou parar por ter dificuldade</text:p>
      <text:p text:style-name="P726">de decodificar o ambiente.#</text:p>
      <text:p text:style-name="P727"/>
      <text:p text:style-name="P728"><text:s/>188: 10:10:50.14 10:10:51.21 <text:s/>Durée 00:00:01.07 <text:s/>Lisibilité 19</text:p>
      <text:p text:style-name="P729">Viu? Nós paramos.</text:p>
      <text:p text:style-name="P730"/>
      <text:p text:style-name="P731"><text:s/>189: 10:10:55.02 10:10:57.22 <text:s/>Durée 00:00:02.20 <text:s/>Lisibilité 42</text:p>
      <text:p text:style-name="P732">O LIDAR deve ter recebido</text:p>
      <text:p text:style-name="P733">uma gota de chuva</text:p>
      <text:p text:style-name="P734"/>
      <text:p text:style-name="P735"><text:s/>190: 10:10:58.02 10:11:00.10 <text:s/>Durée 00:00:02.08 <text:s/>Lisibilité 35</text:p>
      <text:p text:style-name="P736">e interpretou como obstáculo.</text:p>
      <text:p text:style-name="P737"/>
      <text:p text:style-name="P738"><text:s/>191: 10:11:01.19 10:11:04.12 <text:s/>Durée 00:00:02.18 <text:s/>Lisibilité 41</text:p>
      <text:p text:style-name="P739">O micro-ônibus parou</text:p>
      <text:p text:style-name="P740">por medida de segurança.</text:p>
      <text:p text:style-name="P741"/>
      <text:p text:style-name="P742"><text:s/>192: 10:11:07.04 10:11:09.16 <text:s/>Durée 00:00:02.12 <text:s/>Lisibilité 37</text:p>
      <text:p text:style-name="P743">Com o tempo,</text:p>
      <text:p text:style-name="P744">ele vai acabar aprendendo</text:p>
      <text:p text:style-name="P745"/>
      <text:p text:style-name="P746"><text:s/>193: 10:11:09.20 10:11:11.24 <text:s/>Durée 00:00:02.04 <text:s/>Lisibilité 32</text:p>
      <text:p text:style-name="P747">a avaliar melhor o que se passa</text:p>
      <text:p text:style-name="P748"/>
      <text:p text:style-name="P749"><text:s/>194: 10:11:12.03 10:11:15.03 <text:s/>Durée 00:00:03.00 <text:s/>Lisibilité 45</text:p>
      <text:p text:style-name="P750">e vai adotar</text:p>
      <text:p text:style-name="P751">uma condução mais suave.</text:p>
      <text:p text:style-name="P752"/>
      <text:p text:style-name="P753"><text:s/>195: 10:11:19.16 10:11:22.22 <text:s/>Durée 00:00:03.06 <text:s/>Lisibilité 49</text:p>
      <text:soft-page-break/>
      <text:p text:style-name="P754">#É claro, a neve também pode</text:p>
      <text:p text:style-name="P755">ser um problema.#</text:p>
      <text:p text:style-name="P756"/>
      <text:p text:style-name="P757"><text:s/>196: 10:11:23.02 10:11:26.04 <text:s/>Durée 00:00:03.02 <text:s/>Lisibilité 46</text:p>
      <text:p text:style-name="P758">#A Ford teve de testar</text:p>
      <text:p text:style-name="P759">essas condições no Mcity.#</text:p>
      <text:p text:style-name="P760"/>
      <text:p text:style-name="P761"><text:s/>197: 10:11:28.01 10:11:30.20 <text:s/>Durée 00:00:02.19 <text:s/>Lisibilité 41</text:p>
      <text:p text:style-name="P762">Para um carro autônomo,</text:p>
      <text:p text:style-name="P763">é um grande problema.</text:p>
      <text:p text:style-name="P764"/>
      <text:p text:style-name="P765"><text:s/>198: 10:11:30.24 10:11:33.09 <text:s/>Durée 00:00:02.10 <text:s/>Lisibilité 36</text:p>
      <text:p text:style-name="P766">Ele perde pontos de referência</text:p>
      <text:p text:style-name="P767">no solo.</text:p>
      <text:p text:style-name="P768"/>
      <text:p text:style-name="P769"><text:s/>199: 10:11:33.13 10:11:36.07 <text:s/>Durée 00:00:02.19 <text:s/>Lisibilité 41</text:p>
      <text:p text:style-name="P770">As marcas no solo são importantes</text:p>
      <text:p text:style-name="P771">para nos orientar</text:p>
      <text:p text:style-name="P772"/>
      <text:p text:style-name="P773"><text:s/>200: 10:11:36.12 10:11:38.11 <text:s/>Durée 00:00:01.24 <text:s/>Lisibilité 29</text:p>
      <text:p text:style-name="P774">e dirigir o carro na via.</text:p>
      <text:p text:style-name="P775"/>
      <text:p text:style-name="P776"><text:s/>201: 10:11:40.21 10:11:42.12 <text:s/>Durée 00:00:01.16 <text:s/>Lisibilité 25</text:p>
      <text:p text:style-name="P777">#Sem referências visuais,#</text:p>
      <text:p text:style-name="P778"/>
      <text:p text:style-name="P779"><text:s/>202: 10:11:42.17 10:11:43.20 <text:s/>Durée 00:00:01.03 <text:s/>Lisibilité 17</text:p>
      <text:p text:style-name="P780">#o carro baseia#</text:p>
      <text:p text:style-name="P781"/>
      <text:p text:style-name="P782"><text:s/>203: 10:11:44.00 10:11:46.17 <text:s/>Durée 00:00:02.17 <text:s/>Lisibilité 40</text:p>
      <text:p text:style-name="P783">#suas decisões</text:p>
      <text:p text:style-name="P784">num número menor de sensores.#</text:p>
      <text:p text:style-name="P785"/>
      <text:p text:style-name="P786"><text:s/>204: 10:11:46.22 10:11:49.08 <text:s/>Durée 00:00:02.11 <text:s/>Lisibilité 37</text:p>
      <text:p text:style-name="P787">#Mas eles não podem</text:p>
      <text:p text:style-name="P788">estar obstruídos.#</text:p>
      <text:p text:style-name="P789"/>
      <text:p text:style-name="P790"><text:s/>205: 10:11:51.13 10:11:54.08 <text:s/>Durée 00:00:02.20 <text:s/>Lisibilité 42</text:p>
      <text:p text:style-name="P791">Outro grande desafio,</text:p>
      <text:p text:style-name="P792">em condições de neve</text:p>
      <text:p text:style-name="P793"/>
      <text:p text:style-name="P794"><text:s/>206: 10:11:54.12 10:11:56.12 <text:s/>Durée 00:00:02.00 <text:s/>Lisibilité 30</text:p>
      <text:p text:style-name="P795">é manter os sensores limpos.</text:p>
      <text:p text:style-name="P796"/>
      <text:p text:style-name="P797"><text:s/>207: 10:11:56.16 10:11:58.24 <text:s/>Durée 00:00:02.08 <text:s/>Lisibilité 35</text:p>
      <text:p text:style-name="P798">A neve, a poeira e a lama</text:p>
      <text:p text:style-name="P799"/>
      <text:p text:style-name="P800"><text:s/>208: 10:11:59.04 10:12:01.00 <text:s/>Durée 00:00:01.21 <text:s/>Lisibilité 28</text:p>
      <text:soft-page-break/>
      <text:p text:style-name="P801">podem colar na superfície.</text:p>
      <text:p text:style-name="P802"/>
      <text:p text:style-name="P803"><text:s/>209: 10:12:03.15 10:12:05.21 <text:s/>Durée 00:00:02.06 <text:s/>Lisibilité 34</text:p>
      <text:p text:style-name="P804">É preciso monitorá-los e limpá-los</text:p>
      <text:p text:style-name="P805"/>
      <text:p text:style-name="P806"><text:s/>210: 10:12:06.00 10:12:08.00 <text:s/>Durée 00:00:02.00 <text:s/>Lisibilité 30</text:p>
      <text:p text:style-name="P807">para garantir que funcionem</text:p>
      <text:p text:style-name="P808"/>
      <text:p text:style-name="P809"><text:s/>211: 10:12:08.04 10:12:09.16 <text:s/>Durée 00:00:01.12 <text:s/>Lisibilité 22</text:p>
      <text:p text:style-name="P810">sem alterações.</text:p>
      <text:p text:style-name="P811"/>
      <text:p text:style-name="P812"><text:s/>212: 10:12:11.15 10:12:15.13 <text:s/>Durée 00:00:03.23 <text:s/>Lisibilité 59</text:p>
      <text:p text:style-name="P813">E isso deve ser feito em tempo real</text:p>
      <text:p text:style-name="P814">com todos os sistemas.</text:p>
      <text:p text:style-name="P815"/>
      <text:p text:style-name="P816"><text:s/>213: 10:12:17.11 10:12:20.06 <text:s/>Durée 00:00:02.20 <text:s/>Lisibilité 42</text:p>
      <text:p text:style-name="P817">#Lidar com mau tempo,</text:p>
      <text:p text:style-name="P818">noite e imprevistos,#</text:p>
      <text:p text:style-name="P819"/>
      <text:p text:style-name="P820"><text:s/>214: 10:12:20.10 10:12:21.24 <text:s/>Durée 00:00:01.14 <text:s/>Lisibilité 23</text:p>
      <text:p text:style-name="P821">#perceber, antecipar,#</text:p>
      <text:p text:style-name="P822"/>
      <text:p text:style-name="P823"><text:s/>215: 10:12:22.04 10:12:23.18 <text:s/>Durée 00:00:01.14 <text:s/>Lisibilité 23</text:p>
      <text:p text:style-name="P824">#tomar várias decisões...#</text:p>
      <text:p text:style-name="P825"/>
      <text:p text:style-name="P826"><text:s/>216: 10:12:23.22 10:12:24.17 <text:s/>Durée 00:00:00.20 <text:s/>Lisibilité 12</text:p>
      <text:p text:style-name="P827">#É um fato:#</text:p>
      <text:p text:style-name="P828"/>
      <text:p text:style-name="P829"><text:s/>217: 10:12:24.22 10:12:27.06 <text:s/>Durée 00:00:02.09 <text:s/>Lisibilité 35</text:p>
      <text:p text:style-name="P830">#construir um condutor não é fácil.#</text:p>
      <text:p text:style-name="P831"/>
      <text:p text:style-name="P832"><text:s/>218: 10:12:28.13 10:12:30.03 <text:s/>Durée 00:00:01.15 <text:s/>Lisibilité 24</text:p>
      <text:p text:style-name="P833">#O carro autônomo#</text:p>
      <text:p text:style-name="P834"/>
      <text:p text:style-name="P835"><text:s/>219: 10:12:30.08 10:12:32.24 <text:s/>Durée 00:00:02.16 <text:s/>Lisibilité 40</text:p>
      <text:p text:style-name="P836">#ainda está longe</text:p>
      <text:p text:style-name="P837">de dispensar o ser humano.#</text:p>
      <text:p text:style-name="P838"/>
      <text:p text:style-name="P839"><text:s/>220: 10:12:36.09 10:12:38.11 <text:s/>Durée 00:00:02.02 <text:s/>Lisibilité 31</text:p>
      <text:p text:style-name="P840">Veículo sem condutor</text:p>
      <text:p text:style-name="P841"/>
      <text:p text:style-name="P842"><text:s/>221: 10:12:38.15 10:12:41.01 <text:s/>Durée 00:00:02.11 <text:s/>Lisibilité 37</text:p>
      <text:p text:style-name="P843">#Estamos em Blainville,</text:p>
      <text:p text:style-name="P844">norte de Montreal,#</text:p>
      <text:p text:style-name="P845"/>
      <text:p text:style-name="P846"><text:s/>222: 10:12:42.01 10:12:44.15 <text:s/>Durée 00:00:02.14 <text:s/>Lisibilité 38</text:p>
      <text:p text:style-name="P847">#na pista de testes</text:p>
      <text:soft-page-break/>
      <text:p text:style-name="P848">da Transports Canada.#</text:p>
      <text:p text:style-name="P849"/>
      <text:p text:style-name="P850"><text:s/>223: 10:12:49.14 10:12:52.08 <text:s/>Durée 00:00:02.19 <text:s/>Lisibilité 41</text:p>
      <text:p text:style-name="P851">#Hoje testam</text:p>
      <text:p text:style-name="P852">o freio automático de emergência.#</text:p>
      <text:p text:style-name="P853"/>
      <text:p text:style-name="P854"><text:s/>224: 10:12:53.08 10:12:54.21 <text:s/>Durée 00:00:01.13 <text:s/>Lisibilité 23</text:p>
      <text:p text:style-name="P855">#Sistema que equipa#</text:p>
      <text:p text:style-name="P856"/>
      <text:p text:style-name="P857"><text:s/>225: 10:12:55.00 10:12:57.03 <text:s/>Durée 00:00:02.03 <text:s/>Lisibilité 32</text:p>
      <text:p text:style-name="P858">#vários modelos</text:p>
      <text:p text:style-name="P859">comuns no mercado.#</text:p>
      <text:p text:style-name="P860"/>
      <text:p text:style-name="P861"><text:s/>226: 10:12:58.23 10:13:01.09 <text:s/>Durée 00:00:02.11 <text:s/>Lisibilité 37</text:p>
      <text:p text:style-name="P862">#Éric Meloche dirige esse projeto.#</text:p>
      <text:p text:style-name="P863"/>
      <text:p text:style-name="P864"><text:s/>227: 10:13:03.23 10:13:06.04 <text:s/>Durée 00:00:02.06 <text:s/>Lisibilité 34</text:p>
      <text:p text:style-name="P865">#O carro que ele testa</text:p>
      <text:p text:style-name="P866">deve detectar#</text:p>
      <text:p text:style-name="P867"/>
      <text:p text:style-name="P868"><text:s/>228: 10:13:06.09 10:13:08.14 <text:s/>Durée 00:00:02.05 <text:s/>Lisibilité 33</text:p>
      <text:p text:style-name="P869">#esse pseudoveículo</text:p>
      <text:p text:style-name="P870">parado à frente.#</text:p>
      <text:p text:style-name="P871"/>
      <text:p text:style-name="P872"><text:s/>229: 10:13:10.14 10:13:11.19 <text:s/>Durée 00:00:01.05 <text:s/>Lisibilité 18</text:p>
      <text:p text:style-name="P873">#E frear.#</text:p>
      <text:p text:style-name="P874"/>
      <text:p text:style-name="P875"><text:s/>230: 10:13:13.02 10:13:15.04 <text:s/>Durée 00:00:02.02 <text:s/>Lisibilité 31</text:p>
      <text:p text:style-name="P876">Certo. Esse foi perto.</text:p>
      <text:p text:style-name="P877"/>
      <text:p text:style-name="P878"><text:s/>231: 10:13:15.22 10:13:17.20 <text:s/>Durée 00:00:01.23 <text:s/>Lisibilité 29</text:p>
      <text:p text:style-name="P879">#Sem a intervenção do condutor.#</text:p>
      <text:p text:style-name="P880"/>
      <text:p text:style-name="P881"><text:s/>232: 10:13:19.22 10:13:22.23 <text:s/>Durée 00:00:03.01 <text:s/>Lisibilité 46</text:p>
      <text:p text:style-name="P882">#O teste confere o espectro</text:p>
      <text:p text:style-name="P883">de desempenho do sistema.#</text:p>
      <text:p text:style-name="P884"/>
      <text:p text:style-name="P885"><text:s/>233: 10:13:29.14 10:13:33.13 <text:s/>Durée 00:00:03.24 <text:s/>Lisibilité 59</text:p>
      <text:p text:style-name="P886">Então vamos começar na velocidade</text:p>
      <text:p text:style-name="P887">de 20, 30, 40, 50 km/h,</text:p>
      <text:p text:style-name="P888"/>
      <text:p text:style-name="P889"><text:s/>234: 10:13:33.17 10:13:38.01 <text:s/>Durée 00:00:04.09 <text:s/>Lisibilité 65</text:p>
      <text:p text:style-name="P890">aí, quando houver impacto,</text:p>
      <text:p text:style-name="P891">vamos reduzir a velocidade</text:p>
      <text:p text:style-name="P892"/>
      <text:p text:style-name="P893"><text:s/>235: 10:13:38.05 10:13:39.21 <text:s/>Durée 00:00:01.16 <text:s/>Lisibilité 25</text:p>
      <text:p text:style-name="P894">e fazer</text:p>
      <text:soft-page-break/>
      <text:p text:style-name="P895">uma série de testes.</text:p>
      <text:p text:style-name="P896"/>
      <text:p text:style-name="P897"><text:s/>236: 10:13:41.00 10:13:43.04 <text:s/>Durée 00:00:02.04 <text:s/>Lisibilité 32</text:p>
      <text:p text:style-name="P898">#Nesse teste,</text:p>
      <text:p text:style-name="P899">o princípio é o mesmo,#</text:p>
      <text:p text:style-name="P900"/>
      <text:p text:style-name="P901"><text:s/>237: 10:13:43.08 10:13:45.11 <text:s/>Durée 00:00:02.03 <text:s/>Lisibilité 32</text:p>
      <text:p text:style-name="P902">#só que o alvo está em movimento.#</text:p>
      <text:p text:style-name="P903"/>
      <text:p text:style-name="P904"><text:s/>238: 10:13:45.16 10:13:49.04 <text:s/>Durée 00:00:03.13 <text:s/>Lisibilité 53</text:p>
      <text:p text:style-name="P905">OK, estamos prontos.</text:p>
      <text:p text:style-name="P906">Vocês vão a 20 e nós a 80.</text:p>
      <text:p text:style-name="P907"/>
      <text:p text:style-name="P908"><text:s/>239: 10:13:49.09 10:13:52.03 <text:s/>Durée 00:00:02.19 <text:s/>Lisibilité 41</text:p>
      <text:p text:style-name="P909">#em cada 7 testes</text:p>
      <text:p text:style-name="P910">a uma determinada velocidade,#</text:p>
      <text:p text:style-name="P911"/>
      <text:p text:style-name="P912"><text:s/>240: 10:13:52.07 10:13:54.13 <text:s/>Durée 00:00:02.06 <text:s/>Lisibilité 34</text:p>
      <text:p text:style-name="P913">#o carro deve ir bem</text:p>
      <text:p text:style-name="P914">em pelo menos 5.#</text:p>
      <text:p text:style-name="P915"/>
      <text:p text:style-name="P916"><text:s/>241: 10:13:59.16 10:14:03.19 <text:s/>Durée 00:00:04.03 <text:s/>Lisibilité 62</text:p>
      <text:p text:style-name="P917">É lógico, 5 em 7</text:p>
      <text:p text:style-name="P918">é cerca de 70% dos testes<text:s/></text:p>
      <text:p text:style-name="P919"/>
      <text:p text:style-name="P920"><text:s/>242: 10:14:03.23 10:14:05.18 <text:s/>Durée 00:00:01.20 <text:s/>Lisibilité 27</text:p>
      <text:p text:style-name="P921">ou pouco mais de 70% deles,</text:p>
      <text:p text:style-name="P922"/>
      <text:p text:style-name="P923"><text:s/>243: 10:14:05.22 10:14:08.00 <text:s/>Durée 00:00:02.03 <text:s/>Lisibilité 32</text:p>
      <text:p text:style-name="P924">então, em nível de estatística,</text:p>
      <text:p text:style-name="P925"/>
      <text:p text:style-name="P926"><text:s/>244: 10:14:08.04 10:14:09.22 <text:s/>Durée 00:00:01.18 <text:s/>Lisibilité 26</text:p>
      <text:p text:style-name="P927">é interessante, 70%.</text:p>
      <text:p text:style-name="P928"/>
      <text:p text:style-name="P929"><text:s/>245: 10:14:10.01 10:14:13.18 <text:s/>Durée 00:00:03.17 <text:s/>Lisibilité 55</text:p>
      <text:p text:style-name="P930">Se pudermos evitar 70%</text:p>
      <text:p text:style-name="P931">das colisões amanhã,</text:p>
      <text:p text:style-name="P932"/>
      <text:p text:style-name="P933"><text:s/>246: 10:14:13.22 10:14:15.06 <text:s/>Durée 00:00:01.09 <text:s/>Lisibilité 20</text:p>
      <text:p text:style-name="P934">seria maravilhoso.</text:p>
      <text:p text:style-name="P935"/>
      <text:p text:style-name="P936"><text:s/>247: 10:14:16.07 10:14:19.19 <text:s/>Durée 00:00:03.12 <text:s/>Lisibilité 52</text:p>
      <text:p text:style-name="P937">Estamos em posição</text:p>
      <text:p text:style-name="P938">para o teste a 50 km/h.</text:p>
      <text:p text:style-name="P939"/>
      <text:p text:style-name="P940"><text:s/>248: 10:14:19.23 10:14:22.04 <text:s/>Durée 00:00:02.06 <text:s/>Lisibilité 34</text:p>
      <text:p text:style-name="P941">Vamos aguardar seu sinal.</text:p>
      <text:p text:style-name="P942"/>
      <text:p text:style-name="P943"><text:s/>249: 10:14:23.07 10:14:26.00 <text:s/>Durée 00:00:02.18 <text:s/>Lisibilité 41</text:p>
      <text:p text:style-name="P944">#No próximo teste,</text:p>
      <text:p text:style-name="P945">o carro deve evitar#</text:p>
      <text:p text:style-name="P946"/>
      <text:p text:style-name="P947"><text:s/>250: 10:14:26.05 10:14:29.13 <text:s/>Durée 00:00:03.08 <text:s/>Lisibilité 50</text:p>
      <text:p text:style-name="P948">#bater em um pedestre oculto</text:p>
      <text:p text:style-name="P949">atrás dos carros parados.#</text:p>
      <text:p text:style-name="P950"/>
      <text:p text:style-name="P951"><text:s/>251: 10:14:33.19 10:14:35.24 <text:s/>Durée 00:00:02.05 <text:s/>Lisibilité 33</text:p>
      <text:p text:style-name="P952">#Esse tipo de sistema</text:p>
      <text:p text:style-name="P953">ajuda na condução,#</text:p>
      <text:p text:style-name="P954"/>
      <text:p text:style-name="P955"><text:s/>252: 10:14:36.03 10:14:39.00 <text:s/>Durée 00:00:02.22 <text:s/>Lisibilité 43</text:p>
      <text:p text:style-name="P956">#é o primeiro marco</text:p>
      <text:p text:style-name="P957">que leva ao carro autônomo.#</text:p>
      <text:p text:style-name="P958"/>
      <text:p text:style-name="P959"><text:s/>253: 10:14:39.14 10:14:41.12 <text:s/>Durée 00:00:01.23 <text:s/>Lisibilité 29</text:p>
      <text:p text:style-name="P960">#Os desempenhos impressionam,#</text:p>
      <text:p text:style-name="P961"/>
      <text:p text:style-name="P962"><text:s/>254: 10:14:41.16 10:14:43.10 <text:s/>Durée 00:00:01.19 <text:s/>Lisibilité 26</text:p>
      <text:p text:style-name="P963">#mas não são perfeitos.#</text:p>
      <text:p text:style-name="P964"/>
      <text:p text:style-name="P965"><text:s/>255: 10:14:44.07 10:14:47.15 <text:s/>Durée 00:00:03.08 <text:s/>Lisibilité 50</text:p>
      <text:p text:style-name="P966">Prometem-nos carros autônomos</text:p>
      <text:p text:style-name="P967">até 2020,</text:p>
      <text:p text:style-name="P968"/>
      <text:p text:style-name="P969"><text:s/>256: 10:14:47.19 10:14:50.04 <text:s/>Durée 00:00:02.10 <text:s/>Lisibilité 36</text:p>
      <text:p text:style-name="P970">frotas de veículos autônomos</text:p>
      <text:p text:style-name="P971">até 2030,<text:s/></text:p>
      <text:p text:style-name="P972"/>
      <text:p text:style-name="P973"><text:s/>257: 10:14:50.08 10:14:51.24 <text:s/>Durée 00:00:01.16 <text:s/>Lisibilité 25</text:p>
      <text:p text:style-name="P974">então para chegar a isso</text:p>
      <text:p text:style-name="P975"/>
      <text:p text:style-name="P976"><text:s/>258: 10:14:52.03 10:14:56.04 <text:s/>Durée 00:00:04.01 <text:s/>Lisibilité 61</text:p>
      <text:p text:style-name="P977">precisaremos ter sistemas</text:p>
      <text:p text:style-name="P978">100% eficazes,</text:p>
      <text:p text:style-name="P979"/>
      <text:p text:style-name="P980"><text:s/>259: 10:14:56.08 10:14:57.20 <text:s/>Durée 00:00:01.12 <text:s/>Lisibilité 22</text:p>
      <text:p text:style-name="P981">e não só 70%.</text:p>
      <text:p text:style-name="P982"/>
      <text:p text:style-name="P983"><text:s/>260: 10:15:01.04 10:15:03.19 <text:s/>Durée 00:00:02.15 <text:s/>Lisibilité 39</text:p>
      <text:p text:style-name="P984">#A via para a autonomia total</text:p>
      <text:p text:style-name="P985">dos veículos#</text:p>
      <text:p text:style-name="P986"/>
      <text:p text:style-name="P987"><text:s/>261: 10:15:03.23 10:15:04.24 <text:s/>Durée 00:00:01.01 <text:s/>Lisibilité 16</text:p>
      <text:p text:style-name="P988">#tem 5 níveis.#</text:p>
      <text:p text:style-name="P989"/>
      <text:p text:style-name="P990"><text:s/>262: 10:15:05.03 10:15:08.17 <text:s/>Durée 00:00:03.14 <text:s/>Lisibilité 53</text:p>
      <text:p text:style-name="P991">#1: o condutor utiliza</text:p>
      <text:p text:style-name="P992">sistemas de auxílio à condução,#</text:p>
      <text:p text:style-name="P993"/>
      <text:p text:style-name="P994"><text:s/>263: 10:15:08.21 10:15:10.04 <text:s/>Durée 00:00:01.08 <text:s/>Lisibilité 20</text:p>
      <text:p text:style-name="P995">#mas ainda no volante.#</text:p>
      <text:p text:style-name="P996"/>
      <text:p text:style-name="P997"><text:s/>264: 10:15:10.08 10:15:13.07 <text:s/>Durée 00:00:02.24 <text:s/>Lisibilité 44</text:p>
      <text:p text:style-name="P998">#2: o condutor confia</text:p>
      <text:p text:style-name="P999">um pouco mais de tarefas#</text:p>
      <text:p text:style-name="P1000"/>
      <text:p text:style-name="P1001"><text:s/>265: 10:15:13.11 10:15:16.24 <text:s/>Durée 00:00:03.13 <text:s/>Lisibilité 53</text:p>
      <text:p text:style-name="P1002">#aos sistemas automatizados,</text:p>
      <text:p text:style-name="P1003">mas ainda monitora o trajeto.#</text:p>
      <text:p text:style-name="P1004"/>
      <text:p text:style-name="P1005"><text:s/>266: 10:15:17.03 10:15:20.02 <text:s/>Durée 00:00:02.24 <text:s/>Lisibilité 44</text:p>
      <text:p text:style-name="P1006">#3: o carro</text:p>
      <text:p text:style-name="P1007">é parcialmente autônomo.#</text:p>
      <text:p text:style-name="P1008"/>
      <text:p text:style-name="P1009"><text:s/>267: 10:15:20.06 10:15:21.22 <text:s/>Durée 00:00:01.16 <text:s/>Lisibilité 25</text:p>
      <text:p text:style-name="P1010">#Ele dirige</text:p>
      <text:p text:style-name="P1011">partes do trajeto,#</text:p>
      <text:p text:style-name="P1012"/>
      <text:p text:style-name="P1013"><text:s/>268: 10:15:22.01 10:15:25.10 <text:s/>Durée 00:00:03.09 <text:s/>Lisibilité 50</text:p>
      <text:p text:style-name="P1014">#mas o condutor pode assumir</text:p>
      <text:p text:style-name="P1015">o volante se necessário.#</text:p>
      <text:p text:style-name="P1016"/>
      <text:p text:style-name="P1017"><text:s/>269: 10:15:25.14 10:15:27.20 <text:s/>Durée 00:00:02.06 <text:s/>Lisibilité 34</text:p>
      <text:p text:style-name="P1018">#4: o carro é autônomo.#</text:p>
      <text:p text:style-name="P1019"/>
      <text:p text:style-name="P1020"><text:s/>270: 10:15:27.24 10:15:29.14 <text:s/>Durée 00:00:01.15 <text:s/>Lisibilité 24</text:p>
      <text:p text:style-name="P1021">#Ele pode parar</text:p>
      <text:p text:style-name="P1022">com segurança#</text:p>
      <text:p text:style-name="P1023"/>
      <text:p text:style-name="P1024"><text:s/>271: 10:15:29.18 10:15:32.00 <text:s/>Durée 00:00:02.07 <text:s/>Lisibilité 34</text:p>
      <text:p text:style-name="P1025">#se o condutor</text:p>
      <text:p text:style-name="P1026">não assumir o volante.#</text:p>
      <text:p text:style-name="P1027"/>
      <text:p text:style-name="P1028"><text:s/>272: 10:15:32.04 10:15:34.23 <text:s/>Durée 00:00:02.19 <text:s/>Lisibilité 41</text:p>
      <text:p text:style-name="P1029">#Nível 5: é a autonomia total.#</text:p>
      <text:p text:style-name="P1030"/>
      <text:p text:style-name="P1031"><text:s/>273: 10:15:35.02 10:15:36.16 <text:s/>Durée 00:00:01.14 <text:s/>Lisibilité 23</text:p>
      <text:p text:style-name="P1032">#O carro se vira sozinho,#</text:p>
      <text:p text:style-name="P1033"/>
      <text:p text:style-name="P1034"><text:s/>274: 10:15:36.20 10:15:39.06 <text:s/>Durée 00:00:02.11 <text:s/>Lisibilité 37</text:p>
      <text:p text:style-name="P1035">#em qualquer circunstância</text:p>
      <text:soft-page-break/>
      <text:p text:style-name="P1036">ou clima.#</text:p>
      <text:p text:style-name="P1037"/>
      <text:p text:style-name="P1038"><text:s/>275: 10:15:45.00 10:15:47.12 <text:s/>Durée 00:00:02.12 <text:s/>Lisibilité 37</text:p>
      <text:p text:style-name="P1039">#Atualmente,</text:p>
      <text:p text:style-name="P1040">os veículos ditos autônomos#</text:p>
      <text:p text:style-name="P1041"/>
      <text:p text:style-name="P1042"><text:s/>276: 10:15:47.17 10:15:49.22 <text:s/>Durée 00:00:02.05 <text:s/>Lisibilité 33</text:p>
      <text:p text:style-name="P1043">#ou dotados de piloto automático#</text:p>
      <text:p text:style-name="P1044"/>
      <text:p text:style-name="P1045"><text:s/>277: 10:15:50.01 10:15:51.18 <text:s/>Durée 00:00:01.17 <text:s/>Lisibilité 25</text:p>
      <text:p text:style-name="P1046">#são parcialmeý</text:p>
      <text:p text:style-name="P1047"><text:s text:c="3"/>1: 10:00:03.06 10:00:06.03 <text:s/>Durée 00:00:02.22 <text:s/>Lisibilité 43</text:p>
      <text:p text:style-name="P1048">O Ponto</text:p>
      <text:p text:style-name="P1049"/>
      <text:p text:style-name="P1050"><text:s text:c="3"/>2: 10:00:08.09 10:00:09.15 <text:s/>Durée 00:00:01.06 <text:s/>Lisibilité 19</text:p>
      <text:p text:style-name="P1051">Esta semana</text:p>
      <text:p text:style-name="P1052">em# O Ponto,#</text:p>
      <text:p text:style-name="P1053"/>
      <text:p text:style-name="P1054"><text:s text:c="3"/>3: 10:00:10.16 10:00:13.03 <text:s/>Durée 00:00:02.12 <text:s/>Lisibilité 37</text:p>
      <text:p text:style-name="P1055">o carro autônomo,</text:p>
      <text:p text:style-name="P1056">um projeto realizável</text:p>
      <text:p text:style-name="P1057"/>
      <text:p text:style-name="P1058"><text:s text:c="3"/>4: 10:00:13.08 10:00:14.15 <text:s/>Durée 00:00:01.07 <text:s/>Lisibilité 19</text:p>
      <text:p text:style-name="P1059">ou um sonho perigoso?</text:p>
      <text:p text:style-name="P1060"/>
      <text:p text:style-name="P1061"><text:s text:c="3"/>5: 10:00:15.15 10:00:16.23 <text:s/>Durée 00:00:01.08 <text:s/>Lisibilité 20</text:p>
      <text:p text:style-name="P1062">E empresas que usam</text:p>
      <text:p text:style-name="P1063"/>
      <text:p text:style-name="P1064"><text:s text:c="3"/>6: 10:00:17.03 10:00:19.20 <text:s/>Durée 00:00:02.17 <text:s/>Lisibilité 40</text:p>
      <text:p text:style-name="P1065">o Airbnb para alugar apartamentos</text:p>
      <text:p text:style-name="P1066">ilegalmente.</text:p>
      <text:p text:style-name="P1067"/>
      <text:p text:style-name="P1068"><text:s text:c="3"/>7: 10:00:23.23 10:00:26.02 <text:s/>Durée 00:00:02.04 <text:s/>Lisibilité 32</text:p>
      <text:p text:style-name="P1069">Olá.</text:p>
      <text:p text:style-name="P1070">Sou Azeb Wolde-Giorghis.</text:p>
      <text:p text:style-name="P1071"/>
      <text:p text:style-name="P1072"><text:s text:c="3"/>8: 10:00:26.06 10:00:27.15 <text:s/>Durée 00:00:01.09 <text:s/>Lisibilité 20</text:p>
      <text:p text:style-name="P1073">Bem-vindo a# O Ponto.#</text:p>
      <text:p text:style-name="P1074"/>
      <text:p text:style-name="P1075"><text:s text:c="3"/>9: 10:00:27.19 10:00:30.08 <text:s/>Durée 00:00:02.14 <text:s/>Lisibilité 38</text:p>
      <text:p text:style-name="P1076">O carro autônomo</text:p>
      <text:p text:style-name="P1077">está cada vez mais presente.</text:p>
      <text:p text:style-name="P1078"/>
      <text:p text:style-name="P1079"><text:s text:c="2"/>10: 10:00:30.12 10:00:32.05 <text:s/>Durée 00:00:01.18 <text:s/>Lisibilité 26</text:p>
      <text:p text:style-name="P1080">Alguns já estão rodando.</text:p>
      <text:p text:style-name="P1081"/>
      <text:p text:style-name="P1082"><text:s text:c="2"/>11: 10:00:32.09 10:00:35.03 <text:s/>Durée 00:00:02.19 <text:s/>Lisibilité 41</text:p>
      <text:soft-page-break/>
      <text:p text:style-name="P1083">Ainda não podem substituir</text:p>
      <text:p text:style-name="P1084">um condutor humano,</text:p>
      <text:p text:style-name="P1085"/>
      <text:p text:style-name="P1086"><text:s text:c="2"/>12: 10:00:35.07 10:00:39.00 <text:s/>Durée 00:00:03.18 <text:s/>Lisibilité 56</text:p>
      <text:p text:style-name="P1087">mas já dão uma ideia</text:p>
      <text:p text:style-name="P1088">do que poderá ser uma revolução.</text:p>
      <text:p text:style-name="P1089"/>
      <text:p text:style-name="P1090"><text:s text:c="2"/>13: 10:00:39.04 10:00:40.15 <text:s/>Durée 00:00:01.11 <text:s/>Lisibilité 22</text:p>
      <text:p text:style-name="P1091">O carro sem condutor,</text:p>
      <text:p text:style-name="P1092"/>
      <text:p text:style-name="P1093"><text:s text:c="2"/>14: 10:00:40.19 10:00:43.05 <text:s/>Durée 00:00:02.11 <text:s/>Lisibilité 37</text:p>
      <text:p text:style-name="P1094">um projeto realizável</text:p>
      <text:p text:style-name="P1095">ou um sonho perigoso?</text:p>
      <text:p text:style-name="P1096"/>
      <text:p text:style-name="P1097"><text:s text:c="2"/>15: 10:00:43.09 10:00:46.00 <text:s/>Durée 00:00:02.16 <text:s/>Lisibilité 40</text:p>
      <text:p text:style-name="P1098">Uma equipe do# Découverte#</text:p>
      <text:p text:style-name="P1099">examinou a questão.</text:p>
      <text:p text:style-name="P1100"/>
      <text:p text:style-name="P1101"><text:s text:c="2"/>16: 10:00:46.05 10:00:49.10 <text:s/>Durée 00:00:03.05 <text:s/>Lisibilité 48</text:p>
      <text:p text:style-name="P1102">Veículo sem condutor</text:p>
      <text:p text:style-name="P1103"/>
      <text:p text:style-name="P1104"><text:s text:c="2"/>17: 10:00:56.22 10:00:58.05 <text:s/>Durée 00:00:01.08 <text:s/>Lisibilité 20</text:p>
      <text:p text:style-name="P1105">#A corrida começou.#</text:p>
      <text:p text:style-name="P1106"/>
      <text:p text:style-name="P1107"><text:s text:c="2"/>18: 10:01:01.08 10:01:04.07 <text:s/>Durée 00:00:02.24 <text:s/>Lisibilité 44</text:p>
      <text:p text:style-name="P1108">#Os carros autônomos</text:p>
      <text:p text:style-name="P1109">percorrem as ruas dos EUA,#</text:p>
      <text:p text:style-name="P1110"/>
      <text:p text:style-name="P1111"><text:s text:c="2"/>19: 10:01:04.12 10:01:07.07 <text:s/>Durée 00:00:02.20 <text:s/>Lisibilité 42</text:p>
      <text:p text:style-name="P1112">#do Canadá, da Ásia e da Europa.#</text:p>
      <text:p text:style-name="P1113"/>
      <text:p text:style-name="P1114"><text:s text:c="2"/>20: 10:01:08.21 10:01:10.21 <text:s/>Durée 00:00:02.00 <text:s/>Lisibilité 30</text:p>
      <text:p text:style-name="P1115">#Bilhões de dólares</text:p>
      <text:p text:style-name="P1116">estão em jogo.#</text:p>
      <text:p text:style-name="P1117"/>
      <text:p text:style-name="P1118"><text:s text:c="2"/>21: 10:01:12.12 10:01:16.06 <text:s/>Durée 00:00:03.19 <text:s/>Lisibilité 56</text:p>
      <text:p text:style-name="P1119">#O Google Car, hoje Waymo,</text:p>
      <text:p text:style-name="P1120">teve um efeito catalisador.#</text:p>
      <text:p text:style-name="P1121"/>
      <text:p text:style-name="P1122"><text:s text:c="2"/>22: 10:01:18.18 10:01:22.01 <text:s/>Durée 00:00:03.08 <text:s/>Lisibilité 50</text:p>
      <text:p text:style-name="P1123">#Lançados em 2009,</text:p>
      <text:p text:style-name="P1124">seus carros-teste já percorreram#</text:p>
      <text:p text:style-name="P1125"/>
      <text:p text:style-name="P1126"><text:s text:c="2"/>23: 10:01:22.06 10:01:24.09 <text:s/>Durée 00:00:02.03 <text:s/>Lisibilité 32</text:p>
      <text:p text:style-name="P1127">#mais de 5 milhões de quilômetros.#</text:p>
      <text:p text:style-name="P1128"/>
      <text:p text:style-name="P1129"><text:s text:c="2"/>24: 10:01:26.20 10:01:28.23 <text:s/>Durée 00:00:02.03 <text:s/>Lisibilité 32</text:p>
      <text:soft-page-break/>
      <text:p text:style-name="P1130">#John Krafcik, o CEO da Waymo,#</text:p>
      <text:p text:style-name="P1131"/>
      <text:p text:style-name="P1132"><text:s text:c="2"/>25: 10:01:29.02 10:01:32.06 <text:s/>Durée 00:00:03.04 <text:s/>Lisibilité 47</text:p>
      <text:p text:style-name="P1133">#não deixa dúvidas sobre a ambição</text:p>
      <text:p text:style-name="P1134">das montadoras.#</text:p>
      <text:p text:style-name="P1135"/>
      <text:p text:style-name="P1136"><text:s text:c="2"/>26: 10:01:32.11 10:01:34.19 <text:s/>Durée 00:00:02.08 <text:s/>Lisibilité 35</text:p>
      <text:p text:style-name="P1137">Nossa meta é criar</text:p>
      <text:p text:style-name="P1138">um melhor condutor.</text:p>
      <text:p text:style-name="P1139"/>
      <text:p text:style-name="P1140"><text:s text:c="2"/>27: 10:01:39.21 10:01:43.17 <text:s/>Durée 00:00:03.21 <text:s/>Lisibilité 58</text:p>
      <text:p text:style-name="P1141">#Essa pretensão de construir</text:p>
      <text:p text:style-name="P1142">"um melhor condutor" baseia-se#</text:p>
      <text:p text:style-name="P1143"/>
      <text:p text:style-name="P1144"><text:s text:c="2"/>28: 10:01:43.22 10:01:45.13 <text:s/>Durée 00:00:01.16 <text:s/>Lisibilité 25</text:p>
      <text:p text:style-name="P1145">#no fato de que a cada ano#</text:p>
      <text:p text:style-name="P1146"/>
      <text:p text:style-name="P1147"><text:s text:c="2"/>29: 10:01:45.17 10:01:48.07 <text:s/>Durée 00:00:02.15 <text:s/>Lisibilité 39</text:p>
      <text:p text:style-name="P1148">#mais de 1,2 milhão de pessoas</text:p>
      <text:p text:style-name="P1149">morrem nas ruas.#</text:p>
      <text:p text:style-name="P1150"/>
      <text:p text:style-name="P1151"><text:s text:c="2"/>30: 10:01:48.12 10:01:52.01 <text:s/>Durée 00:00:03.14 <text:s/>Lisibilité 53</text:p>
      <text:p text:style-name="P1152">#E a principal causa</text:p>
      <text:p text:style-name="P1153">desses acidentes é o erro humano.#</text:p>
      <text:p text:style-name="P1154"/>
      <text:p text:style-name="P1155"><text:s text:c="2"/>31: 10:01:53.09 10:01:56.07 <text:s/>Durée 00:00:02.23 <text:s/>Lisibilité 44</text:p>
      <text:p text:style-name="P1156">#Mensagens de texto,</text:p>
      <text:p text:style-name="P1157">distração, cansaço,#</text:p>
      <text:p text:style-name="P1158"/>
      <text:p text:style-name="P1159"><text:s text:c="2"/>32: 10:01:56.11 10:01:59.03 <text:s/>Durée 00:00:02.17 <text:s/>Lisibilité 40</text:p>
      <text:p text:style-name="P1160">#imprudência,</text:p>
      <text:p text:style-name="P1161">faculdades debilitadas,#</text:p>
      <text:p text:style-name="P1162"/>
      <text:p text:style-name="P1163"><text:s text:c="2"/>33: 10:01:59.08 10:02:01.05 <text:s/>Durée 00:00:01.22 <text:s/>Lisibilité 28</text:p>
      <text:p text:style-name="P1164">#comportamentos</text:p>
      <text:p text:style-name="P1165">que os fabricantes#</text:p>
      <text:p text:style-name="P1166"/>
      <text:p text:style-name="P1167"><text:s text:c="2"/>34: 10:02:01.09 10:02:04.02 <text:s/>Durée 00:00:02.18 <text:s/>Lisibilité 41</text:p>
      <text:p text:style-name="P1168">#prometem eliminar</text:p>
      <text:p text:style-name="P1169">com o carro autônomo.#</text:p>
      <text:p text:style-name="P1170"/>
      <text:p text:style-name="P1171"><text:s text:c="2"/>35: 10:02:05.09 10:02:08.04 <text:s/>Durée 00:00:02.20 <text:s/>Lisibilité 42</text:p>
      <text:p text:style-name="P1172">#Brandon Schoettleé pesquisador</text:p>
      <text:p text:style-name="P1173">na Univ. do Michigan,#</text:p>
      <text:p text:style-name="P1174"/>
      <text:p text:style-name="P1175"><text:s text:c="2"/>36: 10:02:08.09 10:02:09.10 <text:s/>Durée 00:00:01.01 <text:s/>Lisibilité 16</text:p>
      <text:p text:style-name="P1176">#nos EUA.#</text:p>
      <text:p text:style-name="P1177"/>
      <text:p text:style-name="P1178"><text:s text:c="2"/>37: 10:02:09.14 10:02:13.03 <text:s/>Durée 00:00:03.14 <text:s/>Lisibilité 53</text:p>
      <text:p text:style-name="P1179">#Ele estuda a dimensão humana</text:p>
      <text:p text:style-name="P1180">na condução de veículos.#</text:p>
      <text:p text:style-name="P1181"/>
      <text:p text:style-name="P1182"><text:s text:c="2"/>38: 10:02:15.12 10:02:19.07 <text:s/>Durée 00:00:03.20 <text:s/>Lisibilité 57</text:p>
      <text:p text:style-name="P1183">Esse tipo de erro pode ser eliminado</text:p>
      <text:p text:style-name="P1184">pela condução autônoma.</text:p>
      <text:p text:style-name="P1185"/>
      <text:p text:style-name="P1186"><text:s text:c="2"/>39: 10:02:19.11 10:02:22.21 <text:s/>Durée 00:00:03.10 <text:s/>Lisibilité 51</text:p>
      <text:p text:style-name="P1187">E mesmo ainda não sabendo</text:p>
      <text:p text:style-name="P1188">o que é um condutor perfeito,</text:p>
      <text:p text:style-name="P1189"/>
      <text:p text:style-name="P1190"><text:s text:c="2"/>40: 10:02:23.00 10:02:25.19 <text:s/>Durée 00:00:02.19 <text:s/>Lisibilité 41</text:p>
      <text:p text:style-name="P1191">não há dúvida</text:p>
      <text:p text:style-name="P1192">que podemos programar um veículo</text:p>
      <text:p text:style-name="P1193"/>
      <text:p text:style-name="P1194"><text:s text:c="2"/>41: 10:02:25.23 10:02:29.22 <text:s/>Durée 00:00:03.24 <text:s/>Lisibilité 59</text:p>
      <text:p text:style-name="P1195">para obedecer às leis</text:p>
      <text:p text:style-name="P1196">sem multiplicar esses erros humanos.</text:p>
      <text:p text:style-name="P1197"/>
      <text:p text:style-name="P1198"><text:s text:c="2"/>42: 10:02:35.09 10:02:37.15 <text:s/>Durée 00:00:02.06 <text:s/>Lisibilité 34</text:p>
      <text:p text:style-name="P1199">#Para preencher nossas lacunas,</text:p>
      <text:p text:style-name="P1200">os carros já#</text:p>
      <text:p text:style-name="P1201"/>
      <text:p text:style-name="P1202"><text:s text:c="2"/>43: 10:02:37.20 10:02:40.02 <text:s/>Durée 00:00:02.07 <text:s/>Lisibilité 34</text:p>
      <text:p text:style-name="P1203">#começaram a integrar,</text:p>
      <text:p text:style-name="P1204">em 10 anos,#</text:p>
      <text:p text:style-name="P1205"/>
      <text:p text:style-name="P1206"><text:s text:c="2"/>44: 10:02:40.07 10:02:42.12 <text:s/>Durée 00:00:02.05 <text:s/>Lisibilité 33</text:p>
      <text:p text:style-name="P1207">#sistemas de auxílio à condução.#</text:p>
      <text:p text:style-name="P1208"/>
      <text:p text:style-name="P1209"><text:s text:c="2"/>45: 10:02:43.23 10:02:45.06 <text:s/>Durée 00:00:01.08 <text:s/>Lisibilité 20</text:p>
      <text:p text:style-name="P1210">#Câmera de ré.#</text:p>
      <text:p text:style-name="P1211"/>
      <text:p text:style-name="P1212"><text:s text:c="2"/>46: 10:02:46.10 10:02:47.17 <text:s/>Durée 00:00:01.07 <text:s/>Lisibilité 19</text:p>
      <text:p text:style-name="P1213">#Freios antibloqueio.#</text:p>
      <text:p text:style-name="P1214"/>
      <text:p text:style-name="P1215"><text:s text:c="2"/>47: 10:02:48.18 10:02:50.05 <text:s/>Durée 00:00:01.12 <text:s/>Lisibilité 22</text:p>
      <text:p text:style-name="P1216">#Detector de ângulos mortos.#</text:p>
      <text:p text:style-name="P1217"/>
      <text:p text:style-name="P1218"><text:s text:c="2"/>48: 10:02:51.09 10:02:53.15 <text:s/>Durée 00:00:02.06 <text:s/>Lisibilité 34</text:p>
      <text:p text:style-name="P1219">#Regulador de velocidade.#</text:p>
      <text:p text:style-name="P1220"/>
      <text:p text:style-name="P1221"><text:s text:c="2"/>49: 10:02:54.19 10:02:56.14 <text:s/>Durée 00:00:01.20 <text:s/>Lisibilité 27</text:p>
      <text:p text:style-name="P1222">#Assistente</text:p>
      <text:p text:style-name="P1223">de faixa de rodagem.#</text:p>
      <text:p text:style-name="P1224"/>
      <text:p text:style-name="P1225"><text:s text:c="2"/>50: 10:02:56.19 10:02:59.19 <text:s/>Durée 00:00:03.00 <text:s/>Lisibilité 45</text:p>
      <text:p text:style-name="P1226">#São os primeiros passos</text:p>
      <text:p text:style-name="P1227">para o carro autônomo.#</text:p>
      <text:p text:style-name="P1228"/>
      <text:p text:style-name="P1229"><text:s text:c="2"/>51: 10:03:01.24 10:03:03.11 <text:s/>Durée 00:00:01.12 <text:s/>Lisibilité 22</text:p>
      <text:p text:style-name="P1230">#Denis Gingras é professor#</text:p>
      <text:p text:style-name="P1231"/>
      <text:p text:style-name="P1232"><text:s text:c="2"/>52: 10:03:03.16 10:03:05.22 <text:s/>Durée 00:00:02.06 <text:s/>Lisibilité 34</text:p>
      <text:p text:style-name="P1233">#e pesquisador</text:p>
      <text:p text:style-name="P1234">na Univ. de Sherbrooke.#</text:p>
      <text:p text:style-name="P1235"/>
      <text:p text:style-name="P1236"><text:s text:c="2"/>53: 10:03:06.02 10:03:09.03 <text:s/>Durée 00:00:03.01 <text:s/>Lisibilité 46</text:p>
      <text:p text:style-name="P1237">#Ele observa o desenvolvimento</text:p>
      <text:p text:style-name="P1238">da indústria desde o início.#</text:p>
      <text:p text:style-name="P1239"/>
      <text:p text:style-name="P1240"><text:s text:c="2"/>54: 10:03:10.13 10:03:13.08 <text:s/>Durée 00:00:02.20 <text:s/>Lisibilité 42</text:p>
      <text:p text:style-name="P1241">Há uma convergência</text:p>
      <text:p text:style-name="P1242">que agora nos faz poder</text:p>
      <text:p text:style-name="P1243"/>
      <text:p text:style-name="P1244"><text:s text:c="2"/>55: 10:03:13.12 10:03:15.15 <text:s/>Durée 00:00:02.03 <text:s/>Lisibilité 32</text:p>
      <text:p text:style-name="P1245">desenvolver sistemas complexos</text:p>
      <text:p text:style-name="P1246"/>
      <text:p text:style-name="P1247"><text:s text:c="2"/>56: 10:03:15.19 10:03:17.12 <text:s/>Durée 00:00:01.18 <text:s/>Lisibilité 26</text:p>
      <text:p text:style-name="P1248">embarcados nos veículos</text:p>
      <text:p text:style-name="P1249"/>
      <text:p text:style-name="P1250"><text:s text:c="2"/>57: 10:03:17.16 10:03:22.00 <text:s/>Durée 00:00:04.09 <text:s/>Lisibilité 65</text:p>
      <text:p text:style-name="P1251">e que permitem tratar</text:p>
      <text:p text:style-name="P1252">em tempo real as informações</text:p>
      <text:p text:style-name="P1253"/>
      <text:p text:style-name="P1254"><text:s text:c="2"/>58: 10:03:22.04 10:03:25.22 <text:s/>Durée 00:00:03.18 <text:s/>Lisibilité 56</text:p>
      <text:p text:style-name="P1255">nesse tipo de aplicação que é,</text:p>
      <text:p text:style-name="P1256">na verdade, bem dinâmica.</text:p>
      <text:p text:style-name="P1257"/>
      <text:p text:style-name="P1258"><text:s text:c="2"/>59: 10:03:28.19 10:03:32.07 <text:s/>Durée 00:00:03.13 <text:s/>Lisibilité 53</text:p>
      <text:p text:style-name="P1259">#Hoje, um carro autônomo</text:p>
      <text:p text:style-name="P1260">é um computador sobre 4 rodas.#</text:p>
      <text:p text:style-name="P1261"/>
      <text:p text:style-name="P1262"><text:s text:c="2"/>60: 10:03:32.23 10:03:35.09 <text:s/>Durée 00:00:02.11 <text:s/>Lisibilité 37</text:p>
      <text:p text:style-name="P1263">#Em geral ele é equipado de GPS#</text:p>
      <text:p text:style-name="P1264"/>
      <text:p text:style-name="P1265"><text:s text:c="2"/>61: 10:03:35.13 10:03:36.19 <text:s/>Durée 00:00:01.06 <text:s/>Lisibilité 19</text:p>
      <text:p text:style-name="P1266">#para se posicionar,#</text:p>
      <text:p text:style-name="P1267"/>
      <text:p text:style-name="P1268"><text:s text:c="2"/>62: 10:03:37.12 10:03:39.11 <text:s/>Durée 00:00:01.24 <text:s/>Lisibilité 29</text:p>
      <text:p text:style-name="P1269">#de radares e ultrassom#</text:p>
      <text:p text:style-name="P1270"/>
      <text:soft-page-break/>
      <text:p text:style-name="P1271"><text:s text:c="2"/>63: 10:03:39.15 10:03:41.18 <text:s/>Durée 00:00:02.03 <text:s/>Lisibilité 32</text:p>
      <text:p text:style-name="P1272">#para avaliar</text:p>
      <text:p text:style-name="P1273">distâncias dos objetos,#</text:p>
      <text:p text:style-name="P1274"/>
      <text:p text:style-name="P1275"><text:s text:c="2"/>64: 10:03:42.10 10:03:45.05 <text:s/>Durée 00:00:02.20 <text:s/>Lisibilité 42</text:p>
      <text:p text:style-name="P1276">#de câmeras para ver a rua</text:p>
      <text:p text:style-name="P1277">e o que está nela,#</text:p>
      <text:p text:style-name="P1278"/>
      <text:p text:style-name="P1279"><text:s text:c="2"/>65: 10:03:46.05 10:03:50.01 <text:s/>Durée 00:00:03.21 <text:s/>Lisibilité 58</text:p>
      <text:p text:style-name="P1280">#de LIDAR para captar com precisão</text:p>
      <text:p text:style-name="P1281">e reconstituir em 3D#</text:p>
      <text:p text:style-name="P1282"/>
      <text:p text:style-name="P1283"><text:s text:c="2"/>66: 10:03:50.05 10:03:51.07 <text:s/>Durée 00:00:01.02 <text:s/>Lisibilité 16</text:p>
      <text:p text:style-name="P1284">#o que o cerca,#</text:p>
      <text:p text:style-name="P1285"/>
      <text:p text:style-name="P1286"><text:s text:c="2"/>67: 10:03:52.05 10:03:56.04 <text:s/>Durée 00:00:03.24 <text:s/>Lisibilité 59</text:p>
      <text:p text:style-name="P1287">#e, é claro, de sistemas</text:p>
      <text:p text:style-name="P1288">digitais para controlar a condução.#</text:p>
      <text:p text:style-name="P1289"/>
      <text:p text:style-name="P1290"><text:s text:c="2"/>68: 10:03:58.09 10:04:01.17 <text:s/>Durée 00:00:03.08 <text:s/>Lisibilité 50</text:p>
      <text:p text:style-name="P1291">#Esses equipamentos são os olhos</text:p>
      <text:p text:style-name="P1292">e os ouvidos do carro,#</text:p>
      <text:p text:style-name="P1293"/>
      <text:p text:style-name="P1294"><text:s text:c="2"/>69: 10:04:01.22 10:04:04.14 <text:s/>Durée 00:00:02.17 <text:s/>Lisibilité 40</text:p>
      <text:p text:style-name="P1295">#o que lhe permite</text:p>
      <text:p text:style-name="P1296">perceber seu ambiente.#</text:p>
      <text:p text:style-name="P1297"/>
      <text:p text:style-name="P1298"><text:s text:c="2"/>70: 10:04:05.15 10:04:08.17 <text:s/>Durée 00:00:03.02 <text:s/>Lisibilité 46</text:p>
      <text:p text:style-name="P1299">#Classificar os objetos no caminho</text:p>
      <text:p text:style-name="P1300">é um desafio,#</text:p>
      <text:p text:style-name="P1301"/>
      <text:p text:style-name="P1302"><text:s text:c="2"/>71: 10:04:09.03 10:04:10.04 <text:s/>Durée 00:00:01.01 <text:s/>Lisibilité 16</text:p>
      <text:p text:style-name="P1303">#mas não o único.#</text:p>
      <text:p text:style-name="P1304"/>
      <text:p text:style-name="P1305"><text:s text:c="2"/>72: 10:04:11.12 10:04:14.18 <text:s/>Durée 00:00:03.06 <text:s/>Lisibilité 49</text:p>
      <text:p text:style-name="P1306">Eu diria que o maior desafio</text:p>
      <text:p text:style-name="P1307">no momento</text:p>
      <text:p text:style-name="P1308"/>
      <text:p text:style-name="P1309"><text:s text:c="2"/>73: 10:04:14.22 10:04:17.09 <text:s/>Durée 00:00:02.12 <text:s/>Lisibilité 37</text:p>
      <text:p text:style-name="P1310">é a inteligência artificial</text:p>
      <text:p text:style-name="P1311">a bordo.</text:p>
      <text:p text:style-name="P1312"/>
      <text:p text:style-name="P1313"><text:s text:c="2"/>74: 10:04:17.14 10:04:21.05 <text:s/>Durée 00:00:03.16 <text:s/>Lisibilité 55</text:p>
      <text:p text:style-name="P1314">É realmente no âmbito</text:p>
      <text:p text:style-name="P1315">da tomada de decisão,</text:p>
      <text:p text:style-name="P1316"/>
      <text:p text:style-name="P1317"><text:s text:c="2"/>75: 10:04:21.10 10:04:24.10 <text:s/>Durée 00:00:03.00 <text:s/>Lisibilité 45</text:p>
      <text:soft-page-break/>
      <text:p text:style-name="P1318">do cálculo de risco em tempo real.</text:p>
      <text:p text:style-name="P1319"/>
      <text:p text:style-name="P1320"><text:s text:c="2"/>76: 10:04:26.21 10:04:29.17 <text:s/>Durée 00:00:02.21 <text:s/>Lisibilité 43</text:p>
      <text:p text:style-name="P1321">E há aspectos</text:p>
      <text:p text:style-name="P1322">da inteligência humana</text:p>
      <text:p text:style-name="P1323"/>
      <text:p text:style-name="P1324"><text:s text:c="2"/>77: 10:04:29.21 10:04:33.13 <text:s/>Durée 00:00:03.17 <text:s/>Lisibilité 55</text:p>
      <text:p text:style-name="P1325">que temos mais dificuldades</text:p>
      <text:p text:style-name="P1326">para realizar de modo artificial.</text:p>
      <text:p text:style-name="P1327"/>
      <text:p text:style-name="P1328"><text:s text:c="2"/>78: 10:04:36.16 10:04:39.20 <text:s/>Durée 00:00:03.04 <text:s/>Lisibilité 47</text:p>
      <text:p text:style-name="P1329">#Para entender os desafios</text:p>
      <text:p text:style-name="P1330">que as montadoras enfrentam,#</text:p>
      <text:p text:style-name="P1331"/>
      <text:p text:style-name="P1332"><text:s text:c="2"/>79: 10:04:40.00 10:04:43.06 <text:s/>Durée 00:00:03.06 <text:s/>Lisibilité 49</text:p>
      <text:p text:style-name="P1333">#fomos a Dearborn,</text:p>
      <text:p text:style-name="P1334">perto de Detroit, à Ford,#</text:p>
      <text:p text:style-name="P1335"/>
      <text:p text:style-name="P1336"><text:s text:c="2"/>80: 10:04:43.21 10:04:46.04 <text:s/>Durée 00:00:02.08 <text:s/>Lisibilité 35</text:p>
      <text:p text:style-name="P1337">#para conversar com James McBride.#</text:p>
      <text:p text:style-name="P1338"/>
      <text:p text:style-name="P1339"><text:s text:c="2"/>81: 10:04:46.13 10:04:49.14 <text:s/>Durée 00:00:03.01 <text:s/>Lisibilité 46</text:p>
      <text:p text:style-name="P1340">#Ele pilota o desenvolvimento técnico</text:p>
      <text:p text:style-name="P1341">do carro autônomo.#</text:p>
      <text:p text:style-name="P1342"/>
      <text:p text:style-name="P1343"><text:s text:c="2"/>82: 10:04:52.12 10:04:55.04 <text:s/>Durée 00:00:02.17 <text:s/>Lisibilité 40</text:p>
      <text:p text:style-name="P1344">#A Ford entrou na corrida</text:p>
      <text:p text:style-name="P1345">há alguns anos.#</text:p>
      <text:p text:style-name="P1346"/>
      <text:p text:style-name="P1347"><text:s text:c="2"/>83: 10:04:55.08 10:04:56.14 <text:s/>Durée 00:00:01.06 <text:s/>Lisibilité 19</text:p>
      <text:p text:style-name="P1348">#Seus carros</text:p>
      <text:p text:style-name="P1349">são testados#</text:p>
      <text:p text:style-name="P1350"/>
      <text:p text:style-name="P1351"><text:s text:c="2"/>84: 10:04:56.18 10:04:59.05 <text:s/>Durée 00:00:02.12 <text:s/>Lisibilité 37</text:p>
      <text:p text:style-name="P1352">#em diversas pistas</text:p>
      <text:p text:style-name="P1353">e estradas dos EUA.#</text:p>
      <text:p text:style-name="P1354"/>
      <text:p text:style-name="P1355"><text:s text:c="2"/>85: 10:05:00.11 10:05:03.07 <text:s/>Durée 00:00:02.21 <text:s/>Lisibilité 43</text:p>
      <text:p text:style-name="P1356">#Seus carros são capazes</text:p>
      <text:p text:style-name="P1357">de perceber o ambiente,#</text:p>
      <text:p text:style-name="P1358"/>
      <text:p text:style-name="P1359"><text:s text:c="2"/>86: 10:05:03.11 10:05:06.12 <text:s/>Durée 00:00:03.01 <text:s/>Lisibilité 46</text:p>
      <text:p text:style-name="P1360">#de se manter na faixa</text:p>
      <text:p text:style-name="P1361">e de parar nos cruzamentos.#</text:p>
      <text:p text:style-name="P1362"/>
      <text:p text:style-name="P1363"><text:s text:c="2"/>87: 10:05:06.16 10:05:09.00 <text:s/>Durée 00:00:02.09 <text:s/>Lisibilité 35</text:p>
      <text:p text:style-name="P1364">#Mas há outras situações,</text:p>
      <text:soft-page-break/>
      <text:p text:style-name="P1365">em aparência simples,#</text:p>
      <text:p text:style-name="P1366"/>
      <text:p text:style-name="P1367"><text:s text:c="2"/>88: 10:05:09.04 10:05:12.19 <text:s/>Durée 00:00:03.15 <text:s/>Lisibilité 54</text:p>
      <text:p text:style-name="P1368">#bem mais difíceis de controlar</text:p>
      <text:p text:style-name="P1369">para um carro autônomo.#</text:p>
      <text:p text:style-name="P1370"/>
      <text:p text:style-name="P1371"><text:s text:c="2"/>89: 10:05:14.10 10:05:17.21 <text:s/>Durée 00:00:03.11 <text:s/>Lisibilité 52</text:p>
      <text:p text:style-name="P1372">Se me perguntar que tipo de desafio</text:p>
      <text:p text:style-name="P1373">noa resta a superar,</text:p>
      <text:p text:style-name="P1374"/>
      <text:p text:style-name="P1375"><text:s text:c="2"/>90: 10:05:18.00 10:05:21.04 <text:s/>Durée 00:00:03.04 <text:s/>Lisibilité 47</text:p>
      <text:p text:style-name="P1376">eu diria os detritos da via</text:p>
      <text:p text:style-name="P1377">em grande velocidade.</text:p>
      <text:p text:style-name="P1378"/>
      <text:p text:style-name="P1379"><text:s text:c="2"/>91: 10:05:23.24 10:05:26.10 <text:s/>Durée 00:00:02.11 <text:s/>Lisibilité 37</text:p>
      <text:p text:style-name="P1380">Nós passamos tranquilamente</text:p>
      <text:p text:style-name="P1381">sobre um saco,</text:p>
      <text:p text:style-name="P1382"/>
      <text:p text:style-name="P1383"><text:s text:c="2"/>92: 10:05:26.14 10:05:28.12 <text:s/>Durée 00:00:01.23 <text:s/>Lisibilité 29</text:p>
      <text:p text:style-name="P1384">mas certamente não um tijolo.</text:p>
      <text:p text:style-name="P1385"/>
      <text:p text:style-name="P1386"><text:s text:c="2"/>93: 10:05:30.07 10:05:32.16 <text:s/>Durée 00:00:02.09 <text:s/>Lisibilité 35</text:p>
      <text:p text:style-name="P1387">Diferenciar um objeto duro</text:p>
      <text:p text:style-name="P1388">de um mole<text:s/></text:p>
      <text:p text:style-name="P1389"/>
      <text:p text:style-name="P1390"><text:s text:c="2"/>94: 10:05:32.20 10:05:34.14 <text:s/>Durée 00:00:01.19 <text:s/>Lisibilité 26</text:p>
      <text:p text:style-name="P1391">ainda é um desafio.</text:p>
      <text:p text:style-name="P1392"/>
      <text:p text:style-name="P1393"><text:s text:c="2"/>95: 10:05:39.10 10:05:41.14 <text:s/>Durée 00:00:02.04 <text:s/>Lisibilité 32</text:p>
      <text:p text:style-name="P1394">#Um humano sabe por experiência#</text:p>
      <text:p text:style-name="P1395"/>
      <text:p text:style-name="P1396"><text:s text:c="2"/>96: 10:05:41.18 10:05:44.11 <text:s/>Durée 00:00:02.18 <text:s/>Lisibilité 41</text:p>
      <text:p text:style-name="P1397">#que um saco não põe</text:p>
      <text:p text:style-name="P1398">sua segurança em perigo,#</text:p>
      <text:p text:style-name="P1399"/>
      <text:p text:style-name="P1400"><text:s text:c="2"/>97: 10:05:44.16 10:05:48.04 <text:s/>Durée 00:00:03.13 <text:s/>Lisibilité 53</text:p>
      <text:p text:style-name="P1401">#que um pássaro no caminho</text:p>
      <text:p text:style-name="P1402">voa quando nos aproximamos.#</text:p>
      <text:p text:style-name="P1403"/>
      <text:p text:style-name="P1404"><text:s text:c="2"/>98: 10:05:48.16 10:05:50.18 <text:s/>Durée 00:00:02.02 <text:s/>Lisibilité 31</text:p>
      <text:p text:style-name="P1405">#Para o carro, não é óbvio.#</text:p>
      <text:p text:style-name="P1406"/>
      <text:p text:style-name="P1407"><text:s text:c="2"/>99: 10:05:50.22 10:05:52.09 <text:s/>Durée 00:00:01.12 <text:s/>Lisibilité 22</text:p>
      <text:p text:style-name="P1408">#Temos de lhe ensinar.#</text:p>
      <text:p text:style-name="P1409"/>
      <text:p text:style-name="P1410"><text:s/>100: 10:05:54.13 10:05:56.14 <text:s/>Durée 00:00:02.01 <text:s/>Lisibilité 31</text:p>
      <text:p text:style-name="P1411">Quanto melhor for</text:p>
      <text:soft-page-break/>
      <text:p text:style-name="P1412">em classificar objetos</text:p>
      <text:p text:style-name="P1413"/>
      <text:p text:style-name="P1414"><text:s/>101: 10:05:56.18 10:05:58.16 <text:s/>Durée 00:00:01.23 <text:s/>Lisibilité 29</text:p>
      <text:p text:style-name="P1415">e entender o contexto da cena,</text:p>
      <text:p text:style-name="P1416"/>
      <text:p text:style-name="P1417"><text:s/>102: 10:05:58.20 10:06:01.14 <text:s/>Durée 00:00:02.19 <text:s/>Lisibilité 41</text:p>
      <text:p text:style-name="P1418">mais você se aproxima</text:p>
      <text:p text:style-name="P1419">da condução humana.</text:p>
      <text:p text:style-name="P1420"/>
      <text:p text:style-name="P1421"><text:s/>103: 10:06:03.16 10:06:07.22 <text:s/>Durée 00:00:04.06 <text:s/>Lisibilité 64</text:p>
      <text:p text:style-name="P1422">Mas atualmente, paramos</text:p>
      <text:p text:style-name="P1423">diante de quase tudo no caminho.</text:p>
      <text:p text:style-name="P1424"/>
      <text:p text:style-name="P1425"><text:s/>104: 10:06:10.02 10:06:12.07 <text:s/>Durée 00:00:02.05 <text:s/>Lisibilité 33</text:p>
      <text:p text:style-name="P1426">#É preciso também ensinar o carro#</text:p>
      <text:p text:style-name="P1427"/>
      <text:p text:style-name="P1428"><text:s/>105: 10:06:12.12 10:06:14.08 <text:s/>Durée 00:00:01.21 <text:s/>Lisibilité 28</text:p>
      <text:p text:style-name="P1429">#a administrar situações raras,#</text:p>
      <text:p text:style-name="P1430"/>
      <text:p text:style-name="P1431"><text:s/>106: 10:06:14.12 10:06:17.01 <text:s/>Durée 00:00:02.14 <text:s/>Lisibilité 38</text:p>
      <text:p text:style-name="P1432">#as que só surgem</text:p>
      <text:p text:style-name="P1433">de vez em quando.#</text:p>
      <text:p text:style-name="P1434"/>
      <text:p text:style-name="P1435"><text:s/>107: 10:06:18.14 10:06:20.08 <text:s/>Durée 00:00:01.19 <text:s/>Lisibilité 26</text:p>
      <text:p text:style-name="P1436">#Como reagir, por exemplo,#</text:p>
      <text:p text:style-name="P1437"/>
      <text:p text:style-name="P1438"><text:s/>108: 10:06:20.12 10:06:23.04 <text:s/>Durée 00:00:02.17 <text:s/>Lisibilité 40</text:p>
      <text:p text:style-name="P1439">#numa situação</text:p>
      <text:p text:style-name="P1440">onde há um policial na rua#</text:p>
      <text:p text:style-name="P1441"/>
      <text:p text:style-name="P1442"><text:s/>109: 10:06:23.08 10:06:26.04 <text:s/>Durée 00:00:02.21 <text:s/>Lisibilité 43</text:p>
      <text:p text:style-name="P1443">#diante de um sinal verde</text:p>
      <text:p text:style-name="P1444">mandando você parar?#</text:p>
      <text:p text:style-name="P1445"/>
      <text:p text:style-name="P1446"><text:s/>110: 10:06:27.08 10:06:29.04 <text:s/>Durée 00:00:01.21 <text:s/>Lisibilité 28</text:p>
      <text:p text:style-name="P1447">#Michael James desenvolve#</text:p>
      <text:p text:style-name="P1448"/>
      <text:p text:style-name="P1449"><text:s/>111: 10:06:29.08 10:06:31.10 <text:s/>Durée 00:00:02.02 <text:s/>Lisibilité 31</text:p>
      <text:p text:style-name="P1450">#o carro autônomo da Toyota.#</text:p>
      <text:p text:style-name="P1451"/>
      <text:p text:style-name="P1452"><text:s/>112: 10:06:32.19 10:06:34.23 <text:s/>Durée 00:00:02.04 <text:s/>Lisibilité 32</text:p>
      <text:p text:style-name="P1453">O sinal do policial contradiz</text:p>
      <text:p text:style-name="P1454"/>
      <text:p text:style-name="P1455"><text:s/>113: 10:06:35.02 10:06:37.05 <text:s/>Durée 00:00:02.03 <text:s/>Lisibilité 32</text:p>
      <text:p text:style-name="P1456">o que o sinal de tráfego indica.</text:p>
      <text:p text:style-name="P1457"/>
      <text:p text:style-name="P1458"><text:s/>114: 10:06:37.09 10:06:40.07 <text:s/>Durée 00:00:02.23 <text:s/>Lisibilité 44</text:p>
      <text:soft-page-break/>
      <text:p text:style-name="P1459">É uma situação ambígua</text:p>
      <text:p text:style-name="P1460">para um carro autônomo.</text:p>
      <text:p text:style-name="P1461"/>
      <text:p text:style-name="P1462"><text:s/>115: 10:06:41.16 10:06:43.12 <text:s/>Durée 00:00:01.21 <text:s/>Lisibilité 28</text:p>
      <text:p text:style-name="P1463">Qual dos dois é prioritário?</text:p>
      <text:p text:style-name="P1464"/>
      <text:p text:style-name="P1465"><text:s/>116: 10:06:43.16 10:06:45.19 <text:s/>Durée 00:00:02.03 <text:s/>Lisibilité 32</text:p>
      <text:p text:style-name="P1466">A quem devo dirigir</text:p>
      <text:p text:style-name="P1467">minha atenção?</text:p>
      <text:p text:style-name="P1468"/>
      <text:p text:style-name="P1469"><text:s/>117: 10:06:45.23 10:06:48.06 <text:s/>Durée 00:00:02.08 <text:s/>Lisibilité 35</text:p>
      <text:p text:style-name="P1470">Como programar o carro</text:p>
      <text:p text:style-name="P1471">para entender a cena</text:p>
      <text:p text:style-name="P1472"/>
      <text:p text:style-name="P1473"><text:s/>118: 10:06:48.10 10:06:49.19 <text:s/>Durée 00:00:01.09 <text:s/>Lisibilité 20</text:p>
      <text:p text:style-name="P1474">e decidir o certo?</text:p>
      <text:p text:style-name="P1475"/>
      <text:p text:style-name="P1476"><text:s/>119: 10:06:49.23 10:06:51.11 <text:s/>Durée 00:00:01.13 <text:s/>Lisibilité 23</text:p>
      <text:p text:style-name="P1477">É um grande desafio.</text:p>
      <text:p text:style-name="P1478"/>
      <text:p text:style-name="P1479"><text:s/>120: 10:06:51.16 10:06:54.02 <text:s/>Durée 00:00:02.11 <text:s/>Lisibilité 37</text:p>
      <text:p text:style-name="P1480">OK, Delphine.</text:p>
      <text:p text:style-name="P1481">Vou lhe dar óculos</text:p>
      <text:p text:style-name="P1482"/>
      <text:p text:style-name="P1483"><text:s/>121: 10:06:54.06 10:06:56.01 <text:s/>Durée 00:00:01.20 <text:s/>Lisibilité 27</text:p>
      <text:p text:style-name="P1484">com que seguiremos seu olhar.</text:p>
      <text:p text:style-name="P1485"/>
      <text:p text:style-name="P1486"><text:s/>122: 10:06:56.05 10:06:59.02 <text:s/>Durée 00:00:02.22 <text:s/>Lisibilité 43</text:p>
      <text:p text:style-name="P1487">#Para resolver esse problema,</text:p>
      <text:p text:style-name="P1488">é preciso entender#</text:p>
      <text:p text:style-name="P1489"/>
      <text:p text:style-name="P1490"><text:s/>123: 10:06:59.06 10:07:02.17 <text:s/>Durée 00:00:03.11 <text:s/>Lisibilité 52</text:p>
      <text:p text:style-name="P1491">#como o cérebro do condutor</text:p>
      <text:p text:style-name="P1492">administra essas situações.#</text:p>
      <text:p text:style-name="P1493"/>
      <text:p text:style-name="P1494"><text:s/>124: 10:07:02.21 10:07:05.01 <text:s/>Durée 00:00:02.05 <text:s/>Lisibilité 33</text:p>
      <text:p text:style-name="P1495">#Delphine vai pegar no volante.#</text:p>
      <text:p text:style-name="P1496"/>
      <text:p text:style-name="P1497"><text:s/>125: 10:07:05.05 10:07:08.11 <text:s/>Durée 00:00:03.06 <text:s/>Lisibilité 49</text:p>
      <text:p text:style-name="P1498">Queremos que você dirija</text:p>
      <text:p text:style-name="P1499">como faria normalmente,</text:p>
      <text:p text:style-name="P1500"/>
      <text:p text:style-name="P1501"><text:s/>126: 10:07:08.15 10:07:10.12 <text:s/>Durée 00:00:01.22 <text:s/>Lisibilité 28</text:p>
      <text:p text:style-name="P1502">respeitando</text:p>
      <text:p text:style-name="P1503">o limite de velocidade.</text:p>
      <text:p text:style-name="P1504"/>
      <text:p text:style-name="P1505"><text:s/>127: 10:07:14.22 10:07:18.01 <text:s/>Durée 00:00:03.04 <text:s/>Lisibilité 47</text:p>
      <text:soft-page-break/>
      <text:p text:style-name="P1506">#Romain Chaumillon estuda</text:p>
      <text:p text:style-name="P1507">a carga cognitiva dos condutores#</text:p>
      <text:p text:style-name="P1508"/>
      <text:p text:style-name="P1509"><text:s/>128: 10:07:18.05 10:07:21.04 <text:s/>Durée 00:00:02.24 <text:s/>Lisibilité 44</text:p>
      <text:p text:style-name="P1510">#no Laboratório de Psicofísica</text:p>
      <text:p text:style-name="P1511">e Percepção Visual#</text:p>
      <text:p text:style-name="P1512"/>
      <text:p text:style-name="P1513"><text:s/>129: 10:07:21.08 10:07:23.03 <text:s/>Durée 00:00:01.20 <text:s/>Lisibilité 27</text:p>
      <text:p text:style-name="P1514">#da Universidade de Montreal.#</text:p>
      <text:p text:style-name="P1515"/>
      <text:p text:style-name="P1516"><text:s/>130: 10:07:28.16 10:07:30.20 <text:s/>Durée 00:00:02.04 <text:s/>Lisibilité 32</text:p>
      <text:p text:style-name="P1517">#Cada participante do teste</text:p>
      <text:p text:style-name="P1518">submete-se#</text:p>
      <text:p text:style-name="P1519"/>
      <text:p text:style-name="P1520"><text:s/>131: 10:07:30.24 10:07:33.03 <text:s/>Durée 00:00:02.04 <text:s/>Lisibilité 32</text:p>
      <text:p text:style-name="P1521">#a eventos inesperados</text:p>
      <text:p text:style-name="P1522">no caminho.#</text:p>
      <text:p text:style-name="P1523"/>
      <text:p text:style-name="P1524"><text:s/>132: 10:07:35.24 10:07:39.00 <text:s/>Durée 00:00:03.01 <text:s/>Lisibilité 46</text:p>
      <text:p text:style-name="P1525">#Câmeras captam</text:p>
      <text:p text:style-name="P1526">a direção do olhar de Delphine.#</text:p>
      <text:p text:style-name="P1527"/>
      <text:p text:style-name="P1528"><text:s/>133: 10:07:40.06 10:07:43.16 <text:s/>Durée 00:00:03.10 <text:s/>Lisibilité 51</text:p>
      <text:p text:style-name="P1529">#O ponto laranja indica as zonas</text:p>
      <text:p text:style-name="P1530">a que ela dá atenção.#</text:p>
      <text:p text:style-name="P1531"/>
      <text:p text:style-name="P1532"><text:s/>134: 10:07:45.12 10:07:49.06 <text:s/>Durée 00:00:03.19 <text:s/>Lisibilité 56</text:p>
      <text:p text:style-name="P1533">#Durante sua rota, Delphine</text:p>
      <text:p text:style-name="P1534">toma mil e uma decisões.#</text:p>
      <text:p text:style-name="P1535"/>
      <text:p text:style-name="P1536"><text:s/>135: 10:07:50.21 10:07:52.03 <text:s/>Durée 00:00:01.07 <text:s/>Lisibilité 19</text:p>
      <text:p text:style-name="P1537">Notamos que de fato</text:p>
      <text:p text:style-name="P1538"/>
      <text:p text:style-name="P1539"><text:s/>136: 10:07:52.08 10:07:54.14 <text:s/>Durée 00:00:02.06 <text:s/>Lisibilité 34</text:p>
      <text:p text:style-name="P1540">a condução veicular é multitarefas</text:p>
      <text:p text:style-name="P1541"/>
      <text:p text:style-name="P1542"><text:s/>137: 10:07:54.18 10:07:58.03 <text:s/>Durée 00:00:03.10 <text:s/>Lisibilité 51</text:p>
      <text:p text:style-name="P1543">e recorre a muitas funções cognitivas</text:p>
      <text:p text:style-name="P1544">de alto nível.</text:p>
      <text:p text:style-name="P1545"/>
      <text:p text:style-name="P1546"><text:s/>138: 10:07:58.08 10:07:59.24 <text:s/>Durée 00:00:01.16 <text:s/>Lisibilité 25</text:p>
      <text:p text:style-name="P1547">As funções cognitivas</text:p>
      <text:p text:style-name="P1548">de alto nível</text:p>
      <text:p text:style-name="P1549"/>
      <text:p text:style-name="P1550"><text:s/>139: 10:08:00.03 10:08:03.02 <text:s/>Durée 00:00:02.24 <text:s/>Lisibilité 44</text:p>
      <text:p text:style-name="P1551">são funções mais ligadas</text:p>
      <text:p text:style-name="P1552">a antecipação,</text:p>
      <text:p text:style-name="P1553"/>
      <text:p text:style-name="P1554"><text:s/>140: 10:08:03.06 10:08:06.06 <text:s/>Durée 00:00:03.00 <text:s/>Lisibilité 45</text:p>
      <text:p text:style-name="P1555">à tomada de decisões,</text:p>
      <text:p text:style-name="P1556">à inibição de certas ações,</text:p>
      <text:p text:style-name="P1557"/>
      <text:p text:style-name="P1558"><text:s/>141: 10:08:06.11 10:08:09.14 <text:s/>Durée 00:00:03.03 <text:s/>Lisibilité 47</text:p>
      <text:p text:style-name="P1559">que são funções próprias</text:p>
      <text:p text:style-name="P1560">ao ser humano.</text:p>
      <text:p text:style-name="P1561"/>
      <text:p text:style-name="P1562"><text:s/>142: 10:08:12.09 10:08:13.23 <text:s/>Durée 00:00:01.14 <text:s/>Lisibilité 23</text:p>
      <text:p text:style-name="P1563">#Também é próprio ao homem#</text:p>
      <text:p text:style-name="P1564"/>
      <text:p text:style-name="P1565"><text:s/>143: 10:08:14.02 10:08:17.12 <text:s/>Durée 00:00:03.10 <text:s/>Lisibilité 51</text:p>
      <text:p text:style-name="P1566">#a rapidez em decodificar</text:p>
      <text:p text:style-name="P1567">o que acontece no trajeto#</text:p>
      <text:p text:style-name="P1568"/>
      <text:p text:style-name="P1569"><text:s/>144: 10:08:17.17 10:08:20.17 <text:s/>Durée 00:00:03.00 <text:s/>Lisibilité 45</text:p>
      <text:p text:style-name="P1570">#e em tomar decisões</text:p>
      <text:p text:style-name="P1571">baseadas na sua experiência.#</text:p>
      <text:p text:style-name="P1572"/>
      <text:p text:style-name="P1573"><text:s/>145: 10:08:21.17 10:08:24.10 <text:s/>Durée 00:00:02.18 <text:s/>Lisibilité 41</text:p>
      <text:p text:style-name="P1574">É justamente uma</text:p>
      <text:p text:style-name="P1575">das grandes dificuldades.</text:p>
      <text:p text:style-name="P1576"/>
      <text:p text:style-name="P1577"><text:s/>146: 10:08:24.14 10:08:26.13 <text:s/>Durée 00:00:01.24 <text:s/>Lisibilité 29</text:p>
      <text:p text:style-name="P1578">A experiência nos constrói.</text:p>
      <text:p text:style-name="P1579"/>
      <text:p text:style-name="P1580"><text:s/>147: 10:08:26.17 10:08:29.20 <text:s/>Durée 00:00:03.03 <text:s/>Lisibilité 47</text:p>
      <text:p text:style-name="P1581">A experiência nos permite</text:p>
      <text:p text:style-name="P1582">desenvolver uma capacidade</text:p>
      <text:p text:style-name="P1583"/>
      <text:p text:style-name="P1584"><text:s/>148: 10:08:30.00 10:08:32.06 <text:s/>Durée 00:00:02.06 <text:s/>Lisibilité 34</text:p>
      <text:p text:style-name="P1585">de leitura cognitiva,</text:p>
      <text:p text:style-name="P1586"/>
      <text:p text:style-name="P1587"><text:s/>149: 10:08:32.10 10:08:35.07 <text:s/>Durée 00:00:02.22 <text:s/>Lisibilité 43</text:p>
      <text:p text:style-name="P1588">ou seja, a capacidade</text:p>
      <text:p text:style-name="P1589">de prever eventos</text:p>
      <text:p text:style-name="P1590"/>
      <text:p text:style-name="P1591"><text:s/>150: 10:08:35.11 10:08:38.05 <text:s/>Durée 00:00:02.19 <text:s/>Lisibilité 41</text:p>
      <text:p text:style-name="P1592">em função de situações</text:p>
      <text:p text:style-name="P1593">conhecidas e memorizadas.</text:p>
      <text:p text:style-name="P1594"/>
      <text:p text:style-name="P1595"><text:s/>151: 10:08:38.10 10:08:41.10 <text:s/>Durée 00:00:03.00 <text:s/>Lisibilité 45</text:p>
      <text:p text:style-name="P1596">Será dificilmente transferível</text:p>
      <text:p text:style-name="P1597">ao carro autônomo.<text:s/></text:p>
      <text:p text:style-name="P1598"/>
      <text:p text:style-name="P1599"><text:s/>152: 10:08:41.14 10:08:43.00 <text:s/>Durée 00:00:01.11 <text:s/>Lisibilité 22</text:p>
      <text:soft-page-break/>
      <text:p text:style-name="P1600">Será um desafio</text:p>
      <text:p text:style-name="P1601">bem maior.</text:p>
      <text:p text:style-name="P1602"/>
      <text:p text:style-name="P1603"><text:s/>153: 10:08:46.14 10:08:50.04 <text:s/>Durée 00:00:03.15 <text:s/>Lisibilité 54</text:p>
      <text:p text:style-name="P1604">#Para ensinar os carros</text:p>
      <text:p text:style-name="P1605">a resolver esse tipo de problema,#</text:p>
      <text:p text:style-name="P1606"/>
      <text:p text:style-name="P1607"><text:s/>154: 10:08:50.08 10:08:52.04 <text:s/>Durée 00:00:01.21 <text:s/>Lisibilité 28</text:p>
      <text:p text:style-name="P1608">#as montadoras vão a Ann Arbor,#</text:p>
      <text:p text:style-name="P1609"/>
      <text:p text:style-name="P1610"><text:s/>155: 10:08:52.09 10:08:53.17 <text:s/>Durée 00:00:01.08 <text:s/>Lisibilité 20</text:p>
      <text:p text:style-name="P1611">#a uma hora de Detroit.#</text:p>
      <text:p text:style-name="P1612"/>
      <text:p text:style-name="P1613"><text:s/>156: 10:08:54.06 10:08:56.08 <text:s/>Durée 00:00:02.02 <text:s/>Lisibilité 31</text:p>
      <text:p text:style-name="P1614">#Aqui foi aberto em 2015#</text:p>
      <text:p text:style-name="P1615"/>
      <text:p text:style-name="P1616"><text:s/>157: 10:08:56.12 10:09:00.02 <text:s/>Durée 00:00:03.15 <text:s/>Lisibilité 54</text:p>
      <text:p text:style-name="P1617">#o 1º laboratório ao ar livre</text:p>
      <text:p text:style-name="P1618">de teste de veículos autônomos.#</text:p>
      <text:p text:style-name="P1619"/>
      <text:p text:style-name="P1620"><text:s/>158: 10:09:01.12 10:09:04.09 <text:s/>Durée 00:00:02.22 <text:s/>Lisibilité 43</text:p>
      <text:p text:style-name="P1621">#Mcity, como é chamado,</text:p>
      <text:p text:style-name="P1622">é uma cidade falsa#</text:p>
      <text:p text:style-name="P1623"/>
      <text:p text:style-name="P1624"><text:s/>159: 10:09:04.13 10:09:06.24 <text:s/>Durée 00:00:02.11 <text:s/>Lisibilité 37</text:p>
      <text:p text:style-name="P1625">#em pleno campus</text:p>
      <text:p text:style-name="P1626">da Univ. do Michigan.#</text:p>
      <text:p text:style-name="P1627"/>
      <text:p text:style-name="P1628"><text:s/>160: 10:09:09.00 10:09:10.00 <text:s/>Durée 00:00:01.00 <text:s/>Lisibilité 15</text:p>
      <text:p text:style-name="P1629">#Um circuito fechado#</text:p>
      <text:p text:style-name="P1630"/>
      <text:p text:style-name="P1631"><text:s/>161: 10:09:10.05 10:09:12.15 <text:s/>Durée 00:00:02.10 <text:s/>Lisibilité 36</text:p>
      <text:p text:style-name="P1632">#que reproduz o que há</text:p>
      <text:p text:style-name="P1633">numa cidade real:#</text:p>
      <text:p text:style-name="P1634"/>
      <text:p text:style-name="P1635"><text:s/>162: 10:09:13.04 10:09:16.03 <text:s/>Durée 00:00:02.24 <text:s/>Lisibilité 44</text:p>
      <text:p text:style-name="P1636">#cruzamentos,</text:p>
      <text:p text:style-name="P1637">uma passagem de nível,#</text:p>
      <text:p text:style-name="P1638"/>
      <text:p text:style-name="P1639"><text:s/>163: 10:09:16.08 10:09:18.18 <text:s/>Durée 00:00:02.10 <text:s/>Lisibilité 36</text:p>
      <text:p text:style-name="P1640">#um túnel onde se perde</text:p>
      <text:p text:style-name="P1641">o sinal GPS, #</text:p>
      <text:p text:style-name="P1642"/>
      <text:p text:style-name="P1643"><text:s/>164: 10:09:19.04 10:09:21.16 <text:s/>Durée 00:00:02.12 <text:s/>Lisibilité 37</text:p>
      <text:p text:style-name="P1644">#entradas e saídas de estradas,#</text:p>
      <text:p text:style-name="P1645"/>
      <text:p text:style-name="P1646"><text:s/>165: 10:09:21.21 10:09:23.03 <text:s/>Durée 00:00:01.07 <text:s/>Lisibilité 19</text:p>
      <text:soft-page-break/>
      <text:p text:style-name="P1647">#sinais de trânsito.#</text:p>
      <text:p text:style-name="P1648"/>
      <text:p text:style-name="P1649"><text:s/>166: 10:09:25.20 10:09:29.09 <text:s/>Durée 00:00:03.14 <text:s/>Lisibilité 53</text:p>
      <text:p text:style-name="P1650">#A engenheira Carrie Morton</text:p>
      <text:p text:style-name="P1651">é diretora adjunta do Mcity.#</text:p>
      <text:p text:style-name="P1652"/>
      <text:p text:style-name="P1653"><text:s/>167: 10:09:32.11 10:09:34.20 <text:s/>Durée 00:00:02.09 <text:s/>Lisibilité 35</text:p>
      <text:p text:style-name="P1654">O fato de estar fora</text:p>
      <text:p text:style-name="P1655">de ruas públicas</text:p>
      <text:p text:style-name="P1656"/>
      <text:p text:style-name="P1657"><text:s/>168: 10:09:34.24 10:09:38.01 <text:s/>Durée 00:00:03.02 <text:s/>Lisibilité 46</text:p>
      <text:p text:style-name="P1658">permite reproduzir</text:p>
      <text:p text:style-name="P1659">situações específicas</text:p>
      <text:p text:style-name="P1660"/>
      <text:p text:style-name="P1661"><text:s/>169: 10:09:38.05 10:09:41.00 <text:s/>Durée 00:00:02.20 <text:s/>Lisibilité 42</text:p>
      <text:p text:style-name="P1662">que vão realmente</text:p>
      <text:p text:style-name="P1663">pôr os carros à prova.</text:p>
      <text:p text:style-name="P1664"/>
      <text:p text:style-name="P1665"><text:s/>170: 10:09:45.01 10:09:46.08 <text:s/>Durée 00:00:01.07 <text:s/>Lisibilité 19</text:p>
      <text:p text:style-name="P1666">#O interesse do circuito#</text:p>
      <text:p text:style-name="P1667"/>
      <text:p text:style-name="P1668"><text:s/>171: 10:09:46.13 10:09:48.18 <text:s/>Durée 00:00:02.05 <text:s/>Lisibilité 33</text:p>
      <text:p text:style-name="P1669">#é poder repetir</text:p>
      <text:p text:style-name="P1670">a mesma experiência#</text:p>
      <text:p text:style-name="P1671"/>
      <text:p text:style-name="P1672"><text:s/>172: 10:09:48.23 10:09:50.12 <text:s/>Durée 00:00:01.14 <text:s/>Lisibilité 23</text:p>
      <text:p text:style-name="P1673">#quantas vezes quiserem#</text:p>
      <text:p text:style-name="P1674"/>
      <text:p text:style-name="P1675"><text:s/>173: 10:09:50.17 10:09:52.17 <text:s/>Durée 00:00:02.00 <text:s/>Lisibilité 30</text:p>
      <text:p text:style-name="P1676">#para comparar o desempenho</text:p>
      <text:p text:style-name="P1677">dos sensores#</text:p>
      <text:p text:style-name="P1678"/>
      <text:p text:style-name="P1679"><text:s/>174: 10:09:52.22 10:09:54.18 <text:s/>Durée 00:00:01.21 <text:s/>Lisibilité 28</text:p>
      <text:p text:style-name="P1680">#ou de certos algoritmos.#</text:p>
      <text:p text:style-name="P1681"/>
      <text:p text:style-name="P1682"><text:s/>175: 10:09:56.00 10:09:58.02 <text:s/>Durée 00:00:02.02 <text:s/>Lisibilité 31</text:p>
      <text:p text:style-name="P1683">#E estudar</text:p>
      <text:p text:style-name="P1684">vários tipos de veículos#</text:p>
      <text:p text:style-name="P1685"/>
      <text:p text:style-name="P1686"><text:s/>176: 10:09:58.06 10:09:59.09 <text:s/>Durée 00:00:01.03 <text:s/>Lisibilité 17</text:p>
      <text:p text:style-name="P1687">#e de condições,#</text:p>
      <text:p text:style-name="P1688"/>
      <text:p text:style-name="P1689"><text:s/>177: 10:09:59.14 10:10:02.09 <text:s/>Durée 00:00:02.20 <text:s/>Lisibilité 42</text:p>
      <text:p text:style-name="P1690">#como esse micro-ônibus</text:p>
      <text:p text:style-name="P1691">da francesa Navya.#</text:p>
      <text:p text:style-name="P1692"/>
      <text:p text:style-name="P1693"><text:s/>178: 10:10:04.03 10:10:07.14 <text:s/>Durée 00:00:03.11 <text:s/>Lisibilité 52</text:p>
      <text:soft-page-break/>
      <text:p text:style-name="P1694">#Testar também os veículos</text:p>
      <text:p text:style-name="P1695">em diversas condições de clima.#</text:p>
      <text:p text:style-name="P1696"/>
      <text:p text:style-name="P1697"><text:s/>179: 10:10:10.05 10:10:12.10 <text:s/>Durée 00:00:02.05 <text:s/>Lisibilité 33</text:p>
      <text:p text:style-name="P1698">#Outro desafio</text:p>
      <text:p text:style-name="P1699">para o carro autônomo.#</text:p>
      <text:p text:style-name="P1700"/>
      <text:p text:style-name="P1701"><text:s/>180: 10:10:13.08 10:10:16.00 <text:s/>Durée 00:00:02.17 <text:s/>Lisibilité 40</text:p>
      <text:p text:style-name="P1702">#Huei Peng é diretor do Mcity.#</text:p>
      <text:p text:style-name="P1703"/>
      <text:p text:style-name="P1704"><text:s/>181: 10:10:18.13 10:10:21.19 <text:s/>Durée 00:00:03.06 <text:s/>Lisibilité 49</text:p>
      <text:p text:style-name="P1705">As condições climáticas</text:p>
      <text:p text:style-name="P1706">e a intensidade da luz</text:p>
      <text:p text:style-name="P1707"/>
      <text:p text:style-name="P1708"><text:s/>182: 10:10:21.23 10:10:23.02 <text:s/>Durée 00:00:01.04 <text:s/>Lisibilité 17</text:p>
      <text:p text:style-name="P1709">podem afetar muito</text:p>
      <text:p text:style-name="P1710"/>
      <text:p text:style-name="P1711"><text:s/>183: 10:10:23.06 10:10:27.11 <text:s/>Durée 00:00:04.05 <text:s/>Lisibilité 63</text:p>
      <text:p text:style-name="P1712">o funcionamento dos sensores</text:p>
      <text:p text:style-name="P1713">das câmeras, do LIDAR ou do radar.</text:p>
      <text:p text:style-name="P1714"/>
      <text:p text:style-name="P1715"><text:s/>184: 10:10:31.16 10:10:34.01 <text:s/>Durée 00:00:02.10 <text:s/>Lisibilité 36</text:p>
      <text:p text:style-name="P1716">E se essas condições</text:p>
      <text:p text:style-name="P1717">não são adequadas,</text:p>
      <text:p text:style-name="P1718"/>
      <text:p text:style-name="P1719"><text:s/>185: 10:10:34.06 10:10:37.08 <text:s/>Durée 00:00:03.02 <text:s/>Lisibilité 46</text:p>
      <text:p text:style-name="P1720">podem limitar muito</text:p>
      <text:p text:style-name="P1721">a condução do veículo.</text:p>
      <text:p text:style-name="P1722"/>
      <text:p text:style-name="P1723"><text:s/>186: 10:10:42.17 10:10:45.07 <text:s/>Durée 00:00:02.15 <text:s/>Lisibilité 39</text:p>
      <text:p text:style-name="P1724">#Com chuva,</text:p>
      <text:p text:style-name="P1725">o veículo autônomo pode frear#</text:p>
      <text:p text:style-name="P1726"/>
      <text:p text:style-name="P1727"><text:s/>187: 10:10:45.12 10:10:49.01 <text:s/>Durée 00:00:03.14 <text:s/>Lisibilité 53</text:p>
      <text:p text:style-name="P1728">#ou parar por ter dificuldade</text:p>
      <text:p text:style-name="P1729">de decodificar o ambiente.#</text:p>
      <text:p text:style-name="P1730"/>
      <text:p text:style-name="P1731"><text:s/>188: 10:10:50.14 10:10:51.21 <text:s/>Durée 00:00:01.07 <text:s/>Lisibilité 19</text:p>
      <text:p text:style-name="P1732">Viu? Nós paramos.</text:p>
      <text:p text:style-name="P1733"/>
      <text:p text:style-name="P1734"><text:s/>189: 10:10:55.02 10:10:57.22 <text:s/>Durée 00:00:02.20 <text:s/>Lisibilité 42</text:p>
      <text:p text:style-name="P1735">O LIDAR deve ter recebido</text:p>
      <text:p text:style-name="P1736">uma gota de chuva</text:p>
      <text:p text:style-name="P1737"/>
      <text:p text:style-name="P1738"><text:s/>190: 10:10:58.02 10:11:00.10 <text:s/>Durée 00:00:02.08 <text:s/>Lisibilité 35</text:p>
      <text:p text:style-name="P1739">e interpretou como obstáculo.</text:p>
      <text:p text:style-name="P1740"/>
      <text:soft-page-break/>
      <text:p text:style-name="P1741"><text:s/>191: 10:11:01.19 10:11:04.12 <text:s/>Durée 00:00:02.18 <text:s/>Lisibilité 41</text:p>
      <text:p text:style-name="P1742">O micro-ônibus parou</text:p>
      <text:p text:style-name="P1743">por medida de segurança.</text:p>
      <text:p text:style-name="P1744"/>
      <text:p text:style-name="P1745"><text:s/>192: 10:11:07.04 10:11:09.16 <text:s/>Durée 00:00:02.12 <text:s/>Lisibilité 37</text:p>
      <text:p text:style-name="P1746">Com o tempo,</text:p>
      <text:p text:style-name="P1747">ele vai acabar aprendendo</text:p>
      <text:p text:style-name="P1748"/>
      <text:p text:style-name="P1749"><text:s/>193: 10:11:09.20 10:11:11.24 <text:s/>Durée 00:00:02.04 <text:s/>Lisibilité 32</text:p>
      <text:p text:style-name="P1750">a avaliar melhor o que se passa</text:p>
      <text:p text:style-name="P1751"/>
      <text:p text:style-name="P1752"><text:s/>194: 10:11:12.03 10:11:15.03 <text:s/>Durée 00:00:03.00 <text:s/>Lisibilité 45</text:p>
      <text:p text:style-name="P1753">e vai adotar</text:p>
      <text:p text:style-name="P1754">uma condução mais suave.</text:p>
      <text:p text:style-name="P1755"/>
      <text:p text:style-name="P1756"><text:s/>195: 10:11:19.16 10:11:22.22 <text:s/>Durée 00:00:03.06 <text:s/>Lisibilité 49</text:p>
      <text:p text:style-name="P1757">#É claro, a neve também pode</text:p>
      <text:p text:style-name="P1758">ser um problema.#</text:p>
      <text:p text:style-name="P1759"/>
      <text:p text:style-name="P1760"><text:s/>196: 10:11:23.02 10:11:26.04 <text:s/>Durée 00:00:03.02 <text:s/>Lisibilité 46</text:p>
      <text:p text:style-name="P1761">#A Ford teve de testar</text:p>
      <text:p text:style-name="P1762">essas condições no Mcity.#</text:p>
      <text:p text:style-name="P1763"/>
      <text:p text:style-name="P1764"><text:s/>197: 10:11:28.01 10:11:30.20 <text:s/>Durée 00:00:02.19 <text:s/>Lisibilité 41</text:p>
      <text:p text:style-name="P1765">Para um carro autônomo,</text:p>
      <text:p text:style-name="P1766">é um grande problema.</text:p>
      <text:p text:style-name="P1767"/>
      <text:p text:style-name="P1768"><text:s/>198: 10:11:30.24 10:11:33.09 <text:s/>Durée 00:00:02.10 <text:s/>Lisibilité 36</text:p>
      <text:p text:style-name="P1769">Ele perde pontos de referência</text:p>
      <text:p text:style-name="P1770">no solo.</text:p>
      <text:p text:style-name="P1771"/>
      <text:p text:style-name="P1772"><text:s/>199: 10:11:33.13 10:11:36.07 <text:s/>Durée 00:00:02.19 <text:s/>Lisibilité 41</text:p>
      <text:p text:style-name="P1773">As marcas no solo são importantes</text:p>
      <text:p text:style-name="P1774">para nos orientar</text:p>
      <text:p text:style-name="P1775"/>
      <text:p text:style-name="P1776"><text:s/>200: 10:11:36.12 10:11:38.11 <text:s/>Durée 00:00:01.24 <text:s/>Lisibilité 29</text:p>
      <text:p text:style-name="P1777">e dirigir o carro na via.</text:p>
      <text:p text:style-name="P1778"/>
      <text:p text:style-name="P1779"><text:s/>201: 10:11:40.21 10:11:42.12 <text:s/>Durée 00:00:01.16 <text:s/>Lisibilité 25</text:p>
      <text:p text:style-name="P1780">#Sem referências visuais,#</text:p>
      <text:p text:style-name="P1781"/>
      <text:p text:style-name="P1782"><text:s/>202: 10:11:42.17 10:11:43.20 <text:s/>Durée 00:00:01.03 <text:s/>Lisibilité 17</text:p>
      <text:p text:style-name="P1783">#o carro baseia#</text:p>
      <text:p text:style-name="P1784"/>
      <text:p text:style-name="P1785"><text:s/>203: 10:11:44.00 10:11:46.17 <text:s/>Durée 00:00:02.17 <text:s/>Lisibilité 40</text:p>
      <text:p text:style-name="P1786">#suas decisões</text:p>
      <text:p text:style-name="P1787">num número menor de sensores.#</text:p>
      <text:p text:style-name="P1788"/>
      <text:p text:style-name="P1789"><text:s/>204: 10:11:46.22 10:11:49.08 <text:s/>Durée 00:00:02.11 <text:s/>Lisibilité 37</text:p>
      <text:p text:style-name="P1790">#Mas eles não podem</text:p>
      <text:p text:style-name="P1791">estar obstruídos.#</text:p>
      <text:p text:style-name="P1792"/>
      <text:p text:style-name="P1793"><text:s/>205: 10:11:51.13 10:11:54.08 <text:s/>Durée 00:00:02.20 <text:s/>Lisibilité 42</text:p>
      <text:p text:style-name="P1794">Outro grande desafio,</text:p>
      <text:p text:style-name="P1795">em condições de neve</text:p>
      <text:p text:style-name="P1796"/>
      <text:p text:style-name="P1797"><text:s/>206: 10:11:54.12 10:11:56.12 <text:s/>Durée 00:00:02.00 <text:s/>Lisibilité 30</text:p>
      <text:p text:style-name="P1798">é manter os sensores limpos.</text:p>
      <text:p text:style-name="P1799"/>
      <text:p text:style-name="P1800"><text:s/>207: 10:11:56.16 10:11:58.24 <text:s/>Durée 00:00:02.08 <text:s/>Lisibilité 35</text:p>
      <text:p text:style-name="P1801">A neve, a poeira e a lama</text:p>
      <text:p text:style-name="P1802"/>
      <text:p text:style-name="P1803"><text:s/>208: 10:11:59.04 10:12:01.00 <text:s/>Durée 00:00:01.21 <text:s/>Lisibilité 28</text:p>
      <text:p text:style-name="P1804">podem colar na superfície.</text:p>
      <text:p text:style-name="P1805"/>
      <text:p text:style-name="P1806"><text:s/>209: 10:12:03.15 10:12:05.21 <text:s/>Durée 00:00:02.06 <text:s/>Lisibilité 34</text:p>
      <text:p text:style-name="P1807">É preciso monitorá-los e limpá-los</text:p>
      <text:p text:style-name="P1808"/>
      <text:p text:style-name="P1809"><text:s/>210: 10:12:06.00 10:12:08.00 <text:s/>Durée 00:00:02.00 <text:s/>Lisibilité 30</text:p>
      <text:p text:style-name="P1810">para garantir que funcionem</text:p>
      <text:p text:style-name="P1811"/>
      <text:p text:style-name="P1812"><text:s/>211: 10:12:08.04 10:12:09.16 <text:s/>Durée 00:00:01.12 <text:s/>Lisibilité 22</text:p>
      <text:p text:style-name="P1813">sem alterações.</text:p>
      <text:p text:style-name="P1814"/>
      <text:p text:style-name="P1815"><text:s/>212: 10:12:11.15 10:12:15.13 <text:s/>Durée 00:00:03.23 <text:s/>Lisibilité 59</text:p>
      <text:p text:style-name="P1816">E isso deve ser feito em tempo real</text:p>
      <text:p text:style-name="P1817">com todos os sistemas.</text:p>
      <text:p text:style-name="P1818"/>
      <text:p text:style-name="P1819"><text:s/>213: 10:12:17.11 10:12:20.06 <text:s/>Durée 00:00:02.20 <text:s/>Lisibilité 42</text:p>
      <text:p text:style-name="P1820">#Lidar com mau tempo,</text:p>
      <text:p text:style-name="P1821">noite e imprevistos,#</text:p>
      <text:p text:style-name="P1822"/>
      <text:p text:style-name="P1823"><text:s/>214: 10:12:20.10 10:12:21.24 <text:s/>Durée 00:00:01.14 <text:s/>Lisibilité 23</text:p>
      <text:p text:style-name="P1824">#perceber, antecipar,#</text:p>
      <text:p text:style-name="P1825"/>
      <text:p text:style-name="P1826"><text:s/>215: 10:12:22.04 10:12:23.18 <text:s/>Durée 00:00:01.14 <text:s/>Lisibilité 23</text:p>
      <text:p text:style-name="P1827">#tomar várias decisões...#</text:p>
      <text:p text:style-name="P1828"/>
      <text:p text:style-name="P1829"><text:s/>216: 10:12:23.22 10:12:24.17 <text:s/>Durée 00:00:00.20 <text:s/>Lisibilité 12</text:p>
      <text:p text:style-name="P1830">#É um fato:#</text:p>
      <text:p text:style-name="P1831"/>
      <text:p text:style-name="P1832"><text:s/>217: 10:12:24.22 10:12:27.06 <text:s/>Durée 00:00:02.09 <text:s/>Lisibilité 35</text:p>
      <text:p text:style-name="P1833">#construir um condutor não é fácil.#</text:p>
      <text:p text:style-name="P1834"/>
      <text:soft-page-break/>
      <text:p text:style-name="P1835"><text:s/>218: 10:12:28.13 10:12:30.03 <text:s/>Durée 00:00:01.15 <text:s/>Lisibilité 24</text:p>
      <text:p text:style-name="P1836">#O carro autônomo#</text:p>
      <text:p text:style-name="P1837"/>
      <text:p text:style-name="P1838"><text:s/>219: 10:12:30.08 10:12:32.24 <text:s/>Durée 00:00:02.16 <text:s/>Lisibilité 40</text:p>
      <text:p text:style-name="P1839">#ainda está longe</text:p>
      <text:p text:style-name="P1840">de dispensar o ser humano.#</text:p>
      <text:p text:style-name="P1841"/>
      <text:p text:style-name="P1842"><text:s/>220: 10:12:36.09 10:12:38.11 <text:s/>Durée 00:00:02.02 <text:s/>Lisibilité 31</text:p>
      <text:p text:style-name="P1843">Veículo sem condutor</text:p>
      <text:p text:style-name="P1844"/>
      <text:p text:style-name="P1845"><text:s/>221: 10:12:38.15 10:12:41.01 <text:s/>Durée 00:00:02.11 <text:s/>Lisibilité 37</text:p>
      <text:p text:style-name="P1846">#Estamos em Blainville,</text:p>
      <text:p text:style-name="P1847">norte de Montreal,#</text:p>
      <text:p text:style-name="P1848"/>
      <text:p text:style-name="P1849"><text:s/>222: 10:12:42.01 10:12:44.15 <text:s/>Durée 00:00:02.14 <text:s/>Lisibilité 38</text:p>
      <text:p text:style-name="P1850">#na pista de testes</text:p>
      <text:p text:style-name="P1851">da Transports Canada.#</text:p>
      <text:p text:style-name="P1852"/>
      <text:p text:style-name="P1853"><text:s/>223: 10:12:49.14 10:12:52.08 <text:s/>Durée 00:00:02.19 <text:s/>Lisibilité 41</text:p>
      <text:p text:style-name="P1854">#Hoje testam</text:p>
      <text:p text:style-name="P1855">o freio automático de emergência.#</text:p>
      <text:p text:style-name="P1856"/>
      <text:p text:style-name="P1857"><text:s/>224: 10:12:53.08 10:12:54.21 <text:s/>Durée 00:00:01.13 <text:s/>Lisibilité 23</text:p>
      <text:p text:style-name="P1858">#Sistema que equipa#</text:p>
      <text:p text:style-name="P1859"/>
      <text:p text:style-name="P1860"><text:s/>225: 10:12:55.00 10:12:57.03 <text:s/>Durée 00:00:02.03 <text:s/>Lisibilité 32</text:p>
      <text:p text:style-name="P1861">#vários modelos</text:p>
      <text:p text:style-name="P1862">comuns no mercado.#</text:p>
      <text:p text:style-name="P1863"/>
      <text:p text:style-name="P1864"><text:s/>226: 10:12:58.23 10:13:01.09 <text:s/>Durée 00:00:02.11 <text:s/>Lisibilité 37</text:p>
      <text:p text:style-name="P1865">#Éric Meloche dirige esse projeto.#</text:p>
      <text:p text:style-name="P1866"/>
      <text:p text:style-name="P1867"><text:s/>227: 10:13:03.23 10:13:06.04 <text:s/>Durée 00:00:02.06 <text:s/>Lisibilité 34</text:p>
      <text:p text:style-name="P1868">#O carro que ele testa</text:p>
      <text:p text:style-name="P1869">deve detectar#</text:p>
      <text:p text:style-name="P1870"/>
      <text:p text:style-name="P1871"><text:s/>228: 10:13:06.09 10:13:08.14 <text:s/>Durée 00:00:02.05 <text:s/>Lisibilité 33</text:p>
      <text:p text:style-name="P1872">#esse pseudoveículo</text:p>
      <text:p text:style-name="P1873">parado à frente.#</text:p>
      <text:p text:style-name="P1874"/>
      <text:p text:style-name="P1875"><text:s/>229: 10:13:10.14 10:13:11.19 <text:s/>Durée 00:00:01.05 <text:s/>Lisibilité 18</text:p>
      <text:p text:style-name="P1876">#E frear.#</text:p>
      <text:p text:style-name="P1877"/>
      <text:p text:style-name="P1878"><text:s/>230: 10:13:13.02 10:13:15.04 <text:s/>Durée 00:00:02.02 <text:s/>Lisibilité 31</text:p>
      <text:p text:style-name="P1879">Certo. Esse foi perto.</text:p>
      <text:p text:style-name="P1880"/>
      <text:p text:style-name="P1881"><text:s/>231: 10:13:15.22 10:13:17.20 <text:s/>Durée 00:00:01.23 <text:s/>Lisibilité 29</text:p>
      <text:soft-page-break/>
      <text:p text:style-name="P1882">#Sem a intervenção do condutor.#</text:p>
      <text:p text:style-name="P1883"/>
      <text:p text:style-name="P1884"><text:s/>232: 10:13:19.22 10:13:22.23 <text:s/>Durée 00:00:03.01 <text:s/>Lisibilité 46</text:p>
      <text:p text:style-name="P1885">#O teste confere o espectro</text:p>
      <text:p text:style-name="P1886">de desempenho do sistema.#</text:p>
      <text:p text:style-name="P1887"/>
      <text:p text:style-name="P1888"><text:s/>233: 10:13:29.14 10:13:33.13 <text:s/>Durée 00:00:03.24 <text:s/>Lisibilité 59</text:p>
      <text:p text:style-name="P1889">Então vamos começar na velocidade</text:p>
      <text:p text:style-name="P1890">de 20, 30, 40, 50 km/h,</text:p>
      <text:p text:style-name="P1891"/>
      <text:p text:style-name="P1892"><text:s/>234: 10:13:33.17 10:13:38.01 <text:s/>Durée 00:00:04.09 <text:s/>Lisibilité 65</text:p>
      <text:p text:style-name="P1893">aí, quando houver impacto,</text:p>
      <text:p text:style-name="P1894">vamos reduzir a velocidade</text:p>
      <text:p text:style-name="P1895"/>
      <text:p text:style-name="P1896"><text:s/>235: 10:13:38.05 10:13:39.21 <text:s/>Durée 00:00:01.16 <text:s/>Lisibilité 25</text:p>
      <text:p text:style-name="P1897">e fazer</text:p>
      <text:p text:style-name="P1898">uma série de testes.</text:p>
      <text:p text:style-name="P1899"/>
      <text:p text:style-name="P1900"><text:s/>236: 10:13:41.00 10:13:43.04 <text:s/>Durée 00:00:02.04 <text:s/>Lisibilité 32</text:p>
      <text:p text:style-name="P1901">#Nesse teste,</text:p>
      <text:p text:style-name="P1902">o princípio é o mesmo,#</text:p>
      <text:p text:style-name="P1903"/>
      <text:p text:style-name="P1904"><text:s/>237: 10:13:43.08 10:13:45.11 <text:s/>Durée 00:00:02.03 <text:s/>Lisibilité 32</text:p>
      <text:p text:style-name="P1905">#só que o alvo está em movimento.#</text:p>
      <text:p text:style-name="P1906"/>
      <text:p text:style-name="P1907"><text:s/>238: 10:13:45.16 10:13:49.04 <text:s/>Durée 00:00:03.13 <text:s/>Lisibilité 53</text:p>
      <text:p text:style-name="P1908">OK, estamos prontos.</text:p>
      <text:p text:style-name="P1909">Vocês vão a 20 e nós a 80.</text:p>
      <text:p text:style-name="P1910"/>
      <text:p text:style-name="P1911"><text:s/>239: 10:13:49.09 10:13:52.03 <text:s/>Durée 00:00:02.19 <text:s/>Lisibilité 41</text:p>
      <text:p text:style-name="P1912">#em cada 7 testes</text:p>
      <text:p text:style-name="P1913">a uma determinada velocidade,#</text:p>
      <text:p text:style-name="P1914"/>
      <text:p text:style-name="P1915"><text:s/>240: 10:13:52.07 10:13:54.13 <text:s/>Durée 00:00:02.06 <text:s/>Lisibilité 34</text:p>
      <text:p text:style-name="P1916">#o carro deve ir bem</text:p>
      <text:p text:style-name="P1917">em pelo menos 5.#</text:p>
      <text:p text:style-name="P1918"/>
      <text:p text:style-name="P1919"><text:s/>241: 10:13:59.16 10:14:03.19 <text:s/>Durée 00:00:04.03 <text:s/>Lisibilité 62</text:p>
      <text:p text:style-name="P1920">É lógico, 5 em 7</text:p>
      <text:p text:style-name="P1921">é cerca de 70% dos testes<text:s/></text:p>
      <text:p text:style-name="P1922"/>
      <text:p text:style-name="P1923"><text:s/>242: 10:14:03.23 10:14:05.18 <text:s/>Durée 00:00:01.20 <text:s/>Lisibilité 27</text:p>
      <text:p text:style-name="P1924">ou pouco mais de 70% deles,</text:p>
      <text:p text:style-name="P1925"/>
      <text:p text:style-name="P1926"><text:s/>243: 10:14:05.22 10:14:08.00 <text:s/>Durée 00:00:02.03 <text:s/>Lisibilité 32</text:p>
      <text:p text:style-name="P1927">então, em nível de estatística,</text:p>
      <text:p text:style-name="P1928"/>
      <text:soft-page-break/>
      <text:p text:style-name="P1929"><text:s/>244: 10:14:08.04 10:14:09.22 <text:s/>Durée 00:00:01.18 <text:s/>Lisibilité 26</text:p>
      <text:p text:style-name="P1930">é interessante, 70%.</text:p>
      <text:p text:style-name="P1931"/>
      <text:p text:style-name="P1932"><text:s/>245: 10:14:10.01 10:14:13.18 <text:s/>Durée 00:00:03.17 <text:s/>Lisibilité 55</text:p>
      <text:p text:style-name="P1933">Se pudermos evitar 70%</text:p>
      <text:p text:style-name="P1934">das colisões amanhã,</text:p>
      <text:p text:style-name="P1935"/>
      <text:p text:style-name="P1936"><text:s/>246: 10:14:13.22 10:14:15.06 <text:s/>Durée 00:00:01.09 <text:s/>Lisibilité 20</text:p>
      <text:p text:style-name="P1937">seria maravilhoso.</text:p>
      <text:p text:style-name="P1938"/>
      <text:p text:style-name="P1939"><text:s/>247: 10:14:16.07 10:14:19.19 <text:s/>Durée 00:00:03.12 <text:s/>Lisibilité 52</text:p>
      <text:p text:style-name="P1940">Estamos em posição</text:p>
      <text:p text:style-name="P1941">para o teste a 50 km/h.</text:p>
      <text:p text:style-name="P1942"/>
      <text:p text:style-name="P1943"><text:s/>248: 10:14:19.23 10:14:22.04 <text:s/>Durée 00:00:02.06 <text:s/>Lisibilité 34</text:p>
      <text:p text:style-name="P1944">Vamos aguardar seu sinal.</text:p>
      <text:p text:style-name="P1945"/>
      <text:p text:style-name="P1946"><text:s/>249: 10:14:23.07 10:14:26.00 <text:s/>Durée 00:00:02.18 <text:s/>Lisibilité 41</text:p>
      <text:p text:style-name="P1947">#No próximo teste,</text:p>
      <text:p text:style-name="P1948">o carro deve evitar#</text:p>
      <text:p text:style-name="P1949"/>
      <text:p text:style-name="P1950"><text:s/>250: 10:14:26.05 10:14:29.13 <text:s/>Durée 00:00:03.08 <text:s/>Lisibilité 50</text:p>
      <text:p text:style-name="P1951">#bater em um pedestre oculto</text:p>
      <text:p text:style-name="P1952">atrás dos carros parados.#</text:p>
      <text:p text:style-name="P1953"/>
      <text:p text:style-name="P1954"><text:s/>251: 10:14:33.19 10:14:35.24 <text:s/>Durée 00:00:02.05 <text:s/>Lisibilité 33</text:p>
      <text:p text:style-name="P1955">#Esse tipo de sistema</text:p>
      <text:p text:style-name="P1956">ajuda na condução,#</text:p>
      <text:p text:style-name="P1957"/>
      <text:p text:style-name="P1958"><text:s/>252: 10:14:36.03 10:14:39.00 <text:s/>Durée 00:00:02.22 <text:s/>Lisibilité 43</text:p>
      <text:p text:style-name="P1959">#é o primeiro marco</text:p>
      <text:p text:style-name="P1960">que leva ao carro autônomo.#</text:p>
      <text:p text:style-name="P1961"/>
      <text:p text:style-name="P1962"><text:s/>253: 10:14:39.14 10:14:41.12 <text:s/>Durée 00:00:01.23 <text:s/>Lisibilité 29</text:p>
      <text:p text:style-name="P1963">#Os desempenhos impressionam,#</text:p>
      <text:p text:style-name="P1964"/>
      <text:p text:style-name="P1965"><text:s/>254: 10:14:41.16 10:14:43.10 <text:s/>Durée 00:00:01.19 <text:s/>Lisibilité 26</text:p>
      <text:p text:style-name="P1966">#mas não são perfeitos.#</text:p>
      <text:p text:style-name="P1967"/>
      <text:p text:style-name="P1968"><text:s/>255: 10:14:44.07 10:14:47.15 <text:s/>Durée 00:00:03.08 <text:s/>Lisibilité 50</text:p>
      <text:p text:style-name="P1969">Prometem-nos carros autônomos</text:p>
      <text:p text:style-name="P1970">até 2020,</text:p>
      <text:p text:style-name="P1971"/>
      <text:p text:style-name="P1972"><text:s/>256: 10:14:47.19 10:14:50.04 <text:s/>Durée 00:00:02.10 <text:s/>Lisibilité 36</text:p>
      <text:p text:style-name="P1973">frotas de veículos autônomos</text:p>
      <text:p text:style-name="P1974">até 2030,<text:s/></text:p>
      <text:p text:style-name="P1975"/>
      <text:soft-page-break/>
      <text:p text:style-name="P1976"><text:s/>257: 10:14:50.08 10:14:51.24 <text:s/>Durée 00:00:01.16 <text:s/>Lisibilité 25</text:p>
      <text:p text:style-name="P1977">então para chegar a isso</text:p>
      <text:p text:style-name="P1978"/>
      <text:p text:style-name="P1979"><text:s/>258: 10:14:52.03 10:14:56.04 <text:s/>Durée 00:00:04.01 <text:s/>Lisibilité 61</text:p>
      <text:p text:style-name="P1980">precisaremos ter sistemas</text:p>
      <text:p text:style-name="P1981">100% eficazes,</text:p>
      <text:p text:style-name="P1982"/>
      <text:p text:style-name="P1983"><text:s/>259: 10:14:56.08 10:14:57.20 <text:s/>Durée 00:00:01.12 <text:s/>Lisibilité 22</text:p>
      <text:p text:style-name="P1984">e não só 70%.</text:p>
      <text:p text:style-name="P1985"/>
      <text:p text:style-name="P1986"><text:s/>260: 10:15:01.04 10:15:03.19 <text:s/>Durée 00:00:02.15 <text:s/>Lisibilité 39</text:p>
      <text:p text:style-name="P1987">#A via para a autonomia total</text:p>
      <text:p text:style-name="P1988">dos veículos#</text:p>
      <text:p text:style-name="P1989"/>
      <text:p text:style-name="P1990"><text:s/>261: 10:15:03.23 10:15:04.24 <text:s/>Durée 00:00:01.01 <text:s/>Lisibilité 16</text:p>
      <text:p text:style-name="P1991">#tem 5 níveis.#</text:p>
      <text:p text:style-name="P1992"/>
      <text:p text:style-name="P1993"><text:s/>262: 10:15:05.03 10:15:08.17 <text:s/>Durée 00:00:03.14 <text:s/>Lisibilité 53</text:p>
      <text:p text:style-name="P1994">#1: o condutor utiliza</text:p>
      <text:p text:style-name="P1995">sistemas de auxílio à condução,#</text:p>
      <text:p text:style-name="P1996"/>
      <text:p text:style-name="P1997"><text:s/>263: 10:15:08.21 10:15:10.04 <text:s/>Durée 00:00:01.08 <text:s/>Lisibilité 20</text:p>
      <text:p text:style-name="P1998">#mas ainda no volante.#</text:p>
      <text:p text:style-name="P1999"/>
      <text:p text:style-name="P2000"><text:s/>264: 10:15:10.08 10:15:13.07 <text:s/>Durée 00:00:02.24 <text:s/>Lisibilité 44</text:p>
      <text:p text:style-name="P2001">#2: o condutor confia</text:p>
      <text:p text:style-name="P2002">um pouco mais de tarefas#</text:p>
      <text:p text:style-name="P2003"/>
      <text:p text:style-name="P2004"><text:s/>265: 10:15:13.11 10:15:16.24 <text:s/>Durée 00:00:03.13 <text:s/>Lisibilité 53</text:p>
      <text:p text:style-name="P2005">#aos sistemas automatizados,</text:p>
      <text:p text:style-name="P2006">mas ainda monitora o trajeto.#</text:p>
      <text:p text:style-name="P2007"/>
      <text:p text:style-name="P2008"><text:s/>266: 10:15:17.03 10:15:20.02 <text:s/>Durée 00:00:02.24 <text:s/>Lisibilité 44</text:p>
      <text:p text:style-name="P2009">#3: o carro</text:p>
      <text:p text:style-name="P2010">é parcialmente autônomo.#</text:p>
      <text:p text:style-name="P2011"/>
      <text:p text:style-name="P2012"><text:s/>267: 10:15:20.06 10:15:21.22 <text:s/>Durée 00:00:01.16 <text:s/>Lisibilité 25</text:p>
      <text:p text:style-name="P2013">#Ele dirige</text:p>
      <text:p text:style-name="P2014">partes do trajeto,#</text:p>
      <text:p text:style-name="P2015"/>
      <text:p text:style-name="P2016"><text:s/>268: 10:15:22.01 10:15:25.10 <text:s/>Durée 00:00:03.09 <text:s/>Lisibilité 50</text:p>
      <text:p text:style-name="P2017">#mas o condutor pode assumir</text:p>
      <text:p text:style-name="P2018">o volante se necessário.#</text:p>
      <text:p text:style-name="P2019"/>
      <text:p text:style-name="P2020"><text:s/>269: 10:15:25.14 10:15:27.20 <text:s/>Durée 00:00:02.06 <text:s/>Lisibilité 34</text:p>
      <text:p text:style-name="P2021">#4: o carro é autônomo.#</text:p>
      <text:p text:style-name="P2022"/>
      <text:soft-page-break/>
      <text:p text:style-name="P2023"><text:s/>270: 10:15:27.24 10:15:29.14 <text:s/>Durée 00:00:01.15 <text:s/>Lisibilité 24</text:p>
      <text:p text:style-name="P2024">#Ele pode parar</text:p>
      <text:p text:style-name="P2025">com segurança#</text:p>
      <text:p text:style-name="P2026"/>
      <text:p text:style-name="P2027"><text:s/>271: 10:15:29.18 10:15:32.00 <text:s/>Durée 00:00:02.07 <text:s/>Lisibilité 34</text:p>
      <text:p text:style-name="P2028">#se o condutor</text:p>
      <text:p text:style-name="P2029">não assumir o volante.#</text:p>
      <text:p text:style-name="P2030"/>
      <text:p text:style-name="P2031"><text:s/>272: 10:15:32.04 10:15:34.23 <text:s/>Durée 00:00:02.19 <text:s/>Lisibilité 41</text:p>
      <text:p text:style-name="P2032">#Nível 5: é a autonomia total.#</text:p>
      <text:p text:style-name="P2033"/>
      <text:p text:style-name="P2034"><text:s/>273: 10:15:35.02 10:15:36.16 <text:s/>Durée 00:00:01.14 <text:s/>Lisibilité 23</text:p>
      <text:p text:style-name="P2035">#O carro se vira sozinho,#</text:p>
      <text:p text:style-name="P2036"/>
      <text:p text:style-name="P2037"><text:s/>274: 10:15:36.20 10:15:39.06 <text:s/>Durée 00:00:02.11 <text:s/>Lisibilité 37</text:p>
      <text:p text:style-name="P2038">#em qualquer circunstância</text:p>
      <text:p text:style-name="P2039">ou clima.#</text:p>
      <text:p text:style-name="P2040"/>
      <text:p text:style-name="P2041"><text:s/>275: 10:15:45.00 10:15:47.12 <text:s/>Durée 00:00:02.12 <text:s/>Lisibilité 37</text:p>
      <text:p text:style-name="P2042">#Atualmente,</text:p>
      <text:p text:style-name="P2043">os veículos ditos autônomos#</text:p>
      <text:p text:style-name="P2044"/>
      <text:p text:style-name="P2045"><text:s/>276: 10:15:47.17 10:15:49.22 <text:s/>Durée 00:00:02.05 <text:s/>Lisibilité 33</text:p>
      <text:p text:style-name="P2046">#ou dotados de piloto automático#</text:p>
      <text:p text:style-name="P2047"/>
      <text:p text:style-name="P2048"><text:s/>277: 10:15:50.01 10:15:51.18 <text:s/>Durée 00:00:01.17 <text:s/>Lisibilité 25</text:p>
      <text:p text:style-name="P2049"><text:span text:style-name="T2050">#são parcialme</text:span><text:span text:style-name="T2051">�</text:span></text:p>
      <text:p text:style-name="P2052">nte autônomos.#</text:p>
      <text:p text:style-name="P2053"/>
      <text:p text:style-name="P2054"><text:s/>278: 10:15:52.09 10:15:55.00 <text:s/>Durée 00:00:02.16 <text:s/>Lisibilité 40</text:p>
      <text:p text:style-name="P2055">#A autonomia deles está</text:p>
      <text:p text:style-name="P2056">entre os níveis 2 e 3.#</text:p>
      <text:p text:style-name="P2057"/>
      <text:p text:style-name="P2058"><text:s/>279: 10:15:57.09 10:15:59.00 <text:s/>Durée 00:00:01.16 <text:s/>Lisibilité 25</text:p>
      <text:p text:style-name="P2059">#Quanto aos carros em teste,#</text:p>
      <text:p text:style-name="P2060"/>
      <text:p text:style-name="P2061"><text:s/>280: 10:15:59.04 10:16:01.24 <text:s/>Durée 00:00:02.20 <text:s/>Lisibilité 42</text:p>
      <text:p text:style-name="P2062">#há sempre um engenheiro,</text:p>
      <text:p text:style-name="P2063">um técnico ou um condutor#</text:p>
      <text:p text:style-name="P2064"/>
      <text:p text:style-name="P2065"><text:s/>281: 10:16:02.03 10:16:05.05 <text:s/>Durée 00:00:03.02 <text:s/>Lisibilité 46</text:p>
      <text:p text:style-name="P2066">#ao volante para assumir</text:p>
      <text:p text:style-name="P2067">em caso de imprevisto.#</text:p>
      <text:p text:style-name="P2068"/>
      <text:p text:style-name="P2069"><text:s/>282: 10:16:09.19 10:16:13.11 <text:s/>Durée 00:00:03.17 <text:s/>Lisibilité 55</text:p>
      <text:p text:style-name="P2070">#Enquanto o carro não atingir</text:p>
      <text:p text:style-name="P2071">o nível 4 de autonomia,#</text:p>
      <text:p text:style-name="P2072"/>
      <text:p text:style-name="P2073"><text:s/>283: 10:16:14.00 10:16:17.12 <text:s/>Durée 00:00:03.12 <text:s/>Lisibilité 52</text:p>
      <text:p text:style-name="P2074">#ele exige, nos níveis 2 e 3,</text:p>
      <text:p text:style-name="P2075">estar atento,#</text:p>
      <text:p text:style-name="P2076"/>
      <text:p text:style-name="P2077"><text:s/>284: 10:16:17.16 10:16:19.07 <text:s/>Durée 00:00:01.16 <text:s/>Lisibilité 25</text:p>
      <text:p text:style-name="P2078">#monitorar os sistemas.#</text:p>
      <text:p text:style-name="P2079"/>
      <text:p text:style-name="P2080"><text:s/>285: 10:16:19.11 10:16:21.11 <text:s/>Durée 00:00:02.00 <text:s/>Lisibilité 30</text:p>
      <text:p text:style-name="P2081">#E é aí</text:p>
      <text:p text:style-name="P2082">que as coisas se complicam.#</text:p>
      <text:p text:style-name="P2083"/>
      <text:p text:style-name="P2084"><text:s/>286: 10:16:22.03 10:16:25.09 <text:s/>Durée 00:00:03.06 <text:s/>Lisibilité 49</text:p>
      <text:p text:style-name="P2085">A necessidade de monitorar</text:p>
      <text:p text:style-name="P2086">a condução do carro,</text:p>
      <text:p text:style-name="P2087"/>
      <text:p text:style-name="P2088"><text:s/>287: 10:16:25.13 10:16:28.07 <text:s/>Durée 00:00:02.19 <text:s/>Lisibilité 41</text:p>
      <text:p text:style-name="P2089">estando pronto a assumir</text:p>
      <text:p text:style-name="P2090">o volante se preciso,</text:p>
      <text:p text:style-name="P2091"/>
      <text:p text:style-name="P2092"><text:s/>288: 10:16:28.11 10:16:31.15 <text:s/>Durée 00:00:03.04 <text:s/>Lisibilité 47</text:p>
      <text:p text:style-name="P2093">pode ser tão exigente</text:p>
      <text:p text:style-name="P2094">quanto dirigir o veículo.</text:p>
      <text:p text:style-name="P2095"/>
      <text:p text:style-name="P2096"><text:s/>289: 10:16:35.16 10:16:39.02 <text:s/>Durée 00:00:03.11 <text:s/>Lisibilité 52</text:p>
      <text:p text:style-name="P2097">#O dilema é manter</text:p>
      <text:p text:style-name="P2098">a atenção do condutor#</text:p>
      <text:p text:style-name="P2099"/>
      <text:p text:style-name="P2100"><text:s/>290: 10:16:39.06 10:16:41.16 <text:s/>Durée 00:00:02.10 <text:s/>Lisibilité 36</text:p>
      <text:p text:style-name="P2101">#quando houver</text:p>
      <text:p text:style-name="P2102">cada vez menos tarefas#</text:p>
      <text:p text:style-name="P2103"/>
      <text:p text:style-name="P2104"><text:s/>291: 10:16:41.20 10:16:42.17 <text:s/>Durée 00:00:00.22 <text:s/>Lisibilité 13</text:p>
      <text:p text:style-name="P2105">#na condução.#</text:p>
      <text:p text:style-name="P2106"/>
      <text:p text:style-name="P2107"><text:s/>292: 10:16:45.03 10:16:48.16 <text:s/>Durée 00:00:03.13 <text:s/>Lisibilité 53</text:p>
      <text:p text:style-name="P2108">O problema que surge quando</text:p>
      <text:p text:style-name="P2109">basta monitorar um sistema<text:s/></text:p>
      <text:p text:style-name="P2110"/>
      <text:p text:style-name="P2111"><text:s/>293: 10:16:48.20 10:16:50.14 <text:s/>Durée 00:00:01.19 <text:s/>Lisibilité 26</text:p>
      <text:p text:style-name="P2112">é que é rotineiro.</text:p>
      <text:p text:style-name="P2113"/>
      <text:p text:style-name="P2114"><text:s/>294: 10:16:50.18 10:16:52.14 <text:s/>Durée 00:00:01.21 <text:s/>Lisibilité 28</text:p>
      <text:p text:style-name="P2115">E o tédio que vem com a rotina</text:p>
      <text:p text:style-name="P2116"/>
      <text:p text:style-name="P2117"><text:s/>295: 10:16:52.18 10:16:55.12 <text:s/>Durée 00:00:02.19 <text:s/>Lisibilité 41</text:p>
      <text:p text:style-name="P2118">faz baixar nossa vigilância.</text:p>
      <text:p text:style-name="P2119"/>
      <text:p text:style-name="P2120"><text:s/>296: 10:16:58.19 10:16:59.21 <text:s/>Durée 00:00:01.02 <text:s/>Lisibilité 16</text:p>
      <text:p text:style-name="P2121">#Vejamos como é#</text:p>
      <text:p text:style-name="P2122"/>
      <text:p text:style-name="P2123"><text:s/>297: 10:17:00.00 10:17:02.05 <text:s/>Durée 00:00:02.05 <text:s/>Lisibilité 33</text:p>
      <text:p text:style-name="P2124">#conduzir um carro</text:p>
      <text:p text:style-name="P2125">parcialmente autônomo.#</text:p>
      <text:p text:style-name="P2126"/>
      <text:p text:style-name="P2127"><text:s/>298: 10:17:03.08 10:17:05.09 <text:s/>Durée 00:00:02.01 <text:s/>Lisibilité 31</text:p>
      <text:p text:style-name="P2128">#Marie senta ao volante,#</text:p>
      <text:p text:style-name="P2129"/>
      <text:p text:style-name="P2130"><text:s/>299: 10:17:05.14 10:17:08.23 <text:s/>Durée 00:00:03.09 <text:s/>Lisibilité 50</text:p>
      <text:p text:style-name="P2131">#o volante de um simulador</text:p>
      <text:p text:style-name="P2132">de carro autônomo de nível 2,#</text:p>
      <text:p text:style-name="P2133"/>
      <text:p text:style-name="P2134"><text:s/>300: 10:17:09.03 10:17:12.04 <text:s/>Durée 00:00:03.01 <text:s/>Lisibilité 46</text:p>
      <text:p text:style-name="P2135">#no laboratório</text:p>
      <text:p text:style-name="P2136">da Transports Canada em Ottawa.#</text:p>
      <text:p text:style-name="P2137"/>
      <text:p text:style-name="P2138"><text:s/>301: 10:17:13.14 10:17:15.02 <text:s/>Durée 00:00:01.13 <text:s/>Lisibilité 23</text:p>
      <text:p text:style-name="P2139">#Querem testar</text:p>
      <text:p text:style-name="P2140">o que ocorre#</text:p>
      <text:p text:style-name="P2141"/>
      <text:p text:style-name="P2142"><text:s/>302: 10:17:15.07 10:17:17.13 <text:s/>Durée 00:00:02.06 <text:s/>Lisibilité 34</text:p>
      <text:p text:style-name="P2143">#se o carro pedir</text:p>
      <text:p text:style-name="P2144">que ela assuma a direção#</text:p>
      <text:p text:style-name="P2145"/>
      <text:p text:style-name="P2146"><text:s/>303: 10:17:17.20 10:17:20.06 <text:s/>Durée 00:00:02.11 <text:s/>Lisibilité 37</text:p>
      <text:p text:style-name="P2147">#quando não está concentrada</text:p>
      <text:p text:style-name="P2148">no trajeto.#</text:p>
      <text:p text:style-name="P2149"/>
      <text:p text:style-name="P2150"><text:s/>304: 10:17:23.17 10:17:26.23 <text:s/>Durée 00:00:03.06 <text:s/>Lisibilité 49</text:p>
      <text:p text:style-name="P2151">#Para distraí-la, a ocupam</text:p>
      <text:p text:style-name="P2152">numa tarefa no computador.#</text:p>
      <text:p text:style-name="P2153"/>
      <text:p text:style-name="P2154"><text:s/>305: 10:17:31.14 10:17:34.02 <text:s/>Durée 00:00:02.13 <text:s/>Lisibilité 38</text:p>
      <text:p text:style-name="P2155">#Peter Burns dirige a pesquisa.#</text:p>
      <text:p text:style-name="P2156"/>
      <text:p text:style-name="P2157"><text:s/>306: 10:17:34.06 10:17:37.01 <text:s/>Durée 00:00:02.20 <text:s/>Lisibilité 42</text:p>
      <text:p text:style-name="P2158">#Ele estuda</text:p>
      <text:p text:style-name="P2159">a distribuição da atenção#</text:p>
      <text:p text:style-name="P2160"/>
      <text:p text:style-name="P2161"><text:s/>307: 10:17:37.05 10:17:38.17 <text:s/>Durée 00:00:01.12 <text:s/>Lisibilité 22</text:p>
      <text:p text:style-name="P2162">#durante a condução.#</text:p>
      <text:p text:style-name="P2163"/>
      <text:p text:style-name="P2164"><text:s/>308: 10:17:40.04 10:17:43.16 <text:s/>Durée 00:00:03.12 <text:s/>Lisibilité 52</text:p>
      <text:p text:style-name="P2165">O que nos preocupa nesses sistemas</text:p>
      <text:soft-page-break/>
      <text:p text:style-name="P2166">parcialmente autônomos</text:p>
      <text:p text:style-name="P2167"/>
      <text:p text:style-name="P2168"><text:s/>309: 10:17:45.06 10:17:48.04 <text:s/>Durée 00:00:02.23 <text:s/>Lisibilité 44</text:p>
      <text:p text:style-name="P2169">é que as mãos e os pés</text:p>
      <text:p text:style-name="P2170">estão livres da condução,</text:p>
      <text:p text:style-name="P2171"/>
      <text:p text:style-name="P2172"><text:s/>310: 10:17:48.08 10:17:49.19 <text:s/>Durée 00:00:01.11 <text:s/>Lisibilité 22</text:p>
      <text:p text:style-name="P2173">mas não o cérebro.</text:p>
      <text:p text:style-name="P2174"/>
      <text:p text:style-name="P2175"><text:s/>311: 10:17:55.06 10:17:56.22 <text:s/>Durée 00:00:01.16 <text:s/>Lisibilité 25</text:p>
      <text:p text:style-name="P2176">O sistema que testamos agora</text:p>
      <text:p text:style-name="P2177"/>
      <text:p text:style-name="P2178"><text:s/>312: 10:17:57.13 10:18:00.08 <text:s/>Durée 00:00:02.20 <text:s/>Lisibilité 42</text:p>
      <text:p text:style-name="P2179">exige que o condutor</text:p>
      <text:p text:style-name="P2180">supervisione a condução.</text:p>
      <text:p text:style-name="P2181"/>
      <text:p text:style-name="P2182"><text:s/>313: 10:18:01.20 10:18:04.24 <text:s/>Durée 00:00:03.04 <text:s/>Lisibilité 47</text:p>
      <text:p text:style-name="P2183">Ele deve poder intervir</text:p>
      <text:p text:style-name="P2184">no prazo de dois segundos.</text:p>
      <text:p text:style-name="P2185"/>
      <text:p text:style-name="P2186"><text:s/>314: 10:18:05.20 10:18:08.06 <text:s/>Durée 00:00:02.11 <text:s/>Lisibilité 37</text:p>
      <text:p text:style-name="P2187">Mais que isso,</text:p>
      <text:p text:style-name="P2188">há risco de colisão.</text:p>
      <text:p text:style-name="P2189"/>
      <text:p text:style-name="P2190"><text:s/>315: 10:18:18.20 10:18:21.01 <text:s/>Durée 00:00:02.06 <text:s/>Lisibilité 34</text:p>
      <text:p text:style-name="P2191">#Dois segundos parece pouco,#</text:p>
      <text:p text:style-name="P2192"/>
      <text:p text:style-name="P2193"><text:s/>316: 10:18:21.05 10:18:23.07 <text:s/>Durée 00:00:02.02 <text:s/>Lisibilité 31</text:p>
      <text:p text:style-name="P2194">#mas quando rodamos a 100 km/h,#</text:p>
      <text:p text:style-name="P2195"/>
      <text:p text:style-name="P2196"><text:s/>317: 10:18:23.11 10:18:25.24 <text:s/>Durée 00:00:02.13 <text:s/>Lisibilité 38</text:p>
      <text:p text:style-name="P2197">#percorremos 28 metros</text:p>
      <text:p text:style-name="P2198">por segundo.#</text:p>
      <text:p text:style-name="P2199"/>
      <text:p text:style-name="P2200"><text:s/>318: 10:18:26.03 10:18:28.00 <text:s/>Durée 00:00:01.22 <text:s/>Lisibilité 28</text:p>
      <text:p text:style-name="P2201">#Os obstáculos surgem rápido.#</text:p>
      <text:p text:style-name="P2202"/>
      <text:p text:style-name="P2203"><text:s/>319: 10:18:29.23 10:18:32.05 <text:s/>Durée 00:00:02.07 <text:s/>Lisibilité 34</text:p>
      <text:p text:style-name="P2204">#A cada etapa</text:p>
      <text:p text:style-name="P2205">as pesquisadoras tomam notas#</text:p>
      <text:p text:style-name="P2206"/>
      <text:p text:style-name="P2207"><text:s/>320: 10:18:32.09 10:18:33.23 <text:s/>Durée 00:00:01.14 <text:s/>Lisibilité 23</text:p>
      <text:p text:style-name="P2208">#sobre a condução de Marie.#</text:p>
      <text:p text:style-name="P2209"/>
      <text:p text:style-name="P2210"><text:s/>321: 10:18:34.03 10:18:36.08 <text:s/>Durée 00:00:02.05 <text:s/>Lisibilité 33</text:p>
      <text:p text:style-name="P2211">#Câmeras sobre suas mãos</text:p>
      <text:p text:style-name="P2212">e seu rosto#</text:p>
      <text:p text:style-name="P2213"/>
      <text:p text:style-name="P2214"><text:s/>322: 10:18:36.13 10:18:39.15 <text:s/>Durée 00:00:03.02 <text:s/>Lisibilité 46</text:p>
      <text:p text:style-name="P2215">#indicam em que momento</text:p>
      <text:p text:style-name="P2216">ela percebe o problema.#</text:p>
      <text:p text:style-name="P2217"/>
      <text:p text:style-name="P2218"><text:s/>323: 10:18:40.07 10:18:43.09 <text:s/>Durée 00:00:03.02 <text:s/>Lisibilité 46</text:p>
      <text:p text:style-name="P2219">#A câmera sobre seus pés</text:p>
      <text:p text:style-name="P2220">marca o tempo de reação.#</text:p>
      <text:p text:style-name="P2221"/>
      <text:p text:style-name="P2222"><text:s/>324: 10:18:44.08 10:18:47.19 <text:s/>Durée 00:00:03.11 <text:s/>Lisibilité 52</text:p>
      <text:p text:style-name="P2223">#Também medem se a retomada</text:p>
      <text:p text:style-name="P2224">de controle do veículo é boa.#</text:p>
      <text:p text:style-name="P2225"/>
      <text:p text:style-name="P2226"><text:s/>325: 10:18:50.09 10:18:53.13 <text:s/>Durée 00:00:03.04 <text:s/>Lisibilité 47</text:p>
      <text:p text:style-name="P2227">#A distração aqui não tem nada a ver</text:p>
      <text:p text:style-name="P2228">com uma olhadela#</text:p>
      <text:p text:style-name="P2229"/>
      <text:p text:style-name="P2230"><text:s/>326: 10:18:53.17 10:18:56.14 <text:s/>Durée 00:00:02.22 <text:s/>Lisibilité 43</text:p>
      <text:p text:style-name="P2231">#que damos numa tela</text:p>
      <text:p text:style-name="P2232">ou num aparelho no carro#</text:p>
      <text:p text:style-name="P2233"/>
      <text:p text:style-name="P2234"><text:s/>327: 10:18:56.18 10:18:58.03 <text:s/>Durée 00:00:01.10 <text:s/>Lisibilité 21</text:p>
      <text:p text:style-name="P2235">#por 1 ou 2 segundos.#</text:p>
      <text:p text:style-name="P2236"/>
      <text:p text:style-name="P2237"><text:s/>328: 10:18:58.07 10:19:00.14 <text:s/>Durée 00:00:02.07 <text:s/>Lisibilité 34</text:p>
      <text:p text:style-name="P2238">#É uma distração de 30 segundos#</text:p>
      <text:p text:style-name="P2239"/>
      <text:p text:style-name="P2240"><text:s/>329: 10:19:00.18 10:19:02.09 <text:s/>Durée 00:00:01.16 <text:s/>Lisibilité 25</text:p>
      <text:p text:style-name="P2241">#ou de vários minutos.#</text:p>
      <text:p text:style-name="P2242"/>
      <text:p text:style-name="P2243"><text:s/>330: 10:19:05.14 10:19:09.05 <text:s/>Durée 00:00:03.16 <text:s/>Lisibilité 55</text:p>
      <text:p text:style-name="P2244">#O condutor tem pouca consciência</text:p>
      <text:p text:style-name="P2245">do que acontece no caminho.#</text:p>
      <text:p text:style-name="P2246"/>
      <text:p text:style-name="P2247"><text:s/>331: 10:19:11.22 10:19:14.23 <text:s/>Durée 00:00:03.01 <text:s/>Lisibilité 46</text:p>
      <text:p text:style-name="P2248">#Teme-se que ele demore a agir</text:p>
      <text:p text:style-name="P2249">ante um imprevisto.#</text:p>
      <text:p text:style-name="P2250"/>
      <text:p text:style-name="P2251"><text:s/>332: 10:19:22.17 10:19:26.05 <text:s/>Durée 00:00:03.13 <text:s/>Lisibilité 53</text:p>
      <text:p text:style-name="P2252">#Também se teme</text:p>
      <text:p text:style-name="P2253">que a tecnologia a bordo altere#</text:p>
      <text:p text:style-name="P2254"/>
      <text:p text:style-name="P2255"><text:s/>333: 10:19:26.10 10:19:28.00 <text:s/>Durée 00:00:01.15 <text:s/>Lisibilité 24</text:p>
      <text:p text:style-name="P2256">#o comportamento</text:p>
      <text:p text:style-name="P2257">do condutor.#</text:p>
      <text:p text:style-name="P2258"/>
      <text:p text:style-name="P2259"><text:s/>334: 10:19:30.21 10:19:33.22 <text:s/>Durée 00:00:03.01 <text:s/>Lisibilité 46</text:p>
      <text:soft-page-break/>
      <text:p text:style-name="P2260">#Confiar apenas no ponto de vista</text:p>
      <text:p text:style-name="P2261">da câmera de ré#</text:p>
      <text:p text:style-name="P2262"/>
      <text:p text:style-name="P2263"><text:s/>335: 10:19:34.01 10:19:36.05 <text:s/>Durée 00:00:02.04 <text:s/>Lisibilité 32</text:p>
      <text:p text:style-name="P2264">#em vez de virar a cabeça,</text:p>
      <text:p text:style-name="P2265">por exemplo.#</text:p>
      <text:p text:style-name="P2266"/>
      <text:p text:style-name="P2267"><text:s/>336: 10:19:36.10 10:19:37.21 <text:s/>Durée 00:00:01.11 <text:s/>Lisibilité 22</text:p>
      <text:p text:style-name="P2268">#O perigo é o condutor#</text:p>
      <text:p text:style-name="P2269"/>
      <text:p text:style-name="P2270"><text:s/>337: 10:19:38.00 10:19:40.15 <text:s/>Durée 00:00:02.15 <text:s/>Lisibilité 39</text:p>
      <text:p text:style-name="P2271">#confiar rápido demais</text:p>
      <text:p text:style-name="P2272">na tecnologia.#</text:p>
      <text:p text:style-name="P2273"/>
      <text:p text:style-name="P2274"><text:s/>338: 10:19:46.09 10:19:48.19 <text:s/>Durée 00:00:02.10 <text:s/>Lisibilité 36</text:p>
      <text:p text:style-name="P2275">#A questão surgiu</text:p>
      <text:p text:style-name="P2276">após o acidente mortal#</text:p>
      <text:p text:style-name="P2277"/>
      <text:p text:style-name="P2278"><text:s/>339: 10:19:48.23 10:19:50.24 <text:s/>Durée 00:00:02.01 <text:s/>Lisibilité 31</text:p>
      <text:p text:style-name="P2279">#ocorrido em 2016 na Flórida,#</text:p>
      <text:p text:style-name="P2280"/>
      <text:p text:style-name="P2281"><text:s/>340: 10:19:51.03 10:19:53.12 <text:s/>Durée 00:00:02.09 <text:s/>Lisibilité 35</text:p>
      <text:p text:style-name="P2282">#quando um Tesla</text:p>
      <text:p text:style-name="P2283">em piloto automático#</text:p>
      <text:p text:style-name="P2284"/>
      <text:p text:style-name="P2285"><text:s/>341: 10:19:53.17 10:19:57.11 <text:s/>Durée 00:00:03.19 <text:s/>Lisibilité 56</text:p>
      <text:p text:style-name="P2286">#entrou debaixo do reboque</text:p>
      <text:p text:style-name="P2287">de um caminhão com que cruzou.#</text:p>
      <text:p text:style-name="P2288"/>
      <text:p text:style-name="P2289"><text:s/>342: 10:19:59.14 10:20:00.19 <text:s/>Durée 00:00:01.05 <text:s/>Lisibilité 18</text:p>
      <text:p text:style-name="P2290">Vimos situações</text:p>
      <text:p text:style-name="P2291"/>
      <text:p text:style-name="P2292"><text:s/>343: 10:20:00.23 10:20:03.17 <text:s/>Durée 00:00:02.19 <text:s/>Lisibilité 41</text:p>
      <text:p text:style-name="P2293">onde gente usou</text:p>
      <text:p text:style-name="P2294">sistemas avançados de condução</text:p>
      <text:p text:style-name="P2295"/>
      <text:p text:style-name="P2296"><text:s/>344: 10:20:03.21 10:20:06.04 <text:s/>Durée 00:00:02.08 <text:s/>Lisibilité 35</text:p>
      <text:p text:style-name="P2297">como se fossem carros autônomos.</text:p>
      <text:p text:style-name="P2298"/>
      <text:p text:style-name="P2299"><text:s/>345: 10:20:06.08 10:20:08.23 <text:s/>Durée 00:00:02.15 <text:s/>Lisibilité 39</text:p>
      <text:p text:style-name="P2300">Houve acidentes</text:p>
      <text:p text:style-name="P2301">ou outros problemas,</text:p>
      <text:p text:style-name="P2302"/>
      <text:p text:style-name="P2303"><text:s/>346: 10:20:09.02 10:20:12.13 <text:s/>Durée 00:00:03.11 <text:s/>Lisibilité 52</text:p>
      <text:p text:style-name="P2304">porque eles não entenderam</text:p>
      <text:p text:style-name="P2305">os limites do veículo.</text:p>
      <text:p text:style-name="P2306"/>
      <text:soft-page-break/>
      <text:p text:style-name="P2307"><text:s/>347: 10:20:14.14 10:20:18.08 <text:s/>Durée 00:00:03.19 <text:s/>Lisibilité 56</text:p>
      <text:p text:style-name="P2308">#A questão da comunicação</text:p>
      <text:p text:style-name="P2309">entre o veículo e o condutor#</text:p>
      <text:p text:style-name="P2310"/>
      <text:p text:style-name="P2311"><text:s/>348: 10:20:18.12 10:20:20.04 <text:s/>Durée 00:00:01.17 <text:s/>Lisibilité 25</text:p>
      <text:p text:style-name="P2312">#torna-se então capital.#</text:p>
      <text:p text:style-name="P2313"/>
      <text:p text:style-name="P2314"><text:s/>349: 10:20:20.08 10:20:21.14 <text:s/>Durée 00:00:01.06 <text:s/>Lisibilité 19</text:p>
      <text:p text:style-name="P2315">Piloto automático ligado.</text:p>
      <text:p text:style-name="P2316"/>
      <text:p text:style-name="P2317"><text:s/>350: 10:20:24.14 10:20:25.24 <text:s/>Durée 00:00:01.10 <text:s/>Lisibilité 21</text:p>
      <text:p text:style-name="P2318">#Éric Meloche nos mostra#</text:p>
      <text:p text:style-name="P2319"/>
      <text:p text:style-name="P2320"><text:s/>351: 10:20:26.04 10:20:28.12 <text:s/>Durée 00:00:02.08 <text:s/>Lisibilité 35</text:p>
      <text:p text:style-name="P2321">#que tipo de alarme</text:p>
      <text:p text:style-name="P2322">um Tesla produz,#</text:p>
      <text:p text:style-name="P2323"/>
      <text:p text:style-name="P2324"><text:s/>352: 10:20:29.16 10:20:31.24 <text:s/>Durée 00:00:02.08 <text:s/>Lisibilité 35</text:p>
      <text:p text:style-name="P2325">#que tipo de sinal</text:p>
      <text:p text:style-name="P2326">ele manda ao condutor.#</text:p>
      <text:p text:style-name="P2327"/>
      <text:p text:style-name="P2328"><text:s/>353: 10:20:32.17 10:20:35.07 <text:s/>Durée 00:00:02.15 <text:s/>Lisibilité 39</text:p>
      <text:p text:style-name="P2329">Se ficarmos muito tempo</text:p>
      <text:p text:style-name="P2330">sem tocar no volante,</text:p>
      <text:p text:style-name="P2331"/>
      <text:p text:style-name="P2332"><text:s/>354: 10:20:35.11 10:20:36.15 <text:s/>Durée 00:00:01.04 <text:s/>Lisibilité 17</text:p>
      <text:p text:style-name="P2333">ele nos adverte</text:p>
      <text:p text:style-name="P2334"/>
      <text:p text:style-name="P2335"><text:s/>355: 10:20:36.20 10:20:39.01 <text:s/>Durée 00:00:02.06 <text:s/>Lisibilité 34</text:p>
      <text:p text:style-name="P2336">para colocarmos as mãos no volante.</text:p>
      <text:p text:style-name="P2337"/>
      <text:p text:style-name="P2338"><text:s/>356: 10:20:41.06 10:20:44.07 <text:s/>Durée 00:00:03.01 <text:s/>Lisibilité 46</text:p>
      <text:p text:style-name="P2339">#Após vários alertas,</text:p>
      <text:p text:style-name="P2340">o carro para#</text:p>
      <text:p text:style-name="P2341"/>
      <text:p text:style-name="P2342"><text:s/>357: 10:20:44.24 10:20:47.03 <text:s/>Durée 00:00:02.04 <text:s/>Lisibilité 32</text:p>
      <text:p text:style-name="P2343">#e trava o piloto automático#</text:p>
      <text:p text:style-name="P2344"/>
      <text:p text:style-name="P2345"><text:s/>358: 10:20:47.08 10:20:49.07 <text:s/>Durée 00:00:01.24 <text:s/>Lisibilité 29</text:p>
      <text:p text:style-name="P2346">#pelo resto do trajeto.#</text:p>
      <text:p text:style-name="P2347"/>
      <text:p text:style-name="P2348"><text:s/>359: 10:20:50.06 10:20:52.07 <text:s/>Durée 00:00:02.01 <text:s/>Lisibilité 31</text:p>
      <text:p text:style-name="P2349">Ele não se ativará</text:p>
      <text:p text:style-name="P2350"/>
      <text:p text:style-name="P2351"><text:s/>360: 10:20:52.12 10:20:55.01 <text:s/>Durée 00:00:02.14 <text:s/>Lisibilité 38</text:p>
      <text:p text:style-name="P2352">porque não atendemos ao comando.</text:p>
      <text:p text:style-name="P2353"/>
      <text:soft-page-break/>
      <text:p text:style-name="P2354"><text:s/>361: 10:20:58.19 10:21:00.20 <text:s/>Durée 00:00:02.01 <text:s/>Lisibilité 31</text:p>
      <text:p text:style-name="P2355">#O que nos leva a outra questão.#</text:p>
      <text:p text:style-name="P2356"/>
      <text:p text:style-name="P2357"><text:s/>362: 10:21:01.17 10:21:03.24 <text:s/>Durée 00:00:02.07 <text:s/>Lisibilité 34</text:p>
      <text:p text:style-name="P2358">#Que tipo de alarme</text:p>
      <text:p text:style-name="P2359">é mais apropriado#</text:p>
      <text:p text:style-name="P2360"/>
      <text:p text:style-name="P2361"><text:s/>363: 10:21:04.03 10:21:06.03 <text:s/>Durée 00:00:02.00 <text:s/>Lisibilité 30</text:p>
      <text:p text:style-name="P2362">#para chamar atenção do condutor?#</text:p>
      <text:p text:style-name="P2363"/>
      <text:p text:style-name="P2364"><text:s/>364: 10:21:07.16 10:21:10.22 <text:s/>Durée 00:00:03.06 <text:s/>Lisibilité 49</text:p>
      <text:p text:style-name="P2365">#Visual? Sonoro?#</text:p>
      <text:p text:style-name="P2366"/>
      <text:p text:style-name="P2367"><text:s/>365: 10:21:11.02 10:21:12.08 <text:s/>Durée 00:00:01.06 <text:s/>Lisibilité 19</text:p>
      <text:p text:style-name="P2368">#Tátil?#</text:p>
      <text:p text:style-name="P2369"/>
      <text:p text:style-name="P2370"><text:s/>366: 10:21:12.13 10:21:13.18 <text:s/>Durée 00:00:01.05 <text:s/>Lisibilité 18</text:p>
      <text:p text:style-name="P2371">#Com que frequência?#</text:p>
      <text:p text:style-name="P2372"/>
      <text:p text:style-name="P2373"><text:s/>367: 10:21:16.15 10:21:18.19 <text:s/>Durée 00:00:02.04 <text:s/>Lisibilité 32</text:p>
      <text:p text:style-name="P2374">Queremos alertas</text:p>
      <text:p text:style-name="P2375">fáceis de entender</text:p>
      <text:p text:style-name="P2376"/>
      <text:p text:style-name="P2377"><text:s/>368: 10:21:18.23 10:21:20.08 <text:s/>Durée 00:00:01.10 <text:s/>Lisibilité 21</text:p>
      <text:p text:style-name="P2378">pelo condutor</text:p>
      <text:p text:style-name="P2379"/>
      <text:p text:style-name="P2380"><text:s/>369: 10:21:20.12 10:21:23.10 <text:s/>Durée 00:00:02.23 <text:s/>Lisibilité 44</text:p>
      <text:p text:style-name="P2381">e que lhe indiquem rapidamente</text:p>
      <text:p text:style-name="P2382">o que fazer.</text:p>
      <text:p text:style-name="P2383"/>
      <text:p text:style-name="P2384"><text:s/>370: 10:21:26.24 10:21:28.17 <text:s/>Durée 00:00:01.18 <text:s/>Lisibilité 26</text:p>
      <text:p text:style-name="P2385">Não queremos bombardeá-lo</text:p>
      <text:p text:style-name="P2386"/>
      <text:p text:style-name="P2387"><text:s/>371: 10:21:28.21 10:21:30.04 <text:s/>Durée 00:00:01.08 <text:s/>Lisibilité 20</text:p>
      <text:p text:style-name="P2388">de sons e luzes</text:p>
      <text:p text:style-name="P2389"/>
      <text:p text:style-name="P2390"><text:s/>372: 10:21:30.09 10:21:32.09 <text:s/>Durée 00:00:02.00 <text:s/>Lisibilité 30</text:p>
      <text:p text:style-name="P2391">sem que ele saiba o que fazer.</text:p>
      <text:p text:style-name="P2392"/>
      <text:p text:style-name="P2393"><text:s/>373: 10:21:33.13 10:21:35.19 <text:s/>Durée 00:00:02.06 <text:s/>Lisibilité 34</text:p>
      <text:p text:style-name="P2394">É preciso guiá-lo</text:p>
      <text:p text:style-name="P2395">para a reação certa.</text:p>
      <text:p text:style-name="P2396"/>
      <text:p text:style-name="P2397"><text:s/>374: 10:21:40.24 10:21:43.07 <text:s/>Durée 00:00:02.08 <text:s/>Lisibilité 35</text:p>
      <text:p text:style-name="P2398">É muito delicada, essa interação</text:p>
      <text:p text:style-name="P2399"/>
      <text:p text:style-name="P2400"><text:s/>375: 10:21:43.12 10:21:46.02 <text:s/>Durée 00:00:02.15 <text:s/>Lisibilité 39</text:p>
      <text:soft-page-break/>
      <text:p text:style-name="P2401">entre o condutor</text:p>
      <text:p text:style-name="P2402">e o veículo autônomo.</text:p>
      <text:p text:style-name="P2403"/>
      <text:p text:style-name="P2404"><text:s/>376: 10:21:50.10 10:21:52.20 <text:s/>Durée 00:00:02.10 <text:s/>Lisibilité 36</text:p>
      <text:p text:style-name="P2405">#As montadoras também se preocupam#</text:p>
      <text:p text:style-name="P2406"/>
      <text:p text:style-name="P2407"><text:s/>377: 10:21:53.00 10:21:54.20 <text:s/>Durée 00:00:01.20 <text:s/>Lisibilité 27</text:p>
      <text:p text:style-name="P2408">#com essa fase de transição.#</text:p>
      <text:p text:style-name="P2409"/>
      <text:p text:style-name="P2410"><text:s/>378: 10:21:55.00 10:21:57.02 <text:s/>Durée 00:00:02.02 <text:s/>Lisibilité 31</text:p>
      <text:p text:style-name="P2411">#Como garantir que o motorista#</text:p>
      <text:p text:style-name="P2412"/>
      <text:p text:style-name="P2413"><text:s/>379: 10:21:57.07 10:21:59.20 <text:s/>Durée 00:00:02.13 <text:s/>Lisibilité 38</text:p>
      <text:p text:style-name="P2414">#compreenda as capacidades reais</text:p>
      <text:p text:style-name="P2415">do veículo#</text:p>
      <text:p text:style-name="P2416"/>
      <text:p text:style-name="P2417"><text:s/>380: 10:22:00.00 10:22:03.09 <text:s/>Durée 00:00:03.09 <text:s/>Lisibilité 50</text:p>
      <text:p text:style-name="P2418">#que ainda não atingiu</text:p>
      <text:p text:style-name="P2419">o nível máximo de autonomia?#</text:p>
      <text:p text:style-name="P2420"/>
      <text:p text:style-name="P2421"><text:s/>381: 10:22:03.14 10:22:07.04 <text:s/>Durée 00:00:03.15 <text:s/>Lisibilité 54</text:p>
      <text:p text:style-name="P2422">#A Toyota, por exemplo,</text:p>
      <text:p text:style-name="P2423">em vez de mandá-lo monitorar#</text:p>
      <text:p text:style-name="P2424"/>
      <text:p text:style-name="P2425"><text:s/>382: 10:22:07.09 10:22:10.04 <text:s/>Durée 00:00:02.20 <text:s/>Lisibilité 42</text:p>
      <text:p text:style-name="P2426">#o sistema de direção</text:p>
      <text:p text:style-name="P2427">no carro semiautônomo,#</text:p>
      <text:p text:style-name="P2428"/>
      <text:p text:style-name="P2429"><text:s/>383: 10:22:10.08 10:22:12.17 <text:s/>Durée 00:00:02.09 <text:s/>Lisibilité 35</text:p>
      <text:p text:style-name="P2430">#sugere que ele seja</text:p>
      <text:p text:style-name="P2431">seu anjo da guarda.#</text:p>
      <text:p text:style-name="P2432"/>
      <text:p text:style-name="P2433"><text:s/>384: 10:22:15.11 10:22:19.06 <text:s/>Durée 00:00:03.20 <text:s/>Lisibilité 57</text:p>
      <text:p text:style-name="P2434">Nosso sistema é baseado</text:p>
      <text:p text:style-name="P2435">no princípio do anjo da guarda.</text:p>
      <text:p text:style-name="P2436"/>
      <text:p text:style-name="P2437"><text:s/>385: 10:22:19.10 10:22:22.05 <text:s/>Durée 00:00:02.20 <text:s/>Lisibilité 42</text:p>
      <text:p text:style-name="P2438">Ele deixa a condução</text:p>
      <text:p text:style-name="P2439">nas mãos do condutor.</text:p>
      <text:p text:style-name="P2440"/>
      <text:p text:style-name="P2441"><text:s/>386: 10:22:22.10 10:22:25.00 <text:s/>Durée 00:00:02.15 <text:s/>Lisibilité 39</text:p>
      <text:p text:style-name="P2442">A tecnologia o assiste</text:p>
      <text:p text:style-name="P2443">na sua condução.</text:p>
      <text:p text:style-name="P2444"/>
      <text:p text:style-name="P2445"><text:s/>387: 10:22:25.16 10:22:28.00 <text:s/>Durée 00:00:02.09 <text:s/>Lisibilité 35</text:p>
      <text:p text:style-name="P2446">É o sistema</text:p>
      <text:p text:style-name="P2447">que monitora o condutor</text:p>
      <text:p text:style-name="P2448"/>
      <text:p text:style-name="P2449"><text:s/>388: 10:22:28.04 10:22:29.20 <text:s/>Durée 00:00:01.16 <text:s/>Lisibilité 25</text:p>
      <text:p text:style-name="P2450">e é o sistema que monitora</text:p>
      <text:p text:style-name="P2451"/>
      <text:p text:style-name="P2452"><text:s/>389: 10:22:30.00 10:22:31.21 <text:s/>Durée 00:00:01.21 <text:s/>Lisibilité 28</text:p>
      <text:p text:style-name="P2453">e intervém durante a condução</text:p>
      <text:p text:style-name="P2454"/>
      <text:p text:style-name="P2455"><text:s/>390: 10:22:32.00 10:22:35.12 <text:s/>Durée 00:00:03.12 <text:s/>Lisibilité 52</text:p>
      <text:p text:style-name="P2456">se o condutor se distrair</text:p>
      <text:p text:style-name="P2457">a ponto de pode cometer um erro.</text:p>
      <text:p text:style-name="P2458"/>
      <text:p text:style-name="P2459"><text:s/>391: 10:22:38.14 10:22:41.18 <text:s/>Durée 00:00:03.04 <text:s/>Lisibilité 47</text:p>
      <text:p text:style-name="P2460">#Outras montadoras,</text:p>
      <text:p text:style-name="P2461">como Waymo ou Ford, por exemplo,#</text:p>
      <text:p text:style-name="P2462"/>
      <text:p text:style-name="P2463"><text:s/>392: 10:22:41.23 10:22:45.02 <text:s/>Durée 00:00:03.04 <text:s/>Lisibilité 47</text:p>
      <text:p text:style-name="P2464">#preferem esperar chegar</text:p>
      <text:p text:style-name="P2465">a um nível real de autonomia#</text:p>
      <text:p text:style-name="P2466"/>
      <text:p text:style-name="P2467"><text:s/>393: 10:22:45.06 10:22:47.22 <text:s/>Durée 00:00:02.16 <text:s/>Lisibilité 40</text:p>
      <text:p text:style-name="P2468">#antes de lançar</text:p>
      <text:p text:style-name="P2469">um veículo no mercado.#</text:p>
      <text:p text:style-name="P2470"/>
      <text:p text:style-name="P2471"><text:s/>394: 10:22:49.16 10:22:53.03 <text:s/>Durée 00:00:03.12 <text:s/>Lisibilité 52</text:p>
      <text:p text:style-name="P2472">Esses veículos visam</text:p>
      <text:p text:style-name="P2473">o nível de autonomia 4 ou mais.</text:p>
      <text:p text:style-name="P2474"/>
      <text:p text:style-name="P2475"><text:s/>395: 10:22:53.07 10:22:54.22 <text:s/>Durée 00:00:01.15 <text:s/>Lisibilité 24</text:p>
      <text:p text:style-name="P2476">Não esperamos</text:p>
      <text:p text:style-name="P2477">que o condutor</text:p>
      <text:p text:style-name="P2478"/>
      <text:p text:style-name="P2479"><text:s/>396: 10:22:55.01 10:22:56.18 <text:s/>Durée 00:00:01.17 <text:s/>Lisibilité 25</text:p>
      <text:p text:style-name="P2480">seja responsável ou reaja</text:p>
      <text:p text:style-name="P2481"/>
      <text:p text:style-name="P2482"><text:s/>397: 10:22:56.22 10:22:59.21 <text:s/>Durée 00:00:02.24 <text:s/>Lisibilité 44</text:p>
      <text:p text:style-name="P2483">quando o veículo</text:p>
      <text:p text:style-name="P2484">está em modo autônomo.</text:p>
      <text:p text:style-name="P2485"/>
      <text:p text:style-name="P2486"><text:s/>398: 10:23:02.07 10:23:06.01 <text:s/>Durée 00:00:03.19 <text:s/>Lisibilité 56</text:p>
      <text:p text:style-name="P2487">Imagine que o carro rode</text:p>
      <text:p text:style-name="P2488">sem problemas durante quilômetros,</text:p>
      <text:p text:style-name="P2489"/>
      <text:p text:style-name="P2490"><text:s/>399: 10:23:06.05 10:23:08.09 <text:s/>Durée 00:00:02.04 <text:s/>Lisibilité 32</text:p>
      <text:p text:style-name="P2491">encontre uma situação</text:p>
      <text:p text:style-name="P2492">mais difícil</text:p>
      <text:p text:style-name="P2493"/>
      <text:p text:style-name="P2494"><text:s/>400: 10:23:08.13 10:23:11.17 <text:s/>Durée 00:00:03.04 <text:s/>Lisibilité 47</text:p>
      <text:soft-page-break/>
      <text:p text:style-name="P2495">e diga: "OK,</text:p>
      <text:p text:style-name="P2496">vou soltar o volante, assuma."</text:p>
      <text:p text:style-name="P2497"/>
      <text:p text:style-name="P2498"><text:s/>401: 10:23:13.17 10:23:17.01 <text:s/>Durée 00:00:03.09 <text:s/>Lisibilité 50</text:p>
      <text:p text:style-name="P2499">Não queremos pôr o condutor</text:p>
      <text:p text:style-name="P2500">numa situação dessas.</text:p>
      <text:p text:style-name="P2501"/>
      <text:p text:style-name="P2502"><text:s/>402: 10:23:24.02 10:23:26.24 <text:s/>Durée 00:00:02.22 <text:s/>Lisibilité 43</text:p>
      <text:p text:style-name="P2503">#Esse período de transição supõe</text:p>
      <text:p text:style-name="P2504">que os autônomos#</text:p>
      <text:p text:style-name="P2505"/>
      <text:p text:style-name="P2506"><text:s/>403: 10:23:27.04 10:23:29.03 <text:s/>Durée 00:00:01.24 <text:s/>Lisibilité 29</text:p>
      <text:p text:style-name="P2507">#convivam durante vários anos#</text:p>
      <text:p text:style-name="P2508"/>
      <text:p text:style-name="P2509"><text:s/>404: 10:23:29.07 10:23:31.07 <text:s/>Durée 00:00:02.00 <text:s/>Lisibilité 30</text:p>
      <text:p text:style-name="P2510">#com veículos clássicos</text:p>
      <text:p text:style-name="P2511">nas vias.#</text:p>
      <text:p text:style-name="P2512"/>
      <text:p text:style-name="P2513"><text:s/>405: 10:23:32.01 10:23:33.24 <text:s/>Durée 00:00:01.23 <text:s/>Lisibilité 29</text:p>
      <text:p text:style-name="P2514">#Isso obriga a encontrarem#</text:p>
      <text:p text:style-name="P2515"/>
      <text:p text:style-name="P2516"><text:s/>406: 10:23:34.03 10:23:37.09 <text:s/>Durée 00:00:03.06 <text:s/>Lisibilité 49</text:p>
      <text:p text:style-name="P2517">#meios para que todos os veículos</text:p>
      <text:p text:style-name="P2518">se comuniquem.#</text:p>
      <text:p text:style-name="P2519"/>
      <text:p text:style-name="P2520"><text:s/>407: 10:23:42.09 10:23:44.15 <text:s/>Durée 00:00:02.06 <text:s/>Lisibilité 34</text:p>
      <text:p text:style-name="P2521">Carro sem condutor</text:p>
      <text:p text:style-name="P2522"/>
      <text:p text:style-name="P2523"><text:s/>408: 10:23:44.19 10:23:46.20 <text:s/>Durée 00:00:02.01 <text:s/>Lisibilité 31</text:p>
      <text:p text:style-name="P2524">#A cena se passa em 2015.#</text:p>
      <text:p text:style-name="P2525"/>
      <text:p text:style-name="P2526"><text:s/>409: 10:23:47.00 10:23:49.15 <text:s/>Durée 00:00:02.15 <text:s/>Lisibilité 39</text:p>
      <text:p text:style-name="P2527">#Andy Greenberg,</text:p>
      <text:p text:style-name="P2528">da revista americana# Wired,</text:p>
      <text:p text:style-name="P2529"/>
      <text:p text:style-name="P2530"><text:s/>410: 10:23:49.19 10:23:53.16 <text:s/>Durée 00:00:03.22 <text:s/>Lisibilité 58</text:p>
      <text:p text:style-name="P2531">#é cobaia de um ataque à distância</text:p>
      <text:p text:style-name="P2532">ao seu veículo planejado#</text:p>
      <text:p text:style-name="P2533"/>
      <text:p text:style-name="P2534"><text:s/>411: 10:23:53.20 10:23:57.09 <text:s/>Durée 00:00:03.14 <text:s/>Lisibilité 53</text:p>
      <text:p text:style-name="P2535">#pelos programadores</text:p>
      <text:p text:style-name="P2536">Charlie Miller e Chris Valasek.#</text:p>
      <text:p text:style-name="P2537"/>
      <text:p text:style-name="P2538"><text:s/>412: 10:23:58.00 10:24:00.08 <text:s/>Durée 00:00:02.08 <text:s/>Lisibilité 35</text:p>
      <text:p text:style-name="P2539">Haja o que houver,</text:p>
      <text:p text:style-name="P2540">não se desespere.</text:p>
      <text:p text:style-name="P2541"/>
      <text:soft-page-break/>
      <text:p text:style-name="P2542"><text:s/>413: 10:24:01.23 10:24:04.01 <text:s/>Durée 00:00:02.03 <text:s/>Lisibilité 32</text:p>
      <text:p text:style-name="P2543">#Primeiro eles ligam o ventilador.#</text:p>
      <text:p text:style-name="P2544"/>
      <text:p text:style-name="P2545"><text:s/>414: 10:24:04.23 10:24:06.22 <text:s/>Durée 00:00:01.24 <text:s/>Lisibilité 29</text:p>
      <text:p text:style-name="P2546">O ventilador ligou.</text:p>
      <text:p text:style-name="P2547"/>
      <text:p text:style-name="P2548"><text:s/>415: 10:24:08.07 10:24:09.17 <text:s/>Durée 00:00:01.10 <text:s/>Lisibilité 21</text:p>
      <text:p text:style-name="P2549">#Eles ligam o rádio.#</text:p>
      <text:p text:style-name="P2550"/>
      <text:p text:style-name="P2551"><text:s/>416: 10:24:10.07 10:24:11.24 <text:s/>Durée 00:00:01.17 <text:s/>Lisibilité 25</text:p>
      <text:p text:style-name="P2552">Não consigo</text:p>
      <text:p text:style-name="P2553">desligar o rádio.</text:p>
      <text:p text:style-name="P2554"/>
      <text:p text:style-name="P2555"><text:s/>417: 10:24:12.04 10:24:13.23 <text:s/>Durée 00:00:01.19 <text:s/>Lisibilité 26</text:p>
      <text:p text:style-name="P2556">#E desligam o motor.#</text:p>
      <text:p text:style-name="P2557"/>
      <text:p text:style-name="P2558"><text:s/>418: 10:24:14.03 10:24:15.16 <text:s/>Durée 00:00:01.13 <text:s/>Lisibilité 23</text:p>
      <text:p text:style-name="P2559">Vamos, desligue o motor.</text:p>
      <text:p text:style-name="P2560"/>
      <text:p text:style-name="P2561"><text:s/>419: 10:24:15.20 10:24:18.19 <text:s/>Durée 00:00:02.24 <text:s/>Lisibilité 44</text:p>
      <text:p text:style-name="P2562">#Após um leve momento de pânico,</text:p>
      <text:p text:style-name="P2563">Andy pôde retomar#</text:p>
      <text:p text:style-name="P2564"/>
      <text:p text:style-name="P2565"><text:s/>420: 10:24:18.24 10:24:20.09 <text:s/>Durée 00:00:01.10 <text:s/>Lisibilité 21</text:p>
      <text:p text:style-name="P2566">#o controle do veículo.#</text:p>
      <text:p text:style-name="P2567"/>
      <text:p text:style-name="P2568"><text:s/>421: 10:24:20.13 10:24:23.04 <text:s/>Durée 00:00:02.16 <text:s/>Lisibilité 40</text:p>
      <text:p text:style-name="P2569">#As falhas do sistema</text:p>
      <text:p text:style-name="P2570">são revistas corrigidas#</text:p>
      <text:p text:style-name="P2571"/>
      <text:p text:style-name="P2572"><text:s/>422: 10:24:23.09 10:24:24.04 <text:s/>Durée 00:00:00.20 <text:s/>Lisibilité 12</text:p>
      <text:p text:style-name="P2573">#pela empresa,#</text:p>
      <text:p text:style-name="P2574"/>
      <text:p text:style-name="P2575"><text:s/>423: 10:24:24.08 10:24:27.01 <text:s/>Durée 00:00:02.18 <text:s/>Lisibilité 41</text:p>
      <text:p text:style-name="P2576">#mas o evento teve o efeito</text:p>
      <text:p text:style-name="P2577">de um eletrochoque.#</text:p>
      <text:p text:style-name="P2578"/>
      <text:p text:style-name="P2579"><text:s/>424: 10:24:30.24 10:24:33.19 <text:s/>Durée 00:00:02.20 <text:s/>Lisibilité 42</text:p>
      <text:p text:style-name="P2580">#Como garantir que os carros</text:p>
      <text:p text:style-name="P2581">conectados ou autônomos#</text:p>
      <text:p text:style-name="P2582"/>
      <text:p text:style-name="P2583"><text:s/>425: 10:24:33.23 10:24:36.17 <text:s/>Durée 00:00:02.19 <text:s/>Lisibilité 41</text:p>
      <text:p text:style-name="P2584">#sejam seguros,</text:p>
      <text:p text:style-name="P2585">e seus sistemas, infalíveis,#</text:p>
      <text:p text:style-name="P2586"/>
      <text:p text:style-name="P2587"><text:s/>426: 10:24:37.17 10:24:38.22 <text:s/>Durée 00:00:01.05 <text:s/>Lisibilité 18</text:p>
      <text:p text:style-name="P2588">#já que eles dispõem#</text:p>
      <text:p text:style-name="P2589"/>
      <text:p text:style-name="P2590"><text:s/>427: 10:24:39.01 10:24:41.11 <text:s/>Durée 00:00:02.10 <text:s/>Lisibilité 36</text:p>
      <text:p text:style-name="P2591">#de um número maior</text:p>
      <text:p text:style-name="P2592">de sistemas digitais.#</text:p>
      <text:p text:style-name="P2593"/>
      <text:p text:style-name="P2594"><text:s/>428: 10:24:44.02 10:24:45.23 <text:s/>Durée 00:00:01.21 <text:s/>Lisibilité 28</text:p>
      <text:p text:style-name="P2595">O desenvolvimento</text:p>
      <text:p text:style-name="P2596">do carro autônomo</text:p>
      <text:p text:style-name="P2597"/>
      <text:p text:style-name="P2598"><text:s/>429: 10:24:46.02 10:24:49.19 <text:s/>Durée 00:00:03.17 <text:s/>Lisibilité 55</text:p>
      <text:p text:style-name="P2599">implica questões de segurança</text:p>
      <text:p text:style-name="P2600">e devemos ter consciência disso.</text:p>
      <text:p text:style-name="P2601"/>
      <text:p text:style-name="P2602"><text:s/>430: 10:24:49.23 10:24:51.24 <text:s/>Durée 00:00:02.01 <text:s/>Lisibilité 31</text:p>
      <text:p text:style-name="P2603">É o hackeamento de sistemas,</text:p>
      <text:p text:style-name="P2604"/>
      <text:p text:style-name="P2605"><text:s/>431: 10:24:52.03 10:24:53.09 <text:s/>Durée 00:00:01.06 <text:s/>Lisibilité 19</text:p>
      <text:p text:style-name="P2606">tanto das interfaces</text:p>
      <text:p text:style-name="P2607"/>
      <text:p text:style-name="P2608"><text:s/>432: 10:24:53.13 10:24:56.04 <text:s/>Durée 00:00:02.16 <text:s/>Lisibilité 40</text:p>
      <text:p text:style-name="P2609">que permitem comunicar</text:p>
      <text:p text:style-name="P2610">com o mundo externo</text:p>
      <text:p text:style-name="P2611"/>
      <text:p text:style-name="P2612"><text:s/>433: 10:24:56.08 10:24:58.19 <text:s/>Durée 00:00:02.11 <text:s/>Lisibilité 37</text:p>
      <text:p text:style-name="P2613">quanto os sensores</text:p>
      <text:p text:style-name="P2614">instalados no carro.</text:p>
      <text:p text:style-name="P2615"/>
      <text:p text:style-name="P2616"><text:s/>434: 10:25:03.17 10:25:05.17 <text:s/>Durée 00:00:02.00 <text:s/>Lisibilité 30</text:p>
      <text:p text:style-name="P2617">#Comecemos pela conectividade.#</text:p>
      <text:p text:style-name="P2618"/>
      <text:p text:style-name="P2619"><text:s/>435: 10:25:06.00 10:25:08.05 <text:s/>Durée 00:00:02.05 <text:s/>Lisibilité 33</text:p>
      <text:p text:style-name="P2620">#Os carros</text:p>
      <text:p text:style-name="P2621">estão cada vez mais ligados#</text:p>
      <text:p text:style-name="P2622"/>
      <text:p text:style-name="P2623"><text:s/>436: 10:25:08.09 10:25:12.21 <text:s/>Durée 00:00:04.12 <text:s/>Lisibilité 67</text:p>
      <text:p text:style-name="P2624">#ao mundo exterior:</text:p>
      <text:p text:style-name="P2625">Bluetooth, Wifi, 4G e em breve 5G.#</text:p>
      <text:p text:style-name="P2626"/>
      <text:p text:style-name="P2627"><text:s/>437: 10:25:13.08 10:25:15.13 <text:s/>Durée 00:00:02.05 <text:s/>Lisibilité 33</text:p>
      <text:p text:style-name="P2628">#Os carros trocam informações#</text:p>
      <text:p text:style-name="P2629"/>
      <text:p text:style-name="P2630"><text:s/>438: 10:25:15.17 10:25:17.17 <text:s/>Durée 00:00:02.00 <text:s/>Lisibilité 30</text:p>
      <text:p text:style-name="P2631">#com infraestruturas rodoviárias,#</text:p>
      <text:p text:style-name="P2632"/>
      <text:p text:style-name="P2633"><text:s/>439: 10:25:17.21 10:25:20.07 <text:s/>Durée 00:00:02.11 <text:s/>Lisibilité 37</text:p>
      <text:p text:style-name="P2634">#como quanto tempo</text:p>
      <text:p text:style-name="P2635">para o sinal mudar.#</text:p>
      <text:p text:style-name="P2636"/>
      <text:p text:style-name="P2637"><text:s/>440: 10:25:20.11 10:25:22.18 <text:s/>Durée 00:00:02.07 <text:s/>Lisibilité 34</text:p>
      <text:p text:style-name="P2638">#Também trocam informações</text:p>
      <text:p text:style-name="P2639">entre eles:#</text:p>
      <text:p text:style-name="P2640"/>
      <text:p text:style-name="P2641"><text:s/>441: 10:25:22.22 10:25:24.12 <text:s/>Durée 00:00:01.15 <text:s/>Lisibilité 24</text:p>
      <text:p text:style-name="P2642">#sua posição, por exemplo.#</text:p>
      <text:p text:style-name="P2643"/>
      <text:p text:style-name="P2644"><text:s/>442: 10:25:24.16 10:25:27.03 <text:s/>Durée 00:00:02.12 <text:s/>Lisibilité 37</text:p>
      <text:p text:style-name="P2645">#O risco é que um terceiro</text:p>
      <text:p text:style-name="P2646">ou pirata#</text:p>
      <text:p text:style-name="P2647"/>
      <text:p text:style-name="P2648"><text:s/>443: 10:25:27.07 10:25:29.13 <text:s/>Durée 00:00:02.06 <text:s/>Lisibilité 34</text:p>
      <text:p text:style-name="P2649">#se intrometa na comunicação.#</text:p>
      <text:p text:style-name="P2650"/>
      <text:p text:style-name="P2651"><text:s/>444: 10:25:30.21 10:25:34.13 <text:s/>Durée 00:00:03.17 <text:s/>Lisibilité 55</text:p>
      <text:p text:style-name="P2652">#José Fernandez é professor</text:p>
      <text:p text:style-name="P2653">na Politécnica de Montreal.#</text:p>
      <text:p text:style-name="P2654"/>
      <text:p text:style-name="P2655"><text:s/>445: 10:25:35.17 10:25:37.20 <text:s/>Durée 00:00:02.03 <text:s/>Lisibilité 32</text:p>
      <text:p text:style-name="P2656">#Ele estuda questões de segurança#</text:p>
      <text:p text:style-name="P2657"/>
      <text:p text:style-name="P2658"><text:s/>446: 10:25:38.00 10:25:40.01 <text:s/>Durée 00:00:02.01 <text:s/>Lisibilité 31</text:p>
      <text:p text:style-name="P2659">#das comunicações digitais.#</text:p>
      <text:p text:style-name="P2660"/>
      <text:p text:style-name="P2661"><text:s/>447: 10:25:40.15 10:25:42.11 <text:s/>Durée 00:00:01.21 <text:s/>Lisibilité 28</text:p>
      <text:p text:style-name="P2662">Falamos de um carro conectado</text:p>
      <text:p text:style-name="P2663"/>
      <text:p text:style-name="P2664"><text:s/>448: 10:25:42.15 10:25:45.15 <text:s/>Durée 00:00:03.00 <text:s/>Lisibilité 45</text:p>
      <text:p text:style-name="P2665">cujos componentes se falam</text:p>
      <text:p text:style-name="P2666">entre si e com o exterior.</text:p>
      <text:p text:style-name="P2667"/>
      <text:p text:style-name="P2668"><text:s/>449: 10:25:45.20 10:25:47.16 <text:s/>Durée 00:00:01.21 <text:s/>Lisibilité 28</text:p>
      <text:p text:style-name="P2669">É equivalente</text:p>
      <text:p text:style-name="P2670">à rede de casa,</text:p>
      <text:p text:style-name="P2671"/>
      <text:p text:style-name="P2672"><text:s/>450: 10:25:47.20 10:25:51.01 <text:s/>Durée 00:00:03.06 <text:s/>Lisibilité 49</text:p>
      <text:p text:style-name="P2673">onde temos diversos computadores</text:p>
      <text:p text:style-name="P2674"/>
      <text:p text:style-name="P2675"><text:s/>451: 10:25:51.05 10:25:53.12 <text:s/>Durée 00:00:02.07 <text:s/>Lisibilité 34</text:p>
      <text:p text:style-name="P2676">falando entre eles,</text:p>
      <text:p text:style-name="P2677">trocando informações.</text:p>
      <text:p text:style-name="P2678"/>
      <text:p text:style-name="P2679"><text:s/>452: 10:25:53.16 10:25:55.07 <text:s/>Durée 00:00:01.16 <text:s/>Lisibilité 25</text:p>
      <text:p text:style-name="P2680">e conectados à internet.</text:p>
      <text:p text:style-name="P2681"/>
      <text:p text:style-name="P2682"><text:s/>453: 10:25:55.12 10:25:58.14 <text:s/>Durée 00:00:03.02 <text:s/>Lisibilité 46</text:p>
      <text:soft-page-break/>
      <text:p text:style-name="P2683">E temos de adaptar</text:p>
      <text:p text:style-name="P2684">os carros autônomos</text:p>
      <text:p text:style-name="P2685"/>
      <text:p text:style-name="P2686"><text:s/>454: 10:25:58.18 10:26:00.00 <text:s/>Durée 00:00:01.07 <text:s/>Lisibilité 19</text:p>
      <text:p text:style-name="P2687">a desconfiar</text:p>
      <text:p text:style-name="P2688"/>
      <text:p text:style-name="P2689"><text:s/>455: 10:26:00.05 10:26:01.21 <text:s/>Durée 00:00:01.16 <text:s/>Lisibilité 25</text:p>
      <text:p text:style-name="P2690">de certas informações</text:p>
      <text:p text:style-name="P2691"/>
      <text:p text:style-name="P2692"><text:s/>456: 10:26:02.00 10:26:03.23 <text:s/>Durée 00:00:01.23 <text:s/>Lisibilité 29</text:p>
      <text:p text:style-name="P2693">que podem ser falsificadas.</text:p>
      <text:p text:style-name="P2694"/>
      <text:p text:style-name="P2695"><text:s/>457: 10:26:07.12 10:26:10.13 <text:s/>Durée 00:00:03.01 <text:s/>Lisibilité 46</text:p>
      <text:p text:style-name="P2696">#Uma das formas de se precaver</text:p>
      <text:p text:style-name="P2697">é poder autentificar#</text:p>
      <text:p text:style-name="P2698"/>
      <text:p text:style-name="P2699"><text:s/>458: 10:26:10.18 10:26:13.10 <text:s/>Durée 00:00:02.17 <text:s/>Lisibilité 40</text:p>
      <text:p text:style-name="P2700">#a fonte da informação</text:p>
      <text:p text:style-name="P2701">que nos é encaminhada.#</text:p>
      <text:p text:style-name="P2702"/>
      <text:p text:style-name="P2703"><text:s/>459: 10:26:14.18 10:26:17.04 <text:s/>Durée 00:00:02.11 <text:s/>Lisibilité 37</text:p>
      <text:p text:style-name="P2704">Temos de nos assegurar<text:s/></text:p>
      <text:p text:style-name="P2705">que as fontes de dados</text:p>
      <text:p text:style-name="P2706"/>
      <text:p text:style-name="P2707"><text:s/>460: 10:26:17.08 10:26:18.08 <text:s/>Durée 00:00:01.00 <text:s/>Lisibilité 15</text:p>
      <text:p text:style-name="P2708">sejam autentificadas,</text:p>
      <text:p text:style-name="P2709"/>
      <text:p text:style-name="P2710"><text:s/>461: 10:26:18.13 10:26:23.15 <text:s/>Durée 00:00:05.02 <text:s/>Lisibilité 76</text:p>
      <text:p text:style-name="P2711">que só sejam autorizados</text:p>
      <text:p text:style-name="P2712">a transmitir informações</text:p>
      <text:p text:style-name="P2713"/>
      <text:p text:style-name="P2714"><text:s/>462: 10:26:23.19 10:26:26.02 <text:s/>Durée 00:00:02.08 <text:s/>Lisibilité 35</text:p>
      <text:p text:style-name="P2715">carros que sejam certificados,</text:p>
      <text:p text:style-name="P2716">por exemplo,</text:p>
      <text:p text:style-name="P2717"/>
      <text:p text:style-name="P2718"><text:s/>463: 10:26:26.06 10:26:28.16 <text:s/>Durée 00:00:02.10 <text:s/>Lisibilité 36</text:p>
      <text:p text:style-name="P2719">ou que só possam</text:p>
      <text:p text:style-name="P2720">transmitir informações</text:p>
      <text:p text:style-name="P2721"/>
      <text:p text:style-name="P2722"><text:s/>464: 10:26:28.20 10:26:31.15 <text:s/>Durée 00:00:02.20 <text:s/>Lisibilité 42</text:p>
      <text:p text:style-name="P2723">sensores na rodovia</text:p>
      <text:p text:style-name="P2724">que sejam controlados.</text:p>
      <text:p text:style-name="P2725"/>
      <text:p text:style-name="P2726"><text:s/>465: 10:26:35.01 10:26:36.22 <text:s/>Durée 00:00:01.21 <text:s/>Lisibilité 28</text:p>
      <text:p text:style-name="P2727">#As questões</text:p>
      <text:p text:style-name="P2728">de segurança digital#</text:p>
      <text:p text:style-name="P2729"/>
      <text:soft-page-break/>
      <text:p text:style-name="P2730"><text:s/>466: 10:26:37.01 10:26:40.01 <text:s/>Durée 00:00:03.00 <text:s/>Lisibilité 45</text:p>
      <text:p text:style-name="P2731">#são o cotidiano de empresas</text:p>
      <text:p text:style-name="P2732">como a QNX, em Ottawa,#</text:p>
      <text:p text:style-name="P2733"/>
      <text:p text:style-name="P2734"><text:s/>467: 10:26:40.06 10:26:42.01 <text:s/>Durée 00:00:01.20 <text:s/>Lisibilité 27</text:p>
      <text:p text:style-name="P2735">#uma filial da BlackBerry.#</text:p>
      <text:p text:style-name="P2736"/>
      <text:p text:style-name="P2737"><text:s/>468: 10:26:42.06 10:26:45.06 <text:s/>Durée 00:00:03.00 <text:s/>Lisibilité 45</text:p>
      <text:p text:style-name="P2738">#Especializada no desenvolvimento</text:p>
      <text:p text:style-name="P2739">de sistemas de exploração#</text:p>
      <text:p text:style-name="P2740"/>
      <text:p text:style-name="P2741"><text:s/>469: 10:26:45.10 10:26:47.12 <text:s/>Durée 00:00:02.02 <text:s/>Lisibilité 31</text:p>
      <text:p text:style-name="P2742">#para equipamentos</text:p>
      <text:p text:style-name="P2743">de# infotainment#,#</text:p>
      <text:p text:style-name="P2744"/>
      <text:p text:style-name="P2745"><text:s/>470: 10:26:47.16 10:26:50.17 <text:s/>Durée 00:00:03.01 <text:s/>Lisibilité 46</text:p>
      <text:p text:style-name="P2746">#seu sistema equipa 60 milhões</text:p>
      <text:p text:style-name="P2747">de carros no mundo.#</text:p>
      <text:p text:style-name="P2748"/>
      <text:p text:style-name="P2749"><text:s/>471: 10:26:52.04 10:26:54.13 <text:s/>Durée 00:00:02.09 <text:s/>Lisibilité 35</text:p>
      <text:p text:style-name="P2750">#Desde o ano passado,</text:p>
      <text:p text:style-name="P2751">a QNX iniciou#</text:p>
      <text:p text:style-name="P2752"/>
      <text:p text:style-name="P2753"><text:s/>472: 10:26:54.17 10:26:57.10 <text:s/>Durée 00:00:02.18 <text:s/>Lisibilité 41</text:p>
      <text:p text:style-name="P2754">#o desenvolvimento</text:p>
      <text:p text:style-name="P2755">de um novo sistema de exploração,#</text:p>
      <text:p text:style-name="P2756"/>
      <text:p text:style-name="P2757"><text:s/>473: 10:26:57.14 10:27:00.09 <text:s/>Durée 00:00:02.20 <text:s/>Lisibilité 42</text:p>
      <text:p text:style-name="P2758">#desta vez para a condução</text:p>
      <text:p text:style-name="P2759">de carros autônomos.#</text:p>
      <text:p text:style-name="P2760"/>
      <text:p text:style-name="P2761"><text:s/>474: 10:27:03.22 10:27:06.20 <text:s/>Durée 00:00:02.23 <text:s/>Lisibilité 44</text:p>
      <text:p text:style-name="P2762">#A arquitetura do sistema</text:p>
      <text:p text:style-name="P2763">leva em conta# de facto</text:p>
      <text:p text:style-name="P2764"/>
      <text:p text:style-name="P2765"><text:s/>475: 10:27:07.00 10:27:08.23 <text:s/>Durée 00:00:01.23 <text:s/>Lisibilité 29</text:p>
      <text:p text:style-name="P2766">#que um ataque</text:p>
      <text:p text:style-name="P2767">é sempre possível.#</text:p>
      <text:p text:style-name="P2768"/>
      <text:p text:style-name="P2769"><text:s/>476: 10:27:09.02 10:27:11.20 <text:s/>Durée 00:00:02.18 <text:s/>Lisibilité 41</text:p>
      <text:p text:style-name="P2770">#A ideia é detectar rapidamente#</text:p>
      <text:p text:style-name="P2771"/>
      <text:p text:style-name="P2772"><text:s/>477: 10:27:11.24 10:27:16.10 <text:s/>Durée 00:00:04.11 <text:s/>Lisibilité 67</text:p>
      <text:p text:style-name="P2773">#e limitar a capacidade do intruso</text:p>
      <text:p text:style-name="P2774">de manipular o veículo à sua revelia.#</text:p>
      <text:p text:style-name="P2775"/>
      <text:p text:style-name="P2776"><text:s/>478: 10:27:18.04 10:27:21.00 <text:s/>Durée 00:00:02.21 <text:s/>Lisibilité 43</text:p>
      <text:soft-page-break/>
      <text:p text:style-name="P2777">Queremos detectar uma intrusão</text:p>
      <text:p text:style-name="P2778">e contê-la.</text:p>
      <text:p text:style-name="P2779"/>
      <text:p text:style-name="P2780"><text:s/>479: 10:27:21.04 10:27:22.05 <text:s/>Durée 00:00:01.01 <text:s/>Lisibilité 16</text:p>
      <text:p text:style-name="P2781">Um software autorizado</text:p>
      <text:p text:style-name="P2782"/>
      <text:p text:style-name="P2783"><text:s/>480: 10:27:22.10 10:27:23.14 <text:s/>Durée 00:00:01.04 <text:s/>Lisibilité 17</text:p>
      <text:p text:style-name="P2784">a falar com um sensor</text:p>
      <text:p text:style-name="P2785"/>
      <text:p text:style-name="P2786"><text:s/>481: 10:27:23.18 10:27:26.07 <text:s/>Durée 00:00:02.14 <text:s/>Lisibilité 38</text:p>
      <text:p text:style-name="P2787">e a transmitir esses dados</text:p>
      <text:p text:style-name="P2788">a outro sistema</text:p>
      <text:p text:style-name="P2789"/>
      <text:p text:style-name="P2790"><text:s/>482: 10:27:26.11 10:27:29.15 <text:s/>Durée 00:00:03.04 <text:s/>Lisibilité 47</text:p>
      <text:p text:style-name="P2791">não poderá ir além</text:p>
      <text:p text:style-name="P2792">do que ele foi autorizado.</text:p>
      <text:p text:style-name="P2793"/>
      <text:p text:style-name="P2794"><text:s/>483: 10:27:30.14 10:27:32.00 <text:s/>Durée 00:00:01.11 <text:s/>Lisibilité 22</text:p>
      <text:p text:style-name="P2795">Ele não poderá</text:p>
      <text:p text:style-name="P2796">comprometer</text:p>
      <text:p text:style-name="P2797"/>
      <text:p text:style-name="P2798"><text:s/>484: 10:27:32.04 10:27:34.23 <text:s/>Durée 00:00:02.19 <text:s/>Lisibilité 41</text:p>
      <text:p text:style-name="P2799">o funcionamento</text:p>
      <text:p text:style-name="P2800">de outro sistema no veículo.</text:p>
      <text:p text:style-name="P2801"/>
      <text:p text:style-name="P2802"><text:s/>485: 10:27:38.14 10:27:42.05 <text:s/>Durée 00:00:03.16 <text:s/>Lisibilité 55</text:p>
      <text:p text:style-name="P2803">#O segundo tipo de ataques possível<text:s/></text:p>
      <text:p text:style-name="P2804">é aos sensores:#</text:p>
      <text:p text:style-name="P2805"/>
      <text:p text:style-name="P2806"><text:s/>486: 10:27:42.10 10:27:44.23 <text:s/>Durée 00:00:02.13 <text:s/>Lisibilité 38</text:p>
      <text:p text:style-name="P2807">#LIDAR, radar, GPS, ultrassons,#</text:p>
      <text:p text:style-name="P2808"/>
      <text:p text:style-name="P2809"><text:s/>487: 10:27:45.03 10:27:46.05 <text:s/>Durée 00:00:01.02 <text:s/>Lisibilité 16</text:p>
      <text:p text:style-name="P2810">#câmeras.#</text:p>
      <text:p text:style-name="P2811"/>
      <text:p text:style-name="P2812"><text:s/>488: 10:27:46.10 10:27:50.04 <text:s/>Durée 00:00:03.19 <text:s/>Lisibilité 56</text:p>
      <text:p text:style-name="P2813">#Várias experiências mostraram</text:p>
      <text:p text:style-name="P2814">que é possível hackear um sensor.#</text:p>
      <text:p text:style-name="P2815"/>
      <text:p text:style-name="P2816"><text:s/>489: 10:27:50.21 10:27:52.23 <text:s/>Durée 00:00:02.02 <text:s/>Lisibilité 31</text:p>
      <text:p text:style-name="P2817">#Um ataque assim,</text:p>
      <text:p text:style-name="P2818">se não for detectado,#</text:p>
      <text:p text:style-name="P2819"/>
      <text:p text:style-name="P2820"><text:s/>490: 10:27:53.02 10:27:54.05 <text:s/>Durée 00:00:01.03 <text:s/>Lisibilité 17</text:p>
      <text:p text:style-name="P2821">#pode afetar#</text:p>
      <text:p text:style-name="P2822"/>
      <text:p text:style-name="P2823"><text:s/>491: 10:27:54.09 10:27:57.02 <text:s/>Durée 00:00:02.18 <text:s/>Lisibilité 41</text:p>
      <text:soft-page-break/>
      <text:p text:style-name="P2824">#as decisões de condução</text:p>
      <text:p text:style-name="P2825">que o carro toma.#</text:p>
      <text:p text:style-name="P2826"/>
      <text:p text:style-name="P2827"><text:s/>492: 10:27:58.11 10:28:00.07 <text:s/>Durée 00:00:01.21 <text:s/>Lisibilité 28</text:p>
      <text:p text:style-name="P2828">Se alguém explorar</text:p>
      <text:p text:style-name="P2829">a vulnerabilidade</text:p>
      <text:p text:style-name="P2830"/>
      <text:p text:style-name="P2831"><text:s/>493: 10:28:00.11 10:28:04.11 <text:s/>Durée 00:00:04.00 <text:s/>Lisibilité 60</text:p>
      <text:p text:style-name="P2832">de um radar ou do LIDAR,</text:p>
      <text:p text:style-name="P2833">precisa ser detectado rapidamente.</text:p>
      <text:p text:style-name="P2834"/>
      <text:p text:style-name="P2835"><text:s/>494: 10:28:06.09 10:28:07.16 <text:s/>Durée 00:00:01.07 <text:s/>Lisibilité 19</text:p>
      <text:p text:style-name="P2836">Podem descobrir dados</text:p>
      <text:p text:style-name="P2837"/>
      <text:p text:style-name="P2838"><text:s/>495: 10:28:07.20 10:28:10.14 <text:s/>Durée 00:00:02.19 <text:s/>Lisibilité 41</text:p>
      <text:p text:style-name="P2839">que não correspondem</text:p>
      <text:p text:style-name="P2840">aos recebidos pelo veículo</text:p>
      <text:p text:style-name="P2841"/>
      <text:p text:style-name="P2842"><text:s/>496: 10:28:10.18 10:28:11.24 <text:s/>Durée 00:00:01.06 <text:s/>Lisibilité 19</text:p>
      <text:p text:style-name="P2843">durante seu treino.</text:p>
      <text:p text:style-name="P2844"/>
      <text:p text:style-name="P2845"><text:s/>497: 10:28:12.03 10:28:15.09 <text:s/>Durée 00:00:03.06 <text:s/>Lisibilité 49</text:p>
      <text:p text:style-name="P2846">Um sinal seria então lançado</text:p>
      <text:p text:style-name="P2847">ao sistema de condução:</text:p>
      <text:p text:style-name="P2848"/>
      <text:p text:style-name="P2849"><text:s/>498: 10:28:15.13 10:28:16.24 <text:s/>Durée 00:00:01.11 <text:s/>Lisibilité 22</text:p>
      <text:p text:style-name="P2850">"Há algo estranho.</text:p>
      <text:p text:style-name="P2851"/>
      <text:p text:style-name="P2852"><text:s/>499: 10:28:18.20 10:28:20.16 <text:s/>Durée 00:00:01.21 <text:s/>Lisibilité 28</text:p>
      <text:p text:style-name="P2853">"Não se sabemos é uma ameaça,</text:p>
      <text:p text:style-name="P2854"/>
      <text:p text:style-name="P2855"><text:s/>500: 10:28:20.20 10:28:22.12 <text:s/>Durée 00:00:01.17 <text:s/>Lisibilité 25</text:p>
      <text:p text:style-name="P2856">"mas não corresponde</text:p>
      <text:p text:style-name="P2857">aos dados</text:p>
      <text:p text:style-name="P2858"/>
      <text:p text:style-name="P2859"><text:s/>501: 10:28:22.16 10:28:24.07 <text:s/>Durée 00:00:01.16 <text:s/>Lisibilité 25</text:p>
      <text:p text:style-name="P2860">"que vemos habitualmente."</text:p>
      <text:p text:style-name="P2861"/>
      <text:p text:style-name="P2862"><text:s/>502: 10:28:29.09 10:28:34.04 <text:s/>Durée 00:00:04.20 <text:s/>Lisibilité 72</text:p>
      <text:p text:style-name="P2863">#A importância de ter um sistema</text:p>
      <text:p text:style-name="P2864">inatacável e confiável é crucial.#</text:p>
      <text:p text:style-name="P2865"/>
      <text:p text:style-name="P2866"><text:s/>503: 10:28:39.12 10:28:42.16 <text:s/>Durée 00:00:03.04 <text:s/>Lisibilité 47</text:p>
      <text:p text:style-name="P2867">#Podemos comparar</text:p>
      <text:p text:style-name="P2868">com o piloto automático de um avião#</text:p>
      <text:p text:style-name="P2869"/>
      <text:p text:style-name="P2870"><text:s/>504: 10:28:42.20 10:28:45.01 <text:s/>Durée 00:00:02.06 <text:s/>Lisibilité 34</text:p>
      <text:soft-page-break/>
      <text:p text:style-name="P2871">#em que também há vidas em jogo.#</text:p>
      <text:p text:style-name="P2872"/>
      <text:p text:style-name="P2873"><text:s/>505: 10:28:46.10 10:28:48.04 <text:s/>Durée 00:00:01.19 <text:s/>Lisibilité 26</text:p>
      <text:p text:style-name="P2874">Num avião há redundância</text:p>
      <text:p text:style-name="P2875"/>
      <text:p text:style-name="P2876"><text:s/>506: 10:28:48.08 10:28:50.18 <text:s/>Durée 00:00:02.10 <text:s/>Lisibilité 36</text:p>
      <text:p text:style-name="P2877">dos sistemas hidráulicos</text:p>
      <text:p text:style-name="P2878">ou eletrônicos.</text:p>
      <text:p text:style-name="P2879"/>
      <text:p text:style-name="P2880"><text:s/>507: 10:28:50.23 10:28:53.05 <text:s/>Durée 00:00:02.07 <text:s/>Lisibilité 34</text:p>
      <text:p text:style-name="P2881">Para os carros,</text:p>
      <text:p text:style-name="P2882">devemos fazer o mesmo.</text:p>
      <text:p text:style-name="P2883"/>
      <text:p text:style-name="P2884"><text:s/>508: 10:28:56.01 10:28:57.11 <text:s/>Durée 00:00:01.10 <text:s/>Lisibilité 21</text:p>
      <text:p text:style-name="P2885">#A redundância também#</text:p>
      <text:p text:style-name="P2886"/>
      <text:p text:style-name="P2887"><text:s/>509: 10:28:57.16 10:29:00.01 <text:s/>Durée 00:00:02.10 <text:s/>Lisibilité 36</text:p>
      <text:p text:style-name="P2888">#aumenta a fiabilidade</text:p>
      <text:p text:style-name="P2889">do carro autônomo.#</text:p>
      <text:p text:style-name="P2890"/>
      <text:p text:style-name="P2891"><text:s/>510: 10:29:00.21 10:29:02.22 <text:s/>Durée 00:00:02.01 <text:s/>Lisibilité 31</text:p>
      <text:p text:style-name="P2892">#Vários sistemas</text:p>
      <text:p text:style-name="P2893">trabalham em paralelo#</text:p>
      <text:p text:style-name="P2894"/>
      <text:p text:style-name="P2895"><text:s/>511: 10:29:03.01 10:29:06.01 <text:s/>Durée 00:00:03.00 <text:s/>Lisibilité 45</text:p>
      <text:p text:style-name="P2896">#ou se revezam em caso de problema.#</text:p>
      <text:p text:style-name="P2897"/>
      <text:p text:style-name="P2898"><text:s/>512: 10:29:06.23 10:29:09.22 <text:s/>Durée 00:00:02.24 <text:s/>Lisibilité 44</text:p>
      <text:p text:style-name="P2899">#As decisões que o carro toma</text:p>
      <text:p text:style-name="P2900">durante a condução#</text:p>
      <text:p text:style-name="P2901"/>
      <text:p text:style-name="P2902"><text:s/>513: 10:29:10.01 10:29:13.18 <text:s/>Durée 00:00:03.17 <text:s/>Lisibilité 55</text:p>
      <text:p text:style-name="P2903">#são sempre baseadas em dados</text:p>
      <text:p text:style-name="P2904">recebidos por vários sensores.#</text:p>
      <text:p text:style-name="P2905"/>
      <text:p text:style-name="P2906"><text:s/>514: 10:29:14.11 10:29:15.24 <text:s/>Durée 00:00:01.13 <text:s/>Lisibilité 23</text:p>
      <text:p text:style-name="P2907">Usando 3 sensores,</text:p>
      <text:p text:style-name="P2908"/>
      <text:p text:style-name="P2909"><text:s/>515: 10:29:16.03 10:29:17.24 <text:s/>Durée 00:00:01.21 <text:s/>Lisibilité 28</text:p>
      <text:p text:style-name="P2910">cria-se redundância</text:p>
      <text:p text:style-name="P2911">no sistema.</text:p>
      <text:p text:style-name="P2912"/>
      <text:p text:style-name="P2913"><text:s/>516: 10:29:18.03 10:29:21.06 <text:s/>Durée 00:00:03.03 <text:s/>Lisibilité 47</text:p>
      <text:p text:style-name="P2914">Se um sensor perder</text:p>
      <text:p text:style-name="P2915">a detecção de um objeto,</text:p>
      <text:p text:style-name="P2916"/>
      <text:p text:style-name="P2917"><text:s/>517: 10:29:21.10 10:29:24.15 <text:s/>Durée 00:00:03.05 <text:s/>Lisibilité 48</text:p>
      <text:soft-page-break/>
      <text:p text:style-name="P2918">os outros o ajudam e veem</text:p>
      <text:p text:style-name="P2919">o que pode ter lhe escapado.</text:p>
      <text:p text:style-name="P2920"/>
      <text:p text:style-name="P2921"><text:s/>518: 10:29:25.21 10:29:28.21 <text:s/>Durée 00:00:03.00 <text:s/>Lisibilité 45</text:p>
      <text:p text:style-name="P2922">#Da mesma forma,</text:p>
      <text:p text:style-name="P2923">vários algoritmos vão confirmar,#</text:p>
      <text:p text:style-name="P2924"/>
      <text:p text:style-name="P2925"><text:s/>519: 10:29:29.00 10:29:30.00 <text:s/>Durée 00:00:01.00 <text:s/>Lisibilité 15</text:p>
      <text:p text:style-name="P2926">#um por vez,#</text:p>
      <text:p text:style-name="P2927"/>
      <text:p text:style-name="P2928"><text:s/>520: 10:29:30.04 10:29:32.21 <text:s/>Durée 00:00:02.17 <text:s/>Lisibilité 40</text:p>
      <text:p text:style-name="P2929">#que é mesmo um pedestre</text:p>
      <text:p text:style-name="P2930">na beira da via.#</text:p>
      <text:p text:style-name="P2931"/>
      <text:p text:style-name="P2932"><text:s/>521: 10:29:33.17 10:29:36.11 <text:s/>Durée 00:00:02.19 <text:s/>Lisibilité 41</text:p>
      <text:p text:style-name="P2933">Aqui temos um pedestre.</text:p>
      <text:p text:style-name="P2934">Na verdade, dois.</text:p>
      <text:p text:style-name="P2935"/>
      <text:p text:style-name="P2936"><text:s/>522: 10:29:37.13 10:29:39.13 <text:s/>Durée 00:00:02.00 <text:s/>Lisibilité 30</text:p>
      <text:p text:style-name="P2937">#Mesma coisa para a cartografia.#</text:p>
      <text:p text:style-name="P2938"/>
      <text:p text:style-name="P2939"><text:s/>523: 10:29:39.17 10:29:41.19 <text:s/>Durée 00:00:02.02 <text:s/>Lisibilité 31</text:p>
      <text:p text:style-name="P2940">#A maioria dos carros autônomos#</text:p>
      <text:p text:style-name="P2941"/>
      <text:p text:style-name="P2942"><text:s/>524: 10:29:41.23 10:29:43.08 <text:s/>Durée 00:00:01.10 <text:s/>Lisibilité 21</text:p>
      <text:p text:style-name="P2943">#só roda em vias#</text:p>
      <text:p text:style-name="P2944"/>
      <text:p text:style-name="P2945"><text:s/>525: 10:29:43.12 10:29:46.15 <text:s/>Durée 00:00:03.03 <text:s/>Lisibilité 47</text:p>
      <text:p text:style-name="P2946">#que foram previamente</text:p>
      <text:p text:style-name="P2947">cartografadas em detalhes.#</text:p>
      <text:p text:style-name="P2948"/>
      <text:p text:style-name="P2949"><text:s/>526: 10:29:46.19 10:29:48.16 <text:s/>Durée 00:00:01.22 <text:s/>Lisibilité 28</text:p>
      <text:p text:style-name="P2950">#Isso permite correlacionar</text:p>
      <text:p text:style-name="P2951">sua posição#</text:p>
      <text:p text:style-name="P2952"/>
      <text:p text:style-name="P2953"><text:s/>527: 10:29:48.20 10:29:51.22 <text:s/>Durée 00:00:03.02 <text:s/>Lisibilité 46</text:p>
      <text:p text:style-name="P2954">#e antecipar melhor</text:p>
      <text:p text:style-name="P2955">os pontos críticos do trajeto.#</text:p>
      <text:p text:style-name="P2956"/>
      <text:p text:style-name="P2957"><text:s/>528: 10:29:52.23 10:29:56.01 <text:s/>Durée 00:00:03.03 <text:s/>Lisibilité 47</text:p>
      <text:p text:style-name="P2958">É uma questão</text:p>
      <text:p text:style-name="P2959">de robusteza e fiabilidade.</text:p>
      <text:p text:style-name="P2960"/>
      <text:p text:style-name="P2961"><text:s/>529: 10:29:57.13 10:30:00.18 <text:s/>Durée 00:00:03.05 <text:s/>Lisibilité 48</text:p>
      <text:p text:style-name="P2962">Os sistemas atuais</text:p>
      <text:p text:style-name="P2963">baseiam-se muito em mapas.</text:p>
      <text:p text:style-name="P2964"/>
      <text:soft-page-break/>
      <text:p text:style-name="P2965"><text:s/>530: 10:30:00.22 10:30:03.14 <text:s/>Durée 00:00:02.17 <text:s/>Lisibilité 40</text:p>
      <text:p text:style-name="P2966">Tentamos torná-los</text:p>
      <text:p text:style-name="P2967">menos dependentes deles,</text:p>
      <text:p text:style-name="P2968"/>
      <text:p text:style-name="P2969"><text:s/>531: 10:30:04.19 10:30:07.19 <text:s/>Durée 00:00:03.00 <text:s/>Lisibilité 45</text:p>
      <text:p text:style-name="P2970">em casos onde haja</text:p>
      <text:p text:style-name="P2971">um erro de cartografia</text:p>
      <text:p text:style-name="P2972"/>
      <text:p text:style-name="P2973"><text:s/>532: 10:30:07.23 10:30:10.00 <text:s/>Durée 00:00:02.02 <text:s/>Lisibilité 31</text:p>
      <text:p text:style-name="P2974">ou uma obra recente,</text:p>
      <text:p text:style-name="P2975"/>
      <text:p text:style-name="P2976"><text:s/>533: 10:30:10.04 10:30:13.01 <text:s/>Durée 00:00:02.22 <text:s/>Lisibilité 43</text:p>
      <text:p text:style-name="P2977">e ainda mantendo</text:p>
      <text:p text:style-name="P2978">essa robusteza do sistema.</text:p>
      <text:p text:style-name="P2979"/>
      <text:p text:style-name="P2980"><text:s/>534: 10:30:17.14 10:30:19.20 <text:s/>Durée 00:00:02.06 <text:s/>Lisibilité 34</text:p>
      <text:p text:style-name="P2981">#Raquel Urtasun é professora</text:p>
      <text:p text:style-name="P2982">e pesquisadora#</text:p>
      <text:p text:style-name="P2983"/>
      <text:p text:style-name="P2984"><text:s/>535: 10:30:19.24 10:30:21.17 <text:s/>Durée 00:00:01.18 <text:s/>Lisibilité 26</text:p>
      <text:p text:style-name="P2985">#na Universidade de Toronto.#</text:p>
      <text:p text:style-name="P2986"/>
      <text:p text:style-name="P2987"><text:s/>536: 10:30:23.03 10:30:24.16 <text:s/>Durée 00:00:01.13 <text:s/>Lisibilité 23</text:p>
      <text:p text:style-name="P2988">#Ela e sua equipe estudam#</text:p>
      <text:p text:style-name="P2989"/>
      <text:p text:style-name="P2990"><text:s/>537: 10:30:24.21 10:30:27.19 <text:s/>Durée 00:00:02.23 <text:s/>Lisibilité 44</text:p>
      <text:p text:style-name="P2991">#melhoras da percepção visual</text:p>
      <text:p text:style-name="P2992">dos carros autônomos#</text:p>
      <text:p text:style-name="P2993"/>
      <text:p text:style-name="P2994"><text:s/>538: 10:30:27.23 10:30:30.06 <text:s/>Durée 00:00:02.08 <text:s/>Lisibilité 35</text:p>
      <text:p text:style-name="P2995">#para compensar a falta de informação#</text:p>
      <text:p text:style-name="P2996"/>
      <text:p text:style-name="P2997"><text:s/>539: 10:30:30.19 10:30:32.21 <text:s/>Durée 00:00:02.02 <text:s/>Lisibilité 31</text:p>
      <text:p text:style-name="P2998">#num mapa</text:p>
      <text:p text:style-name="P2999">ou uma mera pane de GPS.#</text:p>
      <text:p text:style-name="P3000"/>
      <text:p text:style-name="P3001"><text:span text:style-name="T3002"><text:s/></text:span><text:span text:style-name="T3003">540: 10:30:35.15 10:30:38.23 <text:s/>Durée 00:00:03.08 <text:s/>Lisibilité 50</text:span></text:p>
      <text:p text:style-name="P3004">Un GPS n'est pas fiable,</text:p>
      <text:p text:style-name="P3005">pour plusieurs raisons.</text:p>
      <text:p text:style-name="P3006"/>
      <text:p text:style-name="P3007"><text:s/>541: 10:30:40.01 10:30:42.20 <text:s/>Durée 00:00:02.19 <text:s/>Lisibilité 41</text:p>
      <text:p text:style-name="P3008">Vous pouvez perdre un signal</text:p>
      <text:p text:style-name="P3009">entre des gratte-ciel</text:p>
      <text:p text:style-name="P3010"/>
      <text:p text:style-name="P3011"><text:s/>542: 10:30:42.24 10:30:44.15 <text:s/>Durée 00:00:01.16 <text:s/>Lisibilité 25</text:p>
      <text:p text:style-name="P3012">ou dans des rues étroites.</text:p>
      <text:p text:style-name="P3013"/>
      <text:soft-page-break/>
      <text:p text:style-name="P3014"><text:s/>543: 10:30:45.17 10:30:46.24 <text:s/>Durée 00:00:01.07 <text:s/>Lisibilité 19</text:p>
      <text:p text:style-name="P3015">Alors vous avez besoin</text:p>
      <text:p text:style-name="P3016"/>
      <text:p text:style-name="P3017"><text:s/>544: 10:30:47.04 10:30:49.12 <text:s/>Durée 00:00:02.08 <text:s/>Lisibilité 35</text:p>
      <text:p text:style-name="P3018">d'un algorithme</text:p>
      <text:p text:style-name="P3019">de perception visuelle</text:p>
      <text:p text:style-name="P3020"/>
      <text:p text:style-name="P3021"><text:s/>545: 10:30:49.16 10:30:52.07 <text:s/>Durée 00:00:02.16 <text:s/>Lisibilité 40</text:p>
      <text:p text:style-name="P3022">qui puisse décrire</text:p>
      <text:p text:style-name="P3023">ce qui se passe autour de vous,</text:p>
      <text:p text:style-name="P3024"/>
      <text:p text:style-name="P3025"><text:s/>546: 10:30:52.11 10:30:53.22 <text:s/>Durée 00:00:01.11 <text:s/>Lisibilité 22</text:p>
      <text:p text:style-name="P3026">de façon dynamique:</text:p>
      <text:p text:style-name="P3027"/>
      <text:p text:style-name="P3028"><text:s/>547: 10:30:54.01 10:30:56.04 <text:s/>Durée 00:00:02.03 <text:s/>Lisibilité 32</text:p>
      <text:p text:style-name="P3029">où se trouve la route, votre voie...<text:s/></text:p>
      <text:p text:style-name="P3030"/>
      <text:p text:style-name="P3031"><text:s/>548: 10:30:56.08 10:30:58.05 <text:s/>Durée 00:00:01.22 <text:s/>Lisibilité 28</text:p>
      <text:p text:style-name="P3032">É le but de nos recherches.</text:p>
      <text:p text:style-name="P3033"/>
      <text:p text:style-name="P3034"><text:s/>549: 10:31:01.14 10:31:04.02 <text:s/>Durée 00:00:02.13 <text:s/>Lisibilité 38</text:p>
      <text:p text:style-name="P3035">#Cette robustesse des sistemas</text:p>
      <text:p text:style-name="P3036">et cette fiabilité #</text:p>
      <text:p text:style-name="P3037"/>
      <text:p text:style-name="P3038"><text:s/>550: 10:31:04.07 10:31:05.12 <text:s/>Durée 00:00:01.05 <text:s/>Lisibilité 18</text:p>
      <text:p text:style-name="P3039">#de o carro autônomo#</text:p>
      <text:p text:style-name="P3040"/>
      <text:p text:style-name="P3041"><text:s/>551: 10:31:05.16 10:31:07.15 <text:s/>Durée 00:00:01.24 <text:s/>Lisibilité 29</text:p>
      <text:p text:style-name="P3042">#doivent se construire</text:p>
      <text:p text:style-name="P3043">à tous les niveaux.#</text:p>
      <text:p text:style-name="P3044"/>
      <text:p text:style-name="P3045"><text:s/>552: 10:31:09.07 10:31:12.03 <text:s/>Durée 00:00:02.21 <text:s/>Lisibilité 43</text:p>
      <text:p text:style-name="P3046">#Chaque décision</text:p>
      <text:p text:style-name="P3047">que prendra o carro va reposer#</text:p>
      <text:p text:style-name="P3048"/>
      <text:p text:style-name="P3049"><text:s/>553: 10:31:12.08 10:31:14.00 <text:s/>Durée 00:00:01.17 <text:s/>Lisibilité 25</text:p>
      <text:p text:style-name="P3050">#sur un niveau élevé de confiance#</text:p>
      <text:p text:style-name="P3051"/>
      <text:p text:style-name="P3052"><text:s/>554: 10:31:14.04 10:31:16.23 <text:s/>Durée 00:00:02.19 <text:s/>Lisibilité 41</text:p>
      <text:p text:style-name="P3053">#dans les données</text:p>
      <text:p text:style-name="P3054">qu'elle aura captées et analysées.#</text:p>
      <text:p text:style-name="P3055"/>
      <text:p text:style-name="P3056"><text:s/>555: 10:31:17.21 10:31:20.02 <text:s/>Durée 00:00:02.06 <text:s/>Lisibilité 34</text:p>
      <text:p text:style-name="P3057">#Et à ce niveau, la marge d'erro#</text:p>
      <text:p text:style-name="P3058"/>
      <text:p text:style-name="P3059"><text:s/>556: 10:31:20.07 10:31:21.21 <text:s/>Durée 00:00:01.14 <text:s/>Lisibilité 23</text:p>
      <text:p text:style-name="P3060">#sera nécessairement faible.#</text:p>
      <text:p text:style-name="P3061"/>
      <text:p text:style-name="P3062"><text:s/>557: 10:31:23.06 10:31:25.04 <text:s/>Durée 00:00:01.23 <text:s/>Lisibilité 29</text:p>
      <text:p text:style-name="P3063">Il ne faut pas précipiter les choses.</text:p>
      <text:p text:style-name="P3064"/>
      <text:p text:style-name="P3065"><text:s/>558: 10:31:25.08 10:31:28.02 <text:s/>Durée 00:00:02.19 <text:s/>Lisibilité 41</text:p>
      <text:p text:style-name="P3066">Sinon, on risque de mettre</text:p>
      <text:p text:style-name="P3067">la vie des gens en péril</text:p>
      <text:p text:style-name="P3068"/>
      <text:p text:style-name="P3069"><text:s/>559: 10:31:28.06 10:31:29.22 <text:s/>Durée 00:00:01.16 <text:s/>Lisibilité 25</text:p>
      <text:p text:style-name="P3070">et de perdre leur confiance.</text:p>
      <text:p text:style-name="P3071"/>
      <text:p text:style-name="P3072"><text:span text:style-name="T3073"><text:s/></text:span><text:span text:style-name="T3074">560: 10:31:30.01 10:31:33.06 <text:s/>Durée 00:00:03.05 <text:s/>Lisibilité 48</text:span></text:p>
      <text:p text:style-name="P3075">En tant qu'industrie, on doit faire</text:p>
      <text:p text:style-name="P3076">ces choses-là correctement.</text:p>
      <text:p text:style-name="P3077"/>
      <text:p text:style-name="P3078"><text:s/>561: 10:31:34.18 10:31:38.02 <text:s/>Durée 00:00:03.09 <text:s/>Lisibilité 50</text:p>
      <text:p text:style-name="P3079">#Exigerons-nous plus d'um carro</text:p>
      <text:p text:style-name="P3080">autônomo que d'un condutor?#</text:p>
      <text:p text:style-name="P3081"/>
      <text:p text:style-name="P3082"><text:s/>562: 10:31:38.21 10:31:40.12 <text:s/>Durée 00:00:01.16 <text:s/>Lisibilité 25</text:p>
      <text:p text:style-name="P3083">#Lui pardonnera-t-on aisément#</text:p>
      <text:p text:style-name="P3084"/>
      <text:p text:style-name="P3085"><text:span text:style-name="T3086"><text:s/></text:span><text:span text:style-name="T3087">563: 10:31:40.16 10:31:43.11 <text:s/>Durée 00:00:02.20 <text:s/>Lisibilité 42</text:span></text:p>
      <text:p text:style-name="P3088">#une erro ou la défaillance</text:p>
      <text:p text:style-name="P3089">d'un de ses sistemas?#</text:p>
      <text:p text:style-name="P3090"/>
      <text:p text:style-name="P3091"><text:s/>564: 10:31:45.14 10:31:46.16 <text:s/>Durée 00:00:01.02 <text:s/>Lisibilité 16</text:p>
      <text:p text:style-name="P3092">Ce qui est clair,</text:p>
      <text:p text:style-name="P3093"/>
      <text:p text:style-name="P3094"><text:s/>565: 10:31:46.21 10:31:50.18 <text:s/>Durée 00:00:03.22 <text:s/>Lisibilité 58</text:p>
      <text:p text:style-name="P3095">é que la société va exiger plus</text:p>
      <text:p text:style-name="P3096">d'un algorithme ou d'une machine</text:p>
      <text:p text:style-name="P3097"/>
      <text:p text:style-name="P3098"><text:s/>566: 10:31:50.22 10:31:52.10 <text:s/>Durée 00:00:01.13 <text:s/>Lisibilité 23</text:p>
      <text:p text:style-name="P3099">que d'un condutor.</text:p>
      <text:p text:style-name="P3100"/>
      <text:p text:style-name="P3101"><text:s/>567: 10:31:52.14 10:31:53.20 <text:s/>Durée 00:00:01.06 <text:s/>Lisibilité 19</text:p>
      <text:p text:style-name="P3102">Et pourquoi?</text:p>
      <text:p text:style-name="P3103"/>
      <text:p text:style-name="P3104"><text:s/>568: 10:31:54.13 10:31:57.24 <text:s/>Durée 00:00:03.11 <text:s/>Lisibilité 52</text:p>
      <text:p text:style-name="P3105">On fait confiance à un humano,</text:p>
      <text:p text:style-name="P3106">parce qu'on s'identifie à lui</text:p>
      <text:p text:style-name="P3107"/>
      <text:p text:style-name="P3108"><text:span text:style-name="T3109"><text:s/></text:span><text:span text:style-name="T3110">569: 10:31:58.03 10:31:59.17 <text:s/>Durée 00:00:01.14 <text:s/>Lisibilité 23</text:span></text:p>
      <text:p text:style-name="P3111">bien plus qu'à une machine.</text:p>
      <text:p text:style-name="P3112"/>
      <text:p text:style-name="P3113"><text:span text:style-name="T3114"><text:s/></text:span><text:span text:style-name="T3115">570: 10:32:02.20 10:32:04.17 <text:s/>Durée 00:00:01.22 <text:s/>Lisibilité 28</text:span></text:p>
      <text:soft-page-break/>
      <text:p text:style-name="P3116">#Alors à quel point</text:p>
      <text:p text:style-name="P3117">o carro autônomo#</text:p>
      <text:p text:style-name="P3118"/>
      <text:p text:style-name="P3119"><text:s/>571: 10:32:04.21 10:32:06.09 <text:s/>Durée 00:00:01.13 <text:s/>Lisibilité 23</text:p>
      <text:p text:style-name="P3120">#devra-t-elle se rapprocher#</text:p>
      <text:p text:style-name="P3121"/>
      <text:p text:style-name="P3122"><text:s/>572: 10:32:06.13 10:32:08.13 <text:s/>Durée 00:00:02.00 <text:s/>Lisibilité 30</text:p>
      <text:p text:style-name="P3123">#du comportement</text:p>
      <text:p text:style-name="P3124">et du raisonnement d'un humano#</text:p>
      <text:p text:style-name="P3125"/>
      <text:p text:style-name="P3126"><text:span text:style-name="T3127"><text:s/></text:span><text:span text:style-name="T3128">573: 10:32:08.17 10:32:10.13 <text:s/>Durée 00:00:01.21 <text:s/>Lisibilité 28</text:span></text:p>
      <text:p text:style-name="P3129">#pour gagner sa confiance?#</text:p>
      <text:p text:style-name="P3130"/>
      <text:p text:style-name="P3131"><text:s/>574: 10:32:15.15 10:32:19.01 <text:s/>Durée 00:00:03.11 <text:s/>Lisibilité 52</text:p>
      <text:p text:style-name="P3132">Voiture sans condutor</text:p>
      <text:p text:style-name="P3133"/>
      <text:p text:style-name="P3134"><text:s/>575: 10:32:19.06 10:32:20.18 <text:s/>Durée 00:00:01.12 <text:s/>Lisibilité 22</text:p>
      <text:p text:style-name="P3135">#La loi, é la loi.#</text:p>
      <text:p text:style-name="P3136"/>
      <text:p text:style-name="P3137"><text:s/>576: 10:32:20.22 10:32:23.21 <text:s/>Durée 00:00:02.24 <text:s/>Lisibilité 44</text:p>
      <text:p text:style-name="P3138">#Le Code de la route</text:p>
      <text:p text:style-name="P3139">impose des règles:#</text:p>
      <text:p text:style-name="P3140"/>
      <text:p text:style-name="P3141"><text:s/>577: 10:32:24.01 10:32:26.19 <text:s/>Durée 00:00:02.18 <text:s/>Lisibilité 41</text:p>
      <text:p text:style-name="P3142">#limitations de vitesse,</text:p>
      <text:p text:style-name="P3143">zones de dépassement...#</text:p>
      <text:p text:style-name="P3144"/>
      <text:p text:style-name="P3145"><text:s/>578: 10:32:26.23 10:32:31.00 <text:s/>Durée 00:00:04.02 <text:s/>Lisibilité 61</text:p>
      <text:p text:style-name="P3146">#Des règles assez faciles à enseigner,</text:p>
      <text:p text:style-name="P3147">même à un veículo autônomo.#</text:p>
      <text:p text:style-name="P3148"/>
      <text:p text:style-name="P3149"><text:s/>579: 10:32:31.12 10:32:34.03 <text:s/>Durée 00:00:02.16 <text:s/>Lisibilité 40</text:p>
      <text:p text:style-name="P3150">#Le problema é que, parfois,</text:p>
      <text:p text:style-name="P3151">on doit désobéir#</text:p>
      <text:p text:style-name="P3152"/>
      <text:p text:style-name="P3153"><text:s/>580: 10:32:34.08 10:32:35.24 <text:s/>Durée 00:00:01.16 <text:s/>Lisibilité 25</text:p>
      <text:p text:style-name="P3154">#aux règles.#</text:p>
      <text:p text:style-name="P3155"/>
      <text:p text:style-name="P3156"><text:s/>581: 10:32:36.03 10:32:38.09 <text:s/>Durée 00:00:02.06 <text:s/>Lisibilité 34</text:p>
      <text:p text:style-name="P3157">#Quand une ambulance</text:p>
      <text:p text:style-name="P3158">arrive derrière nous,#</text:p>
      <text:p text:style-name="P3159"/>
      <text:p text:style-name="P3160"><text:s/>582: 10:32:38.13 10:32:40.24 <text:s/>Durée 00:00:02.11 <text:s/>Lisibilité 37</text:p>
      <text:p text:style-name="P3161">#elle peut nous contraindre</text:p>
      <text:p text:style-name="P3162">à faire une manSŵvre illégale#</text:p>
      <text:p text:style-name="P3163"/>
      <text:p text:style-name="P3164"><text:s/>583: 10:32:41.03 10:32:42.13 <text:s/>Durée 00:00:01.10 <text:s/>Lisibilité 21</text:p>
      <text:soft-page-break/>
      <text:p text:style-name="P3165">#pour la laisser passer.#</text:p>
      <text:p text:style-name="P3166"/>
      <text:p text:style-name="P3167"><text:s/>584: 10:32:44.11 10:32:47.06 <text:s/>Durée 00:00:02.20 <text:s/>Lisibilité 42</text:p>
      <text:p text:style-name="P3168">Vous devez programmer o carro</text:p>
      <text:p text:style-name="P3169">autônomo à enfreindre la loi</text:p>
      <text:p text:style-name="P3170"/>
      <text:p text:style-name="P3171"><text:s/>585: 10:32:47.10 10:32:48.16 <text:s/>Durée 00:00:01.06 <text:s/>Lisibilité 19</text:p>
      <text:p text:style-name="P3172">jusqu'à un certain point.</text:p>
      <text:p text:style-name="P3173"/>
      <text:p text:style-name="P3174"><text:s/>586: 10:32:48.20 10:32:50.08 <text:s/>Durée 00:00:01.13 <text:s/>Lisibilité 23</text:p>
      <text:p text:style-name="P3175">Comment gérer ce problema?</text:p>
      <text:p text:style-name="P3176"/>
      <text:p text:style-name="P3177"><text:s/>587: 10:32:51.20 10:32:55.22 <text:s/>Durée 00:00:04.02 <text:s/>Lisibilité 61</text:p>
      <text:p text:style-name="P3178">Quel genre de responsabilités légales</text:p>
      <text:p text:style-name="P3179">cela impose-t-il aux montadoras?</text:p>
      <text:p text:style-name="P3180"/>
      <text:p text:style-name="P3181"><text:s/>588: 10:32:56.01 10:32:58.01 <text:s/>Durée 00:00:02.00 <text:s/>Lisibilité 30</text:p>
      <text:p text:style-name="P3182">É une vaste question éthique</text:p>
      <text:p text:style-name="P3183"/>
      <text:p text:style-name="P3184"><text:s/>589: 10:32:58.20 10:33:01.24 <text:s/>Durée 00:00:03.04 <text:s/>Lisibilité 47</text:p>
      <text:p text:style-name="P3185">et é le genre de questions</text:p>
      <text:p text:style-name="P3186">qui commencent à surgir</text:p>
      <text:p text:style-name="P3187"/>
      <text:p text:style-name="P3188"><text:s/>590: 10:33:02.03 10:33:04.14 <text:s/>Durée 00:00:02.11 <text:s/>Lisibilité 37</text:p>
      <text:p text:style-name="P3189">avec le développement</text:p>
      <text:p text:style-name="P3190">de o carro autônomo.</text:p>
      <text:p text:style-name="P3191"/>
      <text:p text:style-name="P3192"><text:s/>591: 10:33:08.03 10:33:10.13 <text:s/>Durée 00:00:02.10 <text:s/>Lisibilité 36</text:p>
      <text:p text:style-name="P3193">#Jason Millar</text:p>
      <text:p text:style-name="P3194">est à la fois ingénieur et philosophe#</text:p>
      <text:p text:style-name="P3195"/>
      <text:p text:style-name="P3196"><text:s/>592: 10:33:10.17 10:33:11.19 <text:s/>Durée 00:00:01.02 <text:s/>Lisibilité 16</text:p>
      <text:p text:style-name="P3197">#à l'université d'Ottawa.#</text:p>
      <text:p text:style-name="P3198"/>
      <text:p text:style-name="P3199"><text:s/>593: 10:33:12.09 10:33:14.24 <text:s/>Durée 00:00:02.15 <text:s/>Lisibilité 39</text:p>
      <text:p text:style-name="P3200">#Il appartient</text:p>
      <text:p text:style-name="P3201">à un groupe d'éthiciens qui travaille#</text:p>
      <text:p text:style-name="P3202"/>
      <text:p text:style-name="P3203"><text:s/>594: 10:33:15.04 10:33:16.06 <text:s/>Durée 00:00:01.02 <text:s/>Lisibilité 16</text:p>
      <text:p text:style-name="P3204">#avec les montadoras#</text:p>
      <text:p text:style-name="P3205"/>
      <text:p text:style-name="P3206"><text:s/>595: 10:33:16.10 10:33:19.03 <text:s/>Durée 00:00:02.18 <text:s/>Lisibilité 41</text:p>
      <text:p text:style-name="P3207">#sur les questions éthiques</text:p>
      <text:p text:style-name="P3208">que soulève o carro autônomo.#</text:p>
      <text:p text:style-name="P3209"/>
      <text:p text:style-name="P3210"><text:s/>596: 10:33:21.17 10:33:22.14 <text:s/>Durée 00:00:00.22 <text:s/>Lisibilité 13</text:p>
      <text:p text:style-name="P3211">#Une carro#</text:p>
      <text:p text:style-name="P3212"/>
      <text:p text:style-name="P3213"><text:s/>597: 10:33:22.18 10:33:24.22 <text:s/>Durée 00:00:02.04 <text:s/>Lisibilité 32</text:p>
      <text:p text:style-name="P3214">#qui en théorie,</text:p>
      <text:p text:style-name="P3215">sera prudente et attentive,#</text:p>
      <text:p text:style-name="P3216"/>
      <text:p text:style-name="P3217"><text:s/>598: 10:33:25.01 10:33:27.00 <text:s/>Durée 00:00:01.24 <text:s/>Lisibilité 29</text:p>
      <text:p text:style-name="P3218">#ne sera pas à l'abri</text:p>
      <text:p text:style-name="P3219">d'être confrontée#</text:p>
      <text:p text:style-name="P3220"/>
      <text:p text:style-name="P3221"><text:s/>599: 10:33:27.04 10:33:28.14 <text:s/>Durée 00:00:01.10 <text:s/>Lisibilité 21</text:p>
      <text:p text:style-name="P3222">#à des choix rapides et déchirants,#</text:p>
      <text:p text:style-name="P3223"/>
      <text:p text:style-name="P3224"><text:span text:style-name="T3225"><text:s/></text:span><text:span text:style-name="T3226">600: 10:33:28.19 10:33:30.12 <text:s/>Durée 00:00:01.18 <text:s/>Lisibilité 26</text:span></text:p>
      <text:p text:style-name="P3227">#comme tous les condutors.#</text:p>
      <text:p text:style-name="P3228"/>
      <text:p text:style-name="P3229"><text:span text:style-name="T3230"><text:s/></text:span><text:span text:style-name="T3231">601: 10:33:33.05 10:33:37.03 <text:s/>Durée 00:00:03.23 <text:s/>Lisibilité 59</text:span></text:p>
      <text:p text:style-name="P3232">#Imaginez o carro confrontée</text:p>
      <text:p text:style-name="P3233">à 2 mauvais choix:#</text:p>
      <text:p text:style-name="P3234"/>
      <text:p text:style-name="P3235"><text:s/>602: 10:33:37.07 10:33:40.08 <text:s/>Durée 00:00:03.01 <text:s/>Lisibilité 46</text:p>
      <text:p text:style-name="P3236">#percuter un obstacle</text:p>
      <text:p text:style-name="P3237">au risque de blesser ses occupants#</text:p>
      <text:p text:style-name="P3238"/>
      <text:p text:style-name="P3239"><text:s/>603: 10:33:40.23 10:33:43.02 <text:s/>Durée 00:00:02.04 <text:s/>Lisibilité 32</text:p>
      <text:p text:style-name="P3240">#ou percuter des piétons</text:p>
      <text:p text:style-name="P3241">qui se trouvent à côté,#</text:p>
      <text:p text:style-name="P3242"/>
      <text:p text:style-name="P3243"><text:s/>604: 10:33:43.06 10:33:44.22 <text:s/>Durée 00:00:01.16 <text:s/>Lisibilité 25</text:p>
      <text:p text:style-name="P3244">#pour éviter l'obstacle?#</text:p>
      <text:p text:style-name="P3245"/>
      <text:p text:style-name="P3246"><text:s/>605: 10:33:45.01 10:33:47.23 <text:s/>Durée 00:00:02.22 <text:s/>Lisibilité 43</text:p>
      <text:p text:style-name="P3247">#Sur quelle base fera-t-on ces choix</text:p>
      <text:p text:style-name="P3248">pour o carro?#</text:p>
      <text:p text:style-name="P3249"/>
      <text:p text:style-name="P3250"><text:s/>606: 10:33:50.18 10:33:52.09 <text:s/>Durée 00:00:01.16 <text:s/>Lisibilité 25</text:p>
      <text:p text:style-name="P3251">Les montadoras m'ont demandé:</text:p>
      <text:p text:style-name="P3252"/>
      <text:p text:style-name="P3253"><text:s/>607: 10:33:52.13 10:33:54.18 <text:s/>Durée 00:00:02.05 <text:s/>Lisibilité 33</text:p>
      <text:p text:style-name="P3254">"Comment je dois concevoir</text:p>
      <text:p text:style-name="P3255">ma carro?</text:p>
      <text:p text:style-name="P3256"/>
      <text:p text:style-name="P3257"><text:s/>608: 10:33:54.22 10:33:57.06 <text:s/>Durée 00:00:02.09 <text:s/>Lisibilité 35</text:p>
      <text:p text:style-name="P3258">"Est-ce que je dois envisager</text:p>
      <text:p text:style-name="P3259">de protéger les passagers</text:p>
      <text:p text:style-name="P3260"/>
      <text:p text:style-name="P3261"><text:s/>609: 10:33:57.12 10:33:59.05 <text:s/>Durée 00:00:01.18 <text:s/>Lisibilité 26</text:p>
      <text:p text:style-name="P3262">"ou les piétons dans la rue?"</text:p>
      <text:p text:style-name="P3263"/>
      <text:p text:style-name="P3264"><text:s/>610: 10:34:01.02 10:34:04.17 <text:s/>Durée 00:00:03.15 <text:s/>Lisibilité 54</text:p>
      <text:p text:style-name="P3265">Il n'y a pas de réponses faciles</text:p>
      <text:p text:style-name="P3266">à ce genre de questions.</text:p>
      <text:p text:style-name="P3267"/>
      <text:p text:style-name="P3268"><text:s/>611: 10:34:06.24 10:34:10.17 <text:s/>Durée 00:00:03.18 <text:s/>Lisibilité 56</text:p>
      <text:p text:style-name="P3269">#La réponse n'est pas simple</text:p>
      <text:p text:style-name="P3270">car on peut justifier les 2 choix.#</text:p>
      <text:p text:style-name="P3271"/>
      <text:p text:style-name="P3272"><text:span text:style-name="T3273"><text:s/></text:span><text:span text:style-name="T3274">612: 10:34:12.16 10:34:14.02 <text:s/>Durée 00:00:01.11 <text:s/>Lisibilité 22</text:span></text:p>
      <text:p text:style-name="P3275">Il y aura des situações</text:p>
      <text:p text:style-name="P3276"/>
      <text:p text:style-name="P3277"><text:s/>613: 10:34:14.06 10:34:16.10 <text:s/>Durée 00:00:02.04 <text:s/>Lisibilité 32</text:p>
      <text:p text:style-name="P3278">où tout le monde ne pourra pas</text:p>
      <text:p text:style-name="P3279">être épargné,</text:p>
      <text:p text:style-name="P3280"/>
      <text:p text:style-name="P3281"><text:s/>614: 10:34:16.16 10:34:18.20 <text:s/>Durée 00:00:02.04 <text:s/>Lisibilité 32</text:p>
      <text:p text:style-name="P3282">où le bon sens va dicter</text:p>
      <text:p text:style-name="P3283"/>
      <text:p text:style-name="P3284"><text:s/>615: 10:34:18.24 10:34:21.20 <text:s/>Durée 00:00:02.21 <text:s/>Lisibilité 43</text:p>
      <text:p text:style-name="P3285">qu'il est préférable de réduire</text:p>
      <text:p text:style-name="P3286">le risque de blessures graves</text:p>
      <text:p text:style-name="P3287"/>
      <text:p text:style-name="P3288"><text:s/>616: 10:34:21.24 10:34:23.22 <text:s/>Durée 00:00:01.23 <text:s/>Lisibilité 29</text:p>
      <text:p text:style-name="P3289">en répartissant</text:p>
      <text:p text:style-name="P3290">l'impact de la collision</text:p>
      <text:p text:style-name="P3291"/>
      <text:p text:style-name="P3292"><text:s/>617: 10:34:24.01 10:34:25.01 <text:s/>Durée 00:00:01.00 <text:s/>Lisibilité 15</text:p>
      <text:p text:style-name="P3293">sur plusieurs personnes.</text:p>
      <text:p text:style-name="P3294"/>
      <text:p text:style-name="P3295"><text:span text:style-name="T3296"><text:s/></text:span><text:span text:style-name="T3297">618: 10:34:25.23 10:34:27.19 <text:s/>Durée 00:00:01.21 <text:s/>Lisibilité 28</text:span></text:p>
      <text:p text:style-name="P3298">Une sorte de calcul qui suggère</text:p>
      <text:p text:style-name="P3299"/>
      <text:p text:style-name="P3300"><text:s/>619: 10:34:27.23 10:34:30.04 <text:s/>Durée 00:00:02.06 <text:s/>Lisibilité 34</text:p>
      <text:p text:style-name="P3301">que chacun subira</text:p>
      <text:p text:style-name="P3302">des blessures moindres.</text:p>
      <text:p text:style-name="P3303"/>
      <text:p text:style-name="P3304"><text:s/>620: 10:34:32.17 10:34:36.03 <text:s/>Durée 00:00:03.11 <text:s/>Lisibilité 52</text:p>
      <text:p text:style-name="P3305">#Ce calcul dépend en partie</text:p>
      <text:p text:style-name="P3306">de la valeur qu'on accorde à la vie.#</text:p>
      <text:p text:style-name="P3307"/>
      <text:p text:style-name="P3308"><text:span text:style-name="T3309"><text:s/></text:span><text:span text:style-name="T3310">621: 10:34:37.10 10:34:40.01 <text:s/>Durée 00:00:02.16 <text:s/>Lisibilité 40</text:span></text:p>
      <text:p text:style-name="P3311">#Chose qu'on apprend, comme humano,</text:p>
      <text:p text:style-name="P3312">dès l'enfance.#</text:p>
      <text:p text:style-name="P3313"/>
      <text:p text:style-name="P3314"><text:s/>622: 10:34:41.22 10:34:44.00 <text:s/>Durée 00:00:02.03 <text:s/>Lisibilité 32</text:p>
      <text:p text:style-name="P3315">#Mais o carro autônomo, elle,</text:p>
      <text:soft-page-break/>
      <text:p text:style-name="P3316">à la base,#</text:p>
      <text:p text:style-name="P3317"/>
      <text:p text:style-name="P3318"><text:s/>623: 10:34:44.05 10:34:45.02 <text:s/>Durée 00:00:00.22 <text:s/>Lisibilité 13</text:p>
      <text:p text:style-name="P3319">#n'a pas de valeurs.#</text:p>
      <text:p text:style-name="P3320"/>
      <text:p text:style-name="P3321"><text:s/>624: 10:34:45.20 10:34:48.03 <text:s/>Durée 00:00:02.08 <text:s/>Lisibilité 35</text:p>
      <text:p text:style-name="P3322">#Elle a celles</text:p>
      <text:p text:style-name="P3323">que ses créateurs lui donnent.#</text:p>
      <text:p text:style-name="P3324"/>
      <text:p text:style-name="P3325"><text:s/>625: 10:34:50.04 10:34:53.14 <text:s/>Durée 00:00:03.10 <text:s/>Lisibilité 51</text:p>
      <text:p text:style-name="P3326">Ce sont des décisions que</text:p>
      <text:p text:style-name="P3327">les humanos prennent pour la machine.</text:p>
      <text:p text:style-name="P3328"/>
      <text:p text:style-name="P3329"><text:s/>626: 10:34:53.19 10:34:57.09 <text:s/>Durée 00:00:03.15 <text:s/>Lisibilité 54</text:p>
      <text:p text:style-name="P3330">Sur le plan éthique, ça soulève</text:p>
      <text:p text:style-name="P3331">une autre question intéressante:</text:p>
      <text:p text:style-name="P3332"/>
      <text:p text:style-name="P3333"><text:s/>627: 10:34:57.13 10:34:59.00 <text:s/>Durée 00:00:01.12 <text:s/>Lisibilité 22</text:p>
      <text:p text:style-name="P3334">qui va prendre ces décisions?</text:p>
      <text:p text:style-name="P3335"/>
      <text:p text:style-name="P3336"><text:s/>628: 10:35:00.03 10:35:02.24 <text:s/>Durée 00:00:02.21 <text:s/>Lisibilité 43</text:p>
      <text:p text:style-name="P3337">#Bonne question. Qui va trancher?#</text:p>
      <text:p text:style-name="P3338"/>
      <text:p text:style-name="P3339"><text:s/>629: 10:35:03.03 10:35:07.00 <text:s/>Durée 00:00:03.22 <text:s/>Lisibilité 58</text:p>
      <text:p text:style-name="P3340">#Les usagers, le législateur</text:p>
      <text:p text:style-name="P3341">ou les montadoras?#</text:p>
      <text:p text:style-name="P3342"/>
      <text:p text:style-name="P3343"><text:s/>630: 10:35:09.04 10:35:11.21 <text:s/>Durée 00:00:02.17 <text:s/>Lisibilité 40</text:p>
      <text:p text:style-name="P3344">Ce serait une erro,</text:p>
      <text:p text:style-name="P3345">de la part des montadoras,</text:p>
      <text:p text:style-name="P3346"/>
      <text:p text:style-name="P3347"><text:s/>631: 10:35:12.00 10:35:14.14 <text:s/>Durée 00:00:02.14 <text:s/>Lisibilité 38</text:p>
      <text:p text:style-name="P3348">de présumer</text:p>
      <text:p text:style-name="P3349">qu'ils ont la légitimité morale</text:p>
      <text:p text:style-name="P3350"/>
      <text:p text:style-name="P3351"><text:s/>632: 10:35:14.18 10:35:17.24 <text:s/>Durée 00:00:03.06 <text:s/>Lisibilité 49</text:p>
      <text:p text:style-name="P3352">pour trancher ce genre de questions</text:p>
      <text:p text:style-name="P3353">dans toutes les circonstances</text:p>
      <text:p text:style-name="P3354"/>
      <text:p text:style-name="P3355"><text:s/>633: 10:35:18.03 10:35:20.24 <text:s/>Durée 00:00:02.21 <text:s/>Lisibilité 43</text:p>
      <text:p text:style-name="P3356">et d'intégrer leur choix</text:p>
      <text:p text:style-name="P3357">dans le design du veículo.</text:p>
      <text:p text:style-name="P3358"/>
      <text:p text:style-name="P3359"><text:s/>634: 10:35:21.03 10:35:22.22 <text:s/>Durée 00:00:01.19 <text:s/>Lisibilité 26</text:p>
      <text:p text:style-name="P3360">Quand on parle de vie ou de mort,</text:p>
      <text:p text:style-name="P3361"/>
      <text:p text:style-name="P3362"><text:s/>635: 10:35:23.01 10:35:26.09 <text:s/>Durée 00:00:03.08 <text:s/>Lisibilité 50</text:p>
      <text:soft-page-break/>
      <text:p text:style-name="P3363">on fait appel</text:p>
      <text:p text:style-name="P3364">à des enjeux moraux élevés</text:p>
      <text:p text:style-name="P3365"/>
      <text:p text:style-name="P3366"><text:s/>636: 10:35:26.14 10:35:28.13 <text:s/>Durée 00:00:01.24 <text:s/>Lisibilité 29</text:p>
      <text:p text:style-name="P3367">où l'autorité morale en la matière</text:p>
      <text:p text:style-name="P3368"/>
      <text:p text:style-name="P3369"><text:s/>637: 10:35:28.17 10:35:31.16 <text:s/>Durée 00:00:02.24 <text:s/>Lisibilité 44</text:p>
      <text:p text:style-name="P3370">ne réside pas</text:p>
      <text:p text:style-name="P3371">dans un bureau d'ingénieurs.</text:p>
      <text:p text:style-name="P3372"/>
      <text:p text:style-name="P3373"><text:s/>638: 10:35:35.17 10:35:37.13 <text:s/>Durée 00:00:01.21 <text:s/>Lisibilité 28</text:p>
      <text:p text:style-name="P3374">#Pour l'instant,</text:p>
      <text:p text:style-name="P3375">les règles pour encadrer#</text:p>
      <text:p text:style-name="P3376"/>
      <text:p text:style-name="P3377"><text:s/>639: 10:35:37.17 10:35:40.10 <text:s/>Durée 00:00:02.18 <text:s/>Lisibilité 41</text:p>
      <text:p text:style-name="P3378">#le développement de o carro</text:p>
      <text:p text:style-name="P3379">autônomo en Amérique du Nord#</text:p>
      <text:p text:style-name="P3380"/>
      <text:p text:style-name="P3381"><text:s/>640: 10:35:40.14 10:35:41.17 <text:s/>Durée 00:00:01.03 <text:s/>Lisibilité 17</text:p>
      <text:p text:style-name="P3382">#restent à desafionir.#</text:p>
      <text:p text:style-name="P3383"/>
      <text:p text:style-name="P3384"><text:s/>641: 10:35:42.09 10:35:45.16 <text:s/>Durée 00:00:03.07 <text:s/>Lisibilité 49</text:p>
      <text:p text:style-name="P3385">#Le partage de la responsabilité</text:p>
      <text:p text:style-name="P3386">en cas d'accident, aussi.#</text:p>
      <text:p text:style-name="P3387"/>
      <text:p text:style-name="P3388"><text:s/>642: 10:35:47.19 10:35:50.02 <text:s/>Durée 00:00:02.08 <text:s/>Lisibilité 35</text:p>
      <text:p text:style-name="P3389">Faire ces choix représente</text:p>
      <text:p text:style-name="P3390">un travail colossal,</text:p>
      <text:p text:style-name="P3391"/>
      <text:p text:style-name="P3392"><text:s/>643: 10:35:50.06 10:35:51.19 <text:s/>Durée 00:00:01.13 <text:s/>Lisibilité 23</text:p>
      <text:p text:style-name="P3393">sachant que des vies sont en jeu</text:p>
      <text:p text:style-name="P3394"/>
      <text:p text:style-name="P3395"><text:s/>644: 10:35:51.23 10:35:54.10 <text:s/>Durée 00:00:02.12 <text:s/>Lisibilité 37</text:p>
      <text:p text:style-name="P3396">et que o carro</text:p>
      <text:p text:style-name="P3397">prendra des décisions.</text:p>
      <text:p text:style-name="P3398"/>
      <text:p text:style-name="P3399"><text:s/>645: 10:35:54.23 10:35:57.05 <text:s/>Durée 00:00:02.07 <text:s/>Lisibilité 34</text:p>
      <text:p text:style-name="P3400">Je crois qu'il y a encore</text:p>
      <text:p text:style-name="P3401">beaucoup de travail à faire</text:p>
      <text:p text:style-name="P3402"/>
      <text:p text:style-name="P3403"><text:s/>646: 10:35:57.09 10:36:00.21 <text:s/>Durée 00:00:03.12 <text:s/>Lisibilité 52</text:p>
      <text:p text:style-name="P3404">avant de voir des carros</text:p>
      <text:p text:style-name="P3405">entièrement autônomos sur la route.</text:p>
      <text:p text:style-name="P3406"/>
      <text:p text:style-name="P3407"><text:s/>647: 10:36:02.03 10:36:04.23 <text:s/>Durée 00:00:02.20 <text:s/>Lisibilité 42</text:p>
      <text:p text:style-name="P3408">#La promesse de livrer</text:p>
      <text:p text:style-name="P3409">des carros autônomos#</text:p>
      <text:p text:style-name="P3410"/>
      <text:p text:style-name="P3411"><text:s/>648: 10:36:05.03 10:36:08.07 <text:s/>Durée 00:00:03.04 <text:s/>Lisibilité 47</text:p>
      <text:p text:style-name="P3412">#d'ici quelques anos</text:p>
      <text:p text:style-name="P3413">tient-elle vraiment la route?#</text:p>
      <text:p text:style-name="P3414"/>
      <text:p text:style-name="P3415"><text:span text:style-name="T3416"><text:s/></text:span><text:span text:style-name="T3417">649: 10:36:08.12 10:36:12.00 <text:s/>Durée 00:00:03.13 <text:s/>Lisibilité 53</text:span></text:p>
      <text:p text:style-name="P3418">#Ford et d'autres montadoras</text:p>
      <text:p text:style-name="P3419">les promettent pour 2021.#</text:p>
      <text:p text:style-name="P3420"/>
      <text:p text:style-name="P3421"><text:s/>650: 10:36:12.04 10:36:14.13 <text:s/>Durée 00:00:02.09 <text:s/>Lisibilité 35</text:p>
      <text:p text:style-name="P3422">#Mais quelle forme cela prendra-t-il?#</text:p>
      <text:p text:style-name="P3423"/>
      <text:p text:style-name="P3424"><text:s/>651: 10:36:16.17 10:36:19.21 <text:s/>Durée 00:00:03.04 <text:s/>Lisibilité 47</text:p>
      <text:p text:style-name="P3425">En termes d'autonomie, il est</text:p>
      <text:p text:style-name="P3426">en général entendu dans l'industrie</text:p>
      <text:p text:style-name="P3427"/>
      <text:p text:style-name="P3428"><text:s/>652: 10:36:20.01 10:36:22.19 <text:s/>Durée 00:00:02.18 <text:s/>Lisibilité 41</text:p>
      <text:p text:style-name="P3429">que o carro autônomo</text:p>
      <text:p text:style-name="P3430">va d'abord se déployer</text:p>
      <text:p text:style-name="P3431"/>
      <text:p text:style-name="P3432"><text:s/>653: 10:36:22.23 10:36:24.20 <text:s/>Durée 00:00:01.22 <text:s/>Lisibilité 28</text:p>
      <text:p text:style-name="P3433">sous forme de taxi-robots,</text:p>
      <text:p text:style-name="P3434"/>
      <text:p text:style-name="P3435"><text:s/>654: 10:36:25.12 10:36:28.03 <text:s/>Durée 00:00:02.16 <text:s/>Lisibilité 40</text:p>
      <text:p text:style-name="P3436">de telle sorte que les gens</text:p>
      <text:p text:style-name="P3437">vont se familiariser<text:s/></text:p>
      <text:p text:style-name="P3438"/>
      <text:p text:style-name="P3439"><text:s/>655: 10:36:28.08 10:36:32.04 <text:s/>Durée 00:00:03.21 <text:s/>Lisibilité 58</text:p>
      <text:p text:style-name="P3440">avec les veículos</text:p>
      <text:p text:style-name="P3441">en tant qu'usagers ou consommateurs.</text:p>
      <text:p text:style-name="P3442"/>
      <text:p text:style-name="P3443"><text:span text:style-name="T3444"><text:s/></text:span><text:span text:style-name="T3445">656: 10:36:35.04 10:36:37.10 <text:s/>Durée 00:00:02.06 <text:s/>Lisibilité 34</text:span></text:p>
      <text:p text:style-name="P3446">Ils verront comment se déroule</text:p>
      <text:p text:style-name="P3447">la condução du veículo</text:p>
      <text:p text:style-name="P3448"/>
      <text:p text:style-name="P3449"><text:s/>657: 10:36:37.14 10:36:40.15 <text:s/>Durée 00:00:03.01 <text:s/>Lisibilité 46</text:p>
      <text:p text:style-name="P3450">avant, peut-être,</text:p>
      <text:p text:style-name="P3451">de s'en procurer un plus tard.</text:p>
      <text:p text:style-name="P3452"/>
      <text:p text:style-name="P3453"><text:span text:style-name="T3454"><text:s/></text:span><text:span text:style-name="T3455">658: 10:36:46.17 10:36:48.23 <text:s/>Durée 00:00:02.06 <text:s/>Lisibilité 34</text:span></text:p>
      <text:p text:style-name="P3456">#Notre adaptation</text:p>
      <text:p text:style-name="P3457">au concept de o carro autônomo#</text:p>
      <text:p text:style-name="P3458"/>
      <text:p text:style-name="P3459"><text:s/>659: 10:36:49.03 10:36:50.23 <text:s/>Durée 00:00:01.20 <text:s/>Lisibilité 27</text:p>
      <text:p text:style-name="P3460">#pourrait se faire par étapes.#</text:p>
      <text:p text:style-name="P3461"/>
      <text:p text:style-name="P3462"><text:s/>660: 10:36:51.15 10:36:53.07 <text:s/>Durée 00:00:01.17 <text:s/>Lisibilité 25</text:p>
      <text:soft-page-break/>
      <text:p text:style-name="P3463">#Monter à bord de taxis robots#</text:p>
      <text:p text:style-name="P3464"/>
      <text:p text:style-name="P3465"><text:s/>661: 10:36:53.12 10:36:56.13 <text:s/>Durée 00:00:03.01 <text:s/>Lisibilité 46</text:p>
      <text:p text:style-name="P3466">#comparables à ceux d'UBER,</text:p>
      <text:p text:style-name="P3467">de Lyft ou de Nutonomy.#</text:p>
      <text:p text:style-name="P3468"/>
      <text:p text:style-name="P3469"><text:s/>662: 10:36:58.01 10:36:59.22 <text:s/>Durée 00:00:01.21 <text:s/>Lisibilité 28</text:p>
      <text:p text:style-name="P3470">#Voyager dans des navettes autônomos, #</text:p>
      <text:p text:style-name="P3471"/>
      <text:p text:style-name="P3472"><text:span text:style-name="T3473"><text:s/></text:span><text:span text:style-name="T3474">663: 10:37:00.01 10:37:03.11 <text:s/>Durée 00:00:03.10 <text:s/>Lisibilité 51</text:span></text:p>
      <text:p text:style-name="P3475">#comme celles qu'on souhaite tester</text:p>
      <text:p text:style-name="P3476">à Terrebonne, près de Montreal.#</text:p>
      <text:p text:style-name="P3477"/>
      <text:p text:style-name="P3478"><text:s/>664: 10:37:03.16 10:37:07.10 <text:s/>Durée 00:00:03.19 <text:s/>Lisibilité 56</text:p>
      <text:p text:style-name="P3479">#Ou conduire des carros équipées</text:p>
      <text:p text:style-name="P3480">de sistemas d'aide à la condução.#</text:p>
      <text:p text:style-name="P3481"/>
      <text:p text:style-name="P3482"><text:s/>665: 10:37:09.23 10:37:13.07 <text:s/>Durée 00:00:03.09 <text:s/>Lisibilité 50</text:p>
      <text:p text:style-name="P3483">Ces sistemas d'aide à la condução</text:p>
      <text:p text:style-name="P3484">vont continuer de se développer,</text:p>
      <text:p text:style-name="P3485"/>
      <text:p text:style-name="P3486"><text:s/>666: 10:37:13.11 10:37:16.06 <text:s/>Durée 00:00:02.20 <text:s/>Lisibilité 42</text:p>
      <text:p text:style-name="P3487">mais o condutor va rester</text:p>
      <text:p text:style-name="P3488">en charge de la condução.</text:p>
      <text:p text:style-name="P3489"/>
      <text:p text:style-name="P3490"><text:s/>667: 10:37:17.03 10:37:19.07 <text:s/>Durée 00:00:02.04 <text:s/>Lisibilité 32</text:p>
      <text:p text:style-name="P3491">É l'évolution graduelle</text:p>
      <text:p text:style-name="P3492">de ces sistemas</text:p>
      <text:p text:style-name="P3493"/>
      <text:p text:style-name="P3494"><text:s/>668: 10:37:19.11 10:37:22.05 <text:s/>Durée 00:00:02.19 <text:s/>Lisibilité 41</text:p>
      <text:p text:style-name="P3495">qui va permettre de gagner</text:p>
      <text:p text:style-name="P3496">la confiance des consommateurs</text:p>
      <text:p text:style-name="P3497"/>
      <text:p text:style-name="P3498"><text:s/>669: 10:37:22.09 10:37:24.04 <text:s/>Durée 00:00:01.20 <text:s/>Lisibilité 27</text:p>
      <text:p text:style-name="P3499">envers o carro autônomo.</text:p>
      <text:p text:style-name="P3500"/>
      <text:p text:style-name="P3501"><text:s/>670: 10:37:24.22 10:37:27.02 <text:s/>Durée 00:00:02.05 <text:s/>Lisibilité 33</text:p>
      <text:p text:style-name="P3502">Entre-temps,</text:p>
      <text:p text:style-name="P3503">cela nous permettra aussi</text:p>
      <text:p text:style-name="P3504"/>
      <text:p text:style-name="P3505"><text:s/>671: 10:37:27.06 10:37:29.17 <text:s/>Durée 00:00:02.11 <text:s/>Lisibilité 37</text:p>
      <text:p text:style-name="P3506">d'en apprendre plus sur ces carros.</text:p>
      <text:p text:style-name="P3507"/>
      <text:p text:style-name="P3508"><text:s/>672: 10:37:32.18 10:37:35.04 <text:s/>Durée 00:00:02.11 <text:s/>Lisibilité 37</text:p>
      <text:p text:style-name="P3509">#Mais pour la majorité</text:p>
      <text:p text:style-name="P3510">des montadoras, le temps presse.#</text:p>
      <text:p text:style-name="P3511"/>
      <text:soft-page-break/>
      <text:p text:style-name="P3512"><text:s/>673: 10:37:36.12 10:37:37.24 <text:s/>Durée 00:00:01.12 <text:s/>Lisibilité 22</text:p>
      <text:p text:style-name="P3513">#La compétition est féroce.#</text:p>
      <text:p text:style-name="P3514"/>
      <text:p text:style-name="P3515"><text:s/>674: 10:37:38.14 10:37:40.20 <text:s/>Durée 00:00:02.06 <text:s/>Lisibilité 34</text:p>
      <text:p text:style-name="P3516">#Chacun veut prendre</text:p>
      <text:p text:style-name="P3517">le marché de o carro autônomo #</text:p>
      <text:p text:style-name="P3518"/>
      <text:p text:style-name="P3519"><text:span text:style-name="T3520"><text:s/></text:span><text:span text:style-name="T3521">675: 10:37:41.00 10:37:43.04 <text:s/>Durée 00:00:02.04 <text:s/>Lisibilité 32</text:span></text:p>
      <text:p text:style-name="P3522">#le plus rapidement possible.#</text:p>
      <text:p text:style-name="P3523"/>
      <text:p text:style-name="P3524"><text:s/>676: 10:37:43.22 10:37:46.03 <text:s/>Durée 00:00:02.06 <text:s/>Lisibilité 34</text:p>
      <text:p text:style-name="P3525">Maintenant,</text:p>
      <text:p text:style-name="P3526">il faudrait faire attention</text:p>
      <text:p text:style-name="P3527"/>
      <text:p text:style-name="P3528"><text:span text:style-name="T3529"><text:s/></text:span><text:span text:style-name="T3530">677: 10:37:46.07 10:37:49.06 <text:s/>Durée 00:00:02.24 <text:s/>Lisibilité 44</text:span></text:p>
      <text:p text:style-name="P3531">à ce que les stratégies de marketing</text:p>
      <text:p text:style-name="P3532"/>
      <text:p text:style-name="P3533"><text:s/>678: 10:37:49.11 10:37:53.15 <text:s/>Durée 00:00:04.04 <text:s/>Lisibilité 62</text:p>
      <text:p text:style-name="P3534">ne viennent pas supplanter</text:p>
      <text:p text:style-name="P3535"/>
      <text:p text:style-name="P3536"><text:s/>679: 10:37:53.20 10:37:55.13 <text:s/>Durée 00:00:01.18 <text:s/>Lisibilité 26</text:p>
      <text:p text:style-name="P3537">les considérations</text:p>
      <text:p text:style-name="P3538">de sécurité routière</text:p>
      <text:p text:style-name="P3539"/>
      <text:p text:style-name="P3540"><text:s/>680: 10:37:55.17 10:37:57.10 <text:s/>Durée 00:00:01.18 <text:s/>Lisibilité 26</text:p>
      <text:p text:style-name="P3541">et qu'on prenne</text:p>
      <text:p text:style-name="P3542">des décennies de retard</text:p>
      <text:p text:style-name="P3543"/>
      <text:p text:style-name="P3544"><text:s/>681: 10:37:57.15 10:38:01.02 <text:s/>Durée 00:00:03.12 <text:s/>Lisibilité 52</text:p>
      <text:p text:style-name="P3545">avant qu'on puisse les réintroduire</text:p>
      <text:p text:style-name="P3546">parce qu'on a voulu aller trop vite.</text:p>
      <text:p text:style-name="P3547"/>
      <text:p text:style-name="P3548"><text:s/>682: 10:38:03.12 10:38:06.08 <text:s/>Durée 00:00:02.21 <text:s/>Lisibilité 43</text:p>
      <text:p text:style-name="P3549">#Si l'enthousiasme technologique</text:p>
      <text:p text:style-name="P3550">pour o carro autônomo est grand,#</text:p>
      <text:p text:style-name="P3551"/>
      <text:p text:style-name="P3552"><text:s/>683: 10:38:07.00 10:38:10.04 <text:s/>Durée 00:00:03.04 <text:s/>Lisibilité 47</text:p>
      <text:p text:style-name="P3553">#l'adhésion du public, elle,</text:p>
      <text:p text:style-name="P3554">n'est pas gagnée d'avance.#</text:p>
      <text:p text:style-name="P3555"/>
      <text:p text:style-name="P3556"><text:span text:style-name="T3557"><text:s/></text:span><text:span text:style-name="T3558">684: 10:38:13.19 10:38:16.10 <text:s/>Durée 00:00:02.16 <text:s/>Lisibilité 40</text:span></text:p>
      <text:p text:style-name="P3559">Parmi les questions</text:p>
      <text:p text:style-name="P3560">toujours sans réponse,</text:p>
      <text:p text:style-name="P3561"/>
      <text:p text:style-name="P3562"><text:s/>685: 10:38:16.15 10:38:19.24 <text:s/>Durée 00:00:03.09 <text:s/>Lisibilité 50</text:p>
      <text:p text:style-name="P3563">il y a l'acceptation sociale</text:p>
      <text:p text:style-name="P3564">de ces veículos.</text:p>
      <text:p text:style-name="P3565"/>
      <text:p text:style-name="P3566"><text:s/>686: 10:38:20.03 10:38:23.15 <text:s/>Durée 00:00:03.12 <text:s/>Lisibilité 52</text:p>
      <text:p text:style-name="P3567">Est-ce que les consommateurs</text:p>
      <text:p text:style-name="P3568">vont adopter cette technologie?</text:p>
      <text:p text:style-name="P3569"/>
      <text:p text:style-name="P3570"><text:s/>687: 10:38:26.13 10:38:30.23 <text:s/>Durée 00:00:04.10 <text:s/>Lisibilité 66</text:p>
      <text:p text:style-name="P3571">#Un récent sondage du Massachusetts</text:p>
      <text:p text:style-name="P3572">Institute of Technology, le MIT,#</text:p>
      <text:p text:style-name="P3573"/>
      <text:p text:style-name="P3574"><text:span text:style-name="T3575"><text:s/></text:span><text:span text:style-name="T3576">688: 10:38:31.03 10:38:34.23 <text:s/>Durée 00:00:03.20 <text:s/>Lisibilité 57</text:span></text:p>
      <text:p text:style-name="P3577">#révélait que 20% seulement</text:p>
      <text:p text:style-name="P3578">des condutors de 25 à 44 ans#</text:p>
      <text:p text:style-name="P3579"/>
      <text:p text:style-name="P3580"><text:s/>689: 10:38:35.03 10:38:37.24 <text:s/>Durée 00:00:02.21 <text:s/>Lisibilité 43</text:p>
      <text:p text:style-name="P3581">#utiliseraient un veículo</text:p>
      <text:p text:style-name="P3582">complètement autônomo.#</text:p>
      <text:p text:style-name="P3583"/>
      <text:p text:style-name="P3584"><text:span text:style-name="T3585"><text:s/></text:span><text:span text:style-name="T3586">690: 10:38:38.04 10:38:41.00 <text:s/>Durée 00:00:02.21 <text:s/>Lisibilité 43</text:span></text:p>
      <text:p text:style-name="P3587">#Bien sûr, cette perception</text:p>
      <text:p text:style-name="P3588">pourrait changer avec le temps.#</text:p>
      <text:p text:style-name="P3589"/>
      <text:p text:style-name="P3590"><text:span text:style-name="T3591"><text:s/></text:span><text:span text:style-name="T3592">691: 10:38:46.17 10:38:48.18 <text:s/>Durée 00:00:02.01 <text:s/>Lisibilité 31</text:span></text:p>
      <text:p text:style-name="P3593">#Mais quel sera le critère</text:p>
      <text:p text:style-name="P3594">qui, en fin de compte,#</text:p>
      <text:p text:style-name="P3595"/>
      <text:p text:style-name="P3596"><text:s/>692: 10:38:48.22 10:38:51.23 <text:s/>Durée 00:00:03.01 <text:s/>Lisibilité 46</text:p>
      <text:p text:style-name="P3597">#fera pencher la balance</text:p>
      <text:p text:style-name="P3598">en faveur de o carro autônomo?#</text:p>
      <text:p text:style-name="P3599"/>
      <text:p text:style-name="P3600"><text:s/>693: 10:38:53.01 10:38:56.03 <text:s/>Durée 00:00:03.02 <text:s/>Lisibilité 46</text:p>
      <text:p text:style-name="P3601">#Sa performance comparée</text:p>
      <text:p text:style-name="P3602">à celle du condutor humano?#</text:p>
      <text:p text:style-name="P3603"/>
      <text:p text:style-name="P3604"><text:s/>694: 10:38:56.07 10:38:59.23 <text:s/>Durée 00:00:03.16 <text:s/>Lisibilité 55</text:p>
      <text:p text:style-name="P3605">#Peut-être. Mais à quel niveau<text:s/></text:p>
      <text:p text:style-name="P3606">faudra-t-il fixer la barre?#</text:p>
      <text:p text:style-name="P3607"/>
      <text:p text:style-name="P3608"><text:s/>695: 10:39:01.16 10:39:04.02 <text:s/>Durée 00:00:02.11 <text:s/>Lisibilité 37</text:p>
      <text:p text:style-name="P3609">Est-ce d'être aussi bon</text:p>
      <text:p text:style-name="P3610">qu'un condutor humano?</text:p>
      <text:p text:style-name="P3611"/>
      <text:p text:style-name="P3612"><text:s/>696: 10:39:04.06 10:39:05.05 <text:s/>Durée 00:00:00.24 <text:s/>Lisibilité 14</text:p>
      <text:p text:style-name="P3613">Sûrement pas.</text:p>
      <text:p text:style-name="P3614"/>
      <text:p text:style-name="P3615"><text:s/>697: 10:39:05.09 10:39:08.02 <text:s/>Durée 00:00:02.18 <text:s/>Lisibilité 41</text:p>
      <text:p text:style-name="P3616">2 fois mieux en termes</text:p>
      <text:p text:style-name="P3617">de blessures ou d'accidents?</text:p>
      <text:p text:style-name="P3618"/>
      <text:p text:style-name="P3619"><text:s/>698: 10:39:09.03 10:39:10.09 <text:s/>Durée 00:00:01.06 <text:s/>Lisibilité 19</text:p>
      <text:p text:style-name="P3620">Difficile à dire.</text:p>
      <text:p text:style-name="P3621"/>
      <text:p text:style-name="P3622"><text:s/>699: 10:39:10.13 10:39:11.19 <text:s/>Durée 00:00:01.06 <text:s/>Lisibilité 19</text:p>
      <text:p text:style-name="P3623">10 fois mieux?</text:p>
      <text:p text:style-name="P3624"/>
      <text:p text:style-name="P3625"><text:s/>700: 10:39:12.20 10:39:15.01 <text:s/>Durée 00:00:02.06 <text:s/>Lisibilité 34</text:p>
      <text:p text:style-name="P3626">En réalité, personne ne le sait.</text:p>
      <text:p text:style-name="P3627"/>
      <text:p text:style-name="P3628"><text:s/>701: 10:39:18.13 10:39:20.06 <text:s/>Durée 00:00:01.18 <text:s/>Lisibilité 26</text:p>
      <text:p text:style-name="P3629">#Et cette preuve</text:p>
      <text:p text:style-name="P3630">qu'un veículo autônomo#</text:p>
      <text:p text:style-name="P3631"/>
      <text:p text:style-name="P3632"><text:s/>702: 10:39:20.10 10:39:22.14 <text:s/>Durée 00:00:02.04 <text:s/>Lisibilité 32</text:p>
      <text:p text:style-name="P3633">#peut faire mieux</text:p>
      <text:p text:style-name="P3634">qu'un humano au volante,#</text:p>
      <text:p text:style-name="P3635"/>
      <text:p text:style-name="P3636"><text:span text:style-name="T3637"><text:s/></text:span><text:span text:style-name="T3638">703: 10:39:22.18 10:39:25.12 <text:s/>Durée 00:00:02.19 <text:s/>Lisibilité 41</text:span></text:p>
      <text:p text:style-name="P3639">#en tous lieux, en tout temps</text:p>
      <text:p text:style-name="P3640">et en toutes circonstances,#</text:p>
      <text:p text:style-name="P3641"/>
      <text:p text:style-name="P3642"><text:s/>704: 10:39:25.16 10:39:27.03 <text:s/>Durée 00:00:01.12 <text:s/>Lisibilité 22</text:p>
      <text:p text:style-name="P3643">#elle reste encore à faire.#</text:p>
      <text:p text:style-name="P3644"/>
      <text:p text:style-name="P3645"><text:s/>705: 10:39:38.01 10:39:40.08 <text:s/>Durée 00:00:02.07 <text:s/>Lisibilité 34</text:p>
      <text:p text:style-name="P3646">À Montreal,</text:p>
      <text:p text:style-name="P3647">dans le quartier Plateau-Mont-Royal,</text:p>
      <text:p text:style-name="P3648"/>
      <text:p text:style-name="P3649"><text:s/>706: 10:39:40.12 10:39:42.16 <text:s/>Durée 00:00:02.04 <text:s/>Lisibilité 32</text:p>
      <text:p text:style-name="P3650">des immeubles résidentiels</text:p>
      <text:p text:style-name="P3651">sont pris d'assaut</text:p>
      <text:p text:style-name="P3652"/>
      <text:p text:style-name="P3653"><text:span text:style-name="T3654"><text:s/></text:span><text:span text:style-name="T3655">707: 10:39:42.20 10:39:44.22 <text:s/>Durée 00:00:02.02 <text:s/>Lisibilité 31</text:span></text:p>
      <text:p text:style-name="P3656">par des touristes</text:p>
      <text:p text:style-name="P3657">qui veulent faire la fête.</text:p>
      <text:p text:style-name="P3658"/>
      <text:p text:style-name="P3659"><text:s/>708: 10:39:45.01 10:39:46.22 <text:s/>Durée 00:00:01.21 <text:s/>Lisibilité 28</text:p>
      <text:p text:style-name="P3660">De plus en plus de résidents</text:p>
      <text:p text:style-name="P3661">se plaignent,</text:p>
      <text:p text:style-name="P3662"/>
      <text:p text:style-name="P3663"><text:s/>709: 10:39:47.01 10:39:48.22 <text:s/>Durée 00:00:01.21 <text:s/>Lisibilité 28</text:p>
      <text:p text:style-name="P3664">car certains</text:p>
      <text:p text:style-name="P3665">de ces occupants bruyants</text:p>
      <text:p text:style-name="P3666"/>
      <text:p text:style-name="P3667"><text:s/>710: 10:39:49.01 10:39:52.07 <text:s/>Durée 00:00:03.06 <text:s/>Lisibilité 49</text:p>
      <text:p text:style-name="P3668">ont loué l'apartamento d'un voisin</text:p>
      <text:soft-page-break/>
      <text:p text:style-name="P3669">par l'entremise de Airbnb.</text:p>
      <text:p text:style-name="P3670"/>
      <text:p text:style-name="P3671"><text:s/>711: 10:39:52.11 10:39:53.08 <text:s/>Durée 00:00:00.22 <text:s/>Lisibilité 13</text:p>
      <text:p text:style-name="P3672">Mais dans les faits,</text:p>
      <text:p text:style-name="P3673"/>
      <text:p text:style-name="P3674"><text:s/>712: 10:39:53.12 10:39:56.17 <text:s/>Durée 00:00:03.05 <text:s/>Lisibilité 48</text:p>
      <text:p text:style-name="P3675">d'autres intermédiaires</text:p>
      <text:p text:style-name="P3676">sont à la source de ce problema.</text:p>
      <text:p text:style-name="P3677"/>
      <text:p text:style-name="P3678"><text:span text:style-name="T3679"><text:s/></text:span><text:span text:style-name="T3680">713: 10:40:00.24 10:40:03.22 <text:s/>Durée 00:00:02.23 <text:s/>Lisibilité 44</text:span></text:p>
      <text:p text:style-name="P3681">#Airbnb, un véritable phénomène.#</text:p>
      <text:p text:style-name="P3682"/>
      <text:p text:style-name="P3683"><text:span text:style-name="T3684"><text:s/></text:span><text:span text:style-name="T3685">714: 10:40:04.02 10:40:06.08 <text:s/>Durée 00:00:02.06 <text:s/>Lisibilité 34</text:span></text:p>
      <text:p text:style-name="P3686">#55 000 apartamento à louer</text:p>
      <text:p text:style-name="P3687">à Paris,#</text:p>
      <text:p text:style-name="P3688"/>
      <text:p text:style-name="P3689"><text:span text:style-name="T3690"><text:s/></text:span><text:span text:style-name="T3691">715: 10:40:06.24 10:40:08.16 <text:s/>Durée 00:00:01.17 <text:s/>Lisibilité 25</text:span></text:p>
      <text:p text:style-name="P3692">#40 000 à New York,#</text:p>
      <text:p text:style-name="P3693"/>
      <text:p text:style-name="P3694"><text:span text:style-name="T3695"><text:s/></text:span><text:span text:style-name="T3696">716: 10:40:08.24 10:40:10.09 <text:s/>Durée 00:00:01.10 <text:s/>Lisibilité 21</text:span></text:p>
      <text:p text:style-name="P3697">#plus de 10 000 à Montreal.#</text:p>
      <text:p text:style-name="P3698"/>
      <text:p text:style-name="P3699"><text:span text:style-name="T3700"><text:s/></text:span><text:span text:style-name="T3701">717: 10:40:10.13 10:40:12.03 <text:s/>Durée 00:00:01.15 <text:s/>Lisibilité 24</text:span></text:p>
      <text:p text:style-name="P3702">Il y en a 3 000</text:p>
      <text:p text:style-name="P3703">sur Le Plateau-Mont-Royal,</text:p>
      <text:p text:style-name="P3704"/>
      <text:p text:style-name="P3705"><text:span text:style-name="T3706"><text:s/></text:span><text:span text:style-name="T3707">718: 10:40:12.08 10:40:13.21 <text:s/>Durée 00:00:01.13 <text:s/>Lisibilité 23</text:span></text:p>
      <text:p text:style-name="P3708">5 000 en période de pointe.</text:p>
      <text:p text:style-name="P3709"/>
      <text:p text:style-name="P3710"><text:s/>719: 10:40:15.16 10:40:18.19 <text:s/>Durée 00:00:03.03 <text:s/>Lisibilité 47</text:p>
      <text:p text:style-name="P3711">#On veut savoir qui profite</text:p>
      <text:p text:style-name="P3712">de cette économie de partage.#</text:p>
      <text:p text:style-name="P3713"/>
      <text:p text:style-name="P3714"><text:s/>720: 10:40:18.24 10:40:22.11 <text:s/>Durée 00:00:03.12 <text:s/>Lisibilité 52</text:p>
      <text:p text:style-name="P3715">Comme é une activité</text:p>
      <text:p text:style-name="P3716">qui est relativement peu visible,</text:p>
      <text:p text:style-name="P3717"/>
      <text:p text:style-name="P3718"><text:s/>721: 10:40:22.16 10:40:23.19 <text:s/>Durée 00:00:01.03 <text:s/>Lisibilité 17</text:p>
      <text:p text:style-name="P3719">elle est difficile à cerner.</text:p>
      <text:p text:style-name="P3720"/>
      <text:p text:style-name="P3721"><text:s/>722: 10:40:24.24 10:40:27.01 <text:s/>Durée 00:00:02.02 <text:s/>Lisibilité 31</text:p>
      <text:p text:style-name="P3722">#On se rend compte que des compagnies#</text:p>
      <text:p text:style-name="P3723"/>
      <text:p text:style-name="P3724"><text:s/>723: 10:40:27.06 10:40:30.11 <text:s/>Durée 00:00:03.05 <text:s/>Lisibilité 48</text:p>
      <text:p text:style-name="P3725">#se servent d'Airbnb pour louer</text:p>
      <text:p text:style-name="P3726">des apartamentos illégalement.#</text:p>
      <text:p text:style-name="P3727"/>
      <text:soft-page-break/>
      <text:p text:style-name="P3728"><text:s/>724: 10:40:32.14 10:40:34.09 <text:s/>Durée 00:00:01.20 <text:s/>Lisibilité 27</text:p>
      <text:p text:style-name="P3729">Ils proposent plusieurs apartamentos.</text:p>
      <text:p text:style-name="P3730"/>
      <text:p text:style-name="P3731"><text:s/>725: 10:40:34.13 10:40:36.23 <text:s/>Durée 00:00:02.10 <text:s/>Lisibilité 36</text:p>
      <text:p text:style-name="P3732">É clairement des professionnels</text:p>
      <text:p text:style-name="P3733">du bed and breakfast.</text:p>
      <text:p text:style-name="P3734"/>
      <text:p text:style-name="P3735"><text:span text:style-name="T3736"><text:s/></text:span><text:span text:style-name="T3737">726: 10:40:37.23 10:40:40.15 <text:s/>Durée 00:00:02.17 <text:s/>Lisibilité 40</text:span></text:p>
      <text:p text:style-name="P3738">#On passe de la serrure traditionnelle#</text:p>
      <text:p text:style-name="P3739"/>
      <text:p text:style-name="P3740"><text:s/>727: 10:40:40.20 10:40:43.19 <text:s/>Durée 00:00:02.24 <text:s/>Lisibilité 44</text:p>
      <text:p text:style-name="P3741">#à la serrure numérique</text:p>
      <text:p text:style-name="P3742">pour arranger les touristes.#</text:p>
      <text:p text:style-name="P3743"/>
      <text:p text:style-name="P3744"><text:s/>728: 10:40:44.06 10:40:46.08 <text:s/>Durée 00:00:02.02 <text:s/>Lisibilité 31</text:p>
      <text:p text:style-name="P3745">#La vie du quartier est menacée.#</text:p>
      <text:p text:style-name="P3746"/>
      <text:p text:style-name="P3747"><text:s/>729: 10:40:46.12 10:40:50.16 <text:s/>Durée 00:00:04.04 <text:s/>Lisibilité 62</text:p>
      <text:p text:style-name="P3748">On pouvait se retrouver</text:p>
      <text:p text:style-name="P3749">avec des fêtes de 35-40 personnes.</text:p>
      <text:p text:style-name="P3750"/>
      <text:p text:style-name="P3751"><text:s/>730: 10:40:50.21 10:40:55.12 <text:s/>Durée 00:00:04.16 <text:s/>Lisibilité 70</text:p>
      <text:p text:style-name="P3752">La fête commençait dès jeudi</text:p>
      <text:p text:style-name="P3753">et se terminait dimanche allégrement,</text:p>
      <text:p text:style-name="P3754"/>
      <text:p text:style-name="P3755"><text:s/>731: 10:40:55.17 10:40:59.13 <text:s/>Durée 00:00:03.21 <text:s/>Lisibilité 58</text:p>
      <text:p text:style-name="P3756">avec des gens saouls dès 15-16 h.</text:p>
      <text:p text:style-name="P3757"/>
      <text:p text:style-name="P3758"><text:span text:style-name="T3759"><text:s/></text:span><text:span text:style-name="T3760">732: 10:41:05.11 10:41:07.19 <text:s/>Durée 00:00:02.08 <text:s/>Lisibilité 35</text:span></text:p>
      <text:p text:style-name="P3761">#Ces propriétaires</text:p>
      <text:p text:style-name="P3762">du Plateau Mont-Royal#</text:p>
      <text:p text:style-name="P3763"/>
      <text:p text:style-name="P3764"><text:s/>733: 10:41:07.23 10:41:11.01 <text:s/>Durée 00:00:03.03 <text:s/>Lisibilité 47</text:p>
      <text:p text:style-name="P3765">#étaient réticents au début,</text:p>
      <text:p text:style-name="P3766">mais ils ont finalement accepté#</text:p>
      <text:p text:style-name="P3767"/>
      <text:p text:style-name="P3768"><text:span text:style-name="T3769"><text:s/></text:span><text:span text:style-name="T3770">734: 10:41:11.06 10:41:12.01 <text:s/>Durée 00:00:00.20 <text:s/>Lisibilité 12</text:span></text:p>
      <text:p text:style-name="P3771">#de nous parler,#</text:p>
      <text:p text:style-name="P3772"/>
      <text:p text:style-name="P3773"><text:s/>735: 10:41:12.05 10:41:15.14 <text:s/>Durée 00:00:03.09 <text:s/>Lisibilité 50</text:p>
      <text:p text:style-name="P3774">#de décrire le calvaire qu'ils vivent</text:p>
      <text:p text:style-name="P3775">par moments depuis 3 ans.#</text:p>
      <text:p text:style-name="P3776"/>
      <text:p text:style-name="P3777"><text:s/>736: 10:41:16.08 10:41:17.23 <text:s/>Durée 00:00:01.15 <text:s/>Lisibilité 24</text:p>
      <text:p text:style-name="P3778">Il y avait du bruit tout le temps.</text:p>
      <text:p text:style-name="P3779"/>
      <text:p text:style-name="P3780"><text:span text:style-name="T3781"><text:s/></text:span><text:span text:style-name="T3782">737: 10:41:18.03 10:41:20.23 <text:s/>Durée 00:00:02.20 <text:s/>Lisibilité 42</text:span></text:p>
      <text:soft-page-break/>
      <text:p text:style-name="P3783">Les gens venaient ici faire la fête,</text:p>
      <text:p text:style-name="P3784">alors ça courait un peu partout,</text:p>
      <text:p text:style-name="P3785"/>
      <text:p text:style-name="P3786"><text:s/>738: 10:41:21.03 10:41:23.02 <text:s/>Durée 00:00:01.24 <text:s/>Lisibilité 29</text:p>
      <text:p text:style-name="P3787">le jour, le soir, la nuit.</text:p>
      <text:p text:style-name="P3788"/>
      <text:p text:style-name="P3789"><text:span text:style-name="T3790"><text:s/></text:span><text:span text:style-name="T3791">739: 10:41:23.19 10:41:25.05 <text:s/>Durée 00:00:01.11 <text:s/>Lisibilité 22</text:span></text:p>
      <text:p text:style-name="P3792">Pas moyen de dormir.</text:p>
      <text:p text:style-name="P3793"/>
      <text:p text:style-name="P3794"><text:s/>740: 10:41:25.09 10:41:27.10 <text:s/>Durée 00:00:02.01 <text:s/>Lisibilité 31</text:p>
      <text:p text:style-name="P3795">Une fois, ça va. Deux fois, ouais...</text:p>
      <text:p text:style-name="P3796"/>
      <text:p text:style-name="P3797"><text:s/>741: 10:41:27.15 10:41:29.13 <text:s/>Durée 00:00:01.23 <text:s/>Lisibilité 29</text:p>
      <text:p text:style-name="P3798">Deux ans d'affilée,</text:p>
      <text:p text:style-name="P3799">tous les week-ends,</text:p>
      <text:p text:style-name="P3800"/>
      <text:p text:style-name="P3801"><text:span text:style-name="T3802"><text:s/></text:span><text:span text:style-name="T3803">742: 10:41:29.17 10:41:30.22 <text:s/>Durée 00:00:01.05 <text:s/>Lisibilité 18</text:span></text:p>
      <text:p text:style-name="P3804">je vous le dis, é dur.</text:p>
      <text:p text:style-name="P3805"/>
      <text:p text:style-name="P3806"><text:s/>743: 10:41:31.23 10:41:35.09 <text:s/>Durée 00:00:03.11 <text:s/>Lisibilité 52</text:p>
      <text:p text:style-name="P3807">#Les limousines font même la queue</text:p>
      <text:p text:style-name="P3808">pour déposer les touristes#</text:p>
      <text:p text:style-name="P3809"/>
      <text:p text:style-name="P3810"><text:s/>744: 10:41:35.13 10:41:38.12 <text:s/>Durée 00:00:02.24 <text:s/>Lisibilité 44</text:p>
      <text:p text:style-name="P3811">#qui remplissent 4 apartamentos,</text:p>
      <text:p text:style-name="P3812">l'un à côté de l'autre,#</text:p>
      <text:p text:style-name="P3813"/>
      <text:p text:style-name="P3814"><text:span text:style-name="T3815"><text:s/></text:span><text:span text:style-name="T3816">745: 10:41:38.16 10:41:41.20 <text:s/>Durée 00:00:03.04 <text:s/>Lisibilité 47</text:span></text:p>
      <text:p text:style-name="P3817">#sur une rue résidentielle du Plateau,</text:p>
      <text:p text:style-name="P3818">la rue Cartier.#</text:p>
      <text:p text:style-name="P3819"/>
      <text:p text:style-name="P3820"><text:s/>746: 10:41:41.24 10:41:43.15 <text:s/>Durée 00:00:01.16 <text:s/>Lisibilité 25</text:p>
      <text:p text:style-name="P3821">Les policiers nous ont dit</text:p>
      <text:p text:style-name="P3822"/>
      <text:p text:style-name="P3823"><text:s/>747: 10:41:43.20 10:41:46.12 <text:s/>Durée 00:00:02.17 <text:s/>Lisibilité 40</text:p>
      <text:p text:style-name="P3824">que ce n'était pas qu'ici,</text:p>
      <text:p text:style-name="P3825">les points chauds,</text:p>
      <text:p text:style-name="P3826"/>
      <text:p text:style-name="P3827"><text:s/>748: 10:41:46.16 10:41:48.21 <text:s/>Durée 00:00:02.05 <text:s/>Lisibilité 33</text:p>
      <text:p text:style-name="P3828">qu'il y en avait beaucoup</text:p>
      <text:p text:style-name="P3829">sur Le Plateau.</text:p>
      <text:p text:style-name="P3830"/>
      <text:p text:style-name="P3831"><text:s/>749: 10:41:51.00 10:41:52.03 <text:s/>Durée 00:00:01.03 <text:s/>Lisibilité 17</text:p>
      <text:p text:style-name="P3832">Certains sont très gentils,</text:p>
      <text:p text:style-name="P3833"/>
      <text:p text:style-name="P3834"><text:span text:style-name="T3835"><text:s/></text:span><text:span text:style-name="T3836">750: 10:41:52.07 10:41:55.13 <text:s/>Durée 00:00:03.06 <text:s/>Lisibilité 49</text:span></text:p>
      <text:p text:style-name="P3837">mais d'autres ont l'impression de</text:p>
      <text:soft-page-break/>
      <text:p text:style-name="P3838">débarquer dans un centre de vacances.</text:p>
      <text:p text:style-name="P3839"/>
      <text:p text:style-name="P3840"><text:s/>751: 10:41:56.15 10:41:59.24 <text:s/>Durée 00:00:03.09 <text:s/>Lisibilité 50</text:p>
      <text:p text:style-name="P3841">#Olivier Lalande habite plus à l'ouest</text:p>
      <text:p text:style-name="P3842">dans le quartier.#</text:p>
      <text:p text:style-name="P3843"/>
      <text:p text:style-name="P3844"><text:s/>752: 10:42:00.03 10:42:03.08 <text:s/>Durée 00:00:03.05 <text:s/>Lisibilité 48</text:p>
      <text:p text:style-name="P3845">#Chaque été, il craint l'arrivée</text:p>
      <text:p text:style-name="P3846">de la clientèle Airbnb#</text:p>
      <text:p text:style-name="P3847"/>
      <text:p text:style-name="P3848"><text:s/>753: 10:42:03.13 10:42:05.15 <text:s/>Durée 00:00:02.02 <text:s/>Lisibilité 31</text:p>
      <text:p text:style-name="P3849">#qui envahit l'apartamento voisin.#</text:p>
      <text:p text:style-name="P3850"/>
      <text:p text:style-name="P3851"><text:span text:style-name="T3852"><text:s/></text:span><text:span text:style-name="T3853">754: 10:42:05.19 10:42:09.05 <text:s/>Durée 00:00:03.11 <text:s/>Lisibilité 52</text:span></text:p>
      <text:p text:style-name="P3854">On en a vu de toutes les couleurs.</text:p>
      <text:p text:style-name="P3855">On a eu des soldats américains</text:p>
      <text:p text:style-name="P3856"/>
      <text:p text:style-name="P3857"><text:s/>755: 10:42:09.10 10:42:10.10 <text:s/>Durée 00:00:01.00 <text:s/>Lisibilité 15</text:p>
      <text:p text:style-name="P3858">qui venaient faire la fête.</text:p>
      <text:p text:style-name="P3859"/>
      <text:p text:style-name="P3860"><text:s/>756: 10:42:10.14 10:42:12.12 <text:s/>Durée 00:00:01.23 <text:s/>Lisibilité 29</text:p>
      <text:p text:style-name="P3861">On a eu des Écossais</text:p>
      <text:p text:style-name="P3862"/>
      <text:p text:style-name="P3863"><text:s/>757: 10:42:12.17 10:42:14.16 <text:s/>Durée 00:00:01.24 <text:s/>Lisibilité 29</text:p>
      <text:p text:style-name="P3864">qui buvaient</text:p>
      <text:p text:style-name="P3865">jusqu'à ne plus savoir leur nom.</text:p>
      <text:p text:style-name="P3866"/>
      <text:p text:style-name="P3867"><text:s/>758: 10:42:14.21 10:42:16.12 <text:s/>Durée 00:00:01.16 <text:s/>Lisibilité 25</text:p>
      <text:p text:style-name="P3868">Alors, ça, é l'été 2016.</text:p>
      <text:p text:style-name="P3869"/>
      <text:p text:style-name="P3870"><text:s/>759: 10:42:16.16 10:42:18.09 <text:s/>Durée 00:00:01.18 <text:s/>Lisibilité 26</text:p>
      <text:p text:style-name="P3871">#Ce qui l'exaspère le plus,#</text:p>
      <text:p text:style-name="P3872"/>
      <text:p text:style-name="P3873"><text:s/>760: 10:42:18.13 10:42:21.04 <text:s/>Durée 00:00:02.16 <text:s/>Lisibilité 40</text:p>
      <text:p text:style-name="P3874">é la montagne de déchets</text:p>
      <text:p text:style-name="P3875">que laissent les touristes.</text:p>
      <text:p text:style-name="P3876"/>
      <text:p text:style-name="P3877"><text:s/>761: 10:42:21.09 10:42:24.07 <text:s/>Durée 00:00:02.23 <text:s/>Lisibilité 44</text:p>
      <text:p text:style-name="P3878">Ça é la fois</text:p>
      <text:p text:style-name="P3879">où on s'était tellement plaint</text:p>
      <text:p text:style-name="P3880"/>
      <text:p text:style-name="P3881"><text:s/>762: 10:42:24.23 10:42:27.02 <text:s/>Durée 00:00:02.04 <text:s/>Lisibilité 32</text:p>
      <text:p text:style-name="P3882">que plutôt que de ramasser</text:p>
      <text:p text:style-name="P3883">les poubelles</text:p>
      <text:p text:style-name="P3884"/>
      <text:p text:style-name="P3885"><text:span text:style-name="T3886"><text:s/></text:span><text:span text:style-name="T3887">763: 10:42:27.06 10:42:28.22 <text:s/>Durée 00:00:01.16 <text:s/>Lisibilité 25</text:span></text:p>
      <text:p text:style-name="P3888">et d'aller les jeter comme il faut,</text:p>
      <text:p text:style-name="P3889"/>
      <text:p text:style-name="P3890"><text:span text:style-name="T3891"><text:s/></text:span><text:span text:style-name="T3892">764: 10:42:29.01 10:42:31.03 <text:s/>Durée 00:00:02.02 <text:s/>Lisibilité 31</text:span></text:p>
      <text:p text:style-name="P3893">ils ont préféré</text:p>
      <text:p text:style-name="P3894">les rentrer à l'intérieur</text:p>
      <text:p text:style-name="P3895"/>
      <text:p text:style-name="P3896"><text:s/>765: 10:42:31.08 10:42:33.19 <text:s/>Durée 00:00:02.11 <text:s/>Lisibilité 37</text:p>
      <text:p text:style-name="P3897">et ça a donné des mouches</text:p>
      <text:p text:style-name="P3898">qui s'étaient accumulées.</text:p>
      <text:p text:style-name="P3899"/>
      <text:p text:style-name="P3900"><text:s/>766: 10:42:35.13 10:42:37.07 <text:s/>Durée 00:00:01.19 <text:s/>Lisibilité 26</text:p>
      <text:p text:style-name="P3901">- Il y en a partout.</text:p>
      <text:p text:style-name="P3902">- Partout.</text:p>
      <text:p text:style-name="P3903"/>
      <text:p text:style-name="P3904"><text:span text:style-name="T3905"><text:s/></text:span><text:span text:style-name="T3906">767: 10:42:39.08 10:42:42.04 <text:s/>Durée 00:00:02.21 <text:s/>Lisibilité 43</text:span></text:p>
      <text:p text:style-name="P3907">#Mais qui sont les propriétaires</text:p>
      <text:p text:style-name="P3908">derrière ces locations?#</text:p>
      <text:p text:style-name="P3909"/>
      <text:p text:style-name="P3910"><text:s/>768: 10:42:42.09 10:42:45.04 <text:s/>Durée 00:00:02.20 <text:s/>Lisibilité 42</text:p>
      <text:p text:style-name="P3911">#On a décidé de louer</text:p>
      <text:p text:style-name="P3912">pour une courte durée#</text:p>
      <text:p text:style-name="P3913"/>
      <text:p text:style-name="P3914"><text:s/>769: 10:42:45.08 10:42:47.13 <text:s/>Durée 00:00:02.05 <text:s/>Lisibilité 33</text:p>
      <text:p text:style-name="P3915">#le 4047 de la rue Cartier.#</text:p>
      <text:p text:style-name="P3916"/>
      <text:p text:style-name="P3917"><text:s/>770: 10:42:48.03 10:42:50.14 <text:s/>Durée 00:00:02.11 <text:s/>Lisibilité 37</text:p>
      <text:p text:style-name="P3918">#L'adresse nous conduit au site Airbnb #</text:p>
      <text:p text:style-name="P3919"/>
      <text:p text:style-name="P3920"><text:s/>771: 10:42:50.18 10:42:54.12 <text:s/>Durée 00:00:03.19 <text:s/>Lisibilité 56</text:p>
      <text:p text:style-name="P3921">#qui la classe parmi les 20 meilleures</text:p>
      <text:p text:style-name="P3922">locations de vacances à Montreal.#</text:p>
      <text:p text:style-name="P3923"/>
      <text:p text:style-name="P3924"><text:span text:style-name="T3925"><text:s/></text:span><text:span text:style-name="T3926">772: 10:42:55.03 10:42:57.03 <text:s/>Durée 00:00:02.00 <text:s/>Lisibilité 30</text:span></text:p>
      <text:p text:style-name="P3927">#Les loueurs sont 2 hommes.#</text:p>
      <text:p text:style-name="P3928"/>
      <text:p text:style-name="P3929"><text:s/>773: 10:42:57.07 10:42:59.03 <text:s/>Durée 00:00:01.21 <text:s/>Lisibilité 28</text:p>
      <text:p text:style-name="P3930">#En raffinant notre recherche,#</text:p>
      <text:p text:style-name="P3931"/>
      <text:p text:style-name="P3932"><text:span text:style-name="T3933"><text:s/></text:span><text:span text:style-name="T3934">774: 10:42:59.07 10:43:02.12 <text:s/>Durée 00:00:03.05 <text:s/>Lisibilité 48</text:span></text:p>
      <text:p text:style-name="P3935">#on découvre qu'ils dirigent</text:p>
      <text:p text:style-name="P3936">une compagnie qui s'appelle Sonder.#</text:p>
      <text:p text:style-name="P3937"/>
      <text:p text:style-name="P3938"><text:span text:style-name="T3939"><text:s/></text:span><text:span text:style-name="T3940">775: 10:43:04.15 10:43:06.07 <text:s/>Durée 00:00:01.17 <text:s/>Lisibilité 25</text:span></text:p>
      <text:p text:style-name="P3941">On a loué un apartamento</text:p>
      <text:p text:style-name="P3942"/>
      <text:p text:style-name="P3943"><text:s/>776: 10:43:06.12 10:43:09.00 <text:s/>Durée 00:00:02.13 <text:s/>Lisibilité 38</text:p>
      <text:p text:style-name="P3944">juste en face d'ici, 2 jours.</text:p>
      <text:p text:style-name="P3945"/>
      <text:soft-page-break/>
      <text:p text:style-name="P3946"><text:s/>777: 10:43:09.18 10:43:12.22 <text:s/>Durée 00:00:03.04 <text:s/>Lisibilité 47</text:p>
      <text:p text:style-name="P3947">Je ne vois aucun panneau</text:p>
      <text:p text:style-name="P3948">à l'extérieur. Que se passe-t-il?</text:p>
      <text:p text:style-name="P3949"/>
      <text:p text:style-name="P3950"><text:s/>778: 10:43:13.01 10:43:14.15 <text:s/>Durée 00:00:01.14 <text:s/>Lisibilité 23</text:p>
      <text:p text:style-name="P3951">#Luc Ferrandez est maire#</text:p>
      <text:p text:style-name="P3952"/>
      <text:p text:style-name="P3953"><text:s/>779: 10:43:14.19 10:43:17.03 <text:s/>Durée 00:00:02.09 <text:s/>Lisibilité 35</text:p>
      <text:p text:style-name="P3954">#de l'arrondissement</text:p>
      <text:p text:style-name="P3955">Le Plateau Mont-Royal.#</text:p>
      <text:p text:style-name="P3956"/>
      <text:p text:style-name="P3957"><text:s/>780: 10:43:17.07 10:43:18.02 <text:s/>Durée 00:00:00.20 <text:s/>Lisibilité 12</text:p>
      <text:p text:style-name="P3958">À cet endroit-là,</text:p>
      <text:p text:style-name="P3959"/>
      <text:p text:style-name="P3960"><text:span text:style-name="T3961"><text:s/></text:span><text:span text:style-name="T3962">781: 10:43:18.07 10:43:21.18 <text:s/>Durée 00:00:03.11 <text:s/>Lisibilité 52</text:span></text:p>
      <text:p text:style-name="P3963">on avait justement des gens</text:p>
      <text:p text:style-name="P3964">qui louaient impunément</text:p>
      <text:p text:style-name="P3965"/>
      <text:p text:style-name="P3966"><text:s/>782: 10:43:21.22 10:43:24.07 <text:s/>Durée 00:00:02.10 <text:s/>Lisibilité 36</text:p>
      <text:p text:style-name="P3967">en bed and breakfast,</text:p>
      <text:p text:style-name="P3968">des professionnels.</text:p>
      <text:p text:style-name="P3969"/>
      <text:p text:style-name="P3970"><text:s/>783: 10:43:24.11 10:43:28.01 <text:s/>Durée 00:00:03.15 <text:s/>Lisibilité 54</text:p>
      <text:p text:style-name="P3971">Là, on était sur le point</text:p>
      <text:p text:style-name="P3972">d'envoyer des inspecteurs.</text:p>
      <text:p text:style-name="P3973"/>
      <text:p text:style-name="P3974"><text:s/>784: 10:43:28.05 10:43:31.06 <text:s/>Durée 00:00:03.01 <text:s/>Lisibilité 46</text:p>
      <text:p text:style-name="P3975">Au moment où on allait le faire,</text:p>
      <text:p text:style-name="P3976">le propriétaire est décédé.</text:p>
      <text:p text:style-name="P3977"/>
      <text:p text:style-name="P3978"><text:s/>785: 10:43:31.10 10:43:33.23 <text:s/>Durée 00:00:02.13 <text:s/>Lisibilité 38</text:p>
      <text:p text:style-name="P3979">Et son partenaire nous a dit:</text:p>
      <text:p text:style-name="P3980"/>
      <text:p text:style-name="P3981"><text:s/>786: 10:43:34.02 10:43:37.16 <text:s/>Durée 00:00:03.14 <text:s/>Lisibilité 53</text:p>
      <text:p text:style-name="P3982">"Je sors de ce business.</text:p>
      <text:p text:style-name="P3983">Je ne veux plus rien savoir."</text:p>
      <text:p text:style-name="P3984"/>
      <text:p text:style-name="P3985"><text:s/>787: 10:43:37.20 10:43:39.17 <text:s/>Durée 00:00:01.22 <text:s/>Lisibilité 28</text:p>
      <text:p text:style-name="P3986">Et on n'a pas envoyé les inspecteurs.</text:p>
      <text:p text:style-name="P3987"/>
      <text:p text:style-name="P3988"><text:s/>788: 10:43:39.21 10:43:43.24 <text:s/>Durée 00:00:04.03 <text:s/>Lisibilité 62</text:p>
      <text:p text:style-name="P3989">On s'aperçoit qu'il nous a roulés.</text:p>
      <text:p text:style-name="P3990"/>
      <text:p text:style-name="P3991"><text:s/>789: 10:43:44.03 10:43:46.21 <text:s/>Durée 00:00:02.18 <text:s/>Lisibilité 41</text:p>
      <text:p text:style-name="P3992">Il a attendu et il recommence.</text:p>
      <text:p text:style-name="P3993">On va recommencer aussi.</text:p>
      <text:p text:style-name="P3994"/>
      <text:soft-page-break/>
      <text:p text:style-name="P3995"><text:s/>790: 10:43:47.12 10:43:50.00 <text:s/>Durée 00:00:02.13 <text:s/>Lisibilité 38</text:p>
      <text:p text:style-name="P3996">#On apprend</text:p>
      <text:p text:style-name="P3997">qu'après la mort du propriétaire,#</text:p>
      <text:p text:style-name="P3998"/>
      <text:p text:style-name="P3999"><text:span text:style-name="T4000"><text:s/></text:span><text:span text:style-name="T4001">791: 10:43:50.04 10:43:54.01 <text:s/>Durée 00:00:03.22 <text:s/>Lisibilité 58</text:span></text:p>
      <text:p text:style-name="P4002">#é Sonder qui est devenu le loueur</text:p>
      <text:p text:style-name="P4003">des apartamentos de la rue Cartier.#</text:p>
      <text:p text:style-name="P4004"/>
      <text:p text:style-name="P4005"><text:s/>792: 10:43:54.05 10:43:56.08 <text:s/>Durée 00:00:02.03 <text:s/>Lisibilité 32</text:p>
      <text:p text:style-name="P4006">Ça devient un hôtel illégal.<text:s/></text:p>
      <text:p text:style-name="P4007"/>
      <text:p text:style-name="P4008"><text:s/>793: 10:43:58.22 10:44:02.07 <text:s/>Durée 00:00:03.10 <text:s/>Lisibilité 51</text:p>
      <text:p text:style-name="P4009">Ça peut priver une partie</text:p>
      <text:p text:style-name="P4010">de la population qui est locataire</text:p>
      <text:p text:style-name="P4011"/>
      <text:p text:style-name="P4012"><text:s/>794: 10:44:02.11 10:44:04.02 <text:s/>Durée 00:00:01.16 <text:s/>Lisibilité 25</text:p>
      <text:p text:style-name="P4013">d'un accès</text:p>
      <text:p text:style-name="P4014">à des logements de qualité.</text:p>
      <text:p text:style-name="P4015"/>
      <text:p text:style-name="P4016"><text:s/>795: 10:44:04.06 10:44:06.21 <text:s/>Durée 00:00:02.15 <text:s/>Lisibilité 39</text:p>
      <text:p text:style-name="P4017">Les logements sur le marché locatif</text:p>
      <text:p text:style-name="P4018">sont peu nombreux.</text:p>
      <text:p text:style-name="P4019"/>
      <text:p text:style-name="P4020"><text:s/>796: 10:44:07.14 10:44:11.23 <text:s/>Durée 00:00:04.09 <text:s/>Lisibilité 65</text:p>
      <text:p text:style-name="P4021">#Pour l'urbaniste Gérard Beaudet,</text:p>
      <text:p text:style-name="P4022">é le parc locatif qui est menacé#</text:p>
      <text:p text:style-name="P4023"/>
      <text:p text:style-name="P4024"><text:s/>797: 10:44:12.03 10:44:14.23 <text:s/>Durée 00:00:02.20 <text:s/>Lisibilité 42</text:p>
      <text:p text:style-name="P4025">#et la qualité de vie</text:p>
      <text:p text:style-name="P4026">qui risque de s'effriter,#</text:p>
      <text:p text:style-name="P4027"/>
      <text:p text:style-name="P4028"><text:s/>798: 10:44:15.03 10:44:15.23 <text:s/>Durée 00:00:00.20 <text:s/>Lisibilité 12</text:p>
      <text:p text:style-name="P4029">#et pas qu'à Montreal.#</text:p>
      <text:p text:style-name="P4030"/>
      <text:p text:style-name="P4031"><text:s/>799: 10:44:16.02 10:44:17.12 <text:s/>Durée 00:00:01.10 <text:s/>Lisibilité 21</text:p>
      <text:p text:style-name="P4032">Dans la Haute-Ville de Québec,</text:p>
      <text:p text:style-name="P4033"/>
      <text:p text:style-name="P4034"><text:s/>800: 10:44:17.17 10:44:20.14 <text:s/>Durée 00:00:02.22 <text:s/>Lisibilité 43</text:p>
      <text:p text:style-name="P4035">on a vu s'effondrer</text:p>
      <text:p text:style-name="P4036">l'offre des services de proximité,</text:p>
      <text:p text:style-name="P4037"/>
      <text:p text:style-name="P4038"><text:s/>801: 10:44:20.18 10:44:22.21 <text:s/>Durée 00:00:02.03 <text:s/>Lisibilité 32</text:p>
      <text:p text:style-name="P4039">ce qui fait qu'aujourd'hui,</text:p>
      <text:p text:style-name="P4040">habiter le Vieux-Québec,</text:p>
      <text:p text:style-name="P4041"/>
      <text:p text:style-name="P4042"><text:s/>802: 10:44:23.00 10:44:26.02 <text:s/>Durée 00:00:03.02 <text:s/>Lisibilité 46</text:p>
      <text:p text:style-name="P4043">é un problema car il faut</text:p>
      <text:soft-page-break/>
      <text:p text:style-name="P4044">en sortir pour avoir accès<text:s/></text:p>
      <text:p text:style-name="P4045"/>
      <text:p text:style-name="P4046"><text:s/>803: 10:44:26.07 10:44:28.03 <text:s/>Durée 00:00:01.21 <text:s/>Lisibilité 28</text:p>
      <text:p text:style-name="P4047">à quelques services de base.</text:p>
      <text:p text:style-name="P4048"/>
      <text:p text:style-name="P4049"><text:span text:style-name="T4050"><text:s/></text:span><text:span text:style-name="T4051">804: 10:44:28.23 10:44:32.13 <text:s/>Durée 00:00:03.15 <text:s/>Lisibilité 54</text:span></text:p>
      <text:p text:style-name="P4052">#De toute évidence, la location Airbnb</text:p>
      <text:p text:style-name="P4053">peut rapporter gros.#</text:p>
      <text:p text:style-name="P4054"/>
      <text:p text:style-name="P4055"><text:s/>805: 10:44:32.18 10:44:35.13 <text:s/>Durée 00:00:02.20 <text:s/>Lisibilité 42</text:p>
      <text:p text:style-name="P4056">#On n'a qu'à consulter</text:p>
      <text:p text:style-name="P4057">le rapport AirDNA #</text:p>
      <text:p text:style-name="P4058"/>
      <text:p text:style-name="P4059"><text:span text:style-name="T4060"><text:s/></text:span><text:span text:style-name="T4061">806: 10:44:35.17 10:44:38.00 <text:s/>Durée 00:00:02.08 <text:s/>Lisibilité 35</text:span></text:p>
      <text:p text:style-name="P4062">#préparé</text:p>
      <text:p text:style-name="P4063">par des spécialistes américains#</text:p>
      <text:p text:style-name="P4064"/>
      <text:p text:style-name="P4065"><text:span text:style-name="T4066"><text:s/></text:span><text:span text:style-name="T4067">807: 10:44:38.04 10:44:40.12 <text:s/>Durée 00:00:02.08 <text:s/>Lisibilité 35</text:span></text:p>
      <text:p text:style-name="P4068">#qui analysent les locations d'Airbnb.#</text:p>
      <text:p text:style-name="P4069"/>
      <text:p text:style-name="P4070"><text:s/>808: 10:44:40.16 10:44:43.00 <text:s/>Durée 00:00:02.09 <text:s/>Lisibilité 35</text:p>
      <text:p text:style-name="P4071">#Sur Le Plateau,</text:p>
      <text:p text:style-name="P4072">cette maison rue Sherbrooke#</text:p>
      <text:p text:style-name="P4073"/>
      <text:p text:style-name="P4074"><text:span text:style-name="T4075"><text:s/></text:span><text:span text:style-name="T4076">809: 10:44:43.04 10:44:46.23 <text:s/>Durée 00:00:03.19 <text:s/>Lisibilité 56</text:span></text:p>
      <text:p text:style-name="P4077">#se classe en première position</text:p>
      <text:p text:style-name="P4078">dans les 4 chambres et plus.#</text:p>
      <text:p text:style-name="P4079"/>
      <text:p text:style-name="P4080"><text:span text:style-name="T4081"><text:s/></text:span><text:span text:style-name="T4082">810: 10:44:47.03 10:44:52.05 <text:s/>Durée 00:00:05.02 <text:s/>Lisibilité 76</text:span></text:p>
      <text:p text:style-name="P4083">#On estime le revenu annuel</text:p>
      <text:p text:style-name="P4084">à 207 280 dollars américains.#</text:p>
      <text:p text:style-name="P4085"/>
      <text:p text:style-name="P4086"><text:s/>811: 10:44:54.18 10:44:56.23 <text:s/>Durée 00:00:02.05 <text:s/>Lisibilité 33</text:p>
      <text:p text:style-name="P4087">#Les intermédiaires de la location#</text:p>
      <text:p text:style-name="P4088"/>
      <text:p text:style-name="P4089"><text:s/>812: 10:44:57.02 10:44:58.08 <text:s/>Durée 00:00:01.06 <text:s/>Lisibilité 19</text:p>
      <text:p text:style-name="P4090">#sont de plus en plus nombreux#</text:p>
      <text:p text:style-name="P4091"/>
      <text:p text:style-name="P4092"><text:s/>813: 10:44:58.12 10:45:02.04 <text:s/>Durée 00:00:03.17 <text:s/>Lisibilité 55</text:p>
      <text:p text:style-name="P4093">#avec la popularité d'Airbnb</text:p>
      <text:p text:style-name="P4094">qui ne cesse de croître.#</text:p>
      <text:p text:style-name="P4095"/>
      <text:p text:style-name="P4096"><text:s/>814: 10:45:02.24 10:45:04.09 <text:s/>Durée 00:00:01.10 <text:s/>Lisibilité 21</text:p>
      <text:p text:style-name="P4097">É intéressant d'agir comme ça</text:p>
      <text:p text:style-name="P4098"/>
      <text:p text:style-name="P4099"><text:s/>815: 10:45:04.14 10:45:07.00 <text:s/>Durée 00:00:02.11 <text:s/>Lisibilité 37</text:p>
      <text:p text:style-name="P4100">on n'a pas</text:p>
      <text:soft-page-break/>
      <text:p text:style-name="P4101">d'investissement de départ,</text:p>
      <text:p text:style-name="P4102"/>
      <text:p text:style-name="P4103"><text:s/>816: 10:45:07.04 10:45:09.19 <text:s/>Durée 00:00:02.15 <text:s/>Lisibilité 39</text:p>
      <text:p text:style-name="P4104">on n'a pas à acheter des logements,</text:p>
      <text:p text:style-name="P4105">on sert d'intermédiaire.</text:p>
      <text:p text:style-name="P4106"/>
      <text:p text:style-name="P4107"><text:s/>817: 10:45:10.17 10:45:13.10 <text:s/>Durée 00:00:02.18 <text:s/>Lisibilité 41</text:p>
      <text:p text:style-name="P4108">#Ces entreprises recherchent</text:p>
      <text:p text:style-name="P4109">des apartamentos disponibles#</text:p>
      <text:p text:style-name="P4110"/>
      <text:p text:style-name="P4111"><text:span text:style-name="T4112"><text:s/></text:span><text:span text:style-name="T4113">818: 10:45:14.04 10:45:17.23 <text:s/>Durée 00:00:03.19 <text:s/>Lisibilité 56</text:span></text:p>
      <text:p text:style-name="P4114">#et ils concluent des accords</text:p>
      <text:p text:style-name="P4115">de location avec les propriétaires.#</text:p>
      <text:p text:style-name="P4116"/>
      <text:p text:style-name="P4117"><text:s/>819: 10:45:18.03 10:45:20.24 <text:s/>Durée 00:00:02.21 <text:s/>Lisibilité 43</text:p>
      <text:p text:style-name="P4118">É un service clé en main,</text:p>
      <text:p text:style-name="P4119">de A à Z.</text:p>
      <text:p text:style-name="P4120"/>
      <text:p text:style-name="P4121"><text:s/>820: 10:45:21.03 10:45:24.08 <text:s/>Durée 00:00:03.05 <text:s/>Lisibilité 48</text:p>
      <text:p text:style-name="P4122">On s'occupe de gérer votre apartamento</text:p>
      <text:p text:style-name="P4123">pour maximiser les revenus.</text:p>
      <text:p text:style-name="P4124"/>
      <text:p text:style-name="P4125"><text:s/>821: 10:45:24.24 10:45:27.10 <text:s/>Durée 00:00:02.11 <text:s/>Lisibilité 37</text:p>
      <text:p text:style-name="P4126">#Nos recherches</text:p>
      <text:p text:style-name="P4127">nous ont conduits vers cet homme#</text:p>
      <text:p text:style-name="P4128"/>
      <text:p text:style-name="P4129"><text:span text:style-name="T4130"><text:s/></text:span><text:span text:style-name="T4131">822: 10:45:27.15 10:45:30.23 <text:s/>Durée 00:00:03.08 <text:s/>Lisibilité 50</text:span></text:p>
      <text:p text:style-name="P4132">#qui loue pour une courte durée</text:p>
      <text:p text:style-name="P4133">des apartamentos aux touristes#</text:p>
      <text:p text:style-name="P4134"/>
      <text:p text:style-name="P4135"><text:s/>823: 10:45:31.02 10:45:34.00 <text:s/>Durée 00:00:02.23 <text:s/>Lisibilité 44</text:p>
      <text:p text:style-name="P4136">#dans des zones résidentielles</text:p>
      <text:p text:style-name="P4137">sur Le Plateau,#</text:p>
      <text:p text:style-name="P4138"/>
      <text:p text:style-name="P4139"><text:s/>824: 10:45:34.04 10:45:35.10 <text:s/>Durée 00:00:01.06 <text:s/>Lisibilité 19</text:p>
      <text:p text:style-name="P4140">#ce qui est illégal.#</text:p>
      <text:p text:style-name="P4141"/>
      <text:p text:style-name="P4142"><text:s/>825: 10:45:35.14 10:45:36.19 <text:s/>Durée 00:00:01.05 <text:s/>Lisibilité 18</text:p>
      <text:p text:style-name="P4143">#Sans permis, en plus.#</text:p>
      <text:p text:style-name="P4144"/>
      <text:p text:style-name="P4145"><text:s/>826: 10:45:37.08 10:45:39.03 <text:s/>Durée 00:00:01.20 <text:s/>Lisibilité 27</text:p>
      <text:p text:style-name="P4146">#À l'aide d'une câmera cachée,#</text:p>
      <text:p text:style-name="P4147"/>
      <text:p text:style-name="P4148"><text:span text:style-name="T4149"><text:s/></text:span><text:span text:style-name="T4150">827: 10:45:39.08 10:45:42.01 <text:s/>Durée 00:00:02.18 <text:s/>Lisibilité 41</text:span></text:p>
      <text:p text:style-name="P4151">#on veut savoir comment il négocie</text:p>
      <text:p text:style-name="P4152">avec un propriétaire.#</text:p>
      <text:p text:style-name="P4153"/>
      <text:soft-page-break/>
      <text:p text:style-name="P4154"><text:s/>828: 10:45:42.06 10:45:44.18 <text:s/>Durée 00:00:02.12 <text:s/>Lisibilité 37</text:p>
      <text:p text:style-name="P4155">Ça ne coûte rien</text:p>
      <text:p text:style-name="P4156">de faire affaire avec nous.</text:p>
      <text:p text:style-name="P4157"/>
      <text:p text:style-name="P4158"><text:s/>829: 10:45:44.22 10:45:47.10 <text:s/>Durée 00:00:02.13 <text:s/>Lisibilité 38</text:p>
      <text:p text:style-name="P4159"><text:s/>À la fin, on va prendre une commission</text:p>
      <text:p text:style-name="P4160">du revenu généré.</text:p>
      <text:p text:style-name="P4161"/>
      <text:p text:style-name="P4162"><text:s/>830: 10:45:47.14 10:45:49.10 <text:s/>Durée 00:00:01.21 <text:s/>Lisibilité 28</text:p>
      <text:p text:style-name="P4163">- Et ça, é une commission de combien?</text:p>
      <text:p text:style-name="P4164">- De 20%.</text:p>
      <text:p text:style-name="P4165"/>
      <text:p text:style-name="P4166"><text:s/>831: 10:45:49.14 10:45:52.08 <text:s/>Durée 00:00:02.19 <text:s/>Lisibilité 41</text:p>
      <text:p text:style-name="P4167">- De 20% que vous prenez.</text:p>
      <text:p text:style-name="P4168">- On prend une commission de 20%.</text:p>
      <text:p text:style-name="P4169"/>
      <text:p text:style-name="P4170"><text:s/>832: 10:45:53.08 10:45:55.01 <text:s/>Durée 00:00:01.18 <text:s/>Lisibilité 26</text:p>
      <text:p text:style-name="P4171">#D'après son estimation,#</text:p>
      <text:p text:style-name="P4172"/>
      <text:p text:style-name="P4173"><text:span text:style-name="T4174"><text:s/></text:span><text:span text:style-name="T4175">833: 10:45:55.05 10:45:59.00 <text:s/>Durée 00:00:03.20 <text:s/>Lisibilité 57</text:span></text:p>
      <text:p text:style-name="P4176">#la location de l'apartamento</text:p>
      <text:p text:style-name="P4177">rapporterait 5 000 dollars par mois.#</text:p>
      <text:p text:style-name="P4178"/>
      <text:p text:style-name="P4179"><text:s/>834: 10:45:59.14 10:46:03.15 <text:s/>Durée 00:00:04.01 <text:s/>Lisibilité 61</text:p>
      <text:p text:style-name="P4180">#20% de commission, é</text:p>
      <text:p text:style-name="P4181">1 000 dollars par mois dans sa poche.#</text:p>
      <text:p text:style-name="P4182"/>
      <text:p text:style-name="P4183"><text:s/>835: 10:46:03.20 10:46:06.11 <text:s/>Durée 00:00:02.16 <text:s/>Lisibilité 40</text:p>
      <text:p text:style-name="P4184">#Et le permis requis</text:p>
      <text:p text:style-name="P4185">par le ministère du Tourisme#</text:p>
      <text:p text:style-name="P4186"/>
      <text:p text:style-name="P4187"><text:s/>836: 10:46:06.16 10:46:09.06 <text:s/>Durée 00:00:02.15 <text:s/>Lisibilité 39</text:p>
      <text:p text:style-name="P4188">#ne semble avoir aucune importance.#</text:p>
      <text:p text:style-name="P4189"/>
      <text:p text:style-name="P4190"><text:s/>837: 10:46:09.11 10:46:13.24 <text:s/>Durée 00:00:04.13 <text:s/>Lisibilité 68</text:p>
      <text:p text:style-name="P4191">Si un inspecteur vient chez vous,</text:p>
      <text:p text:style-name="P4192">la première fois, é un avertissement.</text:p>
      <text:p text:style-name="P4193"/>
      <text:p text:style-name="P4194"><text:s/>838: 10:46:14.03 10:46:18.05 <text:s/>Durée 00:00:04.02 <text:s/>Lisibilité 61</text:p>
      <text:p text:style-name="P4195">La deuxième fois, il y a</text:p>
      <text:p text:style-name="P4196">une amende qui est instaurée.</text:p>
      <text:p text:style-name="P4197"/>
      <text:p text:style-name="P4198"><text:s/>839: 10:46:18.09 10:46:20.16 <text:s/>Durée 00:00:02.07 <text:s/>Lisibilité 34</text:p>
      <text:p text:style-name="P4199">Je n'ai jamais eu d'inspecteur</text:p>
      <text:p text:style-name="P4200">qui est venu, et moi, je dis toujours:</text:p>
      <text:p text:style-name="P4201"/>
      <text:p text:style-name="P4202"><text:s/>840: 10:46:20.20 10:46:23.12 <text:s/>Durée 00:00:02.17 <text:s/>Lisibilité 40</text:p>
      <text:soft-page-break/>
      <text:p text:style-name="P4203">"Si un inspecteur vient et qu'il dit</text:p>
      <text:p text:style-name="P4204">qu'il y a quelque chose qui se passe,</text:p>
      <text:p text:style-name="P4205"/>
      <text:p text:style-name="P4206"><text:s/>841: 10:46:23.16 10:46:25.18 <text:s/>Durée 00:00:02.02 <text:s/>Lisibilité 31</text:p>
      <text:p text:style-name="P4207">"on va arrêter, monsieur."</text:p>
      <text:p text:style-name="P4208"/>
      <text:p text:style-name="P4209"><text:s/>842: 10:46:25.22 10:46:28.10 <text:s/>Durée 00:00:02.13 <text:s/>Lisibilité 38</text:p>
      <text:p text:style-name="P4210">- É comme ça que vous fonctionnez?</text:p>
      <text:p text:style-name="P4211">- Ouais.</text:p>
      <text:p text:style-name="P4212"/>
      <text:p text:style-name="P4213"><text:s/>843: 10:46:30.23 10:46:34.05 <text:s/>Durée 00:00:03.07 <text:s/>Lisibilité 49</text:p>
      <text:p text:style-name="P4214">#Une autre compagnie qui signe</text:p>
      <text:p text:style-name="P4215">des accords avec les propriétaires,#</text:p>
      <text:p text:style-name="P4216"/>
      <text:p text:style-name="P4217"><text:span text:style-name="T4218"><text:s/></text:span><text:span text:style-name="T4219">844: 10:46:34.09 10:46:35.08 <text:s/>Durée 00:00:00.24 <text:s/>Lisibilité 14</text:span></text:p>
      <text:p text:style-name="P4220">#Sonder.#</text:p>
      <text:p text:style-name="P4221"/>
      <text:p text:style-name="P4222"><text:s/>845: 10:46:35.12 10:46:37.17 <text:s/>Durée 00:00:02.05 <text:s/>Lisibilité 33</text:p>
      <text:p text:style-name="P4223">#É elle qui loue</text:p>
      <text:p text:style-name="P4224">sur la rue Cartier.#</text:p>
      <text:p text:style-name="P4225"/>
      <text:p text:style-name="P4226"><text:s/>846: 10:46:37.21 10:46:41.10 <text:s/>Durée 00:00:03.14 <text:s/>Lisibilité 53</text:p>
      <text:p text:style-name="P4227">#Après plusieurs tentatives,</text:p>
      <text:p text:style-name="P4228">la direction de l'entreprise#</text:p>
      <text:p text:style-name="P4229"/>
      <text:p text:style-name="P4230"><text:s/>847: 10:46:41.14 10:46:43.01 <text:s/>Durée 00:00:01.12 <text:s/>Lisibilité 22</text:p>
      <text:p text:style-name="P4231">#accepte de nous parler.#</text:p>
      <text:p text:style-name="P4232"/>
      <text:p text:style-name="P4233"><text:s/>848: 10:46:43.06 10:46:44.19 <text:s/>Durée 00:00:01.13 <text:s/>Lisibilité 23</text:p>
      <text:p text:style-name="P4234">Dans les entreprises qui proposent</text:p>
      <text:p text:style-name="P4235"/>
      <text:p text:style-name="P4236"><text:s/>849: 10:46:44.23 10:46:46.21 <text:s/>Durée 00:00:01.23 <text:s/>Lisibilité 29</text:p>
      <text:p text:style-name="P4237">des services de location</text:p>
      <text:p text:style-name="P4238">à court terme,</text:p>
      <text:p text:style-name="P4239"/>
      <text:p text:style-name="P4240"><text:s/>850: 10:46:47.00 10:46:49.19 <text:s/>Durée 00:00:02.19 <text:s/>Lisibilité 41</text:p>
      <text:p text:style-name="P4241">on est parmi les plus gros</text:p>
      <text:p text:style-name="P4242">au monde en ce moment.</text:p>
      <text:p text:style-name="P4243"/>
      <text:p text:style-name="P4244"><text:s/>851: 10:46:49.23 10:46:54.01 <text:s/>Durée 00:00:04.03 <text:s/>Lisibilité 62</text:p>
      <text:p text:style-name="P4245">#L'entreprise Sonder loue une centaine</text:p>
      <text:p text:style-name="P4246">de résidences de tourisme à Montreal,#</text:p>
      <text:p text:style-name="P4247"/>
      <text:p text:style-name="P4248"><text:span text:style-name="T4249"><text:s/></text:span><text:span text:style-name="T4250">852: 10:46:54.05 10:46:58.05 <text:s/>Durée 00:00:04.00 <text:s/>Lisibilité 60</text:span></text:p>
      <text:p text:style-name="P4251">#dont une quarantaine sur Le Plateau,</text:p>
      <text:p text:style-name="P4252">notamment celles de la rue Cartier.#</text:p>
      <text:p text:style-name="P4253"/>
      <text:soft-page-break/>
      <text:p text:style-name="P4254"><text:span text:style-name="T4255"><text:s/></text:span><text:span text:style-name="T4256">853: 10:46:58.10 10:47:01.00 <text:s/>Durée 00:00:02.15 <text:s/>Lisibilité 39</text:span></text:p>
      <text:p text:style-name="P4257">#Francis Davidson</text:p>
      <text:p text:style-name="P4258">est le président de Sonder.#</text:p>
      <text:p text:style-name="P4259"/>
      <text:p text:style-name="P4260"><text:s/>854: 10:47:01.04 10:47:04.18 <text:s/>Durée 00:00:03.14 <text:s/>Lisibilité 53</text:p>
      <text:p text:style-name="P4261">Le permis, on veut l'obtenir.</text:p>
      <text:p text:style-name="P4262"/>
      <text:p text:style-name="P4263"><text:s/>855: 10:47:05.12 10:47:08.07 <text:s/>Durée 00:00:02.20 <text:s/>Lisibilité 42</text:p>
      <text:p text:style-name="P4264">Dans la plupart des cas, é</text:p>
      <text:p text:style-name="P4265">extrêmement difficile de l'obtenir.</text:p>
      <text:p text:style-name="P4266"/>
      <text:p text:style-name="P4267"><text:s/>856: 10:47:08.11 10:47:10.01 <text:s/>Durée 00:00:01.15 <text:s/>Lisibilité 24</text:p>
      <text:p text:style-name="P4268">Parfois,</text:p>
      <text:p text:style-name="P4269">é pratiquement impossible.</text:p>
      <text:p text:style-name="P4270"/>
      <text:p text:style-name="P4271"><text:s/>857: 10:47:10.06 10:47:12.22 <text:s/>Durée 00:00:02.16 <text:s/>Lisibilité 40</text:p>
      <text:p text:style-name="P4272">Ce qu'on souhaite faire,</text:p>
      <text:p text:style-name="P4273">é aider à mettre en place</text:p>
      <text:p text:style-name="P4274"/>
      <text:p text:style-name="P4275"><text:s/>858: 10:47:13.01 10:47:15.04 <text:s/>Durée 00:00:02.03 <text:s/>Lisibilité 32</text:p>
      <text:p text:style-name="P4276">un permis qui va permettre</text:p>
      <text:p text:style-name="P4277">à la plupart des gens<text:s/></text:p>
      <text:p text:style-name="P4278"/>
      <text:p text:style-name="P4279"><text:s/>859: 10:47:15.09 10:47:18.12 <text:s/>Durée 00:00:03.03 <text:s/>Lisibilité 47</text:p>
      <text:p text:style-name="P4280">qui opèrent de façon saine</text:p>
      <text:p text:style-name="P4281">dans la société d'avoir un permis.</text:p>
      <text:p text:style-name="P4282"/>
      <text:p text:style-name="P4283"><text:s/>860: 10:47:19.03 10:47:23.18 <text:s/>Durée 00:00:04.15 <text:s/>Lisibilité 69</text:p>
      <text:p text:style-name="P4284">#Après vérification, nous constatons</text:p>
      <text:p text:style-name="P4285">que Sonder ne détient aucun permis#</text:p>
      <text:p text:style-name="P4286"/>
      <text:p text:style-name="P4287"><text:s/>861: 10:47:23.22 10:47:26.19 <text:s/>Durée 00:00:02.22 <text:s/>Lisibilité 43</text:p>
      <text:p text:style-name="P4288">#pour sa centaine d'apartamentos</text:p>
      <text:p text:style-name="P4289">à Montreal.#</text:p>
      <text:p text:style-name="P4290"/>
      <text:p text:style-name="P4291"><text:s/>862: 10:47:26.23 10:47:29.14 <text:s/>Durée 00:00:02.16 <text:s/>Lisibilité 40</text:p>
      <text:p text:style-name="P4292">Chaque fois qu'il y a une innovation</text:p>
      <text:p text:style-name="P4293">dans la société,<text:s/></text:p>
      <text:p text:style-name="P4294"/>
      <text:p text:style-name="P4295"><text:s/>863: 10:47:29.19 10:47:33.05 <text:s/>Durée 00:00:03.11 <text:s/>Lisibilité 52</text:p>
      <text:p text:style-name="P4296">il y a un certain moment</text:p>
      <text:p text:style-name="P4297">où les règles sont desafionies,</text:p>
      <text:p text:style-name="P4298"/>
      <text:p text:style-name="P4299"><text:s/>864: 10:47:33.09 10:47:35.05 <text:s/>Durée 00:00:01.21 <text:s/>Lisibilité 28</text:p>
      <text:p text:style-name="P4300">et ça ne se fait pas</text:p>
      <text:p text:style-name="P4301">du jour au lendemain</text:p>
      <text:p text:style-name="P4302"/>
      <text:soft-page-break/>
      <text:p text:style-name="P4303"><text:s/>865: 10:47:35.09 10:47:37.05 <text:s/>Durée 00:00:01.21 <text:s/>Lisibilité 28</text:p>
      <text:p text:style-name="P4304">Pendant ce moment,</text:p>
      <text:p text:style-name="P4305">ce qui est important,<text:s/></text:p>
      <text:p text:style-name="P4306"/>
      <text:p text:style-name="P4307"><text:s/>866: 10:47:37.09 10:47:41.20 <text:s/>Durée 00:00:04.11 <text:s/>Lisibilité 67</text:p>
      <text:p text:style-name="P4308">é qu'on fasse des choses</text:p>
      <text:p text:style-name="P4309">qui soient bonnes pour la société</text:p>
      <text:p text:style-name="P4310"/>
      <text:p text:style-name="P4311"><text:s/>867: 10:47:41.24 10:47:45.00 <text:s/>Durée 00:00:03.01 <text:s/>Lisibilité 46</text:p>
      <text:p text:style-name="P4312">et qu'on travaille ensemble</text:p>
      <text:p text:style-name="P4313">pour qu'il y ait un sistema légal.</text:p>
      <text:p text:style-name="P4314"/>
      <text:p text:style-name="P4315"><text:span text:style-name="T4316"><text:s/></text:span><text:span text:style-name="T4317">868: 10:47:45.20 10:47:47.22 <text:s/>Durée 00:00:02.02 <text:s/>Lisibilité 31</text:span></text:p>
      <text:p text:style-name="P4318">#Sonder est maintenant présente#</text:p>
      <text:p text:style-name="P4319"/>
      <text:p text:style-name="P4320"><text:s/>869: 10:47:48.01 10:47:50.15 <text:s/>Durée 00:00:02.14 <text:s/>Lisibilité 38</text:p>
      <text:p text:style-name="P4321">#dans les principales villes</text:p>
      <text:p text:style-name="P4322">en Amérique du Nord.#</text:p>
      <text:p text:style-name="P4323"/>
      <text:p text:style-name="P4324"><text:s/>870: 10:47:50.19 10:47:52.08 <text:s/>Durée 00:00:01.14 <text:s/>Lisibilité 23</text:p>
      <text:p text:style-name="P4325">Si nos activités</text:p>
      <text:p text:style-name="P4326">ne sont pas bienvenues,</text:p>
      <text:p text:style-name="P4327"/>
      <text:p text:style-name="P4328"><text:s/>871: 10:47:52.12 10:47:55.18 <text:s/>Durée 00:00:03.06 <text:s/>Lisibilité 49</text:p>
      <text:p text:style-name="P4329">je n'opérerai pas dans le flou</text:p>
      <text:p text:style-name="P4330">pendant une décennie.</text:p>
      <text:p text:style-name="P4331"/>
      <text:p text:style-name="P4332"><text:s/>872: 10:47:55.23 10:47:58.00 <text:s/>Durée 00:00:02.02 <text:s/>Lisibilité 31</text:p>
      <text:p text:style-name="P4333">On ne peut pas opérer</text:p>
      <text:p text:style-name="P4334">de façon illégale,</text:p>
      <text:p text:style-name="P4335"/>
      <text:p text:style-name="P4336"><text:s/>873: 10:47:58.04 10:47:59.18 <text:s/>Durée 00:00:01.14 <text:s/>Lisibilité 23</text:p>
      <text:p text:style-name="P4337">dans aucune ville dans le monde.</text:p>
      <text:p text:style-name="P4338"/>
      <text:p text:style-name="P4339"><text:span text:style-name="T4340"><text:s/></text:span><text:span text:style-name="T4341">874: 10:48:02.23 10:48:06.03 <text:s/>Durée 00:00:03.05 <text:s/>Lisibilité 48</text:span></text:p>
      <text:p text:style-name="P4342">#Un 3e joueur dans notre dossier:</text:p>
      <text:p text:style-name="P4343">Jeff Letendre.#</text:p>
      <text:p text:style-name="P4344"/>
      <text:p text:style-name="P4345"><text:s/>875: 10:48:06.07 10:48:09.07 <text:s/>Durée 00:00:03.00 <text:s/>Lisibilité 45</text:p>
      <text:p text:style-name="P4346">#L'an dernier encore,</text:p>
      <text:p text:style-name="P4347">il n'avait pas tous ses permis,#</text:p>
      <text:p text:style-name="P4348"/>
      <text:p text:style-name="P4349"><text:s/>876: 10:48:09.11 10:48:11.22 <text:s/>Durée 00:00:02.11 <text:s/>Lisibilité 37</text:p>
      <text:p text:style-name="P4350">#comme la grande majorité</text:p>
      <text:p text:style-name="P4351">de ses concurrents. #</text:p>
      <text:p text:style-name="P4352"/>
      <text:p text:style-name="P4353"><text:s/>877: 10:48:12.01 10:48:14.20 <text:s/>Durée 00:00:02.19 <text:s/>Lisibilité 41</text:p>
      <text:soft-page-break/>
      <text:p text:style-name="P4354">#Aujourd'hui,</text:p>
      <text:p text:style-name="P4355">il dit qu'il est légal à 100%.#</text:p>
      <text:p text:style-name="P4356"/>
      <text:p text:style-name="P4357"><text:s/>878: 10:48:15.11 10:48:18.08 <text:s/>Durée 00:00:02.22 <text:s/>Lisibilité 43</text:p>
      <text:p text:style-name="P4358">#Il loue maintenant</text:p>
      <text:p text:style-name="P4359">ses 50 résidences de tourisme#</text:p>
      <text:p text:style-name="P4360"/>
      <text:p text:style-name="P4361"><text:s/>879: 10:48:18.12 10:48:20.13 <text:s/>Durée 00:00:02.01 <text:s/>Lisibilité 31</text:p>
      <text:p text:style-name="P4362">#sur des rues commerciales,#</text:p>
      <text:p text:style-name="P4363"/>
      <text:p text:style-name="P4364"><text:s/>880: 10:48:20.17 10:48:23.13 <text:s/>Durée 00:00:02.21 <text:s/>Lisibilité 43</text:p>
      <text:p text:style-name="P4365">#ce qui est permis dans</text:p>
      <text:p text:style-name="P4366">des arrondissements comme Le Plateau.#</text:p>
      <text:p text:style-name="P4367"/>
      <text:p text:style-name="P4368"><text:s/>881: 10:48:23.18 10:48:25.24 <text:s/>Durée 00:00:02.06 <text:s/>Lisibilité 34</text:p>
      <text:p text:style-name="P4369">On connaît les quartiers</text:p>
      <text:p text:style-name="P4370">qui sont en demande.</text:p>
      <text:p text:style-name="P4371"/>
      <text:p text:style-name="P4372"><text:s/>882: 10:48:26.03 10:48:28.01 <text:s/>Durée 00:00:01.23 <text:s/>Lisibilité 29</text:p>
      <text:p text:style-name="P4373">On connaît</text:p>
      <text:p text:style-name="P4374">de mieux en mieux le zonage.</text:p>
      <text:p text:style-name="P4375"/>
      <text:p text:style-name="P4376"><text:s/>883: 10:48:28.05 10:48:31.00 <text:s/>Durée 00:00:02.20 <text:s/>Lisibilité 42</text:p>
      <text:p text:style-name="P4377">Je peux dire rapidement</text:p>
      <text:p text:style-name="P4378">si j'aurai un permis là.</text:p>
      <text:p text:style-name="P4379"/>
      <text:p text:style-name="P4380"><text:span text:style-name="T4381"><text:s/></text:span><text:span text:style-name="T4382">884: 10:48:33.03 10:48:36.10 <text:s/>Durée 00:00:03.07 <text:s/>Lisibilité 49</text:span></text:p>
      <text:p text:style-name="P4383">#Jeff Letendre vient cependant</text:p>
      <text:p text:style-name="P4384">d'encaisser un coup dur.#</text:p>
      <text:p text:style-name="P4385"/>
      <text:p text:style-name="P4386"><text:s/>885: 10:48:36.14 10:48:39.19 <text:s/>Durée 00:00:03.05 <text:s/>Lisibilité 48</text:p>
      <text:p text:style-name="P4387">#La ville considère que</text:p>
      <text:p text:style-name="P4388">les résidences de tourisme qu'il loue#</text:p>
      <text:p text:style-name="P4389"/>
      <text:p text:style-name="P4390"><text:span text:style-name="T4391"><text:s/></text:span><text:span text:style-name="T4392">886: 10:48:39.23 10:48:42.13 <text:s/>Durée 00:00:02.15 <text:s/>Lisibilité 39</text:span></text:p>
      <text:p text:style-name="P4393">#sont commerciales</text:p>
      <text:p text:style-name="P4394">et non résidentielles.#</text:p>
      <text:p text:style-name="P4395"/>
      <text:p text:style-name="P4396"><text:s/>887: 10:48:42.18 10:48:44.21 <text:s/>Durée 00:00:02.03 <text:s/>Lisibilité 32</text:p>
      <text:p text:style-name="P4397">#Il doit donc payer</text:p>
      <text:p text:style-name="P4398">plus d'impôts fonciers.#</text:p>
      <text:p text:style-name="P4399"/>
      <text:p text:style-name="P4400"><text:s/>888: 10:48:45.13 10:48:47.14 <text:s/>Durée 00:00:02.01 <text:s/>Lisibilité 31</text:p>
      <text:p text:style-name="P4401">Le message de la ville</text:p>
      <text:p text:style-name="P4402">actuellement, é:</text:p>
      <text:p text:style-name="P4403"/>
      <text:p text:style-name="P4404"><text:s/>889: 10:48:47.18 10:48:50.01 <text:s/>Durée 00:00:02.08 <text:s/>Lisibilité 35</text:p>
      <text:soft-page-break/>
      <text:p text:style-name="P4405">"Si t'es illégal, reste illégal,</text:p>
      <text:p text:style-name="P4406"/>
      <text:p text:style-name="P4407"><text:s/>890: 10:48:50.05 10:48:52.13 <text:s/>Durée 00:00:02.08 <text:s/>Lisibilité 35</text:p>
      <text:p text:style-name="P4408">"parce que si tu vas</text:p>
      <text:p text:style-name="P4409">chercher un permis,</text:p>
      <text:p text:style-name="P4410"/>
      <text:p text:style-name="P4411"><text:s/>891: 10:48:52.17 10:48:53.24 <text:s/>Durée 00:00:01.07 <text:s/>Lisibilité 19</text:p>
      <text:p text:style-name="P4412">"je vais t'étouffer."</text:p>
      <text:p text:style-name="P4413"/>
      <text:p text:style-name="P4414"><text:s/>892: 10:48:56.05 10:48:59.23 <text:s/>Durée 00:00:03.18 <text:s/>Lisibilité 56</text:p>
      <text:p text:style-name="P4415">#Selon Pierre Desrochers, qui préside</text:p>
      <text:p text:style-name="P4416">le Comité exécutif de Montreal,#</text:p>
      <text:p text:style-name="P4417"/>
      <text:p text:style-name="P4418"><text:s/>893: 10:49:00.02 10:49:02.11 <text:s/>Durée 00:00:02.09 <text:s/>Lisibilité 35</text:p>
      <text:p text:style-name="P4419">#ces résidences</text:p>
      <text:p text:style-name="P4420">sont une sorte d'hôtel,#</text:p>
      <text:p text:style-name="P4421"/>
      <text:p text:style-name="P4422"><text:s/>894: 10:49:02.15 10:49:05.07 <text:s/>Durée 00:00:02.17 <text:s/>Lisibilité 40</text:p>
      <text:p text:style-name="P4423">#et tout le monde doit être traité</text:p>
      <text:p text:style-name="P4424">de façon équitable.#</text:p>
      <text:p text:style-name="P4425"/>
      <text:p text:style-name="P4426"><text:s/>895: 10:49:05.11 10:49:08.09 <text:s/>Durée 00:00:02.23 <text:s/>Lisibilité 44</text:p>
      <text:p text:style-name="P4427">On ne fait pas ça<text:s/></text:p>
      <text:p text:style-name="P4428">pour s'acharner sur quiconque.</text:p>
      <text:p text:style-name="P4429"/>
      <text:p text:style-name="P4430"><text:s/>896: 10:49:08.13 10:49:11.04 <text:s/>Durée 00:00:02.16 <text:s/>Lisibilité 40</text:p>
      <text:p text:style-name="P4431">On veut tout simplement appliquer</text:p>
      <text:p text:style-name="P4432">la réglementation,</text:p>
      <text:p text:style-name="P4433"/>
      <text:p text:style-name="P4434"><text:s/>897: 10:49:11.08 10:49:13.12 <text:s/>Durée 00:00:02.04 <text:s/>Lisibilité 32</text:p>
      <text:p text:style-name="P4435">qui est importante,</text:p>
      <text:p text:style-name="P4436">que les gens veulent qu'on applique.</text:p>
      <text:p text:style-name="P4437"/>
      <text:p text:style-name="P4438"><text:s/>898: 10:49:13.17 10:49:16.04 <text:s/>Durée 00:00:02.12 <text:s/>Lisibilité 37</text:p>
      <text:p text:style-name="P4439">Le phénomène Airbnb va rester</text:p>
      <text:p text:style-name="P4440"/>
      <text:p text:style-name="P4441"><text:s/>899: 10:49:16.08 10:49:18.10 <text:s/>Durée 00:00:02.02 <text:s/>Lisibilité 31</text:p>
      <text:p text:style-name="P4442">et é pas la bonne façon,</text:p>
      <text:p text:style-name="P4443">de dire aux gens:</text:p>
      <text:p text:style-name="P4444"/>
      <text:p text:style-name="P4445"><text:s/>900: 10:49:18.14 10:49:21.18 <text:s/>Durée 00:00:03.04 <text:s/>Lisibilité 47</text:p>
      <text:p text:style-name="P4446">"Venez vous légaliser et on va</text:p>
      <text:p text:style-name="P4447">tripler votre taxe foncière."</text:p>
      <text:p text:style-name="P4448"/>
      <text:p text:style-name="P4449"><text:s/>901: 10:49:21.23 10:49:25.14 <text:s/>Durée 00:00:03.16 <text:s/>Lisibilité 55</text:p>
      <text:p text:style-name="P4450">Il faut être conscient qu'il y a</text:p>
      <text:p text:style-name="P4451">des impôts qui ne sont pas payés,</text:p>
      <text:p text:style-name="P4452"/>
      <text:p text:style-name="P4453"><text:s/>902: 10:49:25.18 10:49:29.11 <text:s/>Durée 00:00:03.18 <text:s/>Lisibilité 56</text:p>
      <text:p text:style-name="P4454">que la vie des gens est perturbée,</text:p>
      <text:p text:style-name="P4455">que des locataires sont évincés.</text:p>
      <text:p text:style-name="P4456"/>
      <text:p text:style-name="P4457"><text:s/>903: 10:49:29.15 10:49:32.05 <text:s/>Durée 00:00:02.15 <text:s/>Lisibilité 39</text:p>
      <text:p text:style-name="P4458">#Le député</text:p>
      <text:p text:style-name="P4459">de la circonscription de Mercier,#</text:p>
      <text:p text:style-name="P4460"/>
      <text:p text:style-name="P4461"><text:s/>904: 10:49:32.09 10:49:34.24 <text:s/>Durée 00:00:02.15 <text:s/>Lisibilité 39</text:p>
      <text:p text:style-name="P4462">#qui couvre Le Plateau, Amir Khadir,#</text:p>
      <text:p text:style-name="P4463"/>
      <text:p text:style-name="P4464"><text:s/>905: 10:49:35.04 10:49:36.15 <text:s/>Durée 00:00:01.11 <text:s/>Lisibilité 22</text:p>
      <text:p text:style-name="P4465">#et le maire de l'arrondissement#</text:p>
      <text:p text:style-name="P4466"/>
      <text:p text:style-name="P4467"><text:s/>906: 10:49:36.19 10:49:38.02 <text:s/>Durée 00:00:01.08 <text:s/>Lisibilité 20</text:p>
      <text:p text:style-name="P4468">#réclament une loi québécoise#</text:p>
      <text:p text:style-name="P4469"/>
      <text:p text:style-name="P4470"><text:span text:style-name="T4471"><text:s/></text:span><text:span text:style-name="T4472">907: 10:49:38.07 10:49:41.22 <text:s/>Durée 00:00:03.15 <text:s/>Lisibilité 54</text:span></text:p>
      <text:p text:style-name="P4473">#sur les établissements d'hébergement</text:p>
      <text:p text:style-name="P4474">touristique plus efficace.#</text:p>
      <text:p text:style-name="P4475"/>
      <text:p text:style-name="P4476"><text:s/>908: 10:49:42.07 10:49:46.05 <text:s/>Durée 00:00:03.23 <text:s/>Lisibilité 59</text:p>
      <text:p text:style-name="P4477">#Ils suggèrent un maximum</text:p>
      <text:p text:style-name="P4478">de 60 jours de location par an.#</text:p>
      <text:p text:style-name="P4479"/>
      <text:p text:style-name="P4480"><text:span text:style-name="T4481"><text:s/></text:span><text:span text:style-name="T4482">909: 10:49:46.18 10:49:49.10 <text:s/>Durée 00:00:02.17 <text:s/>Lisibilité 40</text:span></text:p>
      <text:p text:style-name="P4483">#Les citoyens mécontents,</text:p>
      <text:p text:style-name="P4484">voisins de la rue Cartier,#</text:p>
      <text:p text:style-name="P4485"/>
      <text:p text:style-name="P4486"><text:s/>910: 10:49:49.15 10:49:52.00 <text:s/>Durée 00:00:02.10 <text:s/>Lisibilité 36</text:p>
      <text:p text:style-name="P4487">#étaient présents</text:p>
      <text:p text:style-name="P4488">à la conférence de presse.#</text:p>
      <text:p text:style-name="P4489"/>
      <text:p text:style-name="P4490"><text:span text:style-name="T4491"><text:s/></text:span><text:span text:style-name="T4492">911: 10:49:52.14 10:49:54.22 <text:s/>Durée 00:00:02.08 <text:s/>Lisibilité 35</text:span></text:p>
      <text:p text:style-name="P4493">#60 jours, pour eux,</text:p>
      <text:p text:style-name="P4494">é beaucoup trop.#</text:p>
      <text:p text:style-name="P4495"/>
      <text:p text:style-name="P4496"><text:s/>912: 10:49:55.01 10:49:59.11 <text:s/>Durée 00:00:04.10 <text:s/>Lisibilité 66</text:p>
      <text:p text:style-name="P4497">Si on loue 4 jours</text:p>
      <text:p text:style-name="P4498">à 15 reprises dans l'ano,</text:p>
      <text:p text:style-name="P4499"/>
      <text:p text:style-name="P4500"><text:s/>913: 10:49:59.15 10:50:01.18 <text:s/>Durée 00:00:02.03 <text:s/>Lisibilité 32</text:p>
      <text:p text:style-name="P4501">ça fait 60 jours,</text:p>
      <text:p text:style-name="P4502">même si é pas consécutif.</text:p>
      <text:p text:style-name="P4503"/>
      <text:p text:style-name="P4504"><text:s/>914: 10:50:01.22 10:50:04.17 <text:s/>Durée 00:00:02.20 <text:s/>Lisibilité 42</text:p>
      <text:soft-page-break/>
      <text:p text:style-name="P4505">Mais ça fait quand même</text:p>
      <text:p text:style-name="P4506">l'équivalent de 60 jours.</text:p>
      <text:p text:style-name="P4507"/>
      <text:p text:style-name="P4508"><text:s/>915: 10:50:04.21 10:50:07.00 <text:s/>Durée 00:00:02.04 <text:s/>Lisibilité 32</text:p>
      <text:p text:style-name="P4509">Ça fait un été complet de fêtes.</text:p>
      <text:p text:style-name="P4510"/>
      <text:p text:style-name="P4511"><text:s/>916: 10:50:07.05 10:50:09.13 <text:s/>Durée 00:00:02.08 <text:s/>Lisibilité 35</text:p>
      <text:p text:style-name="P4512">Les 60, on pourra toujours</text:p>
      <text:p text:style-name="P4513">les discuter,</text:p>
      <text:p text:style-name="P4514"/>
      <text:p text:style-name="P4515"><text:s/>917: 10:50:09.17 10:50:11.08 <text:s/>Durée 00:00:01.16 <text:s/>Lisibilité 25</text:p>
      <text:p text:style-name="P4516">mais il faut</text:p>
      <text:p text:style-name="P4517">qu'il y ait une date limite</text:p>
      <text:p text:style-name="P4518"/>
      <text:p text:style-name="P4519"><text:s/>918: 10:50:11.12 10:50:13.19 <text:s/>Durée 00:00:02.07 <text:s/>Lisibilité 34</text:p>
      <text:p text:style-name="P4520">au-delà de laquelle la personne</text:p>
      <text:p text:style-name="P4521">ne puisse plus,</text:p>
      <text:p text:style-name="P4522"/>
      <text:p text:style-name="P4523"><text:s/>919: 10:50:13.23 10:50:17.05 <text:s/>Durée 00:00:03.07 <text:s/>Lisibilité 49</text:p>
      <text:p text:style-name="P4524">pour que ça préserve</text:p>
      <text:p text:style-name="P4525">l'esprit que é occasionnel,</text:p>
      <text:p text:style-name="P4526"/>
      <text:p text:style-name="P4527"><text:s/>920: 10:50:17.09 10:50:19.07 <text:s/>Durée 00:00:01.23 <text:s/>Lisibilité 29</text:p>
      <text:p text:style-name="P4528">que é pas</text:p>
      <text:p text:style-name="P4529">une activité commerciale.</text:p>
      <text:p text:style-name="P4530"/>
      <text:p text:style-name="P4531"><text:s/>921: 10:50:20.02 10:50:23.05 <text:s/>Durée 00:00:03.03 <text:s/>Lisibilité 47</text:p>
      <text:p text:style-name="P4532">#Pendant ce temps, la plupart</text:p>
      <text:p text:style-name="P4533">des intermédiaires de la location#</text:p>
      <text:p text:style-name="P4534"/>
      <text:p text:style-name="P4535"><text:s/>922: 10:50:23.10 10:50:27.11 <text:s/>Durée 00:00:04.01 <text:s/>Lisibilité 61</text:p>
      <text:p text:style-name="P4536">#encaissent des profits illégalement,</text:p>
      <text:p text:style-name="P4537">en toute impunité.#</text:p>
      <text:p text:style-name="P4538"/>
      <text:p text:style-name="P4539"><text:s/>923: 10:50:27.16 10:50:29.02 <text:s/>Durée 00:00:01.11 <text:s/>Lisibilité 22</text:p>
      <text:p text:style-name="P4540">É vraiment plus vivable ici.</text:p>
      <text:p text:style-name="P4541"/>
      <text:p text:style-name="P4542"><text:s/>924: 10:50:29.06 10:50:31.01 <text:s/>Durée 00:00:01.20 <text:s/>Lisibilité 27</text:p>
      <text:p text:style-name="P4543">#Pour les résidents du Plateau,#</text:p>
      <text:p text:style-name="P4544"/>
      <text:p text:style-name="P4545"><text:s/>925: 10:50:31.05 10:50:34.12 <text:s/>Durée 00:00:03.07 <text:s/>Lisibilité 49</text:p>
      <text:p text:style-name="P4546">#il est temps que ça bouge,</text:p>
      <text:p text:style-name="P4547">au niveau municipal#</text:p>
      <text:p text:style-name="P4548"/>
      <text:p text:style-name="P4549"><text:s/>926: 10:50:34.17 10:50:35.16 <text:s/>Durée 00:00:00.24 <text:s/>Lisibilité 14</text:p>
      <text:p text:style-name="P4550">#et provincial.#</text:p>
      <text:p text:style-name="P4551"/>
      <text:soft-page-break/>
      <text:p text:style-name="P4552"><text:s/>927: 10:50:35.20 10:50:37.14 <text:s/>Durée 00:00:01.19 <text:s/>Lisibilité 26</text:p>
      <text:p text:style-name="P4553">La base de la vie en société,</text:p>
      <text:p text:style-name="P4554"/>
      <text:p text:style-name="P4555"><text:s/>928: 10:50:37.19 10:50:39.05 <text:s/>Durée 00:00:01.11 <text:s/>Lisibilité 22</text:p>
      <text:p text:style-name="P4556">é d'avoir la paix.</text:p>
      <text:p text:style-name="P4557"/>
      <text:p text:style-name="P4558"><text:s/>929: 10:50:39.09 10:50:41.20 <text:s/>Durée 00:00:02.11 <text:s/>Lisibilité 37</text:p>
      <text:p text:style-name="P4559">Si t'as pas la paix,</text:p>
      <text:p text:style-name="P4560">tout fout le camp.</text:p>
      <text:p text:style-name="P4561"/>
      <text:p text:style-name="P4562"><text:s/>930: 10:50:42.00 10:50:42.23 <text:s/>Durée 00:00:00.23 <text:s/>Lisibilité 14</text:p>
      <text:p text:style-name="P4563">Il faut des lois.</text:p>
      <text:p text:style-name="P4564"/>
      <text:p text:style-name="P4565"><text:s/>931: 10:50:43.02 10:50:46.01 <text:s/>Durée 00:00:02.24 <text:s/>Lisibilité 44</text:p>
      <text:p text:style-name="P4566">Il faut renforcer les lois,</text:p>
      <text:p text:style-name="P4567">et surtout, les faire appliquer.</text:p>
      <text:p text:style-name="P4568"/>
      <text:p text:style-name="P4569"><text:span text:style-name="T4570"><text:s/></text:span><text:span text:style-name="T4571">932: 10:50:46.05 10:50:48.21 <text:s/>Durée 00:00:02.16 <text:s/>Lisibilité 40</text:span></text:p>
      <text:p text:style-name="P4572">Le problema majeur,</text:p>
      <text:p text:style-name="P4573">é qu'il y a pas d'application.</text:p>
      <text:p text:style-name="P4574"/>
      <text:p text:style-name="P4575"><text:s/>933: 10:50:49.00 10:50:51.03 <text:s/>Durée 00:00:02.03 <text:s/>Lisibilité 32</text:p>
      <text:p text:style-name="P4576">Il y a des gens pour prendre</text:p>
      <text:p text:style-name="P4577">nos impôts.<text:s/></text:p>
      <text:p text:style-name="P4578"/>
      <text:p text:style-name="P4579"><text:s/>934: 10:50:51.07 10:50:53.07 <text:s/>Durée 00:00:02.00 <text:s/>Lisibilité 30</text:p>
      <text:p text:style-name="P4580">É bien, mais j'aimerais</text:p>
      <text:p text:style-name="P4581">un service derrière.</text:p>
      <text:p text:style-name="P4582"/>
      <text:p text:style-name="P4583"><text:s/>935: 10:50:56.18 10:50:59.01 <text:s/>Durée 00:00:02.08 <text:s/>Lisibilité 35</text:p>
      <text:p text:style-name="P4584">Le gouvernement québécois annonçait</text:p>
      <text:p text:style-name="P4585">que dès le mois d'octobre,</text:p>
      <text:p text:style-name="P4586"/>
      <text:p text:style-name="P4587"><text:s/>936: 10:50:59.05 10:51:01.05 <text:s/>Durée 00:00:02.00 <text:s/>Lisibilité 30</text:p>
      <text:p text:style-name="P4588">Airbnb va percevoir la taxe d'hébergement</text:p>
      <text:p text:style-name="P4589">de toutes ces locations</text:p>
      <text:p text:style-name="P4590"/>
      <text:p text:style-name="P4591"><text:s/>937: 10:51:01.09 10:51:02.22 <text:s/>Durée 00:00:01.13 <text:s/>Lisibilité 23</text:p>
      <text:p text:style-name="P4592">et en faire la déclaration</text:p>
      <text:p text:style-name="P4593"><text:s/>à Revenu Québec.</text:p>
      <text:p text:style-name="P4594"/>
      <text:p text:style-name="P4595"><text:s/>938: 10:51:03.01 10:51:03.22 <text:s/>Durée 00:00:00.21 <text:s/>Lisibilité 13</text:p>
      <text:p text:style-name="P4596">É une première dans le pays,</text:p>
      <text:p text:style-name="P4597"/>
      <text:p text:style-name="P4598"><text:s/>939: 10:51:04.01 10:51:06.17 <text:s/>Durée 00:00:02.16 <text:s/>Lisibilité 40</text:p>
      <text:p text:style-name="P4599">mais cela ne règle pas le problema</text:p>
      <text:p text:style-name="P4600">de l'occupation illégale des apartamentos,</text:p>
      <text:p text:style-name="P4601"/>
      <text:p text:style-name="P4602"><text:s/>940: 10:51:06.21 10:51:08.22 <text:s/>Durée 00:00:02.01 <text:s/>Lisibilité 31</text:p>
      <text:p text:style-name="P4603">Un problema auquel le gouvernement</text:p>
      <text:p text:style-name="P4604">veut s'attaquer dès cet automne.</text:p>
      <text:p text:style-name="P4605"/>
      <text:p text:style-name="P4606"><text:s/>941: 10:51:09.02 10:51:10.14 <text:s/>Durée 00:00:01.12 <text:s/>Lisibilité 22</text:p>
      <text:p text:style-name="P4607">É tout pour aujourd'hui.</text:p>
      <text:p text:style-name="P4608"/>
      <text:p text:style-name="P4609"><text:s/>942: 10:51:10.18 10:51:11.24 <text:s/>Durée 00:00:01.06 <text:s/>Lisibilité 19</text:p>
      <text:p text:style-name="P4610">De Bern à Yaoundé,</text:p>
      <text:p text:style-name="P4611"/>
      <text:p text:style-name="P4612"><text:s/>943: 10:51:12.03 10:51:14.15 <text:s/>Durée 00:00:02.12 <text:s/>Lisibilité 37</text:p>
      <text:p text:style-name="P4613">où que vous soyez</text:p>
      <text:p text:style-name="P4614">dans la francophonie et ailleurs,</text:p>
      <text:p text:style-name="P4615"/>
      <text:p text:style-name="P4616"><text:span text:style-name="T4617"><text:s/></text:span><text:span text:style-name="T4618">944: 10:51:14.19 10:51:18.22 <text:s/>Durée 00:00:04.03 <text:s/>Lisibilité 62</text:span></text:p>
      <text:p text:style-name="P4619">merci de suivre les émissions</text:p>
      <text:p text:style-name="P4620">de Radio-Canadá sur TV5 Monde.</text:p>
      <text:p text:style-name="P4621"/>
      <text:p text:style-name="P4622"><text:s/>945: 10:51:19.01 10:51:19.23 <text:s/>Durée 00:00:00.22 <text:s/>Lisibilité 13</text:p>
      <text:p text:style-name="P4623">À la prochaine.</text:p>
      <text:p text:style-name="P4624"/>
      <text:p text:style-name="P4625"><text:s/>946: 10:51:38.03 10:51:40.19 <text:s/>Durée 00:00:02.16 <text:s/>Lisibilité 40</text:p>
      <text:p text:style-name="P4626">Sous-titrage: ECLAIR</text:p>
      <text:p text:style-name="P4627"/>
      <text:p text:style-name="P4628">Na verdade, dois.</text:p>
      <text:p text:style-name="P4629"/>
      <text:p text:style-name="P4630"><text:s/>522: 10:29:37.13 10:29:39.13 <text:s/>Durée 00:00:02.00 <text:s/>Lisibilité 30</text:p>
      <text:p text:style-name="P4631">#Mesma coisa para a cartografia.#</text:p>
      <text:p text:style-name="P4632"/>
      <text:p text:style-name="P4633"><text:s/>523: 10:29:39.17 10:29:41.19 <text:s/>Durée 00:00:02.02 <text:s/>Lisibilité 31</text:p>
      <text:p text:style-name="P4634">#A maioria dos carros autônomos#</text:p>
      <text:p text:style-name="P4635"/>
      <text:p text:style-name="P4636"><text:s/>524: 10:29:41.23 10:29:43.08 <text:s/>Durée 00:00:01.10 <text:s/>Lisibilité 21</text:p>
      <text:p text:style-name="P4637">#só roda em vias#</text:p>
      <text:p text:style-name="P4638"/>
      <text:p text:style-name="P4639"><text:s/>525: 10:29:43.12 10:29:46.15 <text:s/>Durée 00:00:03.03 <text:s/>Lisibilité 47</text:p>
      <text:p text:style-name="P4640">#que foram previamente</text:p>
      <text:p text:style-name="P4641">cartografadas em detalhes.#</text:p>
      <text:p text:style-name="P4642"/>
      <text:p text:style-name="P4643"><text:s/>526: 10:29:46.19 10:29:48.16 <text:s/>Durée 00:00:01.22 <text:s/>Lisibilité 28</text:p>
      <text:p text:style-name="P4644">#Isso permite correlacionar</text:p>
      <text:p text:style-name="P4645">sua posição#</text:p>
      <text:p text:style-name="P4646"/>
      <text:p text:style-name="P4647"><text:s/>527: 10:29:48.20 10:29:51.22 <text:s/>Durée 00:00:03.02 <text:s/>Lisibilité 46</text:p>
      <text:p text:style-name="P4648">#e antecipar melhor</text:p>
      <text:p text:style-name="P4649">os pontos críticos do trajeto.#</text:p>
      <text:p text:style-name="P4650"/>
      <text:p text:style-name="P4651"><text:s/>528: 10:29:52.23 10:29:56.01 <text:s/>Durée 00:00:03.03 <text:s/>Lisibilité 47</text:p>
      <text:p text:style-name="P4652">É uma questão</text:p>
      <text:p text:style-name="P4653">de robusteza e fiabilidade.</text:p>
      <text:p text:style-name="P4654"/>
      <text:p text:style-name="P4655"><text:s/>529: 10:29:57.13 10:30:00.18 <text:s/>Durée 00:00:03.05 <text:s/>Lisibilité 48</text:p>
      <text:p text:style-name="P4656">Os sistemas atuais</text:p>
      <text:p text:style-name="P4657">baseiam-se muito em mapas.</text:p>
      <text:p text:style-name="P4658"/>
      <text:p text:style-name="P4659"><text:s/>530: 10:30:00.22 10:30:03.14 <text:s/>Durée 00:00:02.17 <text:s/>Lisibilité 40</text:p>
      <text:p text:style-name="P4660">Tentamos torná-los</text:p>
      <text:p text:style-name="P4661">menos dependentes deles,</text:p>
      <text:p text:style-name="P4662"/>
      <text:p text:style-name="P4663"><text:s/>531: 10:30:04.19 10:30:07.19 <text:s/>Durée 00:00:03.00 <text:s/>Lisibilité 45</text:p>
      <text:p text:style-name="P4664">em casos onde haja</text:p>
      <text:p text:style-name="P4665">um erro de cartografia</text:p>
      <text:p text:style-name="P4666"/>
      <text:p text:style-name="P4667"><text:s/>532: 10:30:07.23 10:30:10.00 <text:s/>Durée 00:00:02.02 <text:s/>Lisibilité 31</text:p>
      <text:p text:style-name="P4668">ou uma obra recente,</text:p>
      <text:p text:style-name="P4669"/>
      <text:p text:style-name="P4670"><text:s/>533: 10:30:10.04 10:30:13.01 <text:s/>Durée 00:00:02.22 <text:s/>Lisibilité 43</text:p>
      <text:p text:style-name="P4671">e ainda mantendo</text:p>
      <text:p text:style-name="P4672">essa robusteza do sistema.</text:p>
      <text:p text:style-name="P4673"/>
      <text:p text:style-name="P4674"><text:s/>534: 10:30:17.14 10:30:19.20 <text:s/>Durée 00:00:02.06 <text:s/>Lisibilité 34</text:p>
      <text:p text:style-name="P4675">#Raquel Urtasun é professora</text:p>
      <text:p text:style-name="P4676">e pesquisadora#</text:p>
      <text:p text:style-name="P4677"/>
      <text:p text:style-name="P4678"><text:s/>535: 10:30:19.24 10:30:21.17 <text:s/>Durée 00:00:01.18 <text:s/>Lisibilité 26</text:p>
      <text:p text:style-name="P4679">#na Universidade de Toronto.#</text:p>
      <text:p text:style-name="P4680"/>
      <text:p text:style-name="P4681"><text:s/>536: 10:30:23.03 10:30:24.16 <text:s/>Durée 00:00:01.13 <text:s/>Lisibilité 23</text:p>
      <text:p text:style-name="P4682">#Ela e sua equipe estudam#</text:p>
      <text:p text:style-name="P4683"/>
      <text:p text:style-name="P4684"><text:s/>537: 10:30:24.21 10:30:27.19 <text:s/>Durée 00:00:02.23 <text:s/>Lisibilité 44</text:p>
      <text:p text:style-name="P4685">#melhoras da percepção visual</text:p>
      <text:p text:style-name="P4686">dos carros autônomos#</text:p>
      <text:p text:style-name="P4687"/>
      <text:p text:style-name="P4688"><text:s/>538: 10:30:27.23 10:30:30.06 <text:s/>Durée 00:00:02.08 <text:s/>Lisibilité 35</text:p>
      <text:p text:style-name="P4689">#para compensar a falta de informação#</text:p>
      <text:p text:style-name="P4690"/>
      <text:p text:style-name="P4691"><text:s/>539: 10:30:30.19 10:30:32.21 <text:s/>Durée 00:00:02.02 <text:s/>Lisibilité 31</text:p>
      <text:p text:style-name="P4692">#num mapa</text:p>
      <text:p text:style-name="P4693">ou uma mera pane de GPS.#</text:p>
      <text:p text:style-name="P4694"/>
      <text:p text:style-name="P4695"><text:span text:style-name="T4696"><text:s/></text:span><text:span text:style-name="T4697">540: 10:30:35.15 10:30:38.23 <text:s/>Durée 00:00:03.08 <text:s/>Lisibilité 50</text:span></text:p>
      <text:p text:style-name="P4698">Un GPS n'est pas fiable,</text:p>
      <text:soft-page-break/>
      <text:p text:style-name="P4699">pour plusieurs raisons.</text:p>
      <text:p text:style-name="P4700"/>
      <text:p text:style-name="P4701"><text:s/>541: 10:30:40.01 10:30:42.20 <text:s/>Durée 00:00:02.19 <text:s/>Lisibilité 41</text:p>
      <text:p text:style-name="P4702">Vous pouvez perdre un signal</text:p>
      <text:p text:style-name="P4703">entre des gratte-ciel</text:p>
      <text:p text:style-name="P4704"/>
      <text:p text:style-name="P4705"><text:s/>542: 10:30:42.24 10:30:44.15 <text:s/>Durée 00:00:01.16 <text:s/>Lisibilité 25</text:p>
      <text:p text:style-name="P4706">ou dans des rues étroites.</text:p>
      <text:p text:style-name="P4707"/>
      <text:p text:style-name="P4708"><text:s/>543: 10:30:45.17 10:30:46.24 <text:s/>Durée 00:00:01.07 <text:s/>Lisibilité 19</text:p>
      <text:p text:style-name="P4709">Alors vous avez besoin</text:p>
      <text:p text:style-name="P4710"/>
      <text:p text:style-name="P4711"><text:s/>544: 10:30:47.04 10:30:49.12 <text:s/>Durée 00:00:02.08 <text:s/>Lisibilité 35</text:p>
      <text:p text:style-name="P4712">d'un algorithme</text:p>
      <text:p text:style-name="P4713">de perception visuelle</text:p>
      <text:p text:style-name="P4714"/>
      <text:p text:style-name="P4715"><text:s/>545: 10:30:49.16 10:30:52.07 <text:s/>Durée 00:00:02.16 <text:s/>Lisibilité 40</text:p>
      <text:p text:style-name="P4716">qui puisse décrire</text:p>
      <text:p text:style-name="P4717">ce qui se passe autour de vous,</text:p>
      <text:p text:style-name="P4718"/>
      <text:p text:style-name="P4719"><text:s/>546: 10:30:52.11 10:30:53.22 <text:s/>Durée 00:00:01.11 <text:s/>Lisibilité 22</text:p>
      <text:p text:style-name="P4720">de façon dynamique:</text:p>
      <text:p text:style-name="P4721"/>
      <text:p text:style-name="P4722"><text:s/>547: 10:30:54.01 10:30:56.04 <text:s/>Durée 00:00:02.03 <text:s/>Lisibilité 32</text:p>
      <text:p text:style-name="P4723">où se trouve la route, votre voie...<text:s/></text:p>
      <text:p text:style-name="P4724"/>
      <text:p text:style-name="P4725"><text:s/>548: 10:30:56.08 10:30:58.05 <text:s/>Durée 00:00:01.22 <text:s/>Lisibilité 28</text:p>
      <text:p text:style-name="P4726">É le but de nos recherches.</text:p>
      <text:p text:style-name="P4727"/>
      <text:p text:style-name="P4728"><text:s/>549: 10:31:01.14 10:31:04.02 <text:s/>Durée 00:00:02.13 <text:s/>Lisibilité 38</text:p>
      <text:p text:style-name="P4729">#Cette robustesse des sistemas</text:p>
      <text:p text:style-name="P4730">et cette fiabilité #</text:p>
      <text:p text:style-name="P4731"/>
      <text:p text:style-name="P4732"><text:s/>550: 10:31:04.07 10:31:05.12 <text:s/>Durée 00:00:01.05 <text:s/>Lisibilité 18</text:p>
      <text:p text:style-name="P4733">#de o carro autônomo#</text:p>
      <text:p text:style-name="P4734"/>
      <text:p text:style-name="P4735"><text:s/>551: 10:31:05.16 10:31:07.15 <text:s/>Durée 00:00:01.24 <text:s/>Lisibilité 29</text:p>
      <text:p text:style-name="P4736">#doivent se construire</text:p>
      <text:p text:style-name="P4737">à tous les niveaux.#</text:p>
      <text:p text:style-name="P4738"/>
      <text:p text:style-name="P4739"><text:s/>552: 10:31:09.07 10:31:12.03 <text:s/>Durée 00:00:02.21 <text:s/>Lisibilité 43</text:p>
      <text:p text:style-name="P4740">#Chaque décision</text:p>
      <text:p text:style-name="P4741">que prendra o carro va reposer#</text:p>
      <text:p text:style-name="P4742"/>
      <text:p text:style-name="P4743"><text:s/>553: 10:31:12.08 10:31:14.00 <text:s/>Durée 00:00:01.17 <text:s/>Lisibilité 25</text:p>
      <text:p text:style-name="P4744">#sur un niveau élevé de confiance#</text:p>
      <text:p text:style-name="P4745"/>
      <text:soft-page-break/>
      <text:p text:style-name="P4746"><text:s/>554: 10:31:14.04 10:31:16.23 <text:s/>Durée 00:00:02.19 <text:s/>Lisibilité 41</text:p>
      <text:p text:style-name="P4747">#dans les données</text:p>
      <text:p text:style-name="P4748">qu'elle aura captées et analysées.#</text:p>
      <text:p text:style-name="P4749"/>
      <text:p text:style-name="P4750"><text:s/>555: 10:31:17.21 10:31:20.02 <text:s/>Durée 00:00:02.06 <text:s/>Lisibilité 34</text:p>
      <text:p text:style-name="P4751">#Et à ce niveau, la marge d'erro#</text:p>
      <text:p text:style-name="P4752"/>
      <text:p text:style-name="P4753"><text:s/>556: 10:31:20.07 10:31:21.21 <text:s/>Durée 00:00:01.14 <text:s/>Lisibilité 23</text:p>
      <text:p text:style-name="P4754">#sera nécessairement faible.#</text:p>
      <text:p text:style-name="P4755"/>
      <text:p text:style-name="P4756"><text:s/>557: 10:31:23.06 10:31:25.04 <text:s/>Durée 00:00:01.23 <text:s/>Lisibilité 29</text:p>
      <text:p text:style-name="P4757">Il ne faut pas précipiter les choses.</text:p>
      <text:p text:style-name="P4758"/>
      <text:p text:style-name="P4759"><text:s/>558: 10:31:25.08 10:31:28.02 <text:s/>Durée 00:00:02.19 <text:s/>Lisibilité 41</text:p>
      <text:p text:style-name="P4760">Sinon, on risque de mettre</text:p>
      <text:p text:style-name="P4761">la vie des gens en péril</text:p>
      <text:p text:style-name="P4762"/>
      <text:p text:style-name="P4763"><text:s/>559: 10:31:28.06 10:31:29.22 <text:s/>Durée 00:00:01.16 <text:s/>Lisibilité 25</text:p>
      <text:p text:style-name="P4764">et de perdre leur confiance.</text:p>
      <text:p text:style-name="P4765"/>
      <text:p text:style-name="P4766"><text:span text:style-name="T4767"><text:s/></text:span><text:span text:style-name="T4768">560: 10:31:30.01 10:31:33.06 <text:s/>Durée 00:00:03.05 <text:s/>Lisibilité 48</text:span></text:p>
      <text:p text:style-name="P4769">En tant qu'industrie, on doit faire</text:p>
      <text:p text:style-name="P4770">ces choses-là correctement.</text:p>
      <text:p text:style-name="P4771"/>
      <text:p text:style-name="P4772"><text:s/>561: 10:31:34.18 10:31:38.02 <text:s/>Durée 00:00:03.09 <text:s/>Lisibilité 50</text:p>
      <text:p text:style-name="P4773">#Exigerons-nous plus d'um carro</text:p>
      <text:p text:style-name="P4774">autônomo que d'un condutor?#</text:p>
      <text:p text:style-name="P4775"/>
      <text:p text:style-name="P4776"><text:s/>562: 10:31:38.21 10:31:40.12 <text:s/>Durée 00:00:01.16 <text:s/>Lisibilité 25</text:p>
      <text:p text:style-name="P4777">#Lui pardonnera-t-on aisément#</text:p>
      <text:p text:style-name="P4778"/>
      <text:p text:style-name="P4779"><text:span text:style-name="T4780"><text:s/></text:span><text:span text:style-name="T4781">563: 10:31:40.16 10:31:43.11 <text:s/>Durée 00:00:02.20 <text:s/>Lisibilité 42</text:span></text:p>
      <text:p text:style-name="P4782">#une erro ou la défaillance</text:p>
      <text:p text:style-name="P4783">d'un de ses sistemas?#</text:p>
      <text:p text:style-name="P4784"/>
      <text:p text:style-name="P4785"><text:s/>564: 10:31:45.14 10:31:46.16 <text:s/>Durée 00:00:01.02 <text:s/>Lisibilité 16</text:p>
      <text:p text:style-name="P4786">Ce qui est clair,</text:p>
      <text:p text:style-name="P4787"/>
      <text:p text:style-name="P4788"><text:s/>565: 10:31:46.21 10:31:50.18 <text:s/>Durée 00:00:03.22 <text:s/>Lisibilité 58</text:p>
      <text:p text:style-name="P4789">é que la société va exiger plus</text:p>
      <text:p text:style-name="P4790">d'un algorithme ou d'une machine</text:p>
      <text:p text:style-name="P4791"/>
      <text:p text:style-name="P4792"><text:s/>566: 10:31:50.22 10:31:52.10 <text:s/>Durée 00:00:01.13 <text:s/>Lisibilité 23</text:p>
      <text:p text:style-name="P4793">que d'un condutor.</text:p>
      <text:p text:style-name="P4794"/>
      <text:p text:style-name="P4795"><text:s/>567: 10:31:52.14 10:31:53.20 <text:s/>Durée 00:00:01.06 <text:s/>Lisibilité 19</text:p>
      <text:p text:style-name="P4796">Et pourquoi?</text:p>
      <text:p text:style-name="P4797"/>
      <text:p text:style-name="P4798"><text:s/>568: 10:31:54.13 10:31:57.24 <text:s/>Durée 00:00:03.11 <text:s/>Lisibilité 52</text:p>
      <text:p text:style-name="P4799">On fait confiance à un humano,</text:p>
      <text:p text:style-name="P4800">parce qu'on s'identifie à lui</text:p>
      <text:p text:style-name="P4801"/>
      <text:p text:style-name="P4802"><text:span text:style-name="T4803"><text:s/></text:span><text:span text:style-name="T4804">569: 10:31:58.03 10:31:59.17 <text:s/>Durée 00:00:01.14 <text:s/>Lisibilité 23</text:span></text:p>
      <text:p text:style-name="P4805">bien plus qu'à une machine.</text:p>
      <text:p text:style-name="P4806"/>
      <text:p text:style-name="P4807"><text:span text:style-name="T4808"><text:s/></text:span><text:span text:style-name="T4809">570: 10:32:02.20 10:32:04.17 <text:s/>Durée 00:00:01.22 <text:s/>Lisibilité 28</text:span></text:p>
      <text:p text:style-name="P4810">#Alors à quel point</text:p>
      <text:p text:style-name="P4811">o carro autônomo#</text:p>
      <text:p text:style-name="P4812"/>
      <text:p text:style-name="P4813"><text:s/>571: 10:32:04.21 10:32:06.09 <text:s/>Durée 00:00:01.13 <text:s/>Lisibilité 23</text:p>
      <text:p text:style-name="P4814">#devra-t-elle se rapprocher#</text:p>
      <text:p text:style-name="P4815"/>
      <text:p text:style-name="P4816"><text:s/>572: 10:32:06.13 10:32:08.13 <text:s/>Durée 00:00:02.00 <text:s/>Lisibilité 30</text:p>
      <text:p text:style-name="P4817">#du comportement</text:p>
      <text:p text:style-name="P4818">et du raisonnement d'un humano#</text:p>
      <text:p text:style-name="P4819"/>
      <text:p text:style-name="P4820"><text:span text:style-name="T4821"><text:s/></text:span><text:span text:style-name="T4822">573: 10:32:08.17 10:32:10.13 <text:s/>Durée 00:00:01.21 <text:s/>Lisibilité 28</text:span></text:p>
      <text:p text:style-name="P4823">#pour gagner sa confiance?#</text:p>
      <text:p text:style-name="P4824"/>
      <text:p text:style-name="P4825"><text:s/>574: 10:32:15.15 10:32:19.01 <text:s/>Durée 00:00:03.11 <text:s/>Lisibilité 52</text:p>
      <text:p text:style-name="P4826">Voiture sans condutor</text:p>
      <text:p text:style-name="P4827"/>
      <text:p text:style-name="P4828"><text:s/>575: 10:32:19.06 10:32:20.18 <text:s/>Durée 00:00:01.12 <text:s/>Lisibilité 22</text:p>
      <text:p text:style-name="P4829">#La loi, é la loi.#</text:p>
      <text:p text:style-name="P4830"/>
      <text:p text:style-name="P4831"><text:s/>576: 10:32:20.22 10:32:23.21 <text:s/>Durée 00:00:02.24 <text:s/>Lisibilité 44</text:p>
      <text:p text:style-name="P4832">#Le Code de la route</text:p>
      <text:p text:style-name="P4833">impose des règles:#</text:p>
      <text:p text:style-name="P4834"/>
      <text:p text:style-name="P4835"><text:s/>577: 10:32:24.01 10:32:26.19 <text:s/>Durée 00:00:02.18 <text:s/>Lisibilité 41</text:p>
      <text:p text:style-name="P4836">#limitations de vitesse,</text:p>
      <text:p text:style-name="P4837">zones de dépassement...#</text:p>
      <text:p text:style-name="P4838"/>
      <text:p text:style-name="P4839"><text:s/>578: 10:32:26.23 10:32:31.00 <text:s/>Durée 00:00:04.02 <text:s/>Lisibilité 61</text:p>
      <text:p text:style-name="P4840">#Des règles assez faciles à enseigner,</text:p>
      <text:p text:style-name="P4841">même à un veículo autônomo.#</text:p>
      <text:p text:style-name="P4842"/>
      <text:p text:style-name="P4843"><text:s/>579: 10:32:31.12 10:32:34.03 <text:s/>Durée 00:00:02.16 <text:s/>Lisibilité 40</text:p>
      <text:p text:style-name="P4844">#Le problema é que, parfois,</text:p>
      <text:p text:style-name="P4845">on doit désobéir#</text:p>
      <text:p text:style-name="P4846"/>
      <text:p text:style-name="P4847"><text:s/>580: 10:32:34.08 10:32:35.24 <text:s/>Durée 00:00:01.16 <text:s/>Lisibilité 25</text:p>
      <text:p text:style-name="P4848">#aux règles.#</text:p>
      <text:p text:style-name="P4849"/>
      <text:soft-page-break/>
      <text:p text:style-name="P4850"><text:s/>581: 10:32:36.03 10:32:38.09 <text:s/>Durée 00:00:02.06 <text:s/>Lisibilité 34</text:p>
      <text:p text:style-name="P4851">#Quand une ambulance</text:p>
      <text:p text:style-name="P4852">arrive derrière nous,#</text:p>
      <text:p text:style-name="P4853"/>
      <text:p text:style-name="P4854"><text:s/>582: 10:32:38.13 10:32:40.24 <text:s/>Durée 00:00:02.11 <text:s/>Lisibilité 37</text:p>
      <text:p text:style-name="P4855">#elle peut nous contraindre</text:p>
      <text:p text:style-name="P4856">à faire une manœuvre illégale#</text:p>
      <text:p text:style-name="P4857"/>
      <text:p text:style-name="P4858"><text:s/>583: 10:32:41.03 10:32:42.13 <text:s/>Durée 00:00:01.10 <text:s/>Lisibilité 21</text:p>
      <text:p text:style-name="P4859">#pour la laisser passer.#</text:p>
      <text:p text:style-name="P4860"/>
      <text:p text:style-name="P4861"><text:s/>584: 10:32:44.11 10:32:47.06 <text:s/>Durée 00:00:02.20 <text:s/>Lisibilité 42</text:p>
      <text:p text:style-name="P4862">Vous devez programmer o carro</text:p>
      <text:p text:style-name="P4863">autônomo à enfreindre la loi</text:p>
      <text:p text:style-name="P4864"/>
      <text:p text:style-name="P4865"><text:s/>585: 10:32:47.10 10:32:48.16 <text:s/>Durée 00:00:01.06 <text:s/>Lisibilité 19</text:p>
      <text:p text:style-name="P4866">jusqu'à un certain point.</text:p>
      <text:p text:style-name="P4867"/>
      <text:p text:style-name="P4868"><text:s/>586: 10:32:48.20 10:32:50.08 <text:s/>Durée 00:00:01.13 <text:s/>Lisibilité 23</text:p>
      <text:p text:style-name="P4869">Comment gérer ce problema?</text:p>
      <text:p text:style-name="P4870"/>
      <text:p text:style-name="P4871"><text:s/>587: 10:32:51.20 10:32:55.22 <text:s/>Durée 00:00:04.02 <text:s/>Lisibilité 61</text:p>
      <text:p text:style-name="P4872">Quel genre de responsabilités légales</text:p>
      <text:p text:style-name="P4873">cela impose-t-il aux montadoras?</text:p>
      <text:p text:style-name="P4874"/>
      <text:p text:style-name="P4875"><text:s/>588: 10:32:56.01 10:32:58.01 <text:s/>Durée 00:00:02.00 <text:s/>Lisibilité 30</text:p>
      <text:p text:style-name="P4876">É une vaste question éthique</text:p>
      <text:p text:style-name="P4877"/>
      <text:p text:style-name="P4878"><text:s/>589: 10:32:58.20 10:33:01.24 <text:s/>Durée 00:00:03.04 <text:s/>Lisibilité 47</text:p>
      <text:p text:style-name="P4879">et é le genre de questions</text:p>
      <text:p text:style-name="P4880">qui commencent à surgir</text:p>
      <text:p text:style-name="P4881"/>
      <text:p text:style-name="P4882"><text:s/>590: 10:33:02.03 10:33:04.14 <text:s/>Durée 00:00:02.11 <text:s/>Lisibilité 37</text:p>
      <text:p text:style-name="P4883">avec le développement</text:p>
      <text:p text:style-name="P4884">de o carro autônomo.</text:p>
      <text:p text:style-name="P4885"/>
      <text:p text:style-name="P4886"><text:s/>591: 10:33:08.03 10:33:10.13 <text:s/>Durée 00:00:02.10 <text:s/>Lisibilité 36</text:p>
      <text:p text:style-name="P4887">#Jason Millar</text:p>
      <text:p text:style-name="P4888">est à la fois ingénieur et philosophe#</text:p>
      <text:p text:style-name="P4889"/>
      <text:p text:style-name="P4890"><text:s/>592: 10:33:10.17 10:33:11.19 <text:s/>Durée 00:00:01.02 <text:s/>Lisibilité 16</text:p>
      <text:p text:style-name="P4891">#à l'université d'Ottawa.#</text:p>
      <text:p text:style-name="P4892"/>
      <text:p text:style-name="P4893"><text:s/>593: 10:33:12.09 10:33:14.24 <text:s/>Durée 00:00:02.15 <text:s/>Lisibilité 39</text:p>
      <text:p text:style-name="P4894">#Il appartient</text:p>
      <text:p text:style-name="P4895">à un groupe d'éthiciens qui travaille#</text:p>
      <text:p text:style-name="P4896"/>
      <text:soft-page-break/>
      <text:p text:style-name="P4897"><text:s/>594: 10:33:15.04 10:33:16.06 <text:s/>Durée 00:00:01.02 <text:s/>Lisibilité 16</text:p>
      <text:p text:style-name="P4898">#avec les montadoras#</text:p>
      <text:p text:style-name="P4899"/>
      <text:p text:style-name="P4900"><text:s/>595: 10:33:16.10 10:33:19.03 <text:s/>Durée 00:00:02.18 <text:s/>Lisibilité 41</text:p>
      <text:p text:style-name="P4901">#sur les questions éthiques</text:p>
      <text:p text:style-name="P4902">que soulève o carro autônomo.#</text:p>
      <text:p text:style-name="P4903"/>
      <text:p text:style-name="P4904"><text:s/>596: 10:33:21.17 10:33:22.14 <text:s/>Durée 00:00:00.22 <text:s/>Lisibilité 13</text:p>
      <text:p text:style-name="P4905">#Une carro#</text:p>
      <text:p text:style-name="P4906"/>
      <text:p text:style-name="P4907"><text:s/>597: 10:33:22.18 10:33:24.22 <text:s/>Durée 00:00:02.04 <text:s/>Lisibilité 32</text:p>
      <text:p text:style-name="P4908">#qui en théorie,</text:p>
      <text:p text:style-name="P4909">sera prudente et attentive,#</text:p>
      <text:p text:style-name="P4910"/>
      <text:p text:style-name="P4911"><text:s/>598: 10:33:25.01 10:33:27.00 <text:s/>Durée 00:00:01.24 <text:s/>Lisibilité 29</text:p>
      <text:p text:style-name="P4912">#ne sera pas à l'abri</text:p>
      <text:p text:style-name="P4913">d'être confrontée#</text:p>
      <text:p text:style-name="P4914"/>
      <text:p text:style-name="P4915"><text:s/>599: 10:33:27.04 10:33:28.14 <text:s/>Durée 00:00:01.10 <text:s/>Lisibilité 21</text:p>
      <text:p text:style-name="P4916">#à des choix rapides et déchirants,#</text:p>
      <text:p text:style-name="P4917"/>
      <text:p text:style-name="P4918"><text:span text:style-name="T4919"><text:s/></text:span><text:span text:style-name="T4920">600: 10:33:28.19 10:33:30.12 <text:s/>Durée 00:00:01.18 <text:s/>Lisibilité 26</text:span></text:p>
      <text:p text:style-name="P4921">#comme tous les condutors.#</text:p>
      <text:p text:style-name="P4922"/>
      <text:p text:style-name="P4923"><text:span text:style-name="T4924"><text:s/></text:span><text:span text:style-name="T4925">601: 10:33:33.05 10:33:37.03 <text:s/>Durée 00:00:03.23 <text:s/>Lisibilité 59</text:span></text:p>
      <text:p text:style-name="P4926">#Imaginez o carro confrontée</text:p>
      <text:p text:style-name="P4927">à 2 mauvais choix:#</text:p>
      <text:p text:style-name="P4928"/>
      <text:p text:style-name="P4929"><text:s/>602: 10:33:37.07 10:33:40.08 <text:s/>Durée 00:00:03.01 <text:s/>Lisibilité 46</text:p>
      <text:p text:style-name="P4930">#percuter un obstacle</text:p>
      <text:p text:style-name="P4931">au risque de blesser ses occupants#</text:p>
      <text:p text:style-name="P4932"/>
      <text:p text:style-name="P4933"><text:s/>603: 10:33:40.23 10:33:43.02 <text:s/>Durée 00:00:02.04 <text:s/>Lisibilité 32</text:p>
      <text:p text:style-name="P4934">#ou percuter des piétons</text:p>
      <text:p text:style-name="P4935">qui se trouvent à côté,#</text:p>
      <text:p text:style-name="P4936"/>
      <text:p text:style-name="P4937"><text:s/>604: 10:33:43.06 10:33:44.22 <text:s/>Durée 00:00:01.16 <text:s/>Lisibilité 25</text:p>
      <text:p text:style-name="P4938">#pour éviter l'obstacle?#</text:p>
      <text:p text:style-name="P4939"/>
      <text:p text:style-name="P4940"><text:s/>605: 10:33:45.01 10:33:47.23 <text:s/>Durée 00:00:02.22 <text:s/>Lisibilité 43</text:p>
      <text:p text:style-name="P4941">#Sur quelle base fera-t-on ces choix</text:p>
      <text:p text:style-name="P4942">pour o carro?#</text:p>
      <text:p text:style-name="P4943"/>
      <text:p text:style-name="P4944"><text:s/>606: 10:33:50.18 10:33:52.09 <text:s/>Durée 00:00:01.16 <text:s/>Lisibilité 25</text:p>
      <text:p text:style-name="P4945">Les montadoras m'ont demandé:</text:p>
      <text:p text:style-name="P4946"/>
      <text:p text:style-name="P4947"><text:s/>607: 10:33:52.13 10:33:54.18 <text:s/>Durée 00:00:02.05 <text:s/>Lisibilité 33</text:p>
      <text:soft-page-break/>
      <text:p text:style-name="P4948">"Comment je dois concevoir</text:p>
      <text:p text:style-name="P4949">ma carro?</text:p>
      <text:p text:style-name="P4950"/>
      <text:p text:style-name="P4951"><text:s/>608: 10:33:54.22 10:33:57.06 <text:s/>Durée 00:00:02.09 <text:s/>Lisibilité 35</text:p>
      <text:p text:style-name="P4952">"Est-ce que je dois envisager</text:p>
      <text:p text:style-name="P4953">de protéger les passagers</text:p>
      <text:p text:style-name="P4954"/>
      <text:p text:style-name="P4955"><text:s/>609: 10:33:57.12 10:33:59.05 <text:s/>Durée 00:00:01.18 <text:s/>Lisibilité 26</text:p>
      <text:p text:style-name="P4956">"ou les piétons dans la rue?"</text:p>
      <text:p text:style-name="P4957"/>
      <text:p text:style-name="P4958"><text:s/>610: 10:34:01.02 10:34:04.17 <text:s/>Durée 00:00:03.15 <text:s/>Lisibilité 54</text:p>
      <text:p text:style-name="P4959">Il n'y a pas de réponses faciles</text:p>
      <text:p text:style-name="P4960">à ce genre de questions.</text:p>
      <text:p text:style-name="P4961"/>
      <text:p text:style-name="P4962"><text:s/>611: 10:34:06.24 10:34:10.17 <text:s/>Durée 00:00:03.18 <text:s/>Lisibilité 56</text:p>
      <text:p text:style-name="P4963">#La réponse n'est pas simple</text:p>
      <text:p text:style-name="P4964">car on peut justifier les 2 choix.#</text:p>
      <text:p text:style-name="P4965"/>
      <text:p text:style-name="P4966"><text:span text:style-name="T4967"><text:s/></text:span><text:span text:style-name="T4968">612: 10:34:12.16 10:34:14.02 <text:s/>Durée 00:00:01.11 <text:s/>Lisibilité 22</text:span></text:p>
      <text:p text:style-name="P4969">Il y aura des situações</text:p>
      <text:p text:style-name="P4970"/>
      <text:p text:style-name="P4971"><text:s/>613: 10:34:14.06 10:34:16.10 <text:s/>Durée 00:00:02.04 <text:s/>Lisibilité 32</text:p>
      <text:p text:style-name="P4972">où tout le monde ne pourra pas</text:p>
      <text:p text:style-name="P4973">être épargné,</text:p>
      <text:p text:style-name="P4974"/>
      <text:p text:style-name="P4975"><text:s/>614: 10:34:16.16 10:34:18.20 <text:s/>Durée 00:00:02.04 <text:s/>Lisibilité 32</text:p>
      <text:p text:style-name="P4976">où le bon sens va dicter</text:p>
      <text:p text:style-name="P4977"/>
      <text:p text:style-name="P4978"><text:s/>615: 10:34:18.24 10:34:21.20 <text:s/>Durée 00:00:02.21 <text:s/>Lisibilité 43</text:p>
      <text:p text:style-name="P4979">qu'il est préférable de réduire</text:p>
      <text:p text:style-name="P4980">le risque de blessures graves</text:p>
      <text:p text:style-name="P4981"/>
      <text:p text:style-name="P4982"><text:s/>616: 10:34:21.24 10:34:23.22 <text:s/>Durée 00:00:01.23 <text:s/>Lisibilité 29</text:p>
      <text:p text:style-name="P4983">en répartissant</text:p>
      <text:p text:style-name="P4984">l'impact de la collision</text:p>
      <text:p text:style-name="P4985"/>
      <text:p text:style-name="P4986"><text:s/>617: 10:34:24.01 10:34:25.01 <text:s/>Durée 00:00:01.00 <text:s/>Lisibilité 15</text:p>
      <text:p text:style-name="P4987">sur plusieurs personnes.</text:p>
      <text:p text:style-name="P4988"/>
      <text:p text:style-name="P4989"><text:span text:style-name="T4990"><text:s/></text:span><text:span text:style-name="T4991">618: 10:34:25.23 10:34:27.19 <text:s/>Durée 00:00:01.21 <text:s/>Lisibilité 28</text:span></text:p>
      <text:p text:style-name="P4992">Une sorte de calcul qui suggère</text:p>
      <text:p text:style-name="P4993"/>
      <text:p text:style-name="P4994"><text:s/>619: 10:34:27.23 10:34:30.04 <text:s/>Durée 00:00:02.06 <text:s/>Lisibilité 34</text:p>
      <text:p text:style-name="P4995">que chacun subira</text:p>
      <text:p text:style-name="P4996">des blessures moindres.</text:p>
      <text:p text:style-name="P4997"/>
      <text:p text:style-name="P4998"><text:s/>620: 10:34:32.17 10:34:36.03 <text:s/>Durée 00:00:03.11 <text:s/>Lisibilité 52</text:p>
      <text:soft-page-break/>
      <text:p text:style-name="P4999">#Ce calcul dépend en partie</text:p>
      <text:p text:style-name="P5000">de la valeur qu'on accorde à la vie.#</text:p>
      <text:p text:style-name="P5001"/>
      <text:p text:style-name="P5002"><text:span text:style-name="T5003"><text:s/></text:span><text:span text:style-name="T5004">621: 10:34:37.10 10:34:40.01 <text:s/>Durée 00:00:02.16 <text:s/>Lisibilité 40</text:span></text:p>
      <text:p text:style-name="P5005">#Chose qu'on apprend, comme humano,</text:p>
      <text:p text:style-name="P5006">dès l'enfance.#</text:p>
      <text:p text:style-name="P5007"/>
      <text:p text:style-name="P5008"><text:s/>622: 10:34:41.22 10:34:44.00 <text:s/>Durée 00:00:02.03 <text:s/>Lisibilité 32</text:p>
      <text:p text:style-name="P5009">#Mais o carro autônomo, elle,</text:p>
      <text:p text:style-name="P5010">à la base,#</text:p>
      <text:p text:style-name="P5011"/>
      <text:p text:style-name="P5012"><text:s/>623: 10:34:44.05 10:34:45.02 <text:s/>Durée 00:00:00.22 <text:s/>Lisibilité 13</text:p>
      <text:p text:style-name="P5013">#n'a pas de valeurs.#</text:p>
      <text:p text:style-name="P5014"/>
      <text:p text:style-name="P5015"><text:s/>624: 10:34:45.20 10:34:48.03 <text:s/>Durée 00:00:02.08 <text:s/>Lisibilité 35</text:p>
      <text:p text:style-name="P5016">#Elle a celles</text:p>
      <text:p text:style-name="P5017">que ses créateurs lui donnent.#</text:p>
      <text:p text:style-name="P5018"/>
      <text:p text:style-name="P5019"><text:s/>625: 10:34:50.04 10:34:53.14 <text:s/>Durée 00:00:03.10 <text:s/>Lisibilité 51</text:p>
      <text:p text:style-name="P5020">Ce sont des décisions que</text:p>
      <text:p text:style-name="P5021">les humanos prennent pour la machine.</text:p>
      <text:p text:style-name="P5022"/>
      <text:p text:style-name="P5023"><text:s/>626: 10:34:53.19 10:34:57.09 <text:s/>Durée 00:00:03.15 <text:s/>Lisibilité 54</text:p>
      <text:p text:style-name="P5024">Sur le plan éthique, ça soulève</text:p>
      <text:p text:style-name="P5025">une autre question intéressante:</text:p>
      <text:p text:style-name="P5026"/>
      <text:p text:style-name="P5027"><text:s/>627: 10:34:57.13 10:34:59.00 <text:s/>Durée 00:00:01.12 <text:s/>Lisibilité 22</text:p>
      <text:p text:style-name="P5028">qui va prendre ces décisions?</text:p>
      <text:p text:style-name="P5029"/>
      <text:p text:style-name="P5030"><text:s/>628: 10:35:00.03 10:35:02.24 <text:s/>Durée 00:00:02.21 <text:s/>Lisibilité 43</text:p>
      <text:p text:style-name="P5031">#Bonne question. Qui va trancher?#</text:p>
      <text:p text:style-name="P5032"/>
      <text:p text:style-name="P5033"><text:s/>629: 10:35:03.03 10:35:07.00 <text:s/>Durée 00:00:03.22 <text:s/>Lisibilité 58</text:p>
      <text:p text:style-name="P5034">#Les usagers, le législateur</text:p>
      <text:p text:style-name="P5035">ou les montadoras?#</text:p>
      <text:p text:style-name="P5036"/>
      <text:p text:style-name="P5037"><text:s/>630: 10:35:09.04 10:35:11.21 <text:s/>Durée 00:00:02.17 <text:s/>Lisibilité 40</text:p>
      <text:p text:style-name="P5038">Ce serait une erro,</text:p>
      <text:p text:style-name="P5039">de la part des montadoras,</text:p>
      <text:p text:style-name="P5040"/>
      <text:p text:style-name="P5041"><text:s/>631: 10:35:12.00 10:35:14.14 <text:s/>Durée 00:00:02.14 <text:s/>Lisibilité 38</text:p>
      <text:p text:style-name="P5042">de présumer</text:p>
      <text:p text:style-name="P5043">qu'ils ont la légitimité morale</text:p>
      <text:p text:style-name="P5044"/>
      <text:p text:style-name="P5045"><text:s/>632: 10:35:14.18 10:35:17.24 <text:s/>Durée 00:00:03.06 <text:s/>Lisibilité 49</text:p>
      <text:p text:style-name="P5046">pour trancher ce genre de questions</text:p>
      <text:p text:style-name="P5047">dans toutes les circonstances</text:p>
      <text:p text:style-name="P5048"/>
      <text:p text:style-name="P5049"><text:s/>633: 10:35:18.03 10:35:20.24 <text:s/>Durée 00:00:02.21 <text:s/>Lisibilité 43</text:p>
      <text:p text:style-name="P5050">et d'intégrer leur choix</text:p>
      <text:p text:style-name="P5051">dans le design du veículo.</text:p>
      <text:p text:style-name="P5052"/>
      <text:p text:style-name="P5053"><text:s/>634: 10:35:21.03 10:35:22.22 <text:s/>Durée 00:00:01.19 <text:s/>Lisibilité 26</text:p>
      <text:p text:style-name="P5054">Quand on parle de vie ou de mort,</text:p>
      <text:p text:style-name="P5055"/>
      <text:p text:style-name="P5056"><text:s/>635: 10:35:23.01 10:35:26.09 <text:s/>Durée 00:00:03.08 <text:s/>Lisibilité 50</text:p>
      <text:p text:style-name="P5057">on fait appel</text:p>
      <text:p text:style-name="P5058">à des enjeux moraux élevés</text:p>
      <text:p text:style-name="P5059"/>
      <text:p text:style-name="P5060"><text:s/>636: 10:35:26.14 10:35:28.13 <text:s/>Durée 00:00:01.24 <text:s/>Lisibilité 29</text:p>
      <text:p text:style-name="P5061">où l'autorité morale en la matière</text:p>
      <text:p text:style-name="P5062"/>
      <text:p text:style-name="P5063"><text:s/>637: 10:35:28.17 10:35:31.16 <text:s/>Durée 00:00:02.24 <text:s/>Lisibilité 44</text:p>
      <text:p text:style-name="P5064">ne réside pas</text:p>
      <text:p text:style-name="P5065">dans un bureau d'ingénieurs.</text:p>
      <text:p text:style-name="P5066"/>
      <text:p text:style-name="P5067"><text:s/>638: 10:35:35.17 10:35:37.13 <text:s/>Durée 00:00:01.21 <text:s/>Lisibilité 28</text:p>
      <text:p text:style-name="P5068">#Pour l'instant,</text:p>
      <text:p text:style-name="P5069">les règles pour encadrer#</text:p>
      <text:p text:style-name="P5070"/>
      <text:p text:style-name="P5071"><text:s/>639: 10:35:37.17 10:35:40.10 <text:s/>Durée 00:00:02.18 <text:s/>Lisibilité 41</text:p>
      <text:p text:style-name="P5072">#le développement de o carro</text:p>
      <text:p text:style-name="P5073">autônomo en Amérique du Nord#</text:p>
      <text:p text:style-name="P5074"/>
      <text:p text:style-name="P5075"><text:s/>640: 10:35:40.14 10:35:41.17 <text:s/>Durée 00:00:01.03 <text:s/>Lisibilité 17</text:p>
      <text:p text:style-name="P5076">#restent à desafionir.#</text:p>
      <text:p text:style-name="P5077"/>
      <text:p text:style-name="P5078"><text:s/>641: 10:35:42.09 10:35:45.16 <text:s/>Durée 00:00:03.07 <text:s/>Lisibilité 49</text:p>
      <text:p text:style-name="P5079">#Le partage de la responsabilité</text:p>
      <text:p text:style-name="P5080">en cas d'accident, aussi.#</text:p>
      <text:p text:style-name="P5081"/>
      <text:p text:style-name="P5082"><text:s/>642: 10:35:47.19 10:35:50.02 <text:s/>Durée 00:00:02.08 <text:s/>Lisibilité 35</text:p>
      <text:p text:style-name="P5083">Faire ces choix représente</text:p>
      <text:p text:style-name="P5084">un travail colossal,</text:p>
      <text:p text:style-name="P5085"/>
      <text:p text:style-name="P5086"><text:s/>643: 10:35:50.06 10:35:51.19 <text:s/>Durée 00:00:01.13 <text:s/>Lisibilité 23</text:p>
      <text:p text:style-name="P5087">sachant que des vies sont en jeu</text:p>
      <text:p text:style-name="P5088"/>
      <text:p text:style-name="P5089"><text:s/>644: 10:35:51.23 10:35:54.10 <text:s/>Durée 00:00:02.12 <text:s/>Lisibilité 37</text:p>
      <text:p text:style-name="P5090">et que o carro</text:p>
      <text:p text:style-name="P5091">prendra des décisions.</text:p>
      <text:p text:style-name="P5092"/>
      <text:p text:style-name="P5093"><text:s/>645: 10:35:54.23 10:35:57.05 <text:s/>Durée 00:00:02.07 <text:s/>Lisibilité 34</text:p>
      <text:p text:style-name="P5094">Je crois qu'il y a encore</text:p>
      <text:soft-page-break/>
      <text:p text:style-name="P5095">beaucoup de travail à faire</text:p>
      <text:p text:style-name="P5096"/>
      <text:p text:style-name="P5097"><text:s/>646: 10:35:57.09 10:36:00.21 <text:s/>Durée 00:00:03.12 <text:s/>Lisibilité 52</text:p>
      <text:p text:style-name="P5098">avant de voir des carros</text:p>
      <text:p text:style-name="P5099">entièrement autônomos sur la route.</text:p>
      <text:p text:style-name="P5100"/>
      <text:p text:style-name="P5101"><text:s/>647: 10:36:02.03 10:36:04.23 <text:s/>Durée 00:00:02.20 <text:s/>Lisibilité 42</text:p>
      <text:p text:style-name="P5102">#La promesse de livrer</text:p>
      <text:p text:style-name="P5103">des carros autônomos#</text:p>
      <text:p text:style-name="P5104"/>
      <text:p text:style-name="P5105"><text:s/>648: 10:36:05.03 10:36:08.07 <text:s/>Durée 00:00:03.04 <text:s/>Lisibilité 47</text:p>
      <text:p text:style-name="P5106">#d'ici quelques anos</text:p>
      <text:p text:style-name="P5107">tient-elle vraiment la route?#</text:p>
      <text:p text:style-name="P5108"/>
      <text:p text:style-name="P5109"><text:span text:style-name="T5110"><text:s/></text:span><text:span text:style-name="T5111">649: 10:36:08.12 10:36:12.00 <text:s/>Durée 00:00:03.13 <text:s/>Lisibilité 53</text:span></text:p>
      <text:p text:style-name="P5112">#Ford et d'autres montadoras</text:p>
      <text:p text:style-name="P5113">les promettent pour 2021.#</text:p>
      <text:p text:style-name="P5114"/>
      <text:p text:style-name="P5115"><text:s/>650: 10:36:12.04 10:36:14.13 <text:s/>Durée 00:00:02.09 <text:s/>Lisibilité 35</text:p>
      <text:p text:style-name="P5116">#Mais quelle forme cela prendra-t-il?#</text:p>
      <text:p text:style-name="P5117"/>
      <text:p text:style-name="P5118"><text:s/>651: 10:36:16.17 10:36:19.21 <text:s/>Durée 00:00:03.04 <text:s/>Lisibilité 47</text:p>
      <text:p text:style-name="P5119">En termes d'autonomie, il est</text:p>
      <text:p text:style-name="P5120">en général entendu dans l'industrie</text:p>
      <text:p text:style-name="P5121"/>
      <text:p text:style-name="P5122"><text:s/>652: 10:36:20.01 10:36:22.19 <text:s/>Durée 00:00:02.18 <text:s/>Lisibilité 41</text:p>
      <text:p text:style-name="P5123">que o carro autônomo</text:p>
      <text:p text:style-name="P5124">va d'abord se déployer</text:p>
      <text:p text:style-name="P5125"/>
      <text:p text:style-name="P5126"><text:s/>653: 10:36:22.23 10:36:24.20 <text:s/>Durée 00:00:01.22 <text:s/>Lisibilité 28</text:p>
      <text:p text:style-name="P5127">sous forme de taxi-robots,</text:p>
      <text:p text:style-name="P5128"/>
      <text:p text:style-name="P5129"><text:s/>654: 10:36:25.12 10:36:28.03 <text:s/>Durée 00:00:02.16 <text:s/>Lisibilité 40</text:p>
      <text:p text:style-name="P5130">de telle sorte que les gens</text:p>
      <text:p text:style-name="P5131">vont se familiariser<text:s/></text:p>
      <text:p text:style-name="P5132"/>
      <text:p text:style-name="P5133"><text:s/>655: 10:36:28.08 10:36:32.04 <text:s/>Durée 00:00:03.21 <text:s/>Lisibilité 58</text:p>
      <text:p text:style-name="P5134">avec les veículos</text:p>
      <text:p text:style-name="P5135">en tant qu'usagers ou consommateurs.</text:p>
      <text:p text:style-name="P5136"/>
      <text:p text:style-name="P5137"><text:span text:style-name="T5138"><text:s/></text:span><text:span text:style-name="T5139">656: 10:36:35.04 10:36:37.10 <text:s/>Durée 00:00:02.06 <text:s/>Lisibilité 34</text:span></text:p>
      <text:p text:style-name="P5140">Ils verront comment se déroule</text:p>
      <text:p text:style-name="P5141">la condução du veículo</text:p>
      <text:p text:style-name="P5142"/>
      <text:p text:style-name="P5143"><text:s/>657: 10:36:37.14 10:36:40.15 <text:s/>Durée 00:00:03.01 <text:s/>Lisibilité 46</text:p>
      <text:p text:style-name="P5144">avant, peut-être,</text:p>
      <text:p text:style-name="P5145">de s'en procurer un plus tard.</text:p>
      <text:p text:style-name="P5146"/>
      <text:p text:style-name="P5147"><text:span text:style-name="T5148"><text:s/></text:span><text:span text:style-name="T5149">658: 10:36:46.17 10:36:48.23 <text:s/>Durée 00:00:02.06 <text:s/>Lisibilité 34</text:span></text:p>
      <text:p text:style-name="P5150">#Notre adaptation</text:p>
      <text:p text:style-name="P5151">au concept de o carro autônomo#</text:p>
      <text:p text:style-name="P5152"/>
      <text:p text:style-name="P5153"><text:s/>659: 10:36:49.03 10:36:50.23 <text:s/>Durée 00:00:01.20 <text:s/>Lisibilité 27</text:p>
      <text:p text:style-name="P5154">#pourrait se faire par étapes.#</text:p>
      <text:p text:style-name="P5155"/>
      <text:p text:style-name="P5156"><text:s/>660: 10:36:51.15 10:36:53.07 <text:s/>Durée 00:00:01.17 <text:s/>Lisibilité 25</text:p>
      <text:p text:style-name="P5157">#Monter à bord de taxis robots#</text:p>
      <text:p text:style-name="P5158"/>
      <text:p text:style-name="P5159"><text:s/>661: 10:36:53.12 10:36:56.13 <text:s/>Durée 00:00:03.01 <text:s/>Lisibilité 46</text:p>
      <text:p text:style-name="P5160">#comparables à ceux d'UBER,</text:p>
      <text:p text:style-name="P5161">de Lyft ou de Nutonomy.#</text:p>
      <text:p text:style-name="P5162"/>
      <text:p text:style-name="P5163"><text:s/>662: 10:36:58.01 10:36:59.22 <text:s/>Durée 00:00:01.21 <text:s/>Lisibilité 28</text:p>
      <text:p text:style-name="P5164">#Voyager dans des navettes autônomos, #</text:p>
      <text:p text:style-name="P5165"/>
      <text:p text:style-name="P5166"><text:span text:style-name="T5167"><text:s/></text:span><text:span text:style-name="T5168">663: 10:37:00.01 10:37:03.11 <text:s/>Durée 00:00:03.10 <text:s/>Lisibilité 51</text:span></text:p>
      <text:p text:style-name="P5169">#comme celles qu'on souhaite tester</text:p>
      <text:p text:style-name="P5170">à Terrebonne, près de Montreal.#</text:p>
      <text:p text:style-name="P5171"/>
      <text:p text:style-name="P5172"><text:s/>664: 10:37:03.16 10:37:07.10 <text:s/>Durée 00:00:03.19 <text:s/>Lisibilité 56</text:p>
      <text:p text:style-name="P5173">#Ou conduire des carros équipées</text:p>
      <text:p text:style-name="P5174">de sistemas d'aide à la condução.#</text:p>
      <text:p text:style-name="P5175"/>
      <text:p text:style-name="P5176"><text:s/>665: 10:37:09.23 10:37:13.07 <text:s/>Durée 00:00:03.09 <text:s/>Lisibilité 50</text:p>
      <text:p text:style-name="P5177">Ces sistemas d'aide à la condução</text:p>
      <text:p text:style-name="P5178">vont continuer de se développer,</text:p>
      <text:p text:style-name="P5179"/>
      <text:p text:style-name="P5180"><text:s/>666: 10:37:13.11 10:37:16.06 <text:s/>Durée 00:00:02.20 <text:s/>Lisibilité 42</text:p>
      <text:p text:style-name="P5181">mais o condutor va rester</text:p>
      <text:p text:style-name="P5182">en charge de la condução.</text:p>
      <text:p text:style-name="P5183"/>
      <text:p text:style-name="P5184"><text:s/>667: 10:37:17.03 10:37:19.07 <text:s/>Durée 00:00:02.04 <text:s/>Lisibilité 32</text:p>
      <text:p text:style-name="P5185">É l'évolution graduelle</text:p>
      <text:p text:style-name="P5186">de ces sistemas</text:p>
      <text:p text:style-name="P5187"/>
      <text:p text:style-name="P5188"><text:s/>668: 10:37:19.11 10:37:22.05 <text:s/>Durée 00:00:02.19 <text:s/>Lisibilité 41</text:p>
      <text:p text:style-name="P5189">qui va permettre de gagner</text:p>
      <text:p text:style-name="P5190">la confiance des consommateurs</text:p>
      <text:p text:style-name="P5191"/>
      <text:p text:style-name="P5192"><text:s/>669: 10:37:22.09 10:37:24.04 <text:s/>Durée 00:00:01.20 <text:s/>Lisibilité 27</text:p>
      <text:p text:style-name="P5193">envers o carro autônomo.</text:p>
      <text:p text:style-name="P5194"/>
      <text:p text:style-name="P5195"><text:s/>670: 10:37:24.22 10:37:27.02 <text:s/>Durée 00:00:02.05 <text:s/>Lisibilité 33</text:p>
      <text:p text:style-name="P5196">Entre-temps,</text:p>
      <text:soft-page-break/>
      <text:p text:style-name="P5197">cela nous permettra aussi</text:p>
      <text:p text:style-name="P5198"/>
      <text:p text:style-name="P5199"><text:s/>671: 10:37:27.06 10:37:29.17 <text:s/>Durée 00:00:02.11 <text:s/>Lisibilité 37</text:p>
      <text:p text:style-name="P5200">d'en apprendre plus sur ces carros.</text:p>
      <text:p text:style-name="P5201"/>
      <text:p text:style-name="P5202"><text:s/>672: 10:37:32.18 10:37:35.04 <text:s/>Durée 00:00:02.11 <text:s/>Lisibilité 37</text:p>
      <text:p text:style-name="P5203">#Mais pour la majorité</text:p>
      <text:p text:style-name="P5204">des montadoras, le temps presse.#</text:p>
      <text:p text:style-name="P5205"/>
      <text:p text:style-name="P5206"><text:s/>673: 10:37:36.12 10:37:37.24 <text:s/>Durée 00:00:01.12 <text:s/>Lisibilité 22</text:p>
      <text:p text:style-name="P5207">#La compétition est féroce.#</text:p>
      <text:p text:style-name="P5208"/>
      <text:p text:style-name="P5209"><text:s/>674: 10:37:38.14 10:37:40.20 <text:s/>Durée 00:00:02.06 <text:s/>Lisibilité 34</text:p>
      <text:p text:style-name="P5210">#Chacun veut prendre</text:p>
      <text:p text:style-name="P5211">le marché de o carro autônomo #</text:p>
      <text:p text:style-name="P5212"/>
      <text:p text:style-name="P5213"><text:span text:style-name="T5214"><text:s/></text:span><text:span text:style-name="T5215">675: 10:37:41.00 10:37:43.04 <text:s/>Durée 00:00:02.04 <text:s/>Lisibilité 32</text:span></text:p>
      <text:p text:style-name="P5216">#le plus rapidement possible.#</text:p>
      <text:p text:style-name="P5217"/>
      <text:p text:style-name="P5218"><text:s/>676: 10:37:43.22 10:37:46.03 <text:s/>Durée 00:00:02.06 <text:s/>Lisibilité 34</text:p>
      <text:p text:style-name="P5219">Maintenant,</text:p>
      <text:p text:style-name="P5220">il faudrait faire attention</text:p>
      <text:p text:style-name="P5221"/>
      <text:p text:style-name="P5222"><text:span text:style-name="T5223"><text:s/></text:span><text:span text:style-name="T5224">677: 10:37:46.07 10:37:49.06 <text:s/>Durée 00:00:02.24 <text:s/>Lisibilité 44</text:span></text:p>
      <text:p text:style-name="P5225">à ce que les stratégies de marketing</text:p>
      <text:p text:style-name="P5226"/>
      <text:p text:style-name="P5227"><text:s/>678: 10:37:49.11 10:37:53.15 <text:s/>Durée 00:00:04.04 <text:s/>Lisibilité 62</text:p>
      <text:p text:style-name="P5228">ne viennent pas supplanter</text:p>
      <text:p text:style-name="P5229"/>
      <text:p text:style-name="P5230"><text:s/>679: 10:37:53.20 10:37:55.13 <text:s/>Durée 00:00:01.18 <text:s/>Lisibilité 26</text:p>
      <text:p text:style-name="P5231">les considérations</text:p>
      <text:p text:style-name="P5232">de sécurité routière</text:p>
      <text:p text:style-name="P5233"/>
      <text:p text:style-name="P5234"><text:s/>680: 10:37:55.17 10:37:57.10 <text:s/>Durée 00:00:01.18 <text:s/>Lisibilité 26</text:p>
      <text:p text:style-name="P5235">et qu'on prenne</text:p>
      <text:p text:style-name="P5236">des décennies de retard</text:p>
      <text:p text:style-name="P5237"/>
      <text:p text:style-name="P5238"><text:s/>681: 10:37:57.15 10:38:01.02 <text:s/>Durée 00:00:03.12 <text:s/>Lisibilité 52</text:p>
      <text:p text:style-name="P5239">avant qu'on puisse les réintroduire</text:p>
      <text:p text:style-name="P5240">parce qu'on a voulu aller trop vite.</text:p>
      <text:p text:style-name="P5241"/>
      <text:p text:style-name="P5242"><text:s/>682: 10:38:03.12 10:38:06.08 <text:s/>Durée 00:00:02.21 <text:s/>Lisibilité 43</text:p>
      <text:p text:style-name="P5243">#Si l'enthousiasme technologique</text:p>
      <text:p text:style-name="P5244">pour o carro autônomo est grand,#</text:p>
      <text:p text:style-name="P5245"/>
      <text:p text:style-name="P5246"><text:s/>683: 10:38:07.00 10:38:10.04 <text:s/>Durée 00:00:03.04 <text:s/>Lisibilité 47</text:p>
      <text:p text:style-name="P5247">#l'adhésion du public, elle,</text:p>
      <text:soft-page-break/>
      <text:p text:style-name="P5248">n'est pas gagnée d'avance.#</text:p>
      <text:p text:style-name="P5249"/>
      <text:p text:style-name="P5250"><text:span text:style-name="T5251"><text:s/></text:span><text:span text:style-name="T5252">684: 10:38:13.19 10:38:16.10 <text:s/>Durée 00:00:02.16 <text:s/>Lisibilité 40</text:span></text:p>
      <text:p text:style-name="P5253">Parmi les questions</text:p>
      <text:p text:style-name="P5254">toujours sans réponse,</text:p>
      <text:p text:style-name="P5255"/>
      <text:p text:style-name="P5256"><text:s/>685: 10:38:16.15 10:38:19.24 <text:s/>Durée 00:00:03.09 <text:s/>Lisibilité 50</text:p>
      <text:p text:style-name="P5257">il y a l'acceptation sociale</text:p>
      <text:p text:style-name="P5258">de ces veículos.</text:p>
      <text:p text:style-name="P5259"/>
      <text:p text:style-name="P5260"><text:s/>686: 10:38:20.03 10:38:23.15 <text:s/>Durée 00:00:03.12 <text:s/>Lisibilité 52</text:p>
      <text:p text:style-name="P5261">Est-ce que les consommateurs</text:p>
      <text:p text:style-name="P5262">vont adopter cette technologie?</text:p>
      <text:p text:style-name="P5263"/>
      <text:p text:style-name="P5264"><text:s/>687: 10:38:26.13 10:38:30.23 <text:s/>Durée 00:00:04.10 <text:s/>Lisibilité 66</text:p>
      <text:p text:style-name="P5265">#Un récent sondage du Massachusetts</text:p>
      <text:p text:style-name="P5266">Institute of Technology, le MIT,#</text:p>
      <text:p text:style-name="P5267"/>
      <text:p text:style-name="P5268"><text:span text:style-name="T5269"><text:s/></text:span><text:span text:style-name="T5270">688: 10:38:31.03 10:38:34.23 <text:s/>Durée 00:00:03.20 <text:s/>Lisibilité 57</text:span></text:p>
      <text:p text:style-name="P5271">#révélait que 20% seulement</text:p>
      <text:p text:style-name="P5272">des condutors de 25 à 44 ans#</text:p>
      <text:p text:style-name="P5273"/>
      <text:p text:style-name="P5274"><text:s/>689: 10:38:35.03 10:38:37.24 <text:s/>Durée 00:00:02.21 <text:s/>Lisibilité 43</text:p>
      <text:p text:style-name="P5275">#utiliseraient un veículo</text:p>
      <text:p text:style-name="P5276">complètement autônomo.#</text:p>
      <text:p text:style-name="P5277"/>
      <text:p text:style-name="P5278"><text:span text:style-name="T5279"><text:s/></text:span><text:span text:style-name="T5280">690: 10:38:38.04 10:38:41.00 <text:s/>Durée 00:00:02.21 <text:s/>Lisibilité 43</text:span></text:p>
      <text:p text:style-name="P5281">#Bien sûr, cette perception</text:p>
      <text:p text:style-name="P5282">pourrait changer avec le temps.#</text:p>
      <text:p text:style-name="P5283"/>
      <text:p text:style-name="P5284"><text:span text:style-name="T5285"><text:s/></text:span><text:span text:style-name="T5286">691: 10:38:46.17 10:38:48.18 <text:s/>Durée 00:00:02.01 <text:s/>Lisibilité 31</text:span></text:p>
      <text:p text:style-name="P5287">#Mais quel sera le critère</text:p>
      <text:p text:style-name="P5288">qui, en fin de compte,#</text:p>
      <text:p text:style-name="P5289"/>
      <text:p text:style-name="P5290"><text:s/>692: 10:38:48.22 10:38:51.23 <text:s/>Durée 00:00:03.01 <text:s/>Lisibilité 46</text:p>
      <text:p text:style-name="P5291">#fera pencher la balance</text:p>
      <text:p text:style-name="P5292">en faveur de o carro autônomo?#</text:p>
      <text:p text:style-name="P5293"/>
      <text:p text:style-name="P5294"><text:s/>693: 10:38:53.01 10:38:56.03 <text:s/>Durée 00:00:03.02 <text:s/>Lisibilité 46</text:p>
      <text:p text:style-name="P5295">#Sa performance comparée</text:p>
      <text:p text:style-name="P5296">à celle du condutor humano?#</text:p>
      <text:p text:style-name="P5297"/>
      <text:p text:style-name="P5298"><text:s/>694: 10:38:56.07 10:38:59.23 <text:s/>Durée 00:00:03.16 <text:s/>Lisibilité 55</text:p>
      <text:p text:style-name="P5299">#Peut-être. Mais à quel niveau<text:s/></text:p>
      <text:p text:style-name="P5300">faudra-t-il fixer la barre?#</text:p>
      <text:p text:style-name="P5301"/>
      <text:p text:style-name="P5302"><text:s/>695: 10:39:01.16 10:39:04.02 <text:s/>Durée 00:00:02.11 <text:s/>Lisibilité 37</text:p>
      <text:soft-page-break/>
      <text:p text:style-name="P5303">Est-ce d'être aussi bon</text:p>
      <text:p text:style-name="P5304">qu'un condutor humano?</text:p>
      <text:p text:style-name="P5305"/>
      <text:p text:style-name="P5306"><text:s/>696: 10:39:04.06 10:39:05.05 <text:s/>Durée 00:00:00.24 <text:s/>Lisibilité 14</text:p>
      <text:p text:style-name="P5307">Sûrement pas.</text:p>
      <text:p text:style-name="P5308"/>
      <text:p text:style-name="P5309"><text:s/>697: 10:39:05.09 10:39:08.02 <text:s/>Durée 00:00:02.18 <text:s/>Lisibilité 41</text:p>
      <text:p text:style-name="P5310">2 fois mieux en termes</text:p>
      <text:p text:style-name="P5311">de blessures ou d'accidents?</text:p>
      <text:p text:style-name="P5312"/>
      <text:p text:style-name="P5313"><text:s/>698: 10:39:09.03 10:39:10.09 <text:s/>Durée 00:00:01.06 <text:s/>Lisibilité 19</text:p>
      <text:p text:style-name="P5314">Difficile à dire.</text:p>
      <text:p text:style-name="P5315"/>
      <text:p text:style-name="P5316"><text:s/>699: 10:39:10.13 10:39:11.19 <text:s/>Durée 00:00:01.06 <text:s/>Lisibilité 19</text:p>
      <text:p text:style-name="P5317">10 fois mieux?</text:p>
      <text:p text:style-name="P5318"/>
      <text:p text:style-name="P5319"><text:s/>700: 10:39:12.20 10:39:15.01 <text:s/>Durée 00:00:02.06 <text:s/>Lisibilité 34</text:p>
      <text:p text:style-name="P5320">En réalité, personne ne le sait.</text:p>
      <text:p text:style-name="P5321"/>
      <text:p text:style-name="P5322"><text:s/>701: 10:39:18.13 10:39:20.06 <text:s/>Durée 00:00:01.18 <text:s/>Lisibilité 26</text:p>
      <text:p text:style-name="P5323">#Et cette preuve</text:p>
      <text:p text:style-name="P5324">qu'un veículo autônomo#</text:p>
      <text:p text:style-name="P5325"/>
      <text:p text:style-name="P5326"><text:s/>702: 10:39:20.10 10:39:22.14 <text:s/>Durée 00:00:02.04 <text:s/>Lisibilité 32</text:p>
      <text:p text:style-name="P5327">#peut faire mieux</text:p>
      <text:p text:style-name="P5328">qu'un humano au volante,#</text:p>
      <text:p text:style-name="P5329"/>
      <text:p text:style-name="P5330"><text:span text:style-name="T5331"><text:s/></text:span><text:span text:style-name="T5332">703: 10:39:22.18 10:39:25.12 <text:s/>Durée 00:00:02.19 <text:s/>Lisibilité 41</text:span></text:p>
      <text:p text:style-name="P5333">#en tous lieux, en tout temps</text:p>
      <text:p text:style-name="P5334">et en toutes circonstances,#</text:p>
      <text:p text:style-name="P5335"/>
      <text:p text:style-name="P5336"><text:s/>704: 10:39:25.16 10:39:27.03 <text:s/>Durée 00:00:01.12 <text:s/>Lisibilité 22</text:p>
      <text:p text:style-name="P5337">#elle reste encore à faire.#</text:p>
      <text:p text:style-name="P5338"/>
      <text:p text:style-name="P5339"><text:s/>705: 10:39:38.01 10:39:40.08 <text:s/>Durée 00:00:02.07 <text:s/>Lisibilité 34</text:p>
      <text:p text:style-name="P5340">À Montreal,</text:p>
      <text:p text:style-name="P5341">dans le quartier Plateau-Mont-Royal,</text:p>
      <text:p text:style-name="P5342"/>
      <text:p text:style-name="P5343"><text:s/>706: 10:39:40.12 10:39:42.16 <text:s/>Durée 00:00:02.04 <text:s/>Lisibilité 32</text:p>
      <text:p text:style-name="P5344">des immeubles résidentiels</text:p>
      <text:p text:style-name="P5345">sont pris d'assaut</text:p>
      <text:p text:style-name="P5346"/>
      <text:p text:style-name="P5347"><text:span text:style-name="T5348"><text:s/></text:span><text:span text:style-name="T5349">707: 10:39:42.20 10:39:44.22 <text:s/>Durée 00:00:02.02 <text:s/>Lisibilité 31</text:span></text:p>
      <text:p text:style-name="P5350">par des touristes</text:p>
      <text:p text:style-name="P5351">qui veulent faire la fête.</text:p>
      <text:p text:style-name="P5352"/>
      <text:p text:style-name="P5353"><text:s/>708: 10:39:45.01 10:39:46.22 <text:s/>Durée 00:00:01.21 <text:s/>Lisibilité 28</text:p>
      <text:soft-page-break/>
      <text:p text:style-name="P5354">De plus en plus de résidents</text:p>
      <text:p text:style-name="P5355">se plaignent,</text:p>
      <text:p text:style-name="P5356"/>
      <text:p text:style-name="P5357"><text:s/>709: 10:39:47.01 10:39:48.22 <text:s/>Durée 00:00:01.21 <text:s/>Lisibilité 28</text:p>
      <text:p text:style-name="P5358">car certains</text:p>
      <text:p text:style-name="P5359">de ces occupants bruyants</text:p>
      <text:p text:style-name="P5360"/>
      <text:p text:style-name="P5361"><text:s/>710: 10:39:49.01 10:39:52.07 <text:s/>Durée 00:00:03.06 <text:s/>Lisibilité 49</text:p>
      <text:p text:style-name="P5362">ont loué l'apartamento d'un voisin</text:p>
      <text:p text:style-name="P5363">par l'entremise de Airbnb.</text:p>
      <text:p text:style-name="P5364"/>
      <text:p text:style-name="P5365"><text:s/>711: 10:39:52.11 10:39:53.08 <text:s/>Durée 00:00:00.22 <text:s/>Lisibilité 13</text:p>
      <text:p text:style-name="P5366">Mais dans les faits,</text:p>
      <text:p text:style-name="P5367"/>
      <text:p text:style-name="P5368"><text:s/>712: 10:39:53.12 10:39:56.17 <text:s/>Durée 00:00:03.05 <text:s/>Lisibilité 48</text:p>
      <text:p text:style-name="P5369">d'autres intermédiaires</text:p>
      <text:p text:style-name="P5370">sont à la source de ce problema.</text:p>
      <text:p text:style-name="P5371"/>
      <text:p text:style-name="P5372"><text:span text:style-name="T5373"><text:s/></text:span><text:span text:style-name="T5374">713: 10:40:00.24 10:40:03.22 <text:s/>Durée 00:00:02.23 <text:s/>Lisibilité 44</text:span></text:p>
      <text:p text:style-name="P5375">#Airbnb, un véritable phénomène.#</text:p>
      <text:p text:style-name="P5376"/>
      <text:p text:style-name="P5377"><text:span text:style-name="T5378"><text:s/></text:span><text:span text:style-name="T5379">714: 10:40:04.02 10:40:06.08 <text:s/>Durée 00:00:02.06 <text:s/>Lisibilité 34</text:span></text:p>
      <text:p text:style-name="P5380">#55 000 apartamento à louer</text:p>
      <text:p text:style-name="P5381">à Paris,#</text:p>
      <text:p text:style-name="P5382"/>
      <text:p text:style-name="P5383"><text:span text:style-name="T5384"><text:s/></text:span><text:span text:style-name="T5385">715: 10:40:06.24 10:40:08.16 <text:s/>Durée 00:00:01.17 <text:s/>Lisibilité 25</text:span></text:p>
      <text:p text:style-name="P5386">#40 000 à New York,#</text:p>
      <text:p text:style-name="P5387"/>
      <text:p text:style-name="P5388"><text:span text:style-name="T5389"><text:s/></text:span><text:span text:style-name="T5390">716: 10:40:08.24 10:40:10.09 <text:s/>Durée 00:00:01.10 <text:s/>Lisibilité 21</text:span></text:p>
      <text:p text:style-name="P5391">#plus de 10 000 à Montreal.#</text:p>
      <text:p text:style-name="P5392"/>
      <text:p text:style-name="P5393"><text:span text:style-name="T5394"><text:s/></text:span><text:span text:style-name="T5395">717: 10:40:10.13 10:40:12.03 <text:s/>Durée 00:00:01.15 <text:s/>Lisibilité 24</text:span></text:p>
      <text:p text:style-name="P5396">Il y en a 3 000</text:p>
      <text:p text:style-name="P5397">sur Le Plateau-Mont-Royal,</text:p>
      <text:p text:style-name="P5398"/>
      <text:p text:style-name="P5399"><text:span text:style-name="T5400"><text:s/></text:span><text:span text:style-name="T5401">718: 10:40:12.08 10:40:13.21 <text:s/>Durée 00:00:01.13 <text:s/>Lisibilité 23</text:span></text:p>
      <text:p text:style-name="P5402">5 000 en période de pointe.</text:p>
      <text:p text:style-name="P5403"/>
      <text:p text:style-name="P5404"><text:s/>719: 10:40:15.16 10:40:18.19 <text:s/>Durée 00:00:03.03 <text:s/>Lisibilité 47</text:p>
      <text:p text:style-name="P5405">#On veut savoir qui profite</text:p>
      <text:p text:style-name="P5406">de cette économie de partage.#</text:p>
      <text:p text:style-name="P5407"/>
      <text:p text:style-name="P5408"><text:s/>720: 10:40:18.24 10:40:22.11 <text:s/>Durée 00:00:03.12 <text:s/>Lisibilité 52</text:p>
      <text:p text:style-name="P5409">Comme é une activité</text:p>
      <text:p text:style-name="P5410">qui est relativement peu visible,</text:p>
      <text:p text:style-name="P5411"/>
      <text:p text:style-name="P5412"><text:s/>721: 10:40:22.16 10:40:23.19 <text:s/>Durée 00:00:01.03 <text:s/>Lisibilité 17</text:p>
      <text:soft-page-break/>
      <text:p text:style-name="P5413">elle est difficile à cerner.</text:p>
      <text:p text:style-name="P5414"/>
      <text:p text:style-name="P5415"><text:s/>722: 10:40:24.24 10:40:27.01 <text:s/>Durée 00:00:02.02 <text:s/>Lisibilité 31</text:p>
      <text:p text:style-name="P5416">#On se rend compte que des compagnies#</text:p>
      <text:p text:style-name="P5417"/>
      <text:p text:style-name="P5418"><text:s/>723: 10:40:27.06 10:40:30.11 <text:s/>Durée 00:00:03.05 <text:s/>Lisibilité 48</text:p>
      <text:p text:style-name="P5419">#se servent d'Airbnb pour louer</text:p>
      <text:p text:style-name="P5420">des apartamentos illégalement.#</text:p>
      <text:p text:style-name="P5421"/>
      <text:p text:style-name="P5422"><text:s/>724: 10:40:32.14 10:40:34.09 <text:s/>Durée 00:00:01.20 <text:s/>Lisibilité 27</text:p>
      <text:p text:style-name="P5423">Ils proposent plusieurs apartamentos.</text:p>
      <text:p text:style-name="P5424"/>
      <text:p text:style-name="P5425"><text:s/>725: 10:40:34.13 10:40:36.23 <text:s/>Durée 00:00:02.10 <text:s/>Lisibilité 36</text:p>
      <text:p text:style-name="P5426">É clairement des professionnels</text:p>
      <text:p text:style-name="P5427">du bed and breakfast.</text:p>
      <text:p text:style-name="P5428"/>
      <text:p text:style-name="P5429"><text:span text:style-name="T5430"><text:s/></text:span><text:span text:style-name="T5431">726: 10:40:37.23 10:40:40.15 <text:s/>Durée 00:00:02.17 <text:s/>Lisibilité 40</text:span></text:p>
      <text:p text:style-name="P5432">#On passe de la serrure traditionnelle#</text:p>
      <text:p text:style-name="P5433"/>
      <text:p text:style-name="P5434"><text:s/>727: 10:40:40.20 10:40:43.19 <text:s/>Durée 00:00:02.24 <text:s/>Lisibilité 44</text:p>
      <text:p text:style-name="P5435">#à la serrure numérique</text:p>
      <text:p text:style-name="P5436">pour arranger les touristes.#</text:p>
      <text:p text:style-name="P5437"/>
      <text:p text:style-name="P5438"><text:s/>728: 10:40:44.06 10:40:46.08 <text:s/>Durée 00:00:02.02 <text:s/>Lisibilité 31</text:p>
      <text:p text:style-name="P5439">#La vie du quartier est menacée.#</text:p>
      <text:p text:style-name="P5440"/>
      <text:p text:style-name="P5441"><text:s/>729: 10:40:46.12 10:40:50.16 <text:s/>Durée 00:00:04.04 <text:s/>Lisibilité 62</text:p>
      <text:p text:style-name="P5442">On pouvait se retrouver</text:p>
      <text:p text:style-name="P5443">avec des fêtes de 35-40 personnes.</text:p>
      <text:p text:style-name="P5444"/>
      <text:p text:style-name="P5445"><text:s/>730: 10:40:50.21 10:40:55.12 <text:s/>Durée 00:00:04.16 <text:s/>Lisibilité 70</text:p>
      <text:p text:style-name="P5446">La fête commençait dès jeudi</text:p>
      <text:p text:style-name="P5447">et se terminait dimanche allégrement,</text:p>
      <text:p text:style-name="P5448"/>
      <text:p text:style-name="P5449"><text:s/>731: 10:40:55.17 10:40:59.13 <text:s/>Durée 00:00:03.21 <text:s/>Lisibilité 58</text:p>
      <text:p text:style-name="P5450">avec des gens saouls dès 15-16 h.</text:p>
      <text:p text:style-name="P5451"/>
      <text:p text:style-name="P5452"><text:span text:style-name="T5453"><text:s/></text:span><text:span text:style-name="T5454">732: 10:41:05.11 10:41:07.19 <text:s/>Durée 00:00:02.08 <text:s/>Lisibilité 35</text:span></text:p>
      <text:p text:style-name="P5455">#Ces propriétaires</text:p>
      <text:p text:style-name="P5456">du Plateau Mont-Royal#</text:p>
      <text:p text:style-name="P5457"/>
      <text:p text:style-name="P5458"><text:s/>733: 10:41:07.23 10:41:11.01 <text:s/>Durée 00:00:03.03 <text:s/>Lisibilité 47</text:p>
      <text:p text:style-name="P5459">#étaient réticents au début,</text:p>
      <text:p text:style-name="P5460">mais ils ont finalement accepté#</text:p>
      <text:p text:style-name="P5461"/>
      <text:p text:style-name="P5462"><text:span text:style-name="T5463"><text:s/></text:span><text:span text:style-name="T5464">734: 10:41:11.06 10:41:12.01 <text:s/>Durée 00:00:00.20 <text:s/>Lisibilité 12</text:span></text:p>
      <text:p text:style-name="P5465">#de nous parler,#</text:p>
      <text:p text:style-name="P5466"/>
      <text:p text:style-name="P5467"><text:s/>735: 10:41:12.05 10:41:15.14 <text:s/>Durée 00:00:03.09 <text:s/>Lisibilité 50</text:p>
      <text:p text:style-name="P5468">#de décrire le calvaire qu'ils vivent</text:p>
      <text:p text:style-name="P5469">par moments depuis 3 ans.#</text:p>
      <text:p text:style-name="P5470"/>
      <text:p text:style-name="P5471"><text:s/>736: 10:41:16.08 10:41:17.23 <text:s/>Durée 00:00:01.15 <text:s/>Lisibilité 24</text:p>
      <text:p text:style-name="P5472">Il y avait du bruit tout le temps.</text:p>
      <text:p text:style-name="P5473"/>
      <text:p text:style-name="P5474"><text:span text:style-name="T5475"><text:s/></text:span><text:span text:style-name="T5476">737: 10:41:18.03 10:41:20.23 <text:s/>Durée 00:00:02.20 <text:s/>Lisibilité 42</text:span></text:p>
      <text:p text:style-name="P5477">Les gens venaient ici faire la fête,</text:p>
      <text:p text:style-name="P5478">alors ça courait un peu partout,</text:p>
      <text:p text:style-name="P5479"/>
      <text:p text:style-name="P5480"><text:s/>738: 10:41:21.03 10:41:23.02 <text:s/>Durée 00:00:01.24 <text:s/>Lisibilité 29</text:p>
      <text:p text:style-name="P5481">le jour, le soir, la nuit.</text:p>
      <text:p text:style-name="P5482"/>
      <text:p text:style-name="P5483"><text:span text:style-name="T5484"><text:s/></text:span><text:span text:style-name="T5485">739: 10:41:23.19 10:41:25.05 <text:s/>Durée 00:00:01.11 <text:s/>Lisibilité 22</text:span></text:p>
      <text:p text:style-name="P5486">Pas moyen de dormir.</text:p>
      <text:p text:style-name="P5487"/>
      <text:p text:style-name="P5488"><text:s/>740: 10:41:25.09 10:41:27.10 <text:s/>Durée 00:00:02.01 <text:s/>Lisibilité 31</text:p>
      <text:p text:style-name="P5489">Une fois, ça va. Deux fois, ouais...</text:p>
      <text:p text:style-name="P5490"/>
      <text:p text:style-name="P5491"><text:s/>741: 10:41:27.15 10:41:29.13 <text:s/>Durée 00:00:01.23 <text:s/>Lisibilité 29</text:p>
      <text:p text:style-name="P5492">Deux ans d'affilée,</text:p>
      <text:p text:style-name="P5493">tous les week-ends,</text:p>
      <text:p text:style-name="P5494"/>
      <text:p text:style-name="P5495"><text:span text:style-name="T5496"><text:s/></text:span><text:span text:style-name="T5497">742: 10:41:29.17 10:41:30.22 <text:s/>Durée 00:00:01.05 <text:s/>Lisibilité 18</text:span></text:p>
      <text:p text:style-name="P5498">je vous le dis, é dur.</text:p>
      <text:p text:style-name="P5499"/>
      <text:p text:style-name="P5500"><text:s/>743: 10:41:31.23 10:41:35.09 <text:s/>Durée 00:00:03.11 <text:s/>Lisibilité 52</text:p>
      <text:p text:style-name="P5501">#Les limousines font même la queue</text:p>
      <text:p text:style-name="P5502">pour déposer les touristes#</text:p>
      <text:p text:style-name="P5503"/>
      <text:p text:style-name="P5504"><text:s/>744: 10:41:35.13 10:41:38.12 <text:s/>Durée 00:00:02.24 <text:s/>Lisibilité 44</text:p>
      <text:p text:style-name="P5505">#qui remplissent 4 apartamentos,</text:p>
      <text:p text:style-name="P5506">l'un à côté de l'autre,#</text:p>
      <text:p text:style-name="P5507"/>
      <text:p text:style-name="P5508"><text:span text:style-name="T5509"><text:s/></text:span><text:span text:style-name="T5510">745: 10:41:38.16 10:41:41.20 <text:s/>Durée 00:00:03.04 <text:s/>Lisibilité 47</text:span></text:p>
      <text:p text:style-name="P5511">#sur une rue résidentielle du Plateau,</text:p>
      <text:p text:style-name="P5512">la rue Cartier.#</text:p>
      <text:p text:style-name="P5513"/>
      <text:p text:style-name="P5514"><text:s/>746: 10:41:41.24 10:41:43.15 <text:s/>Durée 00:00:01.16 <text:s/>Lisibilité 25</text:p>
      <text:p text:style-name="P5515">Les policiers nous ont dit</text:p>
      <text:p text:style-name="P5516"/>
      <text:p text:style-name="P5517"><text:s/>747: 10:41:43.20 10:41:46.12 <text:s/>Durée 00:00:02.17 <text:s/>Lisibilité 40</text:p>
      <text:p text:style-name="P5518">que ce n'était pas qu'ici,</text:p>
      <text:p text:style-name="P5519">les points chauds,</text:p>
      <text:p text:style-name="P5520"/>
      <text:soft-page-break/>
      <text:p text:style-name="P5521"><text:s/>748: 10:41:46.16 10:41:48.21 <text:s/>Durée 00:00:02.05 <text:s/>Lisibilité 33</text:p>
      <text:p text:style-name="P5522">qu'il y en avait beaucoup</text:p>
      <text:p text:style-name="P5523">sur Le Plateau.</text:p>
      <text:p text:style-name="P5524"/>
      <text:p text:style-name="P5525"><text:s/>749: 10:41:51.00 10:41:52.03 <text:s/>Durée 00:00:01.03 <text:s/>Lisibilité 17</text:p>
      <text:p text:style-name="P5526">Certains sont très gentils,</text:p>
      <text:p text:style-name="P5527"/>
      <text:p text:style-name="P5528"><text:span text:style-name="T5529"><text:s/></text:span><text:span text:style-name="T5530">750: 10:41:52.07 10:41:55.13 <text:s/>Durée 00:00:03.06 <text:s/>Lisibilité 49</text:span></text:p>
      <text:p text:style-name="P5531">mais d'autres ont l'impression de</text:p>
      <text:p text:style-name="P5532">débarquer dans un centre de vacances.</text:p>
      <text:p text:style-name="P5533"/>
      <text:p text:style-name="P5534"><text:s/>751: 10:41:56.15 10:41:59.24 <text:s/>Durée 00:00:03.09 <text:s/>Lisibilité 50</text:p>
      <text:p text:style-name="P5535">#Olivier Lalande habite plus à l'ouest</text:p>
      <text:p text:style-name="P5536">dans le quartier.#</text:p>
      <text:p text:style-name="P5537"/>
      <text:p text:style-name="P5538"><text:s/>752: 10:42:00.03 10:42:03.08 <text:s/>Durée 00:00:03.05 <text:s/>Lisibilité 48</text:p>
      <text:p text:style-name="P5539">#Chaque été, il craint l'arrivée</text:p>
      <text:p text:style-name="P5540">de la clientèle Airbnb#</text:p>
      <text:p text:style-name="P5541"/>
      <text:p text:style-name="P5542"><text:s/>753: 10:42:03.13 10:42:05.15 <text:s/>Durée 00:00:02.02 <text:s/>Lisibilité 31</text:p>
      <text:p text:style-name="P5543">#qui envahit l'apartamento voisin.#</text:p>
      <text:p text:style-name="P5544"/>
      <text:p text:style-name="P5545"><text:span text:style-name="T5546"><text:s/></text:span><text:span text:style-name="T5547">754: 10:42:05.19 10:42:09.05 <text:s/>Durée 00:00:03.11 <text:s/>Lisibilité 52</text:span></text:p>
      <text:p text:style-name="P5548">On en a vu de toutes les couleurs.</text:p>
      <text:p text:style-name="P5549">On a eu des soldats américains</text:p>
      <text:p text:style-name="P5550"/>
      <text:p text:style-name="P5551"><text:s/>755: 10:42:09.10 10:42:10.10 <text:s/>Durée 00:00:01.00 <text:s/>Lisibilité 15</text:p>
      <text:p text:style-name="P5552">qui venaient faire la fête.</text:p>
      <text:p text:style-name="P5553"/>
      <text:p text:style-name="P5554"><text:s/>756: 10:42:10.14 10:42:12.12 <text:s/>Durée 00:00:01.23 <text:s/>Lisibilité 29</text:p>
      <text:p text:style-name="P5555">On a eu des Écossais</text:p>
      <text:p text:style-name="P5556"/>
      <text:p text:style-name="P5557"><text:s/>757: 10:42:12.17 10:42:14.16 <text:s/>Durée 00:00:01.24 <text:s/>Lisibilité 29</text:p>
      <text:p text:style-name="P5558">qui buvaient</text:p>
      <text:p text:style-name="P5559">jusqu'à ne plus savoir leur nom.</text:p>
      <text:p text:style-name="P5560"/>
      <text:p text:style-name="P5561"><text:s/>758: 10:42:14.21 10:42:16.12 <text:s/>Durée 00:00:01.16 <text:s/>Lisibilité 25</text:p>
      <text:p text:style-name="P5562">Alors, ça, é l'été 2016.</text:p>
      <text:p text:style-name="P5563"/>
      <text:p text:style-name="P5564"><text:s/>759: 10:42:16.16 10:42:18.09 <text:s/>Durée 00:00:01.18 <text:s/>Lisibilité 26</text:p>
      <text:p text:style-name="P5565">#Ce qui l'exaspère le plus,#</text:p>
      <text:p text:style-name="P5566"/>
      <text:p text:style-name="P5567"><text:s/>760: 10:42:18.13 10:42:21.04 <text:s/>Durée 00:00:02.16 <text:s/>Lisibilité 40</text:p>
      <text:p text:style-name="P5568">é la montagne de déchets</text:p>
      <text:p text:style-name="P5569">que laissent les touristes.</text:p>
      <text:p text:style-name="P5570"/>
      <text:p text:style-name="P5571"><text:s/>761: 10:42:21.09 10:42:24.07 <text:s/>Durée 00:00:02.23 <text:s/>Lisibilité 44</text:p>
      <text:soft-page-break/>
      <text:p text:style-name="P5572">Ça é la fois</text:p>
      <text:p text:style-name="P5573">où on s'était tellement plaint</text:p>
      <text:p text:style-name="P5574"/>
      <text:p text:style-name="P5575"><text:s/>762: 10:42:24.23 10:42:27.02 <text:s/>Durée 00:00:02.04 <text:s/>Lisibilité 32</text:p>
      <text:p text:style-name="P5576">que plutôt que de ramasser</text:p>
      <text:p text:style-name="P5577">les poubelles</text:p>
      <text:p text:style-name="P5578"/>
      <text:p text:style-name="P5579"><text:span text:style-name="T5580"><text:s/></text:span><text:span text:style-name="T5581">763: 10:42:27.06 10:42:28.22 <text:s/>Durée 00:00:01.16 <text:s/>Lisibilité 25</text:span></text:p>
      <text:p text:style-name="P5582">et d'aller les jeter comme il faut,</text:p>
      <text:p text:style-name="P5583"/>
      <text:p text:style-name="P5584"><text:span text:style-name="T5585"><text:s/></text:span><text:span text:style-name="T5586">764: 10:42:29.01 10:42:31.03 <text:s/>Durée 00:00:02.02 <text:s/>Lisibilité 31</text:span></text:p>
      <text:p text:style-name="P5587">ils ont préféré</text:p>
      <text:p text:style-name="P5588">les rentrer à l'intérieur</text:p>
      <text:p text:style-name="P5589"/>
      <text:p text:style-name="P5590"><text:s/>765: 10:42:31.08 10:42:33.19 <text:s/>Durée 00:00:02.11 <text:s/>Lisibilité 37</text:p>
      <text:p text:style-name="P5591">et ça a donné des mouches</text:p>
      <text:p text:style-name="P5592">qui s'étaient accumulées.</text:p>
      <text:p text:style-name="P5593"/>
      <text:p text:style-name="P5594"><text:s/>766: 10:42:35.13 10:42:37.07 <text:s/>Durée 00:00:01.19 <text:s/>Lisibilité 26</text:p>
      <text:p text:style-name="P5595">- Il y en a partout.</text:p>
      <text:p text:style-name="P5596">- Partout.</text:p>
      <text:p text:style-name="P5597"/>
      <text:p text:style-name="P5598"><text:span text:style-name="T5599"><text:s/></text:span><text:span text:style-name="T5600">767: 10:42:39.08 10:42:42.04 <text:s/>Durée 00:00:02.21 <text:s/>Lisibilité 43</text:span></text:p>
      <text:p text:style-name="P5601">#Mais qui sont les propriétaires</text:p>
      <text:p text:style-name="P5602">derrière ces locations?#</text:p>
      <text:p text:style-name="P5603"/>
      <text:p text:style-name="P5604"><text:s/>768: 10:42:42.09 10:42:45.04 <text:s/>Durée 00:00:02.20 <text:s/>Lisibilité 42</text:p>
      <text:p text:style-name="P5605">#On a décidé de louer</text:p>
      <text:p text:style-name="P5606">pour une courte durée#</text:p>
      <text:p text:style-name="P5607"/>
      <text:p text:style-name="P5608"><text:s/>769: 10:42:45.08 10:42:47.13 <text:s/>Durée 00:00:02.05 <text:s/>Lisibilité 33</text:p>
      <text:p text:style-name="P5609">#le 4047 de la rue Cartier.#</text:p>
      <text:p text:style-name="P5610"/>
      <text:p text:style-name="P5611"><text:s/>770: 10:42:48.03 10:42:50.14 <text:s/>Durée 00:00:02.11 <text:s/>Lisibilité 37</text:p>
      <text:p text:style-name="P5612">#L'adresse nous conduit au site Airbnb #</text:p>
      <text:p text:style-name="P5613"/>
      <text:p text:style-name="P5614"><text:s/>771: 10:42:50.18 10:42:54.12 <text:s/>Durée 00:00:03.19 <text:s/>Lisibilité 56</text:p>
      <text:p text:style-name="P5615">#qui la classe parmi les 20 meilleures</text:p>
      <text:p text:style-name="P5616">locations de vacances à Montreal.#</text:p>
      <text:p text:style-name="P5617"/>
      <text:p text:style-name="P5618"><text:span text:style-name="T5619"><text:s/></text:span><text:span text:style-name="T5620">772: 10:42:55.03 10:42:57.03 <text:s/>Durée 00:00:02.00 <text:s/>Lisibilité 30</text:span></text:p>
      <text:p text:style-name="P5621">#Les loueurs sont 2 hommes.#</text:p>
      <text:p text:style-name="P5622"/>
      <text:p text:style-name="P5623"><text:s/>773: 10:42:57.07 10:42:59.03 <text:s/>Durée 00:00:01.21 <text:s/>Lisibilité 28</text:p>
      <text:p text:style-name="P5624">#En raffinant notre recherche,#</text:p>
      <text:p text:style-name="P5625"/>
      <text:p text:style-name="P5626"><text:span text:style-name="T5627"><text:s/></text:span><text:span text:style-name="T5628">774: 10:42:59.07 10:43:02.12 <text:s/>Durée 00:00:03.05 <text:s/>Lisibilité 48</text:span></text:p>
      <text:soft-page-break/>
      <text:p text:style-name="P5629">#on découvre qu'ils dirigent</text:p>
      <text:p text:style-name="P5630">une compagnie qui s'appelle Sonder.#</text:p>
      <text:p text:style-name="P5631"/>
      <text:p text:style-name="P5632"><text:span text:style-name="T5633"><text:s/></text:span><text:span text:style-name="T5634">775: 10:43:04.15 10:43:06.07 <text:s/>Durée 00:00:01.17 <text:s/>Lisibilité 25</text:span></text:p>
      <text:p text:style-name="P5635">On a loué un apartamento</text:p>
      <text:p text:style-name="P5636"/>
      <text:p text:style-name="P5637"><text:s/>776: 10:43:06.12 10:43:09.00 <text:s/>Durée 00:00:02.13 <text:s/>Lisibilité 38</text:p>
      <text:p text:style-name="P5638">juste en face d'ici, 2 jours.</text:p>
      <text:p text:style-name="P5639"/>
      <text:p text:style-name="P5640"><text:s/>777: 10:43:09.18 10:43:12.22 <text:s/>Durée 00:00:03.04 <text:s/>Lisibilité 47</text:p>
      <text:p text:style-name="P5641">Je ne vois aucun panneau</text:p>
      <text:p text:style-name="P5642">à l'extérieur. Que se passe-t-il?</text:p>
      <text:p text:style-name="P5643"/>
      <text:p text:style-name="P5644"><text:s/>778: 10:43:13.01 10:43:14.15 <text:s/>Durée 00:00:01.14 <text:s/>Lisibilité 23</text:p>
      <text:p text:style-name="P5645">#Luc Ferrandez est maire#</text:p>
      <text:p text:style-name="P5646"/>
      <text:p text:style-name="P5647"><text:s/>779: 10:43:14.19 10:43:17.03 <text:s/>Durée 00:00:02.09 <text:s/>Lisibilité 35</text:p>
      <text:p text:style-name="P5648">#de l'arrondissement</text:p>
      <text:p text:style-name="P5649">Le Plateau Mont-Royal.#</text:p>
      <text:p text:style-name="P5650"/>
      <text:p text:style-name="P5651"><text:s/>780: 10:43:17.07 10:43:18.02 <text:s/>Durée 00:00:00.20 <text:s/>Lisibilité 12</text:p>
      <text:p text:style-name="P5652">À cet endroit-là,</text:p>
      <text:p text:style-name="P5653"/>
      <text:p text:style-name="P5654"><text:span text:style-name="T5655"><text:s/></text:span><text:span text:style-name="T5656">781: 10:43:18.07 10:43:21.18 <text:s/>Durée 00:00:03.11 <text:s/>Lisibilité 52</text:span></text:p>
      <text:p text:style-name="P5657">on avait justement des gens</text:p>
      <text:p text:style-name="P5658">qui louaient impunément</text:p>
      <text:p text:style-name="P5659"/>
      <text:p text:style-name="P5660"><text:s/>782: 10:43:21.22 10:43:24.07 <text:s/>Durée 00:00:02.10 <text:s/>Lisibilité 36</text:p>
      <text:p text:style-name="P5661">en bed and breakfast,</text:p>
      <text:p text:style-name="P5662">des professionnels.</text:p>
      <text:p text:style-name="P5663"/>
      <text:p text:style-name="P5664"><text:s/>783: 10:43:24.11 10:43:28.01 <text:s/>Durée 00:00:03.15 <text:s/>Lisibilité 54</text:p>
      <text:p text:style-name="P5665">Là, on était sur le point</text:p>
      <text:p text:style-name="P5666">d'envoyer des inspecteurs.</text:p>
      <text:p text:style-name="P5667"/>
      <text:p text:style-name="P5668"><text:s/>784: 10:43:28.05 10:43:31.06 <text:s/>Durée 00:00:03.01 <text:s/>Lisibilité 46</text:p>
      <text:p text:style-name="P5669">Au moment où on allait le faire,</text:p>
      <text:p text:style-name="P5670">le propriétaire est décédé.</text:p>
      <text:p text:style-name="P5671"/>
      <text:p text:style-name="P5672"><text:s/>785: 10:43:31.10 10:43:33.23 <text:s/>Durée 00:00:02.13 <text:s/>Lisibilité 38</text:p>
      <text:p text:style-name="P5673">Et son partenaire nous a dit:</text:p>
      <text:p text:style-name="P5674"/>
      <text:p text:style-name="P5675"><text:s/>786: 10:43:34.02 10:43:37.16 <text:s/>Durée 00:00:03.14 <text:s/>Lisibilité 53</text:p>
      <text:p text:style-name="P5676">"Je sors de ce business.</text:p>
      <text:p text:style-name="P5677">Je ne veux plus rien savoir."</text:p>
      <text:p text:style-name="P5678"/>
      <text:p text:style-name="P5679"><text:s/>787: 10:43:37.20 10:43:39.17 <text:s/>Durée 00:00:01.22 <text:s/>Lisibilité 28</text:p>
      <text:soft-page-break/>
      <text:p text:style-name="P5680">Et on n'a pas envoyé les inspecteurs.</text:p>
      <text:p text:style-name="P5681"/>
      <text:p text:style-name="P5682"><text:s/>788: 10:43:39.21 10:43:43.24 <text:s/>Durée 00:00:04.03 <text:s/>Lisibilité 62</text:p>
      <text:p text:style-name="P5683">On s'aperçoit qu'il nous a roulés.</text:p>
      <text:p text:style-name="P5684"/>
      <text:p text:style-name="P5685"><text:s/>789: 10:43:44.03 10:43:46.21 <text:s/>Durée 00:00:02.18 <text:s/>Lisibilité 41</text:p>
      <text:p text:style-name="P5686">Il a attendu et il recommence.</text:p>
      <text:p text:style-name="P5687">On va recommencer aussi.</text:p>
      <text:p text:style-name="P5688"/>
      <text:p text:style-name="P5689"><text:s/>790: 10:43:47.12 10:43:50.00 <text:s/>Durée 00:00:02.13 <text:s/>Lisibilité 38</text:p>
      <text:p text:style-name="P5690">#On apprend</text:p>
      <text:p text:style-name="P5691">qu'après la mort du propriétaire,#</text:p>
      <text:p text:style-name="P5692"/>
      <text:p text:style-name="P5693"><text:span text:style-name="T5694"><text:s/></text:span><text:span text:style-name="T5695">791: 10:43:50.04 10:43:54.01 <text:s/>Durée 00:00:03.22 <text:s/>Lisibilité 58</text:span></text:p>
      <text:p text:style-name="P5696">#é Sonder qui est devenu le loueur</text:p>
      <text:p text:style-name="P5697">des apartamentos de la rue Cartier.#</text:p>
      <text:p text:style-name="P5698"/>
      <text:p text:style-name="P5699"><text:s/>792: 10:43:54.05 10:43:56.08 <text:s/>Durée 00:00:02.03 <text:s/>Lisibilité 32</text:p>
      <text:p text:style-name="P5700">Ça devient un hôtel illégal.<text:s/></text:p>
      <text:p text:style-name="P5701"/>
      <text:p text:style-name="P5702"><text:s/>793: 10:43:58.22 10:44:02.07 <text:s/>Durée 00:00:03.10 <text:s/>Lisibilité 51</text:p>
      <text:p text:style-name="P5703">Ça peut priver une partie</text:p>
      <text:p text:style-name="P5704">de la population qui est locataire</text:p>
      <text:p text:style-name="P5705"/>
      <text:p text:style-name="P5706"><text:s/>794: 10:44:02.11 10:44:04.02 <text:s/>Durée 00:00:01.16 <text:s/>Lisibilité 25</text:p>
      <text:p text:style-name="P5707">d'un accès</text:p>
      <text:p text:style-name="P5708">à des logements de qualité.</text:p>
      <text:p text:style-name="P5709"/>
      <text:p text:style-name="P5710"><text:s/>795: 10:44:04.06 10:44:06.21 <text:s/>Durée 00:00:02.15 <text:s/>Lisibilité 39</text:p>
      <text:p text:style-name="P5711">Les logements sur le marché locatif</text:p>
      <text:p text:style-name="P5712">sont peu nombreux.</text:p>
      <text:p text:style-name="P5713"/>
      <text:p text:style-name="P5714"><text:s/>796: 10:44:07.14 10:44:11.23 <text:s/>Durée 00:00:04.09 <text:s/>Lisibilité 65</text:p>
      <text:p text:style-name="P5715">#Pour l'urbaniste Gérard Beaudet,</text:p>
      <text:p text:style-name="P5716">é le parc locatif qui est menacé#</text:p>
      <text:p text:style-name="P5717"/>
      <text:p text:style-name="P5718"><text:s/>797: 10:44:12.03 10:44:14.23 <text:s/>Durée 00:00:02.20 <text:s/>Lisibilité 42</text:p>
      <text:p text:style-name="P5719">#et la qualité de vie</text:p>
      <text:p text:style-name="P5720">qui risque de s'effriter,#</text:p>
      <text:p text:style-name="P5721"/>
      <text:p text:style-name="P5722"><text:s/>798: 10:44:15.03 10:44:15.23 <text:s/>Durée 00:00:00.20 <text:s/>Lisibilité 12</text:p>
      <text:p text:style-name="P5723">#et pas qu'à Montreal.#</text:p>
      <text:p text:style-name="P5724"/>
      <text:p text:style-name="P5725"><text:s/>799: 10:44:16.02 10:44:17.12 <text:s/>Durée 00:00:01.10 <text:s/>Lisibilité 21</text:p>
      <text:p text:style-name="P5726">Dans la Haute-Ville de Québec,</text:p>
      <text:p text:style-name="P5727"/>
      <text:p text:style-name="P5728"><text:s/>800: 10:44:17.17 10:44:20.14 <text:s/>Durée 00:00:02.22 <text:s/>Lisibilité 43</text:p>
      <text:soft-page-break/>
      <text:p text:style-name="P5729">on a vu s'effondrer</text:p>
      <text:p text:style-name="P5730">l'offre des services de proximité,</text:p>
      <text:p text:style-name="P5731"/>
      <text:p text:style-name="P5732"><text:s/>801: 10:44:20.18 10:44:22.21 <text:s/>Durée 00:00:02.03 <text:s/>Lisibilité 32</text:p>
      <text:p text:style-name="P5733">ce qui fait qu'aujourd'hui,</text:p>
      <text:p text:style-name="P5734">habiter le Vieux-Québec,</text:p>
      <text:p text:style-name="P5735"/>
      <text:p text:style-name="P5736"><text:s/>802: 10:44:23.00 10:44:26.02 <text:s/>Durée 00:00:03.02 <text:s/>Lisibilité 46</text:p>
      <text:p text:style-name="P5737">é un problema car il faut</text:p>
      <text:p text:style-name="P5738">en sortir pour avoir accès<text:s/></text:p>
      <text:p text:style-name="P5739"/>
      <text:p text:style-name="P5740"><text:s/>803: 10:44:26.07 10:44:28.03 <text:s/>Durée 00:00:01.21 <text:s/>Lisibilité 28</text:p>
      <text:p text:style-name="P5741">à quelques services de base.</text:p>
      <text:p text:style-name="P5742"/>
      <text:p text:style-name="P5743"><text:span text:style-name="T5744"><text:s/></text:span><text:span text:style-name="T5745">804: 10:44:28.23 10:44:32.13 <text:s/>Durée 00:00:03.15 <text:s/>Lisibilité 54</text:span></text:p>
      <text:p text:style-name="P5746">#De toute évidence, la location Airbnb</text:p>
      <text:p text:style-name="P5747">peut rapporter gros.#</text:p>
      <text:p text:style-name="P5748"/>
      <text:p text:style-name="P5749"><text:s/>805: 10:44:32.18 10:44:35.13 <text:s/>Durée 00:00:02.20 <text:s/>Lisibilité 42</text:p>
      <text:p text:style-name="P5750">#On n'a qu'à consulter</text:p>
      <text:p text:style-name="P5751">le rapport AirDNA #</text:p>
      <text:p text:style-name="P5752"/>
      <text:p text:style-name="P5753"><text:span text:style-name="T5754"><text:s/></text:span><text:span text:style-name="T5755">806: 10:44:35.17 10:44:38.00 <text:s/>Durée 00:00:02.08 <text:s/>Lisibilité 35</text:span></text:p>
      <text:p text:style-name="P5756">#préparé</text:p>
      <text:p text:style-name="P5757">par des spécialistes américains#</text:p>
      <text:p text:style-name="P5758"/>
      <text:p text:style-name="P5759"><text:span text:style-name="T5760"><text:s/></text:span><text:span text:style-name="T5761">807: 10:44:38.04 10:44:40.12 <text:s/>Durée 00:00:02.08 <text:s/>Lisibilité 35</text:span></text:p>
      <text:p text:style-name="P5762">#qui analysent les locations d'Airbnb.#</text:p>
      <text:p text:style-name="P5763"/>
      <text:p text:style-name="P5764"><text:s/>808: 10:44:40.16 10:44:43.00 <text:s/>Durée 00:00:02.09 <text:s/>Lisibilité 35</text:p>
      <text:p text:style-name="P5765">#Sur Le Plateau,</text:p>
      <text:p text:style-name="P5766">cette maison rue Sherbrooke#</text:p>
      <text:p text:style-name="P5767"/>
      <text:p text:style-name="P5768"><text:span text:style-name="T5769"><text:s/></text:span><text:span text:style-name="T5770">809: 10:44:43.04 10:44:46.23 <text:s/>Durée 00:00:03.19 <text:s/>Lisibilité 56</text:span></text:p>
      <text:p text:style-name="P5771">#se classe en première position</text:p>
      <text:p text:style-name="P5772">dans les 4 chambres et plus.#</text:p>
      <text:p text:style-name="P5773"/>
      <text:p text:style-name="P5774"><text:span text:style-name="T5775"><text:s/></text:span><text:span text:style-name="T5776">810: 10:44:47.03 10:44:52.05 <text:s/>Durée 00:00:05.02 <text:s/>Lisibilité 76</text:span></text:p>
      <text:p text:style-name="P5777">#On estime le revenu annuel</text:p>
      <text:p text:style-name="P5778">à 207 280 dollars américains.#</text:p>
      <text:p text:style-name="P5779"/>
      <text:p text:style-name="P5780"><text:s/>811: 10:44:54.18 10:44:56.23 <text:s/>Durée 00:00:02.05 <text:s/>Lisibilité 33</text:p>
      <text:p text:style-name="P5781">#Les intermédiaires de la location#</text:p>
      <text:p text:style-name="P5782"/>
      <text:p text:style-name="P5783"><text:s/>812: 10:44:57.02 10:44:58.08 <text:s/>Durée 00:00:01.06 <text:s/>Lisibilité 19</text:p>
      <text:p text:style-name="P5784">#sont de plus en plus nombreux#</text:p>
      <text:p text:style-name="P5785"/>
      <text:soft-page-break/>
      <text:p text:style-name="P5786"><text:s/>813: 10:44:58.12 10:45:02.04 <text:s/>Durée 00:00:03.17 <text:s/>Lisibilité 55</text:p>
      <text:p text:style-name="P5787">#avec la popularité d'Airbnb</text:p>
      <text:p text:style-name="P5788">qui ne cesse de croître.#</text:p>
      <text:p text:style-name="P5789"/>
      <text:p text:style-name="P5790"><text:s/>814: 10:45:02.24 10:45:04.09 <text:s/>Durée 00:00:01.10 <text:s/>Lisibilité 21</text:p>
      <text:p text:style-name="P5791">É intéressant d'agir comme ça</text:p>
      <text:p text:style-name="P5792"/>
      <text:p text:style-name="P5793"><text:s/>815: 10:45:04.14 10:45:07.00 <text:s/>Durée 00:00:02.11 <text:s/>Lisibilité 37</text:p>
      <text:p text:style-name="P5794">on n'a pas</text:p>
      <text:p text:style-name="P5795">d'investissement de départ,</text:p>
      <text:p text:style-name="P5796"/>
      <text:p text:style-name="P5797"><text:s/>816: 10:45:07.04 10:45:09.19 <text:s/>Durée 00:00:02.15 <text:s/>Lisibilité 39</text:p>
      <text:p text:style-name="P5798">on n'a pas à acheter des logements,</text:p>
      <text:p text:style-name="P5799">on sert d'intermédiaire.</text:p>
      <text:p text:style-name="P5800"/>
      <text:p text:style-name="P5801"><text:s/>817: 10:45:10.17 10:45:13.10 <text:s/>Durée 00:00:02.18 <text:s/>Lisibilité 41</text:p>
      <text:p text:style-name="P5802">#Ces entreprises recherchent</text:p>
      <text:p text:style-name="P5803">des apartamentos disponibles#</text:p>
      <text:p text:style-name="P5804"/>
      <text:p text:style-name="P5805"><text:span text:style-name="T5806"><text:s/></text:span><text:span text:style-name="T5807">818: 10:45:14.04 10:45:17.23 <text:s/>Durée 00:00:03.19 <text:s/>Lisibilité 56</text:span></text:p>
      <text:p text:style-name="P5808">#et ils concluent des accords</text:p>
      <text:p text:style-name="P5809">de location avec les propriétaires.#</text:p>
      <text:p text:style-name="P5810"/>
      <text:p text:style-name="P5811"><text:s/>819: 10:45:18.03 10:45:20.24 <text:s/>Durée 00:00:02.21 <text:s/>Lisibilité 43</text:p>
      <text:p text:style-name="P5812">É un service clé en main,</text:p>
      <text:p text:style-name="P5813">de A à Z.</text:p>
      <text:p text:style-name="P5814"/>
      <text:p text:style-name="P5815"><text:s/>820: 10:45:21.03 10:45:24.08 <text:s/>Durée 00:00:03.05 <text:s/>Lisibilité 48</text:p>
      <text:p text:style-name="P5816">On s'occupe de gérer votre apartamento</text:p>
      <text:p text:style-name="P5817">pour maximiser les revenus.</text:p>
      <text:p text:style-name="P5818"/>
      <text:p text:style-name="P5819"><text:s/>821: 10:45:24.24 10:45:27.10 <text:s/>Durée 00:00:02.11 <text:s/>Lisibilité 37</text:p>
      <text:p text:style-name="P5820">#Nos recherches</text:p>
      <text:p text:style-name="P5821">nous ont conduits vers cet homme#</text:p>
      <text:p text:style-name="P5822"/>
      <text:p text:style-name="P5823"><text:span text:style-name="T5824"><text:s/></text:span><text:span text:style-name="T5825">822: 10:45:27.15 10:45:30.23 <text:s/>Durée 00:00:03.08 <text:s/>Lisibilité 50</text:span></text:p>
      <text:p text:style-name="P5826">#qui loue pour une courte durée</text:p>
      <text:p text:style-name="P5827">des apartamentos aux touristes#</text:p>
      <text:p text:style-name="P5828"/>
      <text:p text:style-name="P5829"><text:s/>823: 10:45:31.02 10:45:34.00 <text:s/>Durée 00:00:02.23 <text:s/>Lisibilité 44</text:p>
      <text:p text:style-name="P5830">#dans des zones résidentielles</text:p>
      <text:p text:style-name="P5831">sur Le Plateau,#</text:p>
      <text:p text:style-name="P5832"/>
      <text:p text:style-name="P5833"><text:s/>824: 10:45:34.04 10:45:35.10 <text:s/>Durée 00:00:01.06 <text:s/>Lisibilité 19</text:p>
      <text:p text:style-name="P5834">#ce qui est illégal.#</text:p>
      <text:p text:style-name="P5835"/>
      <text:p text:style-name="P5836"><text:s/>825: 10:45:35.14 10:45:36.19 <text:s/>Durée 00:00:01.05 <text:s/>Lisibilité 18</text:p>
      <text:soft-page-break/>
      <text:p text:style-name="P5837">#Sans permis, en plus.#</text:p>
      <text:p text:style-name="P5838"/>
      <text:p text:style-name="P5839"><text:s/>826: 10:45:37.08 10:45:39.03 <text:s/>Durée 00:00:01.20 <text:s/>Lisibilité 27</text:p>
      <text:p text:style-name="P5840">#À l'aide d'une câmera cachée,#</text:p>
      <text:p text:style-name="P5841"/>
      <text:p text:style-name="P5842"><text:span text:style-name="T5843"><text:s/></text:span><text:span text:style-name="T5844">827: 10:45:39.08 10:45:42.01 <text:s/>Durée 00:00:02.18 <text:s/>Lisibilité 41</text:span></text:p>
      <text:p text:style-name="P5845">#on veut savoir comment il négocie</text:p>
      <text:p text:style-name="P5846">avec un propriétaire.#</text:p>
      <text:p text:style-name="P5847"/>
      <text:p text:style-name="P5848"><text:s/>828: 10:45:42.06 10:45:44.18 <text:s/>Durée 00:00:02.12 <text:s/>Lisibilité 37</text:p>
      <text:p text:style-name="P5849">Ça ne coûte rien</text:p>
      <text:p text:style-name="P5850">de faire affaire avec nous.</text:p>
      <text:p text:style-name="P5851"/>
      <text:p text:style-name="P5852"><text:s/>829: 10:45:44.22 10:45:47.10 <text:s/>Durée 00:00:02.13 <text:s/>Lisibilité 38</text:p>
      <text:p text:style-name="P5853"><text:s/>À la fin, on va prendre une commission</text:p>
      <text:p text:style-name="P5854">du revenu généré.</text:p>
      <text:p text:style-name="P5855"/>
      <text:p text:style-name="P5856"><text:s/>830: 10:45:47.14 10:45:49.10 <text:s/>Durée 00:00:01.21 <text:s/>Lisibilité 28</text:p>
      <text:p text:style-name="P5857">- Et ça, é une commission de combien?</text:p>
      <text:p text:style-name="P5858">- De 20%.</text:p>
      <text:p text:style-name="P5859"/>
      <text:p text:style-name="P5860"><text:s/>831: 10:45:49.14 10:45:52.08 <text:s/>Durée 00:00:02.19 <text:s/>Lisibilité 41</text:p>
      <text:p text:style-name="P5861">- De 20% que vous prenez.</text:p>
      <text:p text:style-name="P5862">- On prend une commission de 20%.</text:p>
      <text:p text:style-name="P5863"/>
      <text:p text:style-name="P5864"><text:s/>832: 10:45:53.08 10:45:55.01 <text:s/>Durée 00:00:01.18 <text:s/>Lisibilité 26</text:p>
      <text:p text:style-name="P5865">#D'après son estimation,#</text:p>
      <text:p text:style-name="P5866"/>
      <text:p text:style-name="P5867"><text:span text:style-name="T5868"><text:s/></text:span><text:span text:style-name="T5869">833: 10:45:55.05 10:45:59.00 <text:s/>Durée 00:00:03.20 <text:s/>Lisibilité 57</text:span></text:p>
      <text:p text:style-name="P5870">#la location de l'apartamento</text:p>
      <text:p text:style-name="P5871">rapporterait 5 000 dollars par mois.#</text:p>
      <text:p text:style-name="P5872"/>
      <text:p text:style-name="P5873"><text:s/>834: 10:45:59.14 10:46:03.15 <text:s/>Durée 00:00:04.01 <text:s/>Lisibilité 61</text:p>
      <text:p text:style-name="P5874">#20% de commission, é</text:p>
      <text:p text:style-name="P5875">1 000 dollars par mois dans sa poche.#</text:p>
      <text:p text:style-name="P5876"/>
      <text:p text:style-name="P5877"><text:s/>835: 10:46:03.20 10:46:06.11 <text:s/>Durée 00:00:02.16 <text:s/>Lisibilité 40</text:p>
      <text:p text:style-name="P5878">#Et le permis requis</text:p>
      <text:p text:style-name="P5879">par le ministère du Tourisme#</text:p>
      <text:p text:style-name="P5880"/>
      <text:p text:style-name="P5881"><text:s/>836: 10:46:06.16 10:46:09.06 <text:s/>Durée 00:00:02.15 <text:s/>Lisibilité 39</text:p>
      <text:p text:style-name="P5882">#ne semble avoir aucune importance.#</text:p>
      <text:p text:style-name="P5883"/>
      <text:p text:style-name="P5884"><text:s/>837: 10:46:09.11 10:46:13.24 <text:s/>Durée 00:00:04.13 <text:s/>Lisibilité 68</text:p>
      <text:p text:style-name="P5885">Si un inspecteur vient chez vous,</text:p>
      <text:p text:style-name="P5886">la première fois, é un avertissement.</text:p>
      <text:p text:style-name="P5887"/>
      <text:soft-page-break/>
      <text:p text:style-name="P5888"><text:s/>838: 10:46:14.03 10:46:18.05 <text:s/>Durée 00:00:04.02 <text:s/>Lisibilité 61</text:p>
      <text:p text:style-name="P5889">La deuxième fois, il y a</text:p>
      <text:p text:style-name="P5890">une amende qui est instaurée.</text:p>
      <text:p text:style-name="P5891"/>
      <text:p text:style-name="P5892"><text:s/>839: 10:46:18.09 10:46:20.16 <text:s/>Durée 00:00:02.07 <text:s/>Lisibilité 34</text:p>
      <text:p text:style-name="P5893">Je n'ai jamais eu d'inspecteur</text:p>
      <text:p text:style-name="P5894">qui est venu, et moi, je dis toujours:</text:p>
      <text:p text:style-name="P5895"/>
      <text:p text:style-name="P5896"><text:s/>840: 10:46:20.20 10:46:23.12 <text:s/>Durée 00:00:02.17 <text:s/>Lisibilité 40</text:p>
      <text:p text:style-name="P5897">"Si un inspecteur vient et qu'il dit</text:p>
      <text:p text:style-name="P5898">qu'il y a quelque chose qui se passe,</text:p>
      <text:p text:style-name="P5899"/>
      <text:p text:style-name="P5900"><text:s/>841: 10:46:23.16 10:46:25.18 <text:s/>Durée 00:00:02.02 <text:s/>Lisibilité 31</text:p>
      <text:p text:style-name="P5901">"on va arrêter, monsieur."</text:p>
      <text:p text:style-name="P5902"/>
      <text:p text:style-name="P5903"><text:s/>842: 10:46:25.22 10:46:28.10 <text:s/>Durée 00:00:02.13 <text:s/>Lisibilité 38</text:p>
      <text:p text:style-name="P5904">- É comme ça que vous fonctionnez?</text:p>
      <text:p text:style-name="P5905">- Ouais.</text:p>
      <text:p text:style-name="P5906"/>
      <text:p text:style-name="P5907"><text:s/>843: 10:46:30.23 10:46:34.05 <text:s/>Durée 00:00:03.07 <text:s/>Lisibilité 49</text:p>
      <text:p text:style-name="P5908">#Une autre compagnie qui signe</text:p>
      <text:p text:style-name="P5909">des accords avec les propriétaires,#</text:p>
      <text:p text:style-name="P5910"/>
      <text:p text:style-name="P5911"><text:span text:style-name="T5912"><text:s/></text:span><text:span text:style-name="T5913">844: 10:46:34.09 10:46:35.08 <text:s/>Durée 00:00:00.24 <text:s/>Lisibilité 14</text:span></text:p>
      <text:p text:style-name="P5914">#Sonder.#</text:p>
      <text:p text:style-name="P5915"/>
      <text:p text:style-name="P5916"><text:s/>845: 10:46:35.12 10:46:37.17 <text:s/>Durée 00:00:02.05 <text:s/>Lisibilité 33</text:p>
      <text:p text:style-name="P5917">#É elle qui loue</text:p>
      <text:p text:style-name="P5918">sur la rue Cartier.#</text:p>
      <text:p text:style-name="P5919"/>
      <text:p text:style-name="P5920"><text:s/>846: 10:46:37.21 10:46:41.10 <text:s/>Durée 00:00:03.14 <text:s/>Lisibilité 53</text:p>
      <text:p text:style-name="P5921">#Après plusieurs tentatives,</text:p>
      <text:p text:style-name="P5922">la direction de l'entreprise#</text:p>
      <text:p text:style-name="P5923"/>
      <text:p text:style-name="P5924"><text:s/>847: 10:46:41.14 10:46:43.01 <text:s/>Durée 00:00:01.12 <text:s/>Lisibilité 22</text:p>
      <text:p text:style-name="P5925">#accepte de nous parler.#</text:p>
      <text:p text:style-name="P5926"/>
      <text:p text:style-name="P5927"><text:s/>848: 10:46:43.06 10:46:44.19 <text:s/>Durée 00:00:01.13 <text:s/>Lisibilité 23</text:p>
      <text:p text:style-name="P5928">Dans les entreprises qui proposent</text:p>
      <text:p text:style-name="P5929"/>
      <text:p text:style-name="P5930"><text:s/>849: 10:46:44.23 10:46:46.21 <text:s/>Durée 00:00:01.23 <text:s/>Lisibilité 29</text:p>
      <text:p text:style-name="P5931">des services de location</text:p>
      <text:p text:style-name="P5932">à court terme,</text:p>
      <text:p text:style-name="P5933"/>
      <text:p text:style-name="P5934"><text:s/>850: 10:46:47.00 10:46:49.19 <text:s/>Durée 00:00:02.19 <text:s/>Lisibilité 41</text:p>
      <text:p text:style-name="P5935">on est parmi les plus gros</text:p>
      <text:p text:style-name="P5936">au monde en ce moment.</text:p>
      <text:p text:style-name="P5937"/>
      <text:p text:style-name="P5938"><text:s/>851: 10:46:49.23 10:46:54.01 <text:s/>Durée 00:00:04.03 <text:s/>Lisibilité 62</text:p>
      <text:p text:style-name="P5939">#L'entreprise Sonder loue une centaine</text:p>
      <text:p text:style-name="P5940">de résidences de tourisme à Montreal,#</text:p>
      <text:p text:style-name="P5941"/>
      <text:p text:style-name="P5942"><text:span text:style-name="T5943"><text:s/></text:span><text:span text:style-name="T5944">852: 10:46:54.05 10:46:58.05 <text:s/>Durée 00:00:04.00 <text:s/>Lisibilité 60</text:span></text:p>
      <text:p text:style-name="P5945">#dont une quarantaine sur Le Plateau,</text:p>
      <text:p text:style-name="P5946">notamment celles de la rue Cartier.#</text:p>
      <text:p text:style-name="P5947"/>
      <text:p text:style-name="P5948"><text:span text:style-name="T5949"><text:s/></text:span><text:span text:style-name="T5950">853: 10:46:58.10 10:47:01.00 <text:s/>Durée 00:00:02.15 <text:s/>Lisibilité 39</text:span></text:p>
      <text:p text:style-name="P5951">#Francis Davidson</text:p>
      <text:p text:style-name="P5952">est le président de Sonder.#</text:p>
      <text:p text:style-name="P5953"/>
      <text:p text:style-name="P5954"><text:s/>854: 10:47:01.04 10:47:04.18 <text:s/>Durée 00:00:03.14 <text:s/>Lisibilité 53</text:p>
      <text:p text:style-name="P5955">Le permis, on veut l'obtenir.</text:p>
      <text:p text:style-name="P5956"/>
      <text:p text:style-name="P5957"><text:s/>855: 10:47:05.12 10:47:08.07 <text:s/>Durée 00:00:02.20 <text:s/>Lisibilité 42</text:p>
      <text:p text:style-name="P5958">Dans la plupart des cas, é</text:p>
      <text:p text:style-name="P5959">extrêmement difficile de l'obtenir.</text:p>
      <text:p text:style-name="P5960"/>
      <text:p text:style-name="P5961"><text:s/>856: 10:47:08.11 10:47:10.01 <text:s/>Durée 00:00:01.15 <text:s/>Lisibilité 24</text:p>
      <text:p text:style-name="P5962">Parfois,</text:p>
      <text:p text:style-name="P5963">é pratiquement impossible.</text:p>
      <text:p text:style-name="P5964"/>
      <text:p text:style-name="P5965"><text:s/>857: 10:47:10.06 10:47:12.22 <text:s/>Durée 00:00:02.16 <text:s/>Lisibilité 40</text:p>
      <text:p text:style-name="P5966">Ce qu'on souhaite faire,</text:p>
      <text:p text:style-name="P5967">é aider à mettre en place</text:p>
      <text:p text:style-name="P5968"/>
      <text:p text:style-name="P5969"><text:s/>858: 10:47:13.01 10:47:15.04 <text:s/>Durée 00:00:02.03 <text:s/>Lisibilité 32</text:p>
      <text:p text:style-name="P5970">un permis qui va permettre</text:p>
      <text:p text:style-name="P5971">à la plupart des gens<text:s/></text:p>
      <text:p text:style-name="P5972"/>
      <text:p text:style-name="P5973"><text:s/>859: 10:47:15.09 10:47:18.12 <text:s/>Durée 00:00:03.03 <text:s/>Lisibilité 47</text:p>
      <text:p text:style-name="P5974">qui opèrent de façon saine</text:p>
      <text:p text:style-name="P5975">dans la société d'avoir un permis.</text:p>
      <text:p text:style-name="P5976"/>
      <text:p text:style-name="P5977"><text:s/>860: 10:47:19.03 10:47:23.18 <text:s/>Durée 00:00:04.15 <text:s/>Lisibilité 69</text:p>
      <text:p text:style-name="P5978">#Après vérification, nous constatons</text:p>
      <text:p text:style-name="P5979">que Sonder ne détient aucun permis#</text:p>
      <text:p text:style-name="P5980"/>
      <text:p text:style-name="P5981"><text:s/>861: 10:47:23.22 10:47:26.19 <text:s/>Durée 00:00:02.22 <text:s/>Lisibilité 43</text:p>
      <text:p text:style-name="P5982">#pour sa centaine d'apartamentos</text:p>
      <text:p text:style-name="P5983">à Montreal.#</text:p>
      <text:p text:style-name="P5984"/>
      <text:p text:style-name="P5985"><text:s/>862: 10:47:26.23 10:47:29.14 <text:s/>Durée 00:00:02.16 <text:s/>Lisibilité 40</text:p>
      <text:p text:style-name="P5986">Chaque fois qu'il y a une innovation</text:p>
      <text:p text:style-name="P5987">dans la société,<text:s/></text:p>
      <text:p text:style-name="P5988"/>
      <text:p text:style-name="P5989"><text:s/>863: 10:47:29.19 10:47:33.05 <text:s/>Durée 00:00:03.11 <text:s/>Lisibilité 52</text:p>
      <text:p text:style-name="P5990">il y a un certain moment</text:p>
      <text:p text:style-name="P5991">où les règles sont desafionies,</text:p>
      <text:p text:style-name="P5992"/>
      <text:p text:style-name="P5993"><text:s/>864: 10:47:33.09 10:47:35.05 <text:s/>Durée 00:00:01.21 <text:s/>Lisibilité 28</text:p>
      <text:p text:style-name="P5994">et ça ne se fait pas</text:p>
      <text:p text:style-name="P5995">du jour au lendemain</text:p>
      <text:p text:style-name="P5996"/>
      <text:p text:style-name="P5997"><text:s/>865: 10:47:35.09 10:47:37.05 <text:s/>Durée 00:00:01.21 <text:s/>Lisibilité 28</text:p>
      <text:p text:style-name="P5998">Pendant ce moment,</text:p>
      <text:p text:style-name="P5999">ce qui est important,<text:s/></text:p>
      <text:p text:style-name="P6000"/>
      <text:p text:style-name="P6001"><text:s/>866: 10:47:37.09 10:47:41.20 <text:s/>Durée 00:00:04.11 <text:s/>Lisibilité 67</text:p>
      <text:p text:style-name="P6002">é qu'on fasse des choses</text:p>
      <text:p text:style-name="P6003">qui soient bonnes pour la société</text:p>
      <text:p text:style-name="P6004"/>
      <text:p text:style-name="P6005"><text:s/>867: 10:47:41.24 10:47:45.00 <text:s/>Durée 00:00:03.01 <text:s/>Lisibilité 46</text:p>
      <text:p text:style-name="P6006">et qu'on travaille ensemble</text:p>
      <text:p text:style-name="P6007">pour qu'il y ait un sistema légal.</text:p>
      <text:p text:style-name="P6008"/>
      <text:p text:style-name="P6009"><text:span text:style-name="T6010"><text:s/></text:span><text:span text:style-name="T6011">868: 10:47:45.20 10:47:47.22 <text:s/>Durée 00:00:02.02 <text:s/>Lisibilité 31</text:span></text:p>
      <text:p text:style-name="P6012">#Sonder est maintenant présente#</text:p>
      <text:p text:style-name="P6013"/>
      <text:p text:style-name="P6014"><text:s/>869: 10:47:48.01 10:47:50.15 <text:s/>Durée 00:00:02.14 <text:s/>Lisibilité 38</text:p>
      <text:p text:style-name="P6015">#dans les principales villes</text:p>
      <text:p text:style-name="P6016">en Amérique du Nord.#</text:p>
      <text:p text:style-name="P6017"/>
      <text:p text:style-name="P6018"><text:s/>870: 10:47:50.19 10:47:52.08 <text:s/>Durée 00:00:01.14 <text:s/>Lisibilité 23</text:p>
      <text:p text:style-name="P6019">Si nos activités</text:p>
      <text:p text:style-name="P6020">ne sont pas bienvenues,</text:p>
      <text:p text:style-name="P6021"/>
      <text:p text:style-name="P6022"><text:s/>871: 10:47:52.12 10:47:55.18 <text:s/>Durée 00:00:03.06 <text:s/>Lisibilité 49</text:p>
      <text:p text:style-name="P6023">je n'opérerai pas dans le flou</text:p>
      <text:p text:style-name="P6024">pendant une décennie.</text:p>
      <text:p text:style-name="P6025"/>
      <text:p text:style-name="P6026"><text:s/>872: 10:47:55.23 10:47:58.00 <text:s/>Durée 00:00:02.02 <text:s/>Lisibilité 31</text:p>
      <text:p text:style-name="P6027">On ne peut pas opérer</text:p>
      <text:p text:style-name="P6028">de façon illégale,</text:p>
      <text:p text:style-name="P6029"/>
      <text:p text:style-name="P6030"><text:s/>873: 10:47:58.04 10:47:59.18 <text:s/>Durée 00:00:01.14 <text:s/>Lisibilité 23</text:p>
      <text:p text:style-name="P6031">dans aucune ville dans le monde.</text:p>
      <text:p text:style-name="P6032"/>
      <text:p text:style-name="P6033"><text:span text:style-name="T6034"><text:s/></text:span><text:span text:style-name="T6035">874: 10:48:02.23 10:48:06.03 <text:s/>Durée 00:00:03.05 <text:s/>Lisibilité 48</text:span></text:p>
      <text:p text:style-name="P6036">#Un 3e joueur dans notre dossier:</text:p>
      <text:p text:style-name="P6037">Jeff Letendre.#</text:p>
      <text:p text:style-name="P6038"/>
      <text:soft-page-break/>
      <text:p text:style-name="P6039"><text:s/>875: 10:48:06.07 10:48:09.07 <text:s/>Durée 00:00:03.00 <text:s/>Lisibilité 45</text:p>
      <text:p text:style-name="P6040">#L'an dernier encore,</text:p>
      <text:p text:style-name="P6041">il n'avait pas tous ses permis,#</text:p>
      <text:p text:style-name="P6042"/>
      <text:p text:style-name="P6043"><text:s/>876: 10:48:09.11 10:48:11.22 <text:s/>Durée 00:00:02.11 <text:s/>Lisibilité 37</text:p>
      <text:p text:style-name="P6044">#comme la grande majorité</text:p>
      <text:p text:style-name="P6045">de ses concurrents. #</text:p>
      <text:p text:style-name="P6046"/>
      <text:p text:style-name="P6047"><text:s/>877: 10:48:12.01 10:48:14.20 <text:s/>Durée 00:00:02.19 <text:s/>Lisibilité 41</text:p>
      <text:p text:style-name="P6048">#Aujourd'hui,</text:p>
      <text:p text:style-name="P6049">il dit qu'il est légal à 100%.#</text:p>
      <text:p text:style-name="P6050"/>
      <text:p text:style-name="P6051"><text:s/>878: 10:48:15.11 10:48:18.08 <text:s/>Durée 00:00:02.22 <text:s/>Lisibilité 43</text:p>
      <text:p text:style-name="P6052">#Il loue maintenant</text:p>
      <text:p text:style-name="P6053">ses 50 résidences de tourisme#</text:p>
      <text:p text:style-name="P6054"/>
      <text:p text:style-name="P6055"><text:s/>879: 10:48:18.12 10:48:20.13 <text:s/>Durée 00:00:02.01 <text:s/>Lisibilité 31</text:p>
      <text:p text:style-name="P6056">#sur des rues commerciales,#</text:p>
      <text:p text:style-name="P6057"/>
      <text:p text:style-name="P6058"><text:s/>880: 10:48:20.17 10:48:23.13 <text:s/>Durée 00:00:02.21 <text:s/>Lisibilité 43</text:p>
      <text:p text:style-name="P6059">#ce qui est permis dans</text:p>
      <text:p text:style-name="P6060">des arrondissements comme Le Plateau.#</text:p>
      <text:p text:style-name="P6061"/>
      <text:p text:style-name="P6062"><text:s/>881: 10:48:23.18 10:48:25.24 <text:s/>Durée 00:00:02.06 <text:s/>Lisibilité 34</text:p>
      <text:p text:style-name="P6063">On connaît les quartiers</text:p>
      <text:p text:style-name="P6064">qui sont en demande.</text:p>
      <text:p text:style-name="P6065"/>
      <text:p text:style-name="P6066"><text:s/>882: 10:48:26.03 10:48:28.01 <text:s/>Durée 00:00:01.23 <text:s/>Lisibilité 29</text:p>
      <text:p text:style-name="P6067">On connaît</text:p>
      <text:p text:style-name="P6068">de mieux en mieux le zonage.</text:p>
      <text:p text:style-name="P6069"/>
      <text:p text:style-name="P6070"><text:s/>883: 10:48:28.05 10:48:31.00 <text:s/>Durée 00:00:02.20 <text:s/>Lisibilité 42</text:p>
      <text:p text:style-name="P6071">Je peux dire rapidement</text:p>
      <text:p text:style-name="P6072">si j'aurai un permis là.</text:p>
      <text:p text:style-name="P6073"/>
      <text:p text:style-name="P6074"><text:span text:style-name="T6075"><text:s/></text:span><text:span text:style-name="T6076">884: 10:48:33.03 10:48:36.10 <text:s/>Durée 00:00:03.07 <text:s/>Lisibilité 49</text:span></text:p>
      <text:p text:style-name="P6077">#Jeff Letendre vient cependant</text:p>
      <text:p text:style-name="P6078">d'encaisser un coup dur.#</text:p>
      <text:p text:style-name="P6079"/>
      <text:p text:style-name="P6080"><text:s/>885: 10:48:36.14 10:48:39.19 <text:s/>Durée 00:00:03.05 <text:s/>Lisibilité 48</text:p>
      <text:p text:style-name="P6081">#La ville considère que</text:p>
      <text:p text:style-name="P6082">les résidences de tourisme qu'il loue#</text:p>
      <text:p text:style-name="P6083"/>
      <text:p text:style-name="P6084"><text:span text:style-name="T6085"><text:s/></text:span><text:span text:style-name="T6086">886: 10:48:39.23 10:48:42.13 <text:s/>Durée 00:00:02.15 <text:s/>Lisibilité 39</text:span></text:p>
      <text:p text:style-name="P6087">#sont commerciales</text:p>
      <text:p text:style-name="P6088">et non résidentielles.#</text:p>
      <text:p text:style-name="P6089"/>
      <text:soft-page-break/>
      <text:p text:style-name="P6090"><text:s/>887: 10:48:42.18 10:48:44.21 <text:s/>Durée 00:00:02.03 <text:s/>Lisibilité 32</text:p>
      <text:p text:style-name="P6091">#Il doit donc payer</text:p>
      <text:p text:style-name="P6092">plus d'impôts fonciers.#</text:p>
      <text:p text:style-name="P6093"/>
      <text:p text:style-name="P6094"><text:s/>888: 10:48:45.13 10:48:47.14 <text:s/>Durée 00:00:02.01 <text:s/>Lisibilité 31</text:p>
      <text:p text:style-name="P6095">Le message de la ville</text:p>
      <text:p text:style-name="P6096">actuellement, é:</text:p>
      <text:p text:style-name="P6097"/>
      <text:p text:style-name="P6098"><text:s/>889: 10:48:47.18 10:48:50.01 <text:s/>Durée 00:00:02.08 <text:s/>Lisibilité 35</text:p>
      <text:p text:style-name="P6099">"Si t'es illégal, reste illégal,</text:p>
      <text:p text:style-name="P6100"/>
      <text:p text:style-name="P6101"><text:s/>890: 10:48:50.05 10:48:52.13 <text:s/>Durée 00:00:02.08 <text:s/>Lisibilité 35</text:p>
      <text:p text:style-name="P6102">"parce que si tu vas</text:p>
      <text:p text:style-name="P6103">chercher un permis,</text:p>
      <text:p text:style-name="P6104"/>
      <text:p text:style-name="P6105"><text:s/>891: 10:48:52.17 10:48:53.24 <text:s/>Durée 00:00:01.07 <text:s/>Lisibilité 19</text:p>
      <text:p text:style-name="P6106">"je vais t'étouffer."</text:p>
      <text:p text:style-name="P6107"/>
      <text:p text:style-name="P6108"><text:s/>892: 10:48:56.05 10:48:59.23 <text:s/>Durée 00:00:03.18 <text:s/>Lisibilité 56</text:p>
      <text:p text:style-name="P6109">#Selon Pierre Desrochers, qui préside</text:p>
      <text:p text:style-name="P6110">le Comité exécutif de Montreal,#</text:p>
      <text:p text:style-name="P6111"/>
      <text:p text:style-name="P6112"><text:s/>893: 10:49:00.02 10:49:02.11 <text:s/>Durée 00:00:02.09 <text:s/>Lisibilité 35</text:p>
      <text:p text:style-name="P6113">#ces résidences</text:p>
      <text:p text:style-name="P6114">sont une sorte d'hôtel,#</text:p>
      <text:p text:style-name="P6115"/>
      <text:p text:style-name="P6116"><text:s/>894: 10:49:02.15 10:49:05.07 <text:s/>Durée 00:00:02.17 <text:s/>Lisibilité 40</text:p>
      <text:p text:style-name="P6117">#et tout le monde doit être traité</text:p>
      <text:p text:style-name="P6118">de façon équitable.#</text:p>
      <text:p text:style-name="P6119"/>
      <text:p text:style-name="P6120"><text:s/>895: 10:49:05.11 10:49:08.09 <text:s/>Durée 00:00:02.23 <text:s/>Lisibilité 44</text:p>
      <text:p text:style-name="P6121">On ne fait pas ça<text:s/></text:p>
      <text:p text:style-name="P6122">pour s'acharner sur quiconque.</text:p>
      <text:p text:style-name="P6123"/>
      <text:p text:style-name="P6124"><text:s/>896: 10:49:08.13 10:49:11.04 <text:s/>Durée 00:00:02.16 <text:s/>Lisibilité 40</text:p>
      <text:p text:style-name="P6125">On veut tout simplement appliquer</text:p>
      <text:p text:style-name="P6126">la réglementation,</text:p>
      <text:p text:style-name="P6127"/>
      <text:p text:style-name="P6128"><text:s/>897: 10:49:11.08 10:49:13.12 <text:s/>Durée 00:00:02.04 <text:s/>Lisibilité 32</text:p>
      <text:p text:style-name="P6129">qui est importante,</text:p>
      <text:p text:style-name="P6130">que les gens veulent qu'on applique.</text:p>
      <text:p text:style-name="P6131"/>
      <text:p text:style-name="P6132"><text:s/>898: 10:49:13.17 10:49:16.04 <text:s/>Durée 00:00:02.12 <text:s/>Lisibilité 37</text:p>
      <text:p text:style-name="P6133">Le phénomène Airbnb va rester</text:p>
      <text:p text:style-name="P6134"/>
      <text:p text:style-name="P6135"><text:s/>899: 10:49:16.08 10:49:18.10 <text:s/>Durée 00:00:02.02 <text:s/>Lisibilité 31</text:p>
      <text:p text:style-name="P6136">et é pas la bonne façon,</text:p>
      <text:soft-page-break/>
      <text:p text:style-name="P6137">de dire aux gens:</text:p>
      <text:p text:style-name="P6138"/>
      <text:p text:style-name="P6139"><text:s/>900: 10:49:18.14 10:49:21.18 <text:s/>Durée 00:00:03.04 <text:s/>Lisibilité 47</text:p>
      <text:p text:style-name="P6140">"Venez vous légaliser et on va</text:p>
      <text:p text:style-name="P6141">tripler votre taxe foncière."</text:p>
      <text:p text:style-name="P6142"/>
      <text:p text:style-name="P6143"><text:s/>901: 10:49:21.23 10:49:25.14 <text:s/>Durée 00:00:03.16 <text:s/>Lisibilité 55</text:p>
      <text:p text:style-name="P6144">Il faut être conscient qu'il y a</text:p>
      <text:p text:style-name="P6145">des impôts qui ne sont pas payés,</text:p>
      <text:p text:style-name="P6146"/>
      <text:p text:style-name="P6147"><text:s/>902: 10:49:25.18 10:49:29.11 <text:s/>Durée 00:00:03.18 <text:s/>Lisibilité 56</text:p>
      <text:p text:style-name="P6148">que la vie des gens est perturbée,</text:p>
      <text:p text:style-name="P6149">que des locataires sont évincés.</text:p>
      <text:p text:style-name="P6150"/>
      <text:p text:style-name="P6151"><text:s/>903: 10:49:29.15 10:49:32.05 <text:s/>Durée 00:00:02.15 <text:s/>Lisibilité 39</text:p>
      <text:p text:style-name="P6152">#Le député</text:p>
      <text:p text:style-name="P6153">de la circonscription de Mercier,#</text:p>
      <text:p text:style-name="P6154"/>
      <text:p text:style-name="P6155"><text:s/>904: 10:49:32.09 10:49:34.24 <text:s/>Durée 00:00:02.15 <text:s/>Lisibilité 39</text:p>
      <text:p text:style-name="P6156">#qui couvre Le Plateau, Amir Khadir,#</text:p>
      <text:p text:style-name="P6157"/>
      <text:p text:style-name="P6158"><text:s/>905: 10:49:35.04 10:49:36.15 <text:s/>Durée 00:00:01.11 <text:s/>Lisibilité 22</text:p>
      <text:p text:style-name="P6159">#et le maire de l'arrondissement#</text:p>
      <text:p text:style-name="P6160"/>
      <text:p text:style-name="P6161"><text:s/>906: 10:49:36.19 10:49:38.02 <text:s/>Durée 00:00:01.08 <text:s/>Lisibilité 20</text:p>
      <text:p text:style-name="P6162">#réclament une loi québécoise#</text:p>
      <text:p text:style-name="P6163"/>
      <text:p text:style-name="P6164"><text:span text:style-name="T6165"><text:s/></text:span><text:span text:style-name="T6166">907: 10:49:38.07 10:49:41.22 <text:s/>Durée 00:00:03.15 <text:s/>Lisibilité 54</text:span></text:p>
      <text:p text:style-name="P6167">#sur les établissements d'hébergement</text:p>
      <text:p text:style-name="P6168">touristique plus efficace.#</text:p>
      <text:p text:style-name="P6169"/>
      <text:p text:style-name="P6170"><text:s/>908: 10:49:42.07 10:49:46.05 <text:s/>Durée 00:00:03.23 <text:s/>Lisibilité 59</text:p>
      <text:p text:style-name="P6171">#Ils suggèrent un maximum</text:p>
      <text:p text:style-name="P6172">de 60 jours de location par an.#</text:p>
      <text:p text:style-name="P6173"/>
      <text:p text:style-name="P6174"><text:span text:style-name="T6175"><text:s/></text:span><text:span text:style-name="T6176">909: 10:49:46.18 10:49:49.10 <text:s/>Durée 00:00:02.17 <text:s/>Lisibilité 40</text:span></text:p>
      <text:p text:style-name="P6177">#Les citoyens mécontents,</text:p>
      <text:p text:style-name="P6178">voisins de la rue Cartier,#</text:p>
      <text:p text:style-name="P6179"/>
      <text:p text:style-name="P6180"><text:s/>910: 10:49:49.15 10:49:52.00 <text:s/>Durée 00:00:02.10 <text:s/>Lisibilité 36</text:p>
      <text:p text:style-name="P6181">#étaient présents</text:p>
      <text:p text:style-name="P6182">à la conférence de presse.#</text:p>
      <text:p text:style-name="P6183"/>
      <text:p text:style-name="P6184"><text:span text:style-name="T6185"><text:s/></text:span><text:span text:style-name="T6186">911: 10:49:52.14 10:49:54.22 <text:s/>Durée 00:00:02.08 <text:s/>Lisibilité 35</text:span></text:p>
      <text:p text:style-name="P6187">#60 jours, pour eux,</text:p>
      <text:p text:style-name="P6188">é beaucoup trop.#</text:p>
      <text:p text:style-name="P6189"/>
      <text:soft-page-break/>
      <text:p text:style-name="P6190"><text:s/>912: 10:49:55.01 10:49:59.11 <text:s/>Durée 00:00:04.10 <text:s/>Lisibilité 66</text:p>
      <text:p text:style-name="P6191">Si on loue 4 jours</text:p>
      <text:p text:style-name="P6192">à 15 reprises dans l'ano,</text:p>
      <text:p text:style-name="P6193"/>
      <text:p text:style-name="P6194"><text:s/>913: 10:49:59.15 10:50:01.18 <text:s/>Durée 00:00:02.03 <text:s/>Lisibilité 32</text:p>
      <text:p text:style-name="P6195">ça fait 60 jours,</text:p>
      <text:p text:style-name="P6196">même si é pas consécutif.</text:p>
      <text:p text:style-name="P6197"/>
      <text:p text:style-name="P6198"><text:s/>914: 10:50:01.22 10:50:04.17 <text:s/>Durée 00:00:02.20 <text:s/>Lisibilité 42</text:p>
      <text:p text:style-name="P6199">Mais ça fait quand même</text:p>
      <text:p text:style-name="P6200">l'équivalent de 60 jours.</text:p>
      <text:p text:style-name="P6201"/>
      <text:p text:style-name="P6202"><text:s/>915: 10:50:04.21 10:50:07.00 <text:s/>Durée 00:00:02.04 <text:s/>Lisibilité 32</text:p>
      <text:p text:style-name="P6203">Ça fait un été complet de fêtes.</text:p>
      <text:p text:style-name="P6204"/>
      <text:p text:style-name="P6205"><text:s/>916: 10:50:07.05 10:50:09.13 <text:s/>Durée 00:00:02.08 <text:s/>Lisibilité 35</text:p>
      <text:p text:style-name="P6206">Les 60, on pourra toujours</text:p>
      <text:p text:style-name="P6207">les discuter,</text:p>
      <text:p text:style-name="P6208"/>
      <text:p text:style-name="P6209"><text:s/>917: 10:50:09.17 10:50:11.08 <text:s/>Durée 00:00:01.16 <text:s/>Lisibilité 25</text:p>
      <text:p text:style-name="P6210">mais il faut</text:p>
      <text:p text:style-name="P6211">qu'il y ait une date limite</text:p>
      <text:p text:style-name="P6212"/>
      <text:p text:style-name="P6213"><text:s/>918: 10:50:11.12 10:50:13.19 <text:s/>Durée 00:00:02.07 <text:s/>Lisibilité 34</text:p>
      <text:p text:style-name="P6214">au-delà de laquelle la personne</text:p>
      <text:p text:style-name="P6215">ne puisse plus,</text:p>
      <text:p text:style-name="P6216"/>
      <text:p text:style-name="P6217"><text:s/>919: 10:50:13.23 10:50:17.05 <text:s/>Durée 00:00:03.07 <text:s/>Lisibilité 49</text:p>
      <text:p text:style-name="P6218">pour que ça préserve</text:p>
      <text:p text:style-name="P6219">l'esprit que é occasionnel,</text:p>
      <text:p text:style-name="P6220"/>
      <text:p text:style-name="P6221"><text:s/>920: 10:50:17.09 10:50:19.07 <text:s/>Durée 00:00:01.23 <text:s/>Lisibilité 29</text:p>
      <text:p text:style-name="P6222">que é pas</text:p>
      <text:p text:style-name="P6223">une activité commerciale.</text:p>
      <text:p text:style-name="P6224"/>
      <text:p text:style-name="P6225"><text:s/>921: 10:50:20.02 10:50:23.05 <text:s/>Durée 00:00:03.03 <text:s/>Lisibilité 47</text:p>
      <text:p text:style-name="P6226">#Pendant ce temps, la plupart</text:p>
      <text:p text:style-name="P6227">des intermédiaires de la location#</text:p>
      <text:p text:style-name="P6228"/>
      <text:p text:style-name="P6229"><text:s/>922: 10:50:23.10 10:50:27.11 <text:s/>Durée 00:00:04.01 <text:s/>Lisibilité 61</text:p>
      <text:p text:style-name="P6230">#encaissent des profits illégalement,</text:p>
      <text:p text:style-name="P6231">en toute impunité.#</text:p>
      <text:p text:style-name="P6232"/>
      <text:p text:style-name="P6233"><text:s/>923: 10:50:27.16 10:50:29.02 <text:s/>Durée 00:00:01.11 <text:s/>Lisibilité 22</text:p>
      <text:p text:style-name="P6234">É vraiment plus vivable ici.</text:p>
      <text:p text:style-name="P6235"/>
      <text:p text:style-name="P6236"><text:s/>924: 10:50:29.06 10:50:31.01 <text:s/>Durée 00:00:01.20 <text:s/>Lisibilité 27</text:p>
      <text:soft-page-break/>
      <text:p text:style-name="P6237">#Pour les résidents du Plateau,#</text:p>
      <text:p text:style-name="P6238"/>
      <text:p text:style-name="P6239"><text:s/>925: 10:50:31.05 10:50:34.12 <text:s/>Durée 00:00:03.07 <text:s/>Lisibilité 49</text:p>
      <text:p text:style-name="P6240">#il est temps que ça bouge,</text:p>
      <text:p text:style-name="P6241">au niveau municipal#</text:p>
      <text:p text:style-name="P6242"/>
      <text:p text:style-name="P6243"><text:s/>926: 10:50:34.17 10:50:35.16 <text:s/>Durée 00:00:00.24 <text:s/>Lisibilité 14</text:p>
      <text:p text:style-name="P6244">#et provincial.#</text:p>
      <text:p text:style-name="P6245"/>
      <text:p text:style-name="P6246"><text:s/>927: 10:50:35.20 10:50:37.14 <text:s/>Durée 00:00:01.19 <text:s/>Lisibilité 26</text:p>
      <text:p text:style-name="P6247">La base de la vie en société,</text:p>
      <text:p text:style-name="P6248"/>
      <text:p text:style-name="P6249"><text:s/>928: 10:50:37.19 10:50:39.05 <text:s/>Durée 00:00:01.11 <text:s/>Lisibilité 22</text:p>
      <text:p text:style-name="P6250">é d'avoir la paix.</text:p>
      <text:p text:style-name="P6251"/>
      <text:p text:style-name="P6252"><text:s/>929: 10:50:39.09 10:50:41.20 <text:s/>Durée 00:00:02.11 <text:s/>Lisibilité 37</text:p>
      <text:p text:style-name="P6253">Si t'as pas la paix,</text:p>
      <text:p text:style-name="P6254">tout fout le camp.</text:p>
      <text:p text:style-name="P6255"/>
      <text:p text:style-name="P6256"><text:s/>930: 10:50:42.00 10:50:42.23 <text:s/>Durée 00:00:00.23 <text:s/>Lisibilité 14</text:p>
      <text:p text:style-name="P6257">Il faut des lois.</text:p>
      <text:p text:style-name="P6258"/>
      <text:p text:style-name="P6259"><text:s/>931: 10:50:43.02 10:50:46.01 <text:s/>Durée 00:00:02.24 <text:s/>Lisibilité 44</text:p>
      <text:p text:style-name="P6260">Il faut renforcer les lois,</text:p>
      <text:p text:style-name="P6261">et surtout, les faire appliquer.</text:p>
      <text:p text:style-name="P6262"/>
      <text:p text:style-name="P6263"><text:span text:style-name="T6264"><text:s/></text:span><text:span text:style-name="T6265">932: 10:50:46.05 10:50:48.21 <text:s/>Durée 00:00:02.16 <text:s/>Lisibilité 40</text:span></text:p>
      <text:p text:style-name="P6266">Le problema majeur,</text:p>
      <text:p text:style-name="P6267">é qu'il y a pas d'application.</text:p>
      <text:p text:style-name="P6268"/>
      <text:p text:style-name="P6269"><text:s/>933: 10:50:49.00 10:50:51.03 <text:s/>Durée 00:00:02.03 <text:s/>Lisibilité 32</text:p>
      <text:p text:style-name="P6270">Il y a des gens pour prendre</text:p>
      <text:p text:style-name="P6271">nos impôts.<text:s/></text:p>
      <text:p text:style-name="P6272"/>
      <text:p text:style-name="P6273"><text:s/>934: 10:50:51.07 10:50:53.07 <text:s/>Durée 00:00:02.00 <text:s/>Lisibilité 30</text:p>
      <text:p text:style-name="P6274">É bien, mais j'aimerais</text:p>
      <text:p text:style-name="P6275">un service derrière.</text:p>
      <text:p text:style-name="P6276"/>
      <text:p text:style-name="P6277"><text:s/>935: 10:50:56.18 10:50:59.01 <text:s/>Durée 00:00:02.08 <text:s/>Lisibilité 35</text:p>
      <text:p text:style-name="P6278">Le gouvernement québécois annonçait</text:p>
      <text:p text:style-name="P6279">que dès le mois d'octobre,</text:p>
      <text:p text:style-name="P6280"/>
      <text:p text:style-name="P6281"><text:s/>936: 10:50:59.05 10:51:01.05 <text:s/>Durée 00:00:02.00 <text:s/>Lisibilité 30</text:p>
      <text:p text:style-name="P6282">Airbnb va percevoir la taxe d'hébergement</text:p>
      <text:p text:style-name="P6283">de toutes ces locations</text:p>
      <text:p text:style-name="P6284"/>
      <text:p text:style-name="P6285"><text:s/>937: 10:51:01.09 10:51:02.22 <text:s/>Durée 00:00:01.13 <text:s/>Lisibilité 23</text:p>
      <text:soft-page-break/>
      <text:p text:style-name="P6286">et en faire la déclaration</text:p>
      <text:p text:style-name="P6287"><text:s/>à Revenu Québec.</text:p>
      <text:p text:style-name="P6288"/>
      <text:p text:style-name="P6289"><text:s/>938: 10:51:03.01 10:51:03.22 <text:s/>Durée 00:00:00.21 <text:s/>Lisibilité 13</text:p>
      <text:p text:style-name="P6290">É une première dans le pays,</text:p>
      <text:p text:style-name="P6291"/>
      <text:p text:style-name="P6292"><text:s/>939: 10:51:04.01 10:51:06.17 <text:s/>Durée 00:00:02.16 <text:s/>Lisibilité 40</text:p>
      <text:p text:style-name="P6293">mais cela ne règle pas le problema</text:p>
      <text:p text:style-name="P6294">de l'occupation illégale des apartamentos,</text:p>
      <text:p text:style-name="P6295"/>
      <text:p text:style-name="P6296"><text:s/>940: 10:51:06.21 10:51:08.22 <text:s/>Durée 00:00:02.01 <text:s/>Lisibilité 31</text:p>
      <text:p text:style-name="P6297">Un problema auquel le gouvernement</text:p>
      <text:p text:style-name="P6298">veut s'attaquer dès cet automne.</text:p>
      <text:p text:style-name="P6299"/>
      <text:p text:style-name="P6300"><text:s/>941: 10:51:09.02 10:51:10.14 <text:s/>Durée 00:00:01.12 <text:s/>Lisibilité 22</text:p>
      <text:p text:style-name="P6301">É tout pour aujourd'hui.</text:p>
      <text:p text:style-name="P6302"/>
      <text:p text:style-name="P6303"><text:s/>942: 10:51:10.18 10:51:11.24 <text:s/>Durée 00:00:01.06 <text:s/>Lisibilité 19</text:p>
      <text:p text:style-name="P6304">De Bern à Yaoundé,</text:p>
      <text:p text:style-name="P6305"/>
      <text:p text:style-name="P6306"><text:s/>943: 10:51:12.03 10:51:14.15 <text:s/>Durée 00:00:02.12 <text:s/>Lisibilité 37</text:p>
      <text:p text:style-name="P6307">où que vous soyez</text:p>
      <text:p text:style-name="P6308">dans la francophonie et ailleurs,</text:p>
      <text:p text:style-name="P6309"/>
      <text:p text:style-name="P6310"><text:span text:style-name="T6311"><text:s/></text:span><text:span text:style-name="T6312">944: 10:51:14.19 10:51:18.22 <text:s/>Durée 00:00:04.03 <text:s/>Lisibilité 62</text:span></text:p>
      <text:p text:style-name="P6313">merci de suivre les émissions</text:p>
      <text:p text:style-name="P6314">de Radio-Canadá sur TV5 Monde.</text:p>
      <text:p text:style-name="P6315"/>
      <text:p text:style-name="P6316"><text:s/>945: 10:51:19.01 10:51:19.23 <text:s/>Durée 00:00:00.22 <text:s/>Lisibilité 13</text:p>
      <text:p text:style-name="P6317">À la prochaine.</text:p>
      <text:p text:style-name="P6318"/>
      <text:p text:style-name="P6319"><text:s/>946: 10:51:38.03 10:51:40.19 <text:s/>Durée 00:00:02.16 <text:s/>Lisibilité 40</text:p>
      <text:p text:style-name="P6320">Sous-titrage: ECLAIR</text:p>
      <text:p text:style-name="P6321"/>
      <text:p text:style-name="P6322">õõõõõõõõ</text:p>
      <text:p text:style-name="P6323"><text:span text:style-name="T6324"><text:s/></text:span><text:span text:style-name="T6325">ᄀ</text:span><text:span text:style-name="T6326">"</text:span><text:span text:style-name="T6327">ᄀ</text:span><text:span text:style-name="T6328">&amp;</text:span><text:span text:style-name="T6329">ᄀ</text:span><text:span text:style-name="T6330"> </text:span><text:span text:style-name="T6331">ᄀ</text:span><text:span text:style-name="T6332">¢</text:span><text:span text:style-name="T6333">ᄀ</text:span><text:span text:style-name="T6334">Ì</text:span><text:span text:style-name="T6335">ᄀ</text:span><text:span text:style-name="T6336">õõõõõõõõõ</text:span></text:p>
      <text:p text:style-name="P6337">õõõõõõõõõõõõõõõõõõõõõõõõõ</text:p>
      <text:p text:style-name="P6338">õõõõõõõõ</text:p>
      <text:p text:style-name="P6339">õõõõõõõõõ</text:p>
      <text:p text:style-name="P6340">õõõõõõõõõõõõõõõõõõõõõõõõ</text:p>
      <text:p text:style-name="P6341"><text:span text:style-name="T6342">Â─Ä─Æ─Ê─D</text:span><text:span text:style-name="T6343">☀</text:span><text:span text:style-name="T6344">õõõõõõõõ</text:span></text:p>
      <text:p text:style-name="P6345">õõõõõõõõõõõõõõõõõõõõõõõõõõ</text:p>
      <text:p text:style-name="P6346">õõõõõõõõõõõõõõõõõõõõõõõõõõõõõõõõõõ</text:p>
      <text:p text:style-name="P6347">õõõõõõõõõõõõõõõõõõõõõõõõõõõõõõõõõ</text:p>
      <text:p text:style-name="P6348">õõõõõõõõõõõõõõõõõõõõõõõõõõõõõõõõõ</text:p>
      <text:p text:style-name="P6349">õõõõõõõõ</text:p>
      <text:soft-page-break/>
      <text:p text:style-name="P6350">õõõõõõõõõ</text:p>
      <text:p text:style-name="P6351">õõõõõõõõõõõõõõõõõõõõõõõõõ</text:p>
      <text:p text:style-name="P6352">õõõõõõõõ</text:p>
      <text:p text:style-name="P6353">õõõõõõõõõ</text:p>
      <text:p text:style-name="P6354">õõõõõõõõõõõõõõõõõõõõõõõõõ</text:p>
      <text:p text:style-name="P6355">õõõõõõõõõõõõõõõõõõõõõõõõõõõõõõõõõõ</text:p>
      <text:p text:style-name="P6356">õõõõõõõõ</text:p>
      <text:p text:style-name="P6357">õõõõõõõõõõõõõõõõõõõõõõõõõ</text:p>
      <text:p text:style-name="P6358"><text:span text:style-name="T6359">Æ</text:span><text:span text:style-name="T6360">挀</text:span><text:span text:style-name="T6361">È</text:span><text:span text:style-name="T6362">挀</text:span><text:span text:style-name="T6363">Ê</text:span><text:span text:style-name="T6364">挀</text:span><text:span text:style-name="T6365">Ì</text:span><text:span text:style-name="T6366">挀</text:span><text:span text:style-name="T6367">H</text:span><text:span text:style-name="T6368">搀</text:span><text:span text:style-name="T6369">õõõõõõõõõõõõõõõõõõõõõõõõõõõõõõõõõ</text:span></text:p>
      <text:p text:style-name="P6370">õõõõõõõõõõõõõõõõõõõõõõõõõõõõõõõõõ</text:p>
      <text:p text:style-name="P6371">õõõõõõõõõõõõõõõõõõõõõõõõõõõõõõõõõ</text:p>
      <text:p text:style-name="P6372"><text:span text:style-name="T6373">^</text:span><text:span text:style-name="T6374">眀</text:span><text:span text:style-name="T6375">`</text:span><text:span text:style-name="T6376">眀</text:span><text:span text:style-name="T6377">b</text:span><text:span text:style-name="T6378">眀</text:span><text:span text:style-name="T6379">d</text:span><text:span text:style-name="T6380">眀</text:span><text:span text:style-name="T6381">à</text:span><text:span text:style-name="T6382">眀</text:span><text:span text:style-name="T6383">â</text:span><text:span text:style-name="T6384">眀</text:span><text:span text:style-name="T6385">,</text:span><text:span text:style-name="T6386">砀</text:span><text:span text:style-name="T6387">.</text:span><text:span text:style-name="T6388">砀</text:span><text:span text:style-name="T6389">J</text:span><text:span text:style-name="T6390">砀</text:span><text:span text:style-name="T6391">L</text:span><text:span text:style-name="T6392">砀</text:span><text:span text:style-name="T6393">N</text:span><text:span text:style-name="T6394">砀</text:span><text:span text:style-name="T6395">P</text:span><text:span text:style-name="T6396">砀</text:span><text:span text:style-name="T6397">Ì</text:span><text:span text:style-name="T6398">砀</text:span><text:span text:style-name="T6399">õõõõõõõ</text:span></text:p>
      <text:p text:style-name="P6400">õõõõõõõõõõõõõõõõõõõõõõõõõõõ</text:p>
      <text:p text:style-name="P6401">õõõõõõõõõõõõõõõõõõõõõõõõõõõõõõõõõõ</text:p>
      <text:p text:style-name="P6402">õõõõõõõõõõõõõõõõõõõõõõõõõõõõõõõõõ</text:p>
      <text:p text:style-name="P6403">õõõõõõõõõõõõõõõõõõõõõõõõõõõõõõõõõ</text:p>
      <text:p text:style-name="P6404"><text:span text:style-name="T6405">¢</text:span><text:span text:style-name="T6406">谀</text:span><text:span text:style-name="T6407">¤</text:span><text:span text:style-name="T6408">谀</text:span><text:span text:style-name="T6409">Ò</text:span><text:span text:style-name="T6410">谀</text:span><text:span text:style-name="T6411">õõõõõõõõõõõõõõõõõõõõõõõõõõõõõõõõõõ</text:span></text:p>
      <text:p text:style-name="P6412">õõõõõõõõõõõõõõõõõõõõõõõõõõõõõõõõõõ</text:p>
      <text:p text:style-name="P6413">õõõõõõõõõõõõõõõõõõõõõõõõõõõõõõõõ</text:p>
      <text:p text:style-name="P6414">õõõõõõõõ</text:p>
      <text:p text:style-name="P6415">õõõõõõõõõõõõõõõõõõõõõõõõõõ</text:p>
      <text:p text:style-name="P6416">õõõõõõõõõõõõõõõõõõõõõõõõõõõõõõõõõõ</text:p>
      <text:p text:style-name="P6417">õõõõõõõõõ</text:p>
      <text:p text:style-name="P6418">õõõõõõõõõõõõõõõõõõõõõõõõ</text:p>
      <text:p text:style-name="P6419">õõõõõõõõõõõõõõõõõõõõõõõõõõõõõõõõõ</text:p>
      <text:p text:style-name="P6420">õõõõõõõõõõõõõõõõõõõõõõõõõõõõõõõõ</text:p>
      <text:p text:style-name="P6421">õõõõõõõõõõõõõõõõõõõõõõõõõõõõõõõõ</text:p>
      <text:p text:style-name="P6422">õõõõõõõõõ</text:p>
      <text:p text:style-name="P6423">õõõõõõõõõõõõõõõõõõõõõõõ</text:p>
      <text:p text:style-name="P6424">õõõõõõõõõõõõõõõõõõõõõõõõõõõõõõõõ</text:p>
      <text:p text:style-name="P6425">õõõõõõõõ</text:p>
      <text:p text:style-name="P6426">õõõõõõõõõõõõõõõõõõõõõõõõõõ</text:p>
      <text:p text:style-name="P6427">õõõõõõõõõõõõõõõõõõõõõõõõõõõõõõõõõõ</text:p>
      <text:p text:style-name="P6428"><text:span text:style-name="T6429">Ò</text:span><text:span text:style-name="T6430">䘀</text:span><text:span text:style-name="T6431">Ó</text:span><text:span text:style-name="T6432">䠀</text:span><text:span text:style-name="T6433">Ó</text:span><text:span text:style-name="T6434">爀</text:span><text:span text:style-name="T6435">Ó</text:span><text:span text:style-name="T6436">琀</text:span><text:span text:style-name="T6437">Óèèèèèèèèèèèèèèèèèèèèèèèèèèèèèèèèè</text:span></text:p>
      <text:p text:style-name="P6438">õõõõõõõõõ</text:p>
      <text:p text:style-name="P6439">õõõõõõõõõõõõõõõõõõõõõõõõ</text:p>
      <text:p text:style-name="P6440">õõõõõõõõõõõõõõõõõõõõõõõõõõõõõõõõõ</text:p>
      <text:p text:style-name="P6441">õõõõõõõõ</text:p>
      <text:p text:style-name="P6442">õõõõõõõõõõõõõõõõõõõõõõõõõ</text:p>
      <text:p text:style-name="P6443">õõõõõõõõõõõõõõõõõõõõõõõõõõõõõõõõõ</text:p>
      <text:p text:style-name="P6444">õõõõõõõõõõõõõõõõõõõõõõõõõõõõõõõõõõ</text:p>
      <text:p text:style-name="P6445">ûèèèèèèèè</text:p>
      <text:p text:style-name="P6446">èèèèèèèè</text:p>
      <text:p text:style-name="P6447">èèèèèèèèèèèèèèèèèèèèèèèèè</text:p>
      <text:p text:style-name="P6448">õõõõõõõõõõõõõõõõõõõõõõõõõõõõõõõõõ</text:p>
      <text:p text:style-name="P6449">õõõõõõõõõõõõõõõõõõõõõõõõõõõõõõõõõ</text:p>
      <text:soft-page-break/>
      <text:p text:style-name="P6450">õõõõõõõõõõõõõõõõõõõõõõõõõõõõõõõõõ</text:p>
      <text:p text:style-name="P6451">õõõõõõõõõõõõõõõõõõõõõõõõõõõõõõõõõõ</text:p>
      <text:p text:style-name="P6452">õõõõõõõõõõõõõõõõõõõõõõõõõõõõõõõõõõ</text:p>
      <text:p text:style-name="P6453">èèèèèèèè</text:p>
      <text:p text:style-name="P6454">èèèèèèèè</text:p>
      <text:p text:style-name="P6455">èèèèèèèèèèèèèèèèèèèèèèèèè</text:p>
      <text:p text:style-name="P6456">õõõõõõõõ</text:p>
      <text:p text:style-name="P6457">õõõõõõõõõ</text:p>
      <text:p text:style-name="P6458">õõõõõõõõõõõõõõõõõõõõõõõõ</text:p>
      <text:p text:style-name="P6459">õõõõõõõõõõõõõõõõõõõõõõõõõõõõõõõ</text:p>
      <text:p text:style-name="P6460"><text:span text:style-name="T6461">Ø</text:span><text:span text:style-name="T6462">䈁</text:span><text:span text:style-name="T6463">Ú</text:span><text:span text:style-name="T6464">䈁</text:span><text:span text:style-name="T6465">Ü</text:span><text:span text:style-name="T6466">䈁</text:span><text:span text:style-name="T6467">Þ</text:span><text:span text:style-name="T6468">䈁</text:span><text:span text:style-name="T6469">Z</text:span><text:span text:style-name="T6470">䌁</text:span><text:span text:style-name="T6471">õõõõõõõõõõõõõõõõõõõõõõõõõõõõõõõõõõ</text:span></text:p>
      <text:p text:style-name="P6472">õõõõõõõõõõõõõõõõõõõõõõõõõõõõõõõõõõ</text:p>
      <text:p text:style-name="P6473"><text:span text:style-name="T6474">MĀɍĀ⑍Ā</text:span><text:span text:style-name="T6475">♍</text:span><text:span text:style-name="T6476">Āõõõõõõõõõõõõõõõõõõõõõõõõõõõõõõõõõõ</text:span></text:p>
      <text:p text:style-name="P6477">õõõõõõõõõõõõõõõõõõõõõõõõõõõõõõõõõõ</text:p>
      <text:p text:style-name="P6478">õõõõõõõõõõõõõõõõõõõõõõõõõõõõõõõõõ</text:p>
      <text:p text:style-name="P6479">õõõõõõõõõõõõõ</text:p>
      <text:p text:style-name="P6480"><text:span text:style-name="T6481"> </text:span><text:span text:style-name="T6482">阁</text:span><text:span text:style-name="T6483">Þ</text:span><text:span text:style-name="T6484">阁</text:span><text:span text:style-name="T6485">õõõõõõõõõõõõõõ</text:span></text:p>
      <text:p text:style-name="P6486">õõõõõõ</text:p>
      <text:p text:style-name="P6487">õõõõõõõõõõõõõõõõõõõõõõõõõõõõõõõõ</text:p>
      <text:p text:style-name="P6488">õõõõõõõõ</text:p>
      <text:p text:style-name="P6489">õõõõõõõõõ</text:p>
      <text:p text:style-name="P6490">õõõõõõõõõõõõõõõõõõõõõõõõõõ</text:p>
      <text:p text:style-name="P6491">õõõõõõõõõ</text:p>
      <text:p text:style-name="P6492">õõõõõõõõõõ</text:p>
      <text:p text:style-name="P6493">õõõõõõõõõõõõõõõõõõõõõõõ</text:p>
      <text:p text:style-name="P6494">õõõõõõõõõõõõõõõõõõõõõõõõõõõõõõõõõõ</text:p>
      <text:p text:style-name="P6495">õõõõõõõõõõõõõõõõõõõõõõõõõõõõõõõõõõ</text:p>
      <text:p text:style-name="P6496">èèèèèèèè</text:p>
      <text:p text:style-name="P6497">èèèèèèèè</text:p>
      <text:p text:style-name="P6498">èèèèèèèèèèèèèèèèèèèèèèèè</text:p>
      <text:p text:style-name="P6499">èèèèèèèèèèèèèèèèèèèèèèèè</text:p>
      <text:p text:style-name="P6500">õõõõõõõõ</text:p>
      <text:p text:style-name="P6501">õõõõõõõõõõõõõõõõõõõõõõõõõ</text:p>
      <text:p text:style-name="P6502">õõõõõõõõõõõõõõõõõõõõõõõõõõõõõõõõõ</text:p>
      <text:p text:style-name="P6503"><text:span text:style-name="T6504">áĀ</text:span><text:span text:style-name="T6505">㛡</text:span><text:span text:style-name="T6506">Ā</text:span><text:span text:style-name="T6507">㣡</text:span><text:span text:style-name="T6508">Ā</text:span><text:span text:style-name="T6509">瓡</text:span><text:span text:style-name="T6510">Ā</text:span><text:span text:style-name="T6511">盡</text:span><text:span text:style-name="T6512">Āõõõõõõõõ</text:span></text:p>
      <text:p text:style-name="P6513">õõõõõõõõõõõõõõõõõõõõõõõõõ</text:p>
      <text:p text:style-name="P6514">õõõõõõõõõõõõõõõõõõõõõõõõõõõõõõõõõ</text:p>
      <text:p text:style-name="P6515">õõõõõõõõõ</text:p>
      <text:p text:style-name="P6516">Tõõõõõõõõõõ</text:p>
      <text:p text:style-name="P6517">õõõõõõõõõõõõõõõõõõõõõõõõ</text:p>
      <text:p text:style-name="P6518">õõõõõõõõ</text:p>
      <text:p text:style-name="P6519">õõõõõõõõõ</text:p>
      <text:p text:style-name="P6520">õõõõõõõõõõõõõõõõõõõõõõõõ</text:p>
      <text:p text:style-name="P6521"><text:s/>Ă"Ă$Ăõõõõõõõõ</text:p>
      <text:p text:style-name="P6522">õõõõõõõõõõõõõõõõõõõõõõõõõõ</text:p>
      <text:p text:style-name="P6523">õõõõõõõõõõõõõõõõõõõõõõõõõõõõõõõõõõ</text:p>
      <text:soft-page-break/>
      <text:p text:style-name="P6524">èèèèèèèè</text:p>
      <text:p text:style-name="P6525">èèèèèèèè</text:p>
      <text:p text:style-name="P6526">èèèèèèèèèèèèèèèèèèèèèèèèè</text:p>
      <text:p text:style-name="P6527">èèèèèèèèèèèèèèèèèèèèèèèèè</text:p>
      <text:p text:style-name="P6528">õõõõõõõõõõõõõõõõõõõõõõõõõõõõõõõõõõ</text:p>
      <text:p text:style-name="P6529">õõõõõõõõõõõõõõõõõõõõõõõõõõõõõõõõõõ</text:p>
      <text:p text:style-name="P6530">õõõõõõõõ</text:p>
      <text:p text:style-name="P6531">õõõõõõõõõõõõõõõõõõõõõõõõõ</text:p>
      <text:p text:style-name="P6532">õõõõõõõõõõõõõõõõõõõõõõõõõõõõõõõõõ</text:p>
      <text:p text:style-name="P6533">õõõõõõõõ</text:p>
      <text:p text:style-name="P6534">õõõõõõõõõõõõõõõõõõõõõõõõõõ</text:p>
      <text:p text:style-name="P6535">õõõõõõõõõõõõõõõõõõõõõõõõõõõõõõõõõõ</text:p>
      <text:p text:style-name="P6536">õõõõõõõõ</text:p>
      <text:p text:style-name="P6537">õõõõõõõõõ</text:p>
      <text:p text:style-name="P6538">õõõõõõõõõõõõõõõõõõõõõõõõ</text:p>
      <text:p text:style-name="P6539"><text:span text:style-name="T6540">8</text:span><text:span text:style-name="T6541">䄂</text:span><text:span text:style-name="T6542">:</text:span><text:span text:style-name="T6543">䄂</text:span><text:span text:style-name="T6544">r</text:span><text:span text:style-name="T6545">䄂</text:span><text:span text:style-name="T6546">õõõõõõõõõõõõõõõõõõõõõõõõõõõõõõõõõõõ</text:span></text:p>
      <text:p text:style-name="P6547">õõõõõõõõõõõõõõõõõõõõõõõõõõõõõõõõõõõ</text:p>
      <text:p text:style-name="P6548">õõõõõõõõ</text:p>
      <text:p text:style-name="P6549">õõõõõõõõõ</text:p>
      <text:p text:style-name="P6550">õõõõõõõõõõõõõõõõõõõõõõõõ</text:p>
      <text:p text:style-name="P6551"><text:span text:style-name="T6552">|</text:span><text:span text:style-name="T6553">唂</text:span><text:span text:style-name="T6554">~</text:span><text:span text:style-name="T6555">唂</text:span><text:span text:style-name="T6556">´</text:span><text:span text:style-name="T6557">唂</text:span><text:span text:style-name="T6558">¶</text:span><text:span text:style-name="T6559">唂</text:span><text:span text:style-name="T6560">¸</text:span><text:span text:style-name="T6561">唂</text:span><text:span text:style-name="T6562">õõõõõõõõõõõõõõõõõõõõõõõõõõõõõõõõõõ</text:span></text:p>
      <text:p text:style-name="P6563">õõõõõõõõõõõõõõõõõõõõõõõõõõõõõõõõõõ</text:p>
      <text:p text:style-name="P6564">èèèèèèèè</text:p>
      <text:p text:style-name="P6565">èèèèèèèè</text:p>
      <text:p text:style-name="P6566">èèèèèèèèèèèèèèèèèèèèèèèèè</text:p>
      <text:p text:style-name="P6567">õõõõõõõõ</text:p>
      <text:p text:style-name="P6568"><text:span text:style-name="T6569">8</text:span><text:span text:style-name="T6570">欂</text:span><text:span text:style-name="T6571">:</text:span><text:span text:style-name="T6572">欂</text:span><text:span text:style-name="T6573">&lt;</text:span><text:span text:style-name="T6574">欂</text:span><text:span text:style-name="T6575">&gt;</text:span><text:span text:style-name="T6576">欂</text:span><text:span text:style-name="T6577">º</text:span><text:span text:style-name="T6578">欂</text:span><text:span text:style-name="T6579">¼</text:span><text:span text:style-name="T6580">欂</text:span><text:span text:style-name="T6581">ü</text:span><text:span text:style-name="T6582">欂</text:span><text:span text:style-name="T6583">þ</text:span><text:span text:style-name="T6584">欂</text:span><text:span text:style-name="T6585">.</text:span><text:span text:style-name="T6586">氂</text:span><text:span text:style-name="T6587">õõõõõõõõõ</text:span></text:p>
      <text:p text:style-name="P6588">õõõõõõõõõõõõõõõõõõõõõõõõõ</text:p>
      <text:p text:style-name="P6589">õõõõõõõõ</text:p>
      <text:p text:style-name="P6590">õõõõõõõõõ</text:p>
      <text:p text:style-name="P6591">õõõõõõõõõõõõõõõõõõõõõõõõ</text:p>
      <text:p text:style-name="P6592"><text:span text:style-name="T6593">:</text:span><text:span text:style-name="T6594">脂</text:span><text:span text:style-name="T6595">õõõõõõõõõõõõõõõõõõõõõõõõõõõõõõõõõõ</text:span></text:p>
      <text:p text:style-name="P6596">õõõõõõõõõõõõõõõõõõõõõõõõõõõõõõõõõõ</text:p>
      <text:p text:style-name="P6597">õõõõõõõõõ</text:p>
      <text:p text:style-name="P6598">õõõõõõõõõõ</text:p>
      <text:p text:style-name="P6599">õõõõõõõõõõõõõõõõõõõõõõõ</text:p>
      <text:p text:style-name="P6600">õõõõõõõõ</text:p>
      <text:p text:style-name="P6601"><text:span text:style-name="T6602">Ô</text:span><text:span text:style-name="T6603">锂</text:span><text:span text:style-name="T6604">Ö</text:span><text:span text:style-name="T6605">锂</text:span><text:span text:style-name="T6606">Ø</text:span><text:span text:style-name="T6607">锂</text:span><text:span text:style-name="T6608">Ú</text:span><text:span text:style-name="T6609">锂</text:span><text:span text:style-name="T6610">V</text:span><text:span text:style-name="T6611">阂</text:span><text:span text:style-name="T6612">X</text:span><text:span text:style-name="T6613">阂</text:span><text:span text:style-name="T6614">l</text:span><text:span text:style-name="T6615">阂</text:span><text:span text:style-name="T6616">n</text:span><text:span text:style-name="T6617">阂</text:span><text:span text:style-name="T6618">¤</text:span><text:span text:style-name="T6619">阂</text:span><text:span text:style-name="T6620">¦</text:span><text:span text:style-name="T6621">阂</text:span><text:span text:style-name="T6622">¨</text:span><text:span text:style-name="T6623">阂</text:span><text:span text:style-name="T6624">ª</text:span><text:span text:style-name="T6625">阂</text:span><text:span text:style-name="T6626">&amp;</text:span><text:span text:style-name="T6627">霂</text:span><text:span text:style-name="T6628">õõõõõõõõõ</text:span></text:p>
      <text:p text:style-name="P6629">õõõõõõõõõõõõõõõõõõõõõõõõõ</text:p>
      <text:p text:style-name="P6630">õõõõõõõõõõõõõõõõõõõõõõõõõõõõõõõõõ</text:p>
      <text:p text:style-name="P6631">õõõõõõõõõõõõõõõõõõõõõõõõõõõõõõõõõ</text:p>
      <text:p text:style-name="P6632">õõõõõõõõ</text:p>
      <text:p text:style-name="P6633">õõõõõõõõõõõõõõõõõõõõõõõõõõ</text:p>
      <text:p text:style-name="P6634">õõõõõõõõõõõõõõõõõõõõõõõõõõõõõõõõõõ</text:p>
      <text:p text:style-name="P6635">õõõõõõõõõõõõõõõõõõõõõõõõõ</text:p>
      <text:p text:style-name="P6636">õõõõõõõõõõõõõõõõõõõõõõõõõè</text:p>
      <text:soft-page-break/>
      <text:p text:style-name="P6637">õõõõõõõõ</text:p>
      <text:p text:style-name="P6638">õõõõõõõõ</text:p>
      <text:p text:style-name="P6639">õõõõõõõõõ</text:p>
      <text:p text:style-name="P6640">õõõõõõõõõõõõõõõõõõõõõõõõõ</text:p>
      <text:p text:style-name="P6641">õõõõõõõõ</text:p>
      <text:p text:style-name="P6642">õõõõõõõõõ</text:p>
      <text:p text:style-name="P6643">õõõõõõõõõõõõõõõõõõõõõõõõõ</text:p>
      <text:p text:style-name="P6644">õõõõõõõõõõõõõõõõõõõõõõõõõõõõõõõõõõ</text:p>
      <text:p text:style-name="P6645">õõõõõõõõõõõõõõõõõõõõõõõõõõõõõõõõõõ</text:p>
      <text:p text:style-name="P6646">õõõõõõõõõõõõõõõõõõõõõõõõõõõõõõõõõõ</text:p>
      <text:p text:style-name="P6647">õõõõõõõõõõõõõõõõõõõõõõõõõõõõõõõõõõ</text:p>
      <text:p text:style-name="P6648">õõõõõõõõõõõõõõõõõõõõõõõõõõõõõõõõõ</text:p>
      <text:p text:style-name="P6649"><text:s/>`b¤¦¨ª&amp;(ln®°²´0õõõõõõõõ</text:p>
      <text:p text:style-name="P6650">õõõõõõõõõõõõõõõõõõõõõõõõõõ</text:p>
      <text:p text:style-name="P6651">õõõõõõõõõõõõõõõõõõõõõõõõõõõõõõõõõõ</text:p>
      <text:p text:style-name="P6652">õõõõõõõõõ</text:p>
      <text:p text:style-name="P6653">õõõõõõõõõõõõõõõõõõõõõõõõ</text:p>
      <text:p text:style-name="P6654">õõõõõõõõõõõõõõõõõõõõõõõõõõõõõõõõõ</text:p>
      <text:p text:style-name="P6655"><text:span text:style-name="T6656">Ò</text:span><text:span text:style-name="T6657">ଃ</text:span><text:span text:style-name="T6658">Ô</text:span><text:span text:style-name="T6659">ଃ</text:span><text:span text:style-name="T6660">Ö</text:span><text:span text:style-name="T6661">ଃ</text:span><text:span text:style-name="T6662">õõõõõõõõ</text:span></text:p>
      <text:p text:style-name="P6663">õõõõõõõõõõõõõõõõõõõõõõõõõõ</text:p>
      <text:p text:style-name="P6664">õõõõõõõõõõõõõõõõõõõõõõõõõõõõõõõõõõ</text:p>
      <text:p text:style-name="P6665">èèèèèèèèèèèèèèèèèèèèèèèèèèè</text:p>
      <text:p text:style-name="P6666">èèèèèèèèèèèèèèèèèèèèèèèèèèó</text:p>
      <text:p text:style-name="P6667">èèèèèèèèèèèèèèèèèè</text:p>
      <text:p text:style-name="P6668">QabGHe'’</text:p>
      <text:p text:style-name="P6669">PNG</text:p>
      <text:p text:style-name="P6670"/>
      <text:p text:style-name="P6671"/>
      <text:p text:style-name="P6672">tEXtSoftware</text:p>
      <text:p text:style-name="P6673">GPL Ghostscript 8.70t8X¢</text:p>
      <text:p text:style-name="P6674">IDATx^</text:p>
      <text:p text:style-name="P6675">;§éEã5§®‡qMÓ‹ÆkNc Ý9M/</text:p>
      <text:p text:style-name="P6676">9u=Œkš^4^s</text:p>
      <text:p text:style-name="P6677">;§éEã5§®‡qMÓ‹ÆkNc Ý9M/</text:p>
      <text:p text:style-name="P6678">9u=Œkš^4^s</text:p>
      <text:p text:style-name="P6679">;§éEã5§®‡qMÓ‹ÆkNc Ý9M/</text:p>
      <text:p text:style-name="P6680">9u=Œkš^4^s</text:p>
      <text:p text:style-name="P6681">;§éEã5§®‡qMÓ‹ÆkNc Ý9M/</text:p>
      <text:p text:style-name="P6682">9u=Œkš^4^s</text:p>
      <text:p text:style-name="P6683">;§éEã5§®‡qMÓ‹ÆkNc Ý9M/</text:p>
      <text:p text:style-name="P6684">9u=Œkš^4^s</text:p>
      <text:p text:style-name="P6685">;§éEã5§®‡qMÓ‹ÆkNc Ý9M/</text:p>
      <text:p text:style-name="P6686">9u=Œkš^4^s</text:p>
      <text:p text:style-name="P6687">;§éEã5§®‡qMÓ‹ÆkNc Ý9M/</text:p>
      <text:p text:style-name="P6688">9u=Œkš^4^s</text:p>
      <text:p text:style-name="P6689">;§éEã5§®‡qMÓ‹ÆkNc Ý9M/</text:p>
      <text:soft-page-break/>
      <text:p text:style-name="P6690">9u=Œkš^4^s</text:p>
      <text:p text:style-name="P6691">;§éEã5§®‡qMÓ‹ÆkNc Ý9M/</text:p>
      <text:p text:style-name="P6692">9u=Œkš^4^s</text:p>
      <text:p text:style-name="P6693">;§éEã5§®‡qMÓ‹ÆkNc Ý9M/</text:p>
      <text:p text:style-name="P6694">9u=Œkš^4^s</text:p>
      <text:p text:style-name="P6695">;§éEã5§®‡qMÓ‹ÆkNc Ý9M/</text:p>
      <text:p text:style-name="P6696">9u=Œkš^4^s</text:p>
      <text:p text:style-name="P6697">;§éEã5§®‡qMÓ‹ÆkNc Ý9M/</text:p>
      <text:p text:style-name="P6698">9u=Œkš^4^s</text:p>
      <text:p text:style-name="P6699">;§éEã5§®‡qMÓ‹ÆkNc Ý9M/</text:p>
      <text:p text:style-name="P6700">9u=Œkš^4^s</text:p>
      <text:p text:style-name="P6701">;§éEã5§®‡qMÓ‹ÆkNc Ý9M/</text:p>
      <text:p text:style-name="P6702">9u=Œkš^4^s</text:p>
      <text:p text:style-name="P6703">;§éEã5§®‡qMÓ‹ÆkNc Ý9M/</text:p>
      <text:p text:style-name="P6704">9u=Œkš^4^s</text:p>
      <text:p text:style-name="P6705">;§éEã5§®‡qMÓ‹ÆkNc Ý9M/</text:p>
      <text:p text:style-name="P6706">9u=Œkš^4^s</text:p>
      <text:p text:style-name="P6707">;§éEã5§®‡qMÓ‹ÆkNc Ý9M/</text:p>
      <text:p text:style-name="P6708">9u=Œkš^4^s</text:p>
      <text:p text:style-name="P6709">;§éEã5§®‡qMÓ‹ÆkNc Ý9M/</text:p>
      <text:p text:style-name="P6710">9u=Œkš^4^s</text:p>
      <text:p text:style-name="P6711">;§éEã5§®‡qMÓ‹ÆkNc Ý9M/</text:p>
      <text:p text:style-name="P6712">9u=Œkš^4^s</text:p>
      <text:p text:style-name="P6713">;§éEã5§®‡qMÓ‹ÆkNc Ý9M/</text:p>
      <text:p text:style-name="P6714">9u=Œkš^4^s</text:p>
      <text:p text:style-name="P6715">;§éEã5§®‡qMÓ‹ÆkNc Ý9M/</text:p>
      <text:p text:style-name="P6716">9u=Œkš^4^s</text:p>
      <text:p text:style-name="P6717">;§éEã5§®‡qMÓ‹ÆkNc Ý9M/</text:p>
      <text:p text:style-name="P6718">9u=Œkš^4^s</text:p>
      <text:p text:style-name="P6719">;§éEã5§®‡qMÓ‹ÆkNc Ý9M/</text:p>
      <text:p text:style-name="P6720">9u=Œkš^4^s</text:p>
      <text:p text:style-name="P6721">;§éEã5§®‡qMÓ‹ÆkNc Ý9M/</text:p>
      <text:p text:style-name="P6722">9u=Œkš^4^s</text:p>
      <text:p text:style-name="P6723">;§éEã5§®‡qMÓ‹ÆkNc Ý9M/</text:p>
      <text:p text:style-name="P6724">9u=Œkš^4^s</text:p>
      <text:p text:style-name="P6725">;§éEã5§®‡qMÓ‹ÆkNc Ý9M/</text:p>
      <text:p text:style-name="P6726">9u=Œkš^4^s</text:p>
      <text:p text:style-name="P6727">;§éEã5§®‡qMÓ‹ÆkNc Ý9M/</text:p>
      <text:p text:style-name="P6728">9u=Œkš^4^s</text:p>
      <text:p text:style-name="P6729">;§éEã5§®‡qMÓ‹ÆkNc Ý9M/</text:p>
      <text:p text:style-name="P6730">9u=Œkš^4^s</text:p>
      <text:p text:style-name="P6731">;§éEã5§®‡qMÓ‹ÆkNc Ý9M/</text:p>
      <text:p text:style-name="P6732">9u=Œkš^4^s</text:p>
      <text:p text:style-name="P6733">;§éEã5§®‡qMÓ‹ÆkNc Ý9M/</text:p>
      <text:p text:style-name="P6734">9u=Œkš^4^s</text:p>
      <text:p text:style-name="P6735">;§éEã5§®‡qMÓ‹ÆkNc Ý9M/</text:p>
      <text:p text:style-name="P6736">9u=Œkš^4^s</text:p>
      <text:soft-page-break/>
      <text:p text:style-name="P6737">;§éEã5§®‡qMÓ‹ÆkNc Ý9M/</text:p>
      <text:p text:style-name="P6738">9u=Œkš^4^s</text:p>
      <text:p text:style-name="P6739">;§éEã5§®‡qMÓ‹ÆkNc Ý9M/</text:p>
      <text:p text:style-name="P6740">9u=Œkš^4^s</text:p>
      <text:p text:style-name="P6741">^4^sºk%x</text:p>
      <text:p text:style-name="P6742">^4^sºk%x</text:p>
      <text:p text:style-name="P6743">^4^sºk%x</text:p>
      <text:p text:style-name="P6744">^4^sºk%x</text:p>
      <text:p text:style-name="P6745">^4^sºk%x</text:p>
      <text:p text:style-name="P6746">^4^sºk%x</text:p>
      <text:p text:style-name="P6747">^4^sºk%x</text:p>
      <text:p text:style-name="P6748">^4^sºk%x</text:p>
      <text:p text:style-name="P6749">^4^sºk%x</text:p>
      <text:p text:style-name="P6750">^4^sºk%x</text:p>
      <text:p text:style-name="P6751">^4^sºk%x</text:p>
      <text:p text:style-name="P6752">^4^sºk%x</text:p>
      <text:p text:style-name="P6753">^4^sºk%x</text:p>
      <text:p text:style-name="P6754">^4^sºk%x</text:p>
      <text:p text:style-name="P6755">^4^sºk%x</text:p>
      <text:p text:style-name="P6756">^4^sºk%x</text:p>
      <text:p text:style-name="P6757">^4^sºk%x</text:p>
      <text:p text:style-name="P6758">^4^sºk%x</text:p>
      <text:p text:style-name="P6759">^4^sºk%x</text:p>
      <text:p text:style-name="P6760">^4^sºk%x</text:p>
      <text:p text:style-name="P6761">^4^sºk%x</text:p>
      <text:p text:style-name="P6762"><text:span text:style-name="T6763">^4^sºk%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ungsuh" svg:font-family="Gungsuh" style:font-family-generic="roman" svg:panose-1="2 3 6 0 0 1 1 1 1 1"/>
    <style:font-face style:name="MS Mincho" svg:font-family="MS Mincho" style:font-family-generic="modern" style:font-pitch="fixed" svg:panose-1="2 2 6 9 4 2 5 8 3 4"/>
    <style:font-face style:name="PMingLiU" svg:font-family="PMingLiU" style:font-family-generic="roman" style:font-pitch="variable" svg:panose-1="2 2 5 0 0 0 0 0 0 0"/>
    <style:font-face style:name="Kalinga" svg:font-family="Kalinga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riana</meta:initial-creator>
    <dc:creator>Adriana</dc:creator>
    <meta:creation-date>2017-11-19T11:33:00Z</meta:creation-date>
    <dc:date>2017-11-19T11:33:00Z</dc:date>
    <meta:template xlink:href="Normal" xlink:type="simple"/>
    <meta:editing-cycles>2</meta:editing-cycles>
    <meta:editing-duration>PT0S</meta:editing-duration>
    <meta:document-statistic meta:page-count="135" meta:paragraph-count="365" meta:word-count="28627" meta:character-count="182848" meta:row-count="1288" meta:non-whitespace-character-count="154586"/>
  </office:meta>
</office:document-meta>
</file>